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18.322cm"/>
    </style:style>
    <style:style style:name="co3" style:family="table-column">
      <style:table-column-properties fo:break-before="auto" style:column-width="8.317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DESCRIPTOR</text:p>
          </table:table-cell>
          <table:table-cell office:value-type="string">
            <text:p>DESCRIPTION</text:p>
          </table:table-cell>
          <table:table-cell office:value-type="string">
            <text:p>UNIT (Code Tbl C-6)</text:p>
          </table:table-cell>
          <table:table-cell office:value-type="string">
            <text:p>SCALE</text:p>
          </table:table-cell>
          <table:table-cell office:value-type="string">
            <text:p>REF. VALUE</text:p>
          </table:table-cell>
          <table:table-cell office:value-type="string">
            <text:p>DATA WDTH</text:p>
          </table:table-cell>
          <table:table-cell office:value-type="string">
            <text:p>MNEMONIC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0-00-001</text:p>
          </table:table-cell>
          <table:table-cell office:value-type="string">
            <text:p>Table A: entry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TABLAE</text:p>
          </table:table-cell>
          <table:table-cell/>
        </table:table-row>
        <table:table-row table:style-name="ro1">
          <table:table-cell office:value-type="string">
            <text:p>0-00-002</text:p>
          </table:table-cell>
          <table:table-cell office:value-type="string">
            <text:p>Table A: data category description, line 1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TABLAD1</text:p>
          </table:table-cell>
          <table:table-cell/>
        </table:table-row>
        <table:table-row table:style-name="ro1">
          <table:table-cell office:value-type="string">
            <text:p>0-00-003</text:p>
          </table:table-cell>
          <table:table-cell office:value-type="string">
            <text:p>Table A: data category description, line 2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TABLAD2</text:p>
          </table:table-cell>
          <table:table-cell/>
        </table:table-row>
        <table:table-row table:style-name="ro1">
          <table:table-cell office:value-type="string">
            <text:p>0-00-004</text:p>
          </table:table-cell>
          <table:table-cell office:value-type="string">
            <text:p>BUFR/CREX Master tabl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TABL</text:p>
          </table:table-cell>
          <table:table-cell/>
        </table:table-row>
        <table:table-row table:style-name="ro1">
          <table:table-cell office:value-type="string">
            <text:p>0-00-005</text:p>
          </table:table-cell>
          <table:table-cell office:value-type="string">
            <text:p>BUFR Edit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UFREDN</text:p>
          </table:table-cell>
          <table:table-cell/>
        </table:table-row>
        <table:table-row table:style-name="ro1">
          <table:table-cell office:value-type="string">
            <text:p>0-00-006</text:p>
          </table:table-cell>
          <table:table-cell office:value-type="string">
            <text:p>BUFR Master table vers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BMTVN</text:p>
          </table:table-cell>
          <table:table-cell/>
        </table:table-row>
        <table:table-row table:style-name="ro1">
          <table:table-cell office:value-type="string">
            <text:p>0-00-007</text:p>
          </table:table-cell>
          <table:table-cell office:value-type="string">
            <text:p>CREX Master table vers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MTVN</text:p>
          </table:table-cell>
          <table:table-cell/>
        </table:table-row>
        <table:table-row table:style-name="ro1">
          <table:table-cell office:value-type="string">
            <text:p>0-00-008</text:p>
          </table:table-cell>
          <table:table-cell office:value-type="string">
            <text:p>BUFR Local table vers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BLTVN</text:p>
          </table:table-cell>
          <table:table-cell/>
        </table:table-row>
        <table:table-row table:style-name="ro1">
          <table:table-cell office:value-type="string">
            <text:p>0-00-010</text:p>
          </table:table-cell>
          <table:table-cell office:value-type="string">
            <text:p>F descriptor to be added or defined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DESC</text:p>
          </table:table-cell>
          <table:table-cell/>
        </table:table-row>
        <table:table-row table:style-name="ro1">
          <table:table-cell office:value-type="string">
            <text:p>0-00-011</text:p>
          </table:table-cell>
          <table:table-cell office:value-type="string">
            <text:p>X descriptor to be added or defined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XDESC</text:p>
          </table:table-cell>
          <table:table-cell/>
        </table:table-row>
        <table:table-row table:style-name="ro1">
          <table:table-cell office:value-type="string">
            <text:p>0-00-012</text:p>
          </table:table-cell>
          <table:table-cell office:value-type="string">
            <text:p>Y Descriptor to be added or defined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YDESC</text:p>
          </table:table-cell>
          <table:table-cell/>
        </table:table-row>
        <table:table-row table:style-name="ro1">
          <table:table-cell office:value-type="string">
            <text:p>0-00-013</text:p>
          </table:table-cell>
          <table:table-cell office:value-type="string">
            <text:p>Element name, line 1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ELEMNA1</text:p>
          </table:table-cell>
          <table:table-cell/>
        </table:table-row>
        <table:table-row table:style-name="ro1">
          <table:table-cell office:value-type="string">
            <text:p>0-00-014</text:p>
          </table:table-cell>
          <table:table-cell office:value-type="string">
            <text:p>Element name, line 2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ELEMNA2</text:p>
          </table:table-cell>
          <table:table-cell/>
        </table:table-row>
        <table:table-row table:style-name="ro1">
          <table:table-cell office:value-type="string">
            <text:p>0-00-015</text:p>
          </table:table-cell>
          <table:table-cell office:value-type="string">
            <text:p>Units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string">
            <text:p>UNITSNA</text:p>
          </table:table-cell>
          <table:table-cell/>
        </table:table-row>
        <table:table-row table:style-name="ro1">
          <table:table-cell office:value-type="string">
            <text:p>0-00-016</text:p>
          </table:table-cell>
          <table:table-cell office:value-type="string">
            <text:p>Units scale sig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CALESG</text:p>
          </table:table-cell>
          <table:table-cell/>
        </table:table-row>
        <table:table-row table:style-name="ro1">
          <table:table-cell office:value-type="string">
            <text:p>0-00-017</text:p>
          </table:table-cell>
          <table:table-cell office:value-type="string">
            <text:p>Units scal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CALEU</text:p>
          </table:table-cell>
          <table:table-cell/>
        </table:table-row>
        <table:table-row table:style-name="ro1">
          <table:table-cell office:value-type="string">
            <text:p>0-00-018</text:p>
          </table:table-cell>
          <table:table-cell office:value-type="string">
            <text:p>Units reference sig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EFERSG</text:p>
          </table:table-cell>
          <table:table-cell/>
        </table:table-row>
        <table:table-row table:style-name="ro1">
          <table:table-cell office:value-type="string">
            <text:p>0-00-019</text:p>
          </table:table-cell>
          <table:table-cell office:value-type="string">
            <text:p>Units reference valu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REFERVA</text:p>
          </table:table-cell>
          <table:table-cell/>
        </table:table-row>
        <table:table-row table:style-name="ro1">
          <table:table-cell office:value-type="string">
            <text:p>0-00-020</text:p>
          </table:table-cell>
          <table:table-cell office:value-type="string">
            <text:p>Element data width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ELEMDWD</text:p>
          </table:table-cell>
          <table:table-cell/>
        </table:table-row>
        <table:table-row table:style-name="ro1">
          <table:table-cell office:value-type="string">
            <text:p>0-00-024</text:p>
          </table:table-cell>
          <table:table-cell office:value-type="string">
            <text:p>Code figur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CODFIG</text:p>
          </table:table-cell>
          <table:table-cell/>
        </table:table-row>
        <table:table-row table:style-name="ro1">
          <table:table-cell office:value-type="string">
            <text:p>0-00-025</text:p>
          </table:table-cell>
          <table:table-cell office:value-type="string">
            <text:p>Code figure mean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string">
            <text:p>CODFIGM</text:p>
          </table:table-cell>
          <table:table-cell/>
        </table:table-row>
        <table:table-row table:style-name="ro1">
          <table:table-cell office:value-type="string">
            <text:p>0-00-026</text:p>
          </table:table-cell>
          <table:table-cell office:value-type="string">
            <text:p>Bit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BITNUM</text:p>
          </table:table-cell>
          <table:table-cell/>
        </table:table-row>
        <table:table-row table:style-name="ro1">
          <table:table-cell office:value-type="string">
            <text:p>0-00-027</text:p>
          </table:table-cell>
          <table:table-cell office:value-type="string">
            <text:p>Bit number mean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96">
            <text:p>496</text:p>
          </table:table-cell>
          <table:table-cell office:value-type="string">
            <text:p>BITNUMM</text:p>
          </table:table-cell>
          <table:table-cell/>
        </table:table-row>
        <table:table-row table:style-name="ro1">
          <table:table-cell office:value-type="string">
            <text:p>0-00-030</text:p>
          </table:table-cell>
          <table:table-cell office:value-type="string">
            <text:p>Descriptor defining sequenc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DDSEQ</text:p>
          </table:table-cell>
          <table:table-cell/>
        </table:table-row>
        <table:table-row table:style-name="ro1">
          <table:table-cell office:value-type="string">
            <text:p>0-01-001</text:p>
          </table:table-cell>
          <table:table-cell office:value-type="string">
            <text:p>WMO block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WMOB</text:p>
          </table:table-cell>
          <table:table-cell/>
        </table:table-row>
        <table:table-row table:style-name="ro1">
          <table:table-cell office:value-type="string">
            <text:p>0-01-002</text:p>
          </table:table-cell>
          <table:table-cell office:value-type="string">
            <text:p>WMO statio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MOS</text:p>
          </table:table-cell>
          <table:table-cell/>
        </table:table-row>
        <table:table-row table:style-name="ro1">
          <table:table-cell office:value-type="string">
            <text:p>0-01-003</text:p>
          </table:table-cell>
          <table:table-cell office:value-type="string">
            <text:p>WMO Region number/geographical are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MOR</text:p>
          </table:table-cell>
          <table:table-cell/>
        </table:table-row>
        <table:table-row table:style-name="ro1">
          <table:table-cell office:value-type="string">
            <text:p>0-01-004</text:p>
          </table:table-cell>
          <table:table-cell office:value-type="string">
            <text:p>WMO Region sub-area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MORS</text:p>
          </table:table-cell>
          <table:table-cell/>
        </table:table-row>
        <table:table-row table:style-name="ro1">
          <table:table-cell office:value-type="string">
            <text:p>0-01-005</text:p>
          </table:table-cell>
          <table:table-cell office:value-type="string">
            <text:p>Buoy/platform identifi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BPID</text:p>
          </table:table-cell>
          <table:table-cell/>
        </table:table-row>
        <table:table-row table:style-name="ro1">
          <table:table-cell office:value-type="string">
            <text:p>0-01-006</text:p>
          </table:table-cell>
          <table:table-cell office:value-type="string">
            <text:p>Aircraft flight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ACID</text:p>
          </table:table-cell>
          <table:table-cell/>
        </table:table-row>
        <table:table-row table:style-name="ro1">
          <table:table-cell office:value-type="string">
            <text:p>0-01-007</text:p>
          </table:table-cell>
          <table:table-cell office:value-type="string">
            <text:p>Satellite identifier</text:p>
          </table:table-cell>
          <table:table-cell office:value-type="string">
            <text:p>Common code table C-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AID</text:p>
          </table:table-cell>
          <table:table-cell/>
        </table:table-row>
        <table:table-row table:style-name="ro1">
          <table:table-cell office:value-type="string">
            <text:p>0-01-008</text:p>
          </table:table-cell>
          <table:table-cell office:value-type="string">
            <text:p>Aircraft registration (tail) number or other 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ACRN</text:p>
          </table:table-cell>
          <table:table-cell/>
        </table:table-row>
        <table:table-row table:style-name="ro1">
          <table:table-cell office:value-type="string">
            <text:p>0-01-009</text:p>
          </table:table-cell>
          <table:table-cell office:value-type="string">
            <text:p>Type of commercial aircraft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ACTP</text:p>
          </table:table-cell>
          <table:table-cell/>
        </table:table-row>
        <table:table-row table:style-name="ro1">
          <table:table-cell office:value-type="string">
            <text:p>0-01-010</text:p>
          </table:table-cell>
          <table:table-cell office:value-type="string">
            <text:p>Stationary buoy platform identifier; e.g. C-MAN buoys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BPI</text:p>
          </table:table-cell>
          <table:table-cell/>
        </table:table-row>
        <table:table-row table:style-name="ro1">
          <table:table-cell office:value-type="string">
            <text:p>0-01-011</text:p>
          </table:table-cell>
          <table:table-cell office:value-type="string">
            <text:p>Ship or mobile land station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SMID</text:p>
          </table:table-cell>
          <table:table-cell/>
        </table:table-row>
        <table:table-row table:style-name="ro1">
          <table:table-cell office:value-type="string">
            <text:p>0-01-012</text:p>
          </table:table-cell>
          <table:table-cell office:value-type="string">
            <text:p>Direction of motion of moving observing platform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OMO</text:p>
          </table:table-cell>
          <table:table-cell/>
        </table:table-row>
        <table:table-row table:style-name="ro1">
          <table:table-cell office:value-type="string">
            <text:p>0-01-013</text:p>
          </table:table-cell>
          <table:table-cell office:value-type="string">
            <text:p>Speed of motion of moving observing platform</text:p>
          </table:table-cell>
          <table:table-cell office:value-type="string">
            <text:p>m s-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MO</text:p>
          </table:table-cell>
          <table:table-cell/>
        </table:table-row>
        <table:table-row table:style-name="ro1">
          <table:table-cell office:value-type="string">
            <text:p>0-01-014</text:p>
          </table:table-cell>
          <table:table-cell office:value-type="string">
            <text:p>Platform drift speed (high precision)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LDS</text:p>
          </table:table-cell>
          <table:table-cell/>
        </table:table-row>
        <table:table-row table:style-name="ro1">
          <table:table-cell office:value-type="string">
            <text:p>0-01-015</text:p>
          </table:table-cell>
          <table:table-cell office:value-type="string">
            <text:p>Station or site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STSN</text:p>
          </table:table-cell>
          <table:table-cell/>
        </table:table-row>
        <table:table-row table:style-name="ro1">
          <table:table-cell office:value-type="string">
            <text:p>0-01-018</text:p>
          </table:table-cell>
          <table:table-cell office:value-type="string">
            <text:p>Short station or site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SSTN</text:p>
          </table:table-cell>
          <table:table-cell/>
        </table:table-row>
        <table:table-row table:style-name="ro1">
          <table:table-cell office:value-type="string">
            <text:p>0-01-019</text:p>
          </table:table-cell>
          <table:table-cell office:value-type="string">
            <text:p>Long station or site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LSTN</text:p>
          </table:table-cell>
          <table:table-cell/>
        </table:table-row>
        <table:table-row table:style-name="ro1">
          <table:table-cell office:value-type="string">
            <text:p>0-01-020</text:p>
          </table:table-cell>
          <table:table-cell office:value-type="string">
            <text:p>WMO Region sub-area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MORS4</text:p>
          </table:table-cell>
          <table:table-cell/>
        </table:table-row>
        <table:table-row table:style-name="ro1">
          <table:table-cell office:value-type="string">
            <text:p>0-01-021</text:p>
          </table:table-cell>
          <table:table-cell office:value-type="string">
            <text:p>Synoptic feature identifi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FID</text:p>
          </table:table-cell>
          <table:table-cell/>
        </table:table-row>
        <table:table-row table:style-name="ro1">
          <table:table-cell office:value-type="string">
            <text:p>0-01-022</text:p>
          </table:table-cell>
          <table:table-cell office:value-type="string">
            <text:p>Name of featur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NAOF</text:p>
          </table:table-cell>
          <table:table-cell/>
        </table:table-row>
        <table:table-row table:style-name="ro1">
          <table:table-cell office:value-type="string">
            <text:p>0-01-023</text:p>
          </table:table-cell>
          <table:table-cell office:value-type="string">
            <text:p>Observation sequenc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OSQN</text:p>
          </table:table-cell>
          <table:table-cell/>
        </table:table-row>
        <table:table-row table:style-name="ro1">
          <table:table-cell office:value-type="string">
            <text:p>0-01-024</text:p>
          </table:table-cell>
          <table:table-cell office:value-type="string">
            <text:p>Wind speed sour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SPDS</text:p>
          </table:table-cell>
          <table:table-cell/>
        </table:table-row>
        <table:table-row table:style-name="ro1">
          <table:table-cell office:value-type="string">
            <text:p>0-01-025</text:p>
          </table:table-cell>
          <table:table-cell office:value-type="string">
            <text:p>Storm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TMID</text:p>
          </table:table-cell>
          <table:table-cell/>
        </table:table-row>
        <table:table-row table:style-name="ro1">
          <table:table-cell office:value-type="string">
            <text:p>0-01-026</text:p>
          </table:table-cell>
          <table:table-cell office:value-type="string">
            <text:p>WMO storm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TMNAM</text:p>
          </table:table-cell>
          <table:table-cell/>
        </table:table-row>
        <table:table-row table:style-name="ro1">
          <table:table-cell office:value-type="string">
            <text:p>0-01-027</text:p>
          </table:table-cell>
          <table:table-cell office:value-type="string">
            <text:p>WMO long storm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STMNAL</text:p>
          </table:table-cell>
          <table:table-cell/>
        </table:table-row>
        <table:table-row table:style-name="ro1">
          <table:table-cell office:value-type="string">
            <text:p>0-01-028</text:p>
          </table:table-cell>
          <table:table-cell office:value-type="string">
            <text:p>Aerosol Optical Depth (AOD) sour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ODS</text:p>
          </table:table-cell>
          <table:table-cell/>
        </table:table-row>
        <table:table-row table:style-name="ro1">
          <table:table-cell office:value-type="string">
            <text:p>0-01-029</text:p>
          </table:table-cell>
          <table:table-cell office:value-type="string">
            <text:p>SSI (Surface Solar Irradiance) sour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SIS</text:p>
          </table:table-cell>
          <table:table-cell/>
        </table:table-row>
        <table:table-row table:style-name="ro1">
          <table:table-cell office:value-type="string">
            <text:p>0-01-030</text:p>
          </table:table-cell>
          <table:table-cell office:value-type="string">
            <text:p>Numerical model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NUMID</text:p>
          </table:table-cell>
          <table:table-cell/>
        </table:table-row>
        <table:table-row table:style-name="ro1">
          <table:table-cell office:value-type="string">
            <text:p>0-01-031</text:p>
          </table:table-cell>
          <table:table-cell office:value-type="string">
            <text:p>Identification of originating/generating center</text:p>
          </table:table-cell>
          <table:table-cell office:value-type="string">
            <text:p>Common code table C-1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CLONG</text:p>
          </table:table-cell>
          <table:table-cell/>
        </table:table-row>
        <table:table-row table:style-name="ro1">
          <table:table-cell office:value-type="string">
            <text:p>0-01-032</text:p>
          </table:table-cell>
          <table:table-cell office:value-type="string">
            <text:p>Generating application defined by local generating center</text:p>
          </table:table-cell>
          <table:table-cell office:value-type="string">
            <text:p>Code table defined by originating/generating center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NAP</text:p>
          </table:table-cell>
          <table:table-cell/>
        </table:table-row>
        <table:table-row table:style-name="ro1">
          <table:table-cell office:value-type="string">
            <text:p>0-01-033</text:p>
          </table:table-cell>
          <table:table-cell office:value-type="string">
            <text:p>Identification of originating/generating center</text:p>
          </table:table-cell>
          <table:table-cell office:value-type="string">
            <text:p>Common code table C-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OGCE</text:p>
          </table:table-cell>
          <table:table-cell/>
        </table:table-row>
        <table:table-row table:style-name="ro1">
          <table:table-cell office:value-type="string">
            <text:p>0-01-034</text:p>
          </table:table-cell>
          <table:table-cell office:value-type="string">
            <text:p>Identification of originating/generating sub-center Common code table C-1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SES</text:p>
          </table:table-cell>
          <table:table-cell table:number-columns-repeated="2"/>
        </table:table-row>
        <table:table-row table:style-name="ro1">
          <table:table-cell office:value-type="string">
            <text:p>0-01-035</text:p>
          </table:table-cell>
          <table:table-cell office:value-type="string">
            <text:p>Originating center</text:p>
          </table:table-cell>
          <table:table-cell office:value-type="string">
            <text:p>Common code table C-1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RIGC</text:p>
          </table:table-cell>
          <table:table-cell/>
        </table:table-row>
        <table:table-row table:style-name="ro1">
          <table:table-cell office:value-type="string">
            <text:p>0-01-036</text:p>
          </table:table-cell>
          <table:table-cell office:value-type="string">
            <text:p>Agency in charge of operating observing platfor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OOP</text:p>
          </table:table-cell>
          <table:table-cell/>
        </table:table-row>
        <table:table-row table:style-name="ro1">
          <table:table-cell office:value-type="string">
            <text:p>0-01-037</text:p>
          </table:table-cell>
          <table:table-cell office:value-type="string">
            <text:p>SIGMET sequence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IGSI</text:p>
          </table:table-cell>
          <table:table-cell/>
        </table:table-row>
        <table:table-row table:style-name="ro1">
          <table:table-cell office:value-type="string">
            <text:p>0-01-038</text:p>
          </table:table-cell>
          <table:table-cell office:value-type="string">
            <text:p>Source of sea ice fra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SIF</text:p>
          </table:table-cell>
          <table:table-cell/>
        </table:table-row>
        <table:table-row table:style-name="ro1">
          <table:table-cell office:value-type="string">
            <text:p>0-01-039</text:p>
          </table:table-cell>
          <table:table-cell office:value-type="string">
            <text:p>Graphical Forecast AIRMET (GFA) sequence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GFSI</text:p>
          </table:table-cell>
          <table:table-cell/>
        </table:table-row>
        <table:table-row table:style-name="ro1">
          <table:table-cell office:value-type="string">
            <text:p>0-01-041</text:p>
          </table:table-cell>
          <table:table-cell office:value-type="string">
            <text:p>Absolute platform velocity - first component</text:p>
          </table:table-cell>
          <table:table-cell office:value-type="string">
            <text:p>m s-1</text:p>
          </table:table-cell>
          <table:table-cell office:value-type="float" office:value="5">
            <text:p>5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S00</text:p>
          </table:table-cell>
          <table:table-cell/>
        </table:table-row>
        <table:table-row table:style-name="ro1">
          <table:table-cell office:value-type="string">
            <text:p>0-01-042</text:p>
          </table:table-cell>
          <table:table-cell office:value-type="string">
            <text:p>Absolute platform velocity - second component</text:p>
          </table:table-cell>
          <table:table-cell office:value-type="string">
            <text:p>m s-1</text:p>
          </table:table-cell>
          <table:table-cell office:value-type="float" office:value="5">
            <text:p>5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S90</text:p>
          </table:table-cell>
          <table:table-cell/>
        </table:table-row>
        <table:table-row table:style-name="ro1">
          <table:table-cell office:value-type="string">
            <text:p>0-01-043</text:p>
          </table:table-cell>
          <table:table-cell office:value-type="string">
            <text:p>Absolute platform velocity - third component</text:p>
          </table:table-cell>
          <table:table-cell office:value-type="string">
            <text:p>m s-1</text:p>
          </table:table-cell>
          <table:table-cell office:value-type="float" office:value="5">
            <text:p>5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SNP</text:p>
          </table:table-cell>
          <table:table-cell/>
        </table:table-row>
        <table:table-row table:style-name="ro1">
          <table:table-cell office:value-type="string">
            <text:p>0-01-050</text:p>
          </table:table-cell>
          <table:table-cell office:value-type="string">
            <text:p>Platform transmitter ID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PTID</text:p>
          </table:table-cell>
          <table:table-cell/>
        </table:table-row>
        <table:table-row table:style-name="ro1">
          <table:table-cell office:value-type="string">
            <text:p>0-01-051</text:p>
          </table:table-cell>
          <table:table-cell office:value-type="string">
            <text:p>Platform transmitter ID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PTIDC</text:p>
          </table:table-cell>
          <table:table-cell/>
        </table:table-row>
        <table:table-row table:style-name="ro1">
          <table:table-cell office:value-type="string">
            <text:p>0-01-052</text:p>
          </table:table-cell>
          <table:table-cell office:value-type="string">
            <text:p>Platform transmitter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TIDT</text:p>
          </table:table-cell>
          <table:table-cell/>
        </table:table-row>
        <table:table-row table:style-name="ro1">
          <table:table-cell office:value-type="string">
            <text:p>0-01-053</text:p>
          </table:table-cell>
          <table:table-cell office:value-type="string">
            <text:p>Tsunameter report sequence number triggered by a tsunami eve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RSN</text:p>
          </table:table-cell>
          <table:table-cell/>
        </table:table-row>
        <table:table-row table:style-name="ro1">
          <table:table-cell office:value-type="string">
            <text:p>0-01-060</text:p>
          </table:table-cell>
          <table:table-cell office:value-type="string">
            <text:p>Aircraft reporting point (Beacon identifier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ACRP</text:p>
          </table:table-cell>
          <table:table-cell/>
        </table:table-row>
        <table:table-row table:style-name="ro1">
          <table:table-cell office:value-type="string">
            <text:p>0-01-062</text:p>
          </table:table-cell>
          <table:table-cell office:value-type="string">
            <text:p>Short International Civil Aviation Organization (ICAO) location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ICLX</text:p>
          </table:table-cell>
          <table:table-cell/>
        </table:table-row>
        <table:table-row table:style-name="ro1">
          <table:table-cell office:value-type="string">
            <text:p>0-01-063</text:p>
          </table:table-cell>
          <table:table-cell office:value-type="string">
            <text:p>International Civil Aviation Organization (ICAO) location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ICLI</text:p>
          </table:table-cell>
          <table:table-cell/>
        </table:table-row>
        <table:table-row table:style-name="ro1">
          <table:table-cell office:value-type="string">
            <text:p>0-01-064</text:p>
          </table:table-cell>
          <table:table-cell office:value-type="string">
            <text:p>Runway designato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RWID</text:p>
          </table:table-cell>
          <table:table-cell/>
        </table:table-row>
        <table:table-row table:style-name="ro1">
          <table:table-cell office:value-type="string">
            <text:p>0-01-065</text:p>
          </table:table-cell>
          <table:table-cell office:value-type="string">
            <text:p>International Civil Aviation Organization (ICAO) region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ICRI</text:p>
          </table:table-cell>
          <table:table-cell/>
        </table:table-row>
        <table:table-row table:style-name="ro1">
          <table:table-cell office:value-type="string">
            <text:p>0-01-075</text:p>
          </table:table-cell>
          <table:table-cell office:value-type="string">
            <text:p>Tide station 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TSTI</text:p>
          </table:table-cell>
          <table:table-cell/>
        </table:table-row>
        <table:table-row table:style-name="ro1">
          <table:table-cell office:value-type="string">
            <text:p>0-01-080</text:p>
          </table:table-cell>
          <table:table-cell office:value-type="string">
            <text:p>Ship line number according to SOOP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SLNO</text:p>
          </table:table-cell>
          <table:table-cell/>
        </table:table-row>
        <table:table-row table:style-name="ro1">
          <table:table-cell office:value-type="string">
            <text:p>0-01-081</text:p>
          </table:table-cell>
          <table:table-cell office:value-type="string">
            <text:p>Radiosonde serial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RSERL</text:p>
          </table:table-cell>
          <table:table-cell/>
        </table:table-row>
        <table:table-row table:style-name="ro1">
          <table:table-cell office:value-type="string">
            <text:p>0-01-082</text:p>
          </table:table-cell>
          <table:table-cell office:value-type="string">
            <text:p>Radiosonde ascensio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ASCN</text:p>
          </table:table-cell>
          <table:table-cell/>
        </table:table-row>
        <table:table-row table:style-name="ro1">
          <table:table-cell office:value-type="string">
            <text:p>0-01-083</text:p>
          </table:table-cell>
          <table:table-cell office:value-type="string">
            <text:p>Radiosonde releas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RLSE</text:p>
          </table:table-cell>
          <table:table-cell/>
        </table:table-row>
        <table:table-row table:style-name="ro1">
          <table:table-cell office:value-type="string">
            <text:p>0-01-085</text:p>
          </table:table-cell>
          <table:table-cell office:value-type="string">
            <text:p>Observing platform manufacturer's model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OPMM</text:p>
          </table:table-cell>
          <table:table-cell/>
        </table:table-row>
        <table:table-row table:style-name="ro1">
          <table:table-cell office:value-type="string">
            <text:p>0-01-086</text:p>
          </table:table-cell>
          <table:table-cell office:value-type="string">
            <text:p>Observing platform manufacturer's serial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OPMS</text:p>
          </table:table-cell>
          <table:table-cell/>
        </table:table-row>
        <table:table-row table:style-name="ro1">
          <table:table-cell office:value-type="string">
            <text:p>0-01-087</text:p>
          </table:table-cell>
          <table:table-cell office:value-type="string">
            <text:p>WMO Marine observing platform extended identifi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WMOP</text:p>
          </table:table-cell>
          <table:table-cell/>
        </table:table-row>
        <table:table-row table:style-name="ro1">
          <table:table-cell office:value-type="string">
            <text:p>0-01-090</text:p>
          </table:table-cell>
          <table:table-cell office:value-type="string">
            <text:p>Technique for making up initial perturbation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TMIP</text:p>
          </table:table-cell>
          <table:table-cell/>
        </table:table-row>
        <table:table-row table:style-name="ro1">
          <table:table-cell office:value-type="string">
            <text:p>0-01-091</text:p>
          </table:table-cell>
          <table:table-cell office:value-type="string">
            <text:p>Ensemble member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MNO</text:p>
          </table:table-cell>
          <table:table-cell/>
        </table:table-row>
        <table:table-row table:style-name="ro1">
          <table:table-cell office:value-type="string">
            <text:p>0-01-092</text:p>
          </table:table-cell>
          <table:table-cell office:value-type="string">
            <text:p>Type of ensemble forecas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TOEF</text:p>
          </table:table-cell>
          <table:table-cell/>
        </table:table-row>
        <table:table-row table:style-name="ro1">
          <table:table-cell office:value-type="string">
            <text:p>0-01-093</text:p>
          </table:table-cell>
          <table:table-cell office:value-type="string">
            <text:p>Balloon lot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BLOTN</text:p>
          </table:table-cell>
          <table:table-cell/>
        </table:table-row>
        <table:table-row table:style-name="ro1">
          <table:table-cell office:value-type="string">
            <text:p>0-01-094</text:p>
          </table:table-cell>
          <table:table-cell office:value-type="string">
            <text:p>WBA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WBAN</text:p>
          </table:table-cell>
          <table:table-cell/>
        </table:table-row>
        <table:table-row table:style-name="ro1">
          <table:table-cell office:value-type="string">
            <text:p>0-01-095</text:p>
          </table:table-cell>
          <table:table-cell office:value-type="string">
            <text:p>Observer 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OBSVR</text:p>
          </table:table-cell>
          <table:table-cell/>
        </table:table-row>
        <table:table-row table:style-name="ro1">
          <table:table-cell office:value-type="string">
            <text:p>0-01-096</text:p>
          </table:table-cell>
          <table:table-cell office:value-type="string">
            <text:p>Station acquisi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string">
            <text:p>STAQ</text:p>
          </table:table-cell>
          <table:table-cell/>
        </table:table-row>
        <table:table-row table:style-name="ro1">
          <table:table-cell office:value-type="string">
            <text:p>0-01-097</text:p>
          </table:table-cell>
          <table:table-cell office:value-type="string">
            <text:p>Star catalog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CTN</text:p>
          </table:table-cell>
          <table:table-cell/>
        </table:table-row>
        <table:table-row table:style-name="ro1">
          <table:table-cell office:value-type="string">
            <text:p>0-01-098</text:p>
          </table:table-cell>
          <table:table-cell office:value-type="string">
            <text:p>Type of produc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YPR</text:p>
          </table:table-cell>
          <table:table-cell/>
        </table:table-row>
        <table:table-row table:style-name="ro1">
          <table:table-cell office:value-type="string">
            <text:p>0-01-099</text:p>
          </table:table-cell>
          <table:table-cell office:value-type="string">
            <text:p>Unique product defini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UPRD</text:p>
          </table:table-cell>
          <table:table-cell/>
        </table:table-row>
        <table:table-row table:style-name="ro1">
          <table:table-cell office:value-type="string">
            <text:p>0-01-101</text:p>
          </table:table-cell>
          <table:table-cell office:value-type="string">
            <text:p>State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ID</text:p>
          </table:table-cell>
          <table:table-cell/>
        </table:table-row>
        <table:table-row table:style-name="ro1">
          <table:table-cell office:value-type="string">
            <text:p>0-01-102</text:p>
          </table:table-cell>
          <table:table-cell office:value-type="string">
            <text:p>National statio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NSID</text:p>
          </table:table-cell>
          <table:table-cell/>
        </table:table-row>
        <table:table-row table:style-name="ro1">
          <table:table-cell office:value-type="string">
            <text:p>0-01-103</text:p>
          </table:table-cell>
          <table:table-cell office:value-type="string">
            <text:p>IMO Number. Unique Lloyd's registry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IMON</text:p>
          </table:table-cell>
          <table:table-cell/>
        </table:table-row>
        <table:table-row table:style-name="ro1">
          <table:table-cell office:value-type="string">
            <text:p>0-01-110</text:p>
          </table:table-cell>
          <table:table-cell office:value-type="string">
            <text:p>Aircraft tail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ACTN</text:p>
          </table:table-cell>
          <table:table-cell/>
        </table:table-row>
        <table:table-row table:style-name="ro1">
          <table:table-cell office:value-type="string">
            <text:p>0-01-111</text:p>
          </table:table-cell>
          <table:table-cell office:value-type="string">
            <text:p>Origination airport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APT</text:p>
          </table:table-cell>
          <table:table-cell/>
        </table:table-row>
        <table:table-row table:style-name="ro1">
          <table:table-cell office:value-type="string">
            <text:p>0-01-112</text:p>
          </table:table-cell>
          <table:table-cell office:value-type="string">
            <text:p>Destination airport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DAPT</text:p>
          </table:table-cell>
          <table:table-cell/>
        </table:table-row>
        <table:table-row table:style-name="ro1">
          <table:table-cell office:value-type="string">
            <text:p>0-01-113</text:p>
          </table:table-cell>
          <table:table-cell office:value-type="string">
            <text:p>Template version number defined by originating center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VNO</text:p>
          </table:table-cell>
          <table:table-cell/>
        </table:table-row>
        <table:table-row table:style-name="ro1">
          <table:table-cell office:value-type="string">
            <text:p>0-01-124</text:p>
          </table:table-cell>
          <table:table-cell office:value-type="string">
            <text:p>Grid point identifi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GPTI</text:p>
          </table:table-cell>
          <table:table-cell/>
        </table:table-row>
        <table:table-row table:style-name="ro1">
          <table:table-cell office:value-type="string">
            <text:p>0-01-144</text:p>
          </table:table-cell>
          <table:table-cell office:value-type="string">
            <text:p>Snapshot identifi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SNSI</text:p>
          </table:table-cell>
          <table:table-cell/>
        </table:table-row>
        <table:table-row table:style-name="ro1">
          <table:table-cell office:value-type="string">
            <text:p>0-01-192</text:p>
          </table:table-cell>
          <table:table-cell office:value-type="string">
            <text:p>Upper-air report part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UAPART</text:p>
          </table:table-cell>
          <table:table-cell/>
        </table:table-row>
        <table:table-row table:style-name="ro1">
          <table:table-cell office:value-type="string">
            <text:p>0-01-192</text:p>
          </table:table-cell>
          <table:table-cell office:value-type="string">
            <text:p>PREPFITS: Station 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ID</text:p>
          </table:table-cell>
          <table:table-cell/>
        </table:table-row>
        <table:table-row table:style-name="ro1">
          <table:table-cell office:value-type="string">
            <text:p>0-01-193</text:p>
          </table:table-cell>
          <table:table-cell office:value-type="string">
            <text:p>Direction of motion of ship during last 3 hour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DMP</text:p>
          </table:table-cell>
          <table:table-cell/>
        </table:table-row>
        <table:table-row table:style-name="ro1">
          <table:table-cell office:value-type="string">
            <text:p>0-01-193</text:p>
          </table:table-cell>
          <table:table-cell office:value-type="string">
            <text:p>PREPFITS: PREPBUFR report type</text:p>
          </table:table-cell>
          <table:table-cell office:value-type="string">
            <text:p>Code table: GFS/GDAS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YP</text:p>
          </table:table-cell>
          <table:table-cell/>
        </table:table-row>
        <table:table-row table:style-name="ro1">
          <table:table-cell office:value-type="string">
            <text:p>0-01-194</text:p>
          </table:table-cell>
          <table:table-cell office:value-type="string">
            <text:p>PREPBUFR: Station 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ID</text:p>
          </table:table-cell>
          <table:table-cell/>
        </table:table-row>
        <table:table-row table:style-name="ro1">
          <table:table-cell office:value-type="string">
            <text:p>0-01-194</text:p>
          </table:table-cell>
          <table:table-cell office:value-type="string">
            <text:p>PREPFITS: Data level categor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0-01-195</text:p>
          </table:table-cell>
          <table:table-cell office:value-type="string">
            <text:p>Country/agency operating satellit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ACO</text:p>
          </table:table-cell>
          <table:table-cell/>
        </table:table-row>
        <table:table-row table:style-name="ro1">
          <table:table-cell office:value-type="string">
            <text:p>0-01-196</text:p>
          </table:table-cell>
          <table:table-cell office:value-type="string">
            <text:p>Indicator figure for satellite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ANA</text:p>
          </table:table-cell>
          <table:table-cell/>
        </table:table-row>
        <table:table-row table:style-name="ro1">
          <table:table-cell office:value-type="string">
            <text:p>0-01-197</text:p>
          </table:table-cell>
          <table:table-cell office:value-type="string">
            <text:p>Radiosonde ship, drop, or mobile land station id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RSML</text:p>
          </table:table-cell>
          <table:table-cell/>
        </table:table-row>
        <table:table-row table:style-name="ro1">
          <table:table-cell office:value-type="string">
            <text:p>0-01-198</text:p>
          </table:table-cell>
          <table:table-cell office:value-type="string">
            <text:p>Report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RPID</text:p>
          </table:table-cell>
          <table:table-cell/>
        </table:table-row>
        <table:table-row table:style-name="ro1">
          <table:table-cell office:value-type="string">
            <text:p>0-01-198</text:p>
          </table:table-cell>
          <table:table-cell office:value-type="string">
            <text:p>PREPFITS: File name of data sourc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RC</text:p>
          </table:table-cell>
          <table:table-cell/>
        </table:table-row>
        <table:table-row table:style-name="ro1">
          <table:table-cell office:value-type="string">
            <text:p>0-01-199</text:p>
          </table:table-cell>
          <table:table-cell office:value-type="string">
            <text:p>Type of hourly repor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HRPT</text:p>
          </table:table-cell>
          <table:table-cell/>
        </table:table-row>
        <table:table-row table:style-name="ro1">
          <table:table-cell office:value-type="string">
            <text:p>0-01-200</text:p>
          </table:table-cell>
          <table:table-cell office:value-type="string">
            <text:p>Average speed of motion of ship during last 3 hour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SMP</text:p>
          </table:table-cell>
          <table:table-cell/>
        </table:table-row>
        <table:table-row table:style-name="ro1">
          <table:table-cell office:value-type="string">
            <text:p>0-01-200</text:p>
          </table:table-cell>
          <table:table-cell office:value-type="string">
            <text:p>PREPFITS: Forecast hour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HR</text:p>
          </table:table-cell>
          <table:table-cell/>
        </table:table-row>
        <table:table-row table:style-name="ro1">
          <table:table-cell office:value-type="string">
            <text:p>0-01-203</text:p>
          </table:table-cell>
          <table:table-cell office:value-type="string">
            <text:p>Ship call sign (8 characters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HPC8</text:p>
          </table:table-cell>
          <table:table-cell/>
        </table:table-row>
        <table:table-row table:style-name="ro1">
          <table:table-cell office:value-type="string">
            <text:p>0-01-204</text:p>
          </table:table-cell>
          <table:table-cell office:value-type="string">
            <text:p>Satellite wind produc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WPR</text:p>
          </table:table-cell>
          <table:table-cell/>
        </table:table-row>
        <table:table-row table:style-name="ro1">
          <table:table-cell office:value-type="string">
            <text:p>0-01-205</text:p>
          </table:table-cell>
          <table:table-cell office:value-type="string">
            <text:p>Station number (holds up to 5 dig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TNM</text:p>
          </table:table-cell>
          <table:table-cell/>
        </table:table-row>
        <table:table-row table:style-name="ro1">
          <table:table-cell office:value-type="string">
            <text:p>0-01-205</text:p>
          </table:table-cell>
          <table:table-cell office:value-type="string">
            <text:p>Station number (holds up to 6 dig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NM ]</text:p>
          </table:table-cell>
          <table:table-cell/>
        </table:table-row>
        <table:table-row table:style-name="ro1">
          <table:table-cell office:value-type="string">
            <text:p>0-01-208</text:p>
          </table:table-cell>
          <table:table-cell office:value-type="string">
            <text:p>IGS station identifi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GPID</text:p>
          </table:table-cell>
          <table:table-cell/>
        </table:table-row>
        <table:table-row table:style-name="ro1">
          <table:table-cell office:value-type="string">
            <text:p>0-01-209</text:p>
          </table:table-cell>
          <table:table-cell office:value-type="string">
            <text:p>Name of quality control paramet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QCPRM</text:p>
          </table:table-cell>
          <table:table-cell/>
        </table:table-row>
        <table:table-row table:style-name="ro1">
          <table:table-cell office:value-type="string">
            <text:p>0-01-211</text:p>
          </table:table-cell>
          <table:table-cell office:value-type="string">
            <text:p>Station number (holds up to 6 dig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NM6</text:p>
          </table:table-cell>
          <table:table-cell/>
        </table:table-row>
        <table:table-row table:style-name="ro1">
          <table:table-cell office:value-type="string">
            <text:p>0-01-212</text:p>
          </table:table-cell>
          <table:table-cell office:value-type="string">
            <text:p>Radar volume id (in the form DDHHMM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VOID</text:p>
          </table:table-cell>
          <table:table-cell/>
        </table:table-row>
        <table:table-row table:style-name="ro1">
          <table:table-cell office:value-type="string">
            <text:p>0-01-213</text:p>
          </table:table-cell>
          <table:table-cell office:value-type="string">
            <text:p>Radar scan id (range 1-21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CID</text:p>
          </table:table-cell>
          <table:table-cell/>
        </table:table-row>
        <table:table-row table:style-name="ro1">
          <table:table-cell office:value-type="string">
            <text:p>0-02-001</text:p>
          </table:table-cell>
          <table:table-cell office:value-type="string">
            <text:p>Type of s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OST</text:p>
          </table:table-cell>
          <table:table-cell/>
        </table:table-row>
        <table:table-row table:style-name="ro1">
          <table:table-cell office:value-type="string">
            <text:p>0-02-001</text:p>
          </table:table-cell>
          <table:table-cell office:value-type="string">
            <text:p>PREPFITS: Instrumen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TP</text:p>
          </table:table-cell>
          <table:table-cell/>
        </table:table-row>
        <table:table-row table:style-name="ro1">
          <table:table-cell office:value-type="string">
            <text:p>0-02-002</text:p>
          </table:table-cell>
          <table:table-cell office:value-type="string">
            <text:p>Type of instrument for wind measurement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IWM</text:p>
          </table:table-cell>
          <table:table-cell/>
        </table:table-row>
        <table:table-row table:style-name="ro1">
          <table:table-cell office:value-type="string">
            <text:p>0-02-003</text:p>
          </table:table-cell>
          <table:table-cell office:value-type="string">
            <text:p>Type of measuring instrument us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4ME</text:p>
          </table:table-cell>
          <table:table-cell/>
        </table:table-row>
        <table:table-row table:style-name="ro1">
          <table:table-cell office:value-type="string">
            <text:p>0-02-004</text:p>
          </table:table-cell>
          <table:table-cell office:value-type="string">
            <text:p>Type of instrumentation for evaporation measurement or type of crop for which evapotranspiration is report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IEM</text:p>
          </table:table-cell>
          <table:table-cell/>
        </table:table-row>
        <table:table-row table:style-name="ro1">
          <table:table-cell office:value-type="string">
            <text:p>0-02-005</text:p>
          </table:table-cell>
          <table:table-cell office:value-type="string">
            <text:p>Precision of temperature observation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CAT</text:p>
          </table:table-cell>
          <table:table-cell/>
        </table:table-row>
        <table:table-row table:style-name="ro1">
          <table:table-cell office:value-type="string">
            <text:p>0-02-007</text:p>
          </table:table-cell>
          <table:table-cell office:value-type="string">
            <text:p>Type of sensor for water level measuring instru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GIT</text:p>
          </table:table-cell>
          <table:table-cell/>
        </table:table-row>
        <table:table-row table:style-name="ro1">
          <table:table-cell office:value-type="string">
            <text:p>0-02-011</text:p>
          </table:table-cell>
          <table:table-cell office:value-type="string">
            <text:p>Radiosonde type</text:p>
          </table:table-cell>
          <table:table-cell office:value-type="string">
            <text:p>Common code table C-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ATP</text:p>
          </table:table-cell>
          <table:table-cell/>
        </table:table-row>
        <table:table-row table:style-name="ro1">
          <table:table-cell office:value-type="string">
            <text:p>0-02-012</text:p>
          </table:table-cell>
          <table:table-cell office:value-type="string">
            <text:p>Radiosonde computational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ACM</text:p>
          </table:table-cell>
          <table:table-cell/>
        </table:table-row>
        <table:table-row table:style-name="ro1">
          <table:table-cell office:value-type="string">
            <text:p>0-02-013</text:p>
          </table:table-cell>
          <table:table-cell office:value-type="string">
            <text:p>Solar and infrared radiation corre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IRC</text:p>
          </table:table-cell>
          <table:table-cell/>
        </table:table-row>
        <table:table-row table:style-name="ro1">
          <table:table-cell office:value-type="string">
            <text:p>0-02-014</text:p>
          </table:table-cell>
          <table:table-cell office:value-type="string">
            <text:p>Tracking technique/status of system used</text:p>
          </table:table-cell>
          <table:table-cell office:value-type="string">
            <text:p>Common code table C-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TSS</text:p>
          </table:table-cell>
          <table:table-cell/>
        </table:table-row>
        <table:table-row table:style-name="ro1">
          <table:table-cell office:value-type="string">
            <text:p>0-02-015</text:p>
          </table:table-cell>
          <table:table-cell office:value-type="string">
            <text:p>Radiosonde completenes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ACP</text:p>
          </table:table-cell>
          <table:table-cell/>
        </table:table-row>
        <table:table-row table:style-name="ro1">
          <table:table-cell office:value-type="string">
            <text:p>0-02-016</text:p>
          </table:table-cell>
          <table:table-cell office:value-type="string">
            <text:p>Radiosonde configur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CONF</text:p>
          </table:table-cell>
          <table:table-cell/>
        </table:table-row>
        <table:table-row table:style-name="ro1">
          <table:table-cell office:value-type="string">
            <text:p>0-02-019</text:p>
          </table:table-cell>
          <table:table-cell office:value-type="string">
            <text:p>Satellite instruments</text:p>
          </table:table-cell>
          <table:table-cell office:value-type="string">
            <text:p>Common code table C-8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SIID</text:p>
          </table:table-cell>
          <table:table-cell/>
        </table:table-row>
        <table:table-row table:style-name="ro1">
          <table:table-cell office:value-type="string">
            <text:p>0-02-020</text:p>
          </table:table-cell>
          <table:table-cell office:value-type="string">
            <text:p>Satellite classific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CLF</text:p>
          </table:table-cell>
          <table:table-cell/>
        </table:table-row>
        <table:table-row table:style-name="ro1">
          <table:table-cell office:value-type="string">
            <text:p>0-02-021</text:p>
          </table:table-cell>
          <table:table-cell office:value-type="string">
            <text:p>Satellite instrument data used in processin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IDU</text:p>
          </table:table-cell>
          <table:table-cell/>
        </table:table-row>
        <table:table-row table:style-name="ro1">
          <table:table-cell office:value-type="string">
            <text:p>0-02-022</text:p>
          </table:table-cell>
          <table:table-cell office:value-type="string">
            <text:p>Satellite data-processing technique use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DPT</text:p>
          </table:table-cell>
          <table:table-cell/>
        </table:table-row>
        <table:table-row table:style-name="ro1">
          <table:table-cell office:value-type="string">
            <text:p>0-02-023</text:p>
          </table:table-cell>
          <table:table-cell office:value-type="string">
            <text:p>Satellite derived wind computation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WCM</text:p>
          </table:table-cell>
          <table:table-cell/>
        </table:table-row>
        <table:table-row table:style-name="ro1">
          <table:table-cell office:value-type="string">
            <text:p>0-02-024</text:p>
          </table:table-cell>
          <table:table-cell office:value-type="string">
            <text:p>Integrated mean humidity computational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MHC</text:p>
          </table:table-cell>
          <table:table-cell/>
        </table:table-row>
        <table:table-row table:style-name="ro1">
          <table:table-cell office:value-type="string">
            <text:p>0-02-025</text:p>
          </table:table-cell>
          <table:table-cell office:value-type="string">
            <text:p>Satellite channel(s) used in comput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SCUC</text:p>
          </table:table-cell>
          <table:table-cell/>
        </table:table-row>
        <table:table-row table:style-name="ro1">
          <table:table-cell office:value-type="string">
            <text:p>0-02-026</text:p>
          </table:table-cell>
          <table:table-cell office:value-type="string">
            <text:p>Cross-track resolu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TRE</text:p>
          </table:table-cell>
          <table:table-cell/>
        </table:table-row>
        <table:table-row table:style-name="ro1">
          <table:table-cell office:value-type="string">
            <text:p>0-02-027</text:p>
          </table:table-cell>
          <table:table-cell office:value-type="string">
            <text:p>Along-track resolu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TRE</text:p>
          </table:table-cell>
          <table:table-cell/>
        </table:table-row>
        <table:table-row table:style-name="ro1">
          <table:table-cell office:value-type="string">
            <text:p>0-02-028</text:p>
          </table:table-cell>
          <table:table-cell office:value-type="string">
            <text:p>Segment size at nadir in X direction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SSNX</text:p>
          </table:table-cell>
          <table:table-cell/>
        </table:table-row>
        <table:table-row table:style-name="ro1">
          <table:table-cell office:value-type="string">
            <text:p>0-02-029</text:p>
          </table:table-cell>
          <table:table-cell office:value-type="string">
            <text:p>Segment size at nadir in Y direction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SSNY</text:p>
          </table:table-cell>
          <table:table-cell/>
        </table:table-row>
        <table:table-row table:style-name="ro1">
          <table:table-cell office:value-type="string">
            <text:p>0-02-030</text:p>
          </table:table-cell>
          <table:table-cell office:value-type="string">
            <text:p>Method of current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CMS</text:p>
          </table:table-cell>
          <table:table-cell/>
        </table:table-row>
        <table:table-row table:style-name="ro1">
          <table:table-cell office:value-type="string">
            <text:p>0-02-031</text:p>
          </table:table-cell>
          <table:table-cell office:value-type="string">
            <text:p>Duration and time of current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TCC</text:p>
          </table:table-cell>
          <table:table-cell/>
        </table:table-row>
        <table:table-row table:style-name="ro1">
          <table:table-cell office:value-type="string">
            <text:p>0-02-032</text:p>
          </table:table-cell>
          <table:table-cell office:value-type="string">
            <text:p>Indicator for digitiz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DGT</text:p>
          </table:table-cell>
          <table:table-cell/>
        </table:table-row>
        <table:table-row table:style-name="ro1">
          <table:table-cell office:value-type="string">
            <text:p>0-02-033</text:p>
          </table:table-cell>
          <table:table-cell office:value-type="string">
            <text:p>Method of salinity/depth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SDM</text:p>
          </table:table-cell>
          <table:table-cell/>
        </table:table-row>
        <table:table-row table:style-name="ro1">
          <table:table-cell office:value-type="string">
            <text:p>0-02-034</text:p>
          </table:table-cell>
          <table:table-cell office:value-type="string">
            <text:p>Drogu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ROT</text:p>
          </table:table-cell>
          <table:table-cell/>
        </table:table-row>
        <table:table-row table:style-name="ro1">
          <table:table-cell office:value-type="string">
            <text:p>0-02-035</text:p>
          </table:table-cell>
          <table:table-cell office:value-type="string">
            <text:p>Cable length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CALT</text:p>
          </table:table-cell>
          <table:table-cell/>
        </table:table-row>
        <table:table-row table:style-name="ro1">
          <table:table-cell office:value-type="string">
            <text:p>0-02-036</text:p>
          </table:table-cell>
          <table:table-cell office:value-type="string">
            <text:p>Buoy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UYTS</text:p>
          </table:table-cell>
          <table:table-cell/>
        </table:table-row>
        <table:table-row table:style-name="ro1">
          <table:table-cell office:value-type="string">
            <text:p>0-02-037</text:p>
          </table:table-cell>
          <table:table-cell office:value-type="string">
            <text:p>Method of tidal observ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OTO</text:p>
          </table:table-cell>
          <table:table-cell/>
        </table:table-row>
        <table:table-row table:style-name="ro1">
          <table:table-cell office:value-type="string">
            <text:p>0-02-038</text:p>
          </table:table-cell>
          <table:table-cell office:value-type="string">
            <text:p>Method of water temperature and/or salinity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SST</text:p>
          </table:table-cell>
          <table:table-cell/>
        </table:table-row>
        <table:table-row table:style-name="ro1">
          <table:table-cell office:value-type="string">
            <text:p>0-02-039</text:p>
          </table:table-cell>
          <table:table-cell office:value-type="string">
            <text:p>Method of wet-bulb temperature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WBT</text:p>
          </table:table-cell>
          <table:table-cell/>
        </table:table-row>
        <table:table-row table:style-name="ro1">
          <table:table-cell office:value-type="string">
            <text:p>0-02-040</text:p>
          </table:table-cell>
          <table:table-cell office:value-type="string">
            <text:p>Method of removing velocity and motion of platform from curr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RMV</text:p>
          </table:table-cell>
          <table:table-cell/>
        </table:table-row>
        <table:table-row table:style-name="ro1">
          <table:table-cell office:value-type="string">
            <text:p>0-02-041</text:p>
          </table:table-cell>
          <table:table-cell office:value-type="string">
            <text:p>Method for estimating reports related to synoptic featur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ESF</text:p>
          </table:table-cell>
          <table:table-cell/>
        </table:table-row>
        <table:table-row table:style-name="ro1">
          <table:table-cell office:value-type="string">
            <text:p>0-02-042</text:p>
          </table:table-cell>
          <table:table-cell office:value-type="string">
            <text:p>Indicator for sea surface current spe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SCS</text:p>
          </table:table-cell>
          <table:table-cell/>
        </table:table-row>
        <table:table-row table:style-name="ro1">
          <table:table-cell office:value-type="string">
            <text:p>0-02-044</text:p>
          </table:table-cell>
          <table:table-cell office:value-type="string">
            <text:p>Indicator for method of calculating spectral wave dat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MCW</text:p>
          </table:table-cell>
          <table:table-cell/>
        </table:table-row>
        <table:table-row table:style-name="ro1">
          <table:table-cell office:value-type="string">
            <text:p>0-02-045</text:p>
          </table:table-cell>
          <table:table-cell office:value-type="string">
            <text:p>Indicator for type of platfor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TOP</text:p>
          </table:table-cell>
          <table:table-cell/>
        </table:table-row>
        <table:table-row table:style-name="ro1">
          <table:table-cell office:value-type="string">
            <text:p>0-02-046</text:p>
          </table:table-cell>
          <table:table-cell office:value-type="string">
            <text:p>Wave measurement instrumen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MIN</text:p>
          </table:table-cell>
          <table:table-cell/>
        </table:table-row>
        <table:table-row table:style-name="ro1">
          <table:table-cell office:value-type="string">
            <text:p>0-02-047</text:p>
          </table:table-cell>
          <table:table-cell office:value-type="string">
            <text:p>Deep-ocean tsunameter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OTT</text:p>
          </table:table-cell>
          <table:table-cell/>
        </table:table-row>
        <table:table-row table:style-name="ro1">
          <table:table-cell office:value-type="string">
            <text:p>0-02-048</text:p>
          </table:table-cell>
          <table:table-cell office:value-type="string">
            <text:p>Satellite sensor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SIN</text:p>
          </table:table-cell>
          <table:table-cell/>
        </table:table-row>
        <table:table-row table:style-name="ro1">
          <table:table-cell office:value-type="string">
            <text:p>0-02-049</text:p>
          </table:table-cell>
          <table:table-cell office:value-type="string">
            <text:p>Geostationary satellite data-processing technique use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SDP</text:p>
          </table:table-cell>
          <table:table-cell/>
        </table:table-row>
        <table:table-row table:style-name="ro1">
          <table:table-cell office:value-type="string">
            <text:p>0-02-050</text:p>
          </table:table-cell>
          <table:table-cell office:value-type="string">
            <text:p>Geostationary sounder satellite channels use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GSCU</text:p>
          </table:table-cell>
          <table:table-cell/>
        </table:table-row>
        <table:table-row table:style-name="ro1">
          <table:table-cell office:value-type="string">
            <text:p>0-02-051</text:p>
          </table:table-cell>
          <table:table-cell office:value-type="string">
            <text:p>Indicator to specify observing method for extreme temperatur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IOET</text:p>
          </table:table-cell>
          <table:table-cell/>
        </table:table-row>
        <table:table-row table:style-name="ro1">
          <table:table-cell office:value-type="string">
            <text:p>0-02-052</text:p>
          </table:table-cell>
          <table:table-cell office:value-type="string">
            <text:p>Geostationary imager satellite channels use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GICU</text:p>
          </table:table-cell>
          <table:table-cell/>
        </table:table-row>
        <table:table-row table:style-name="ro1">
          <table:table-cell office:value-type="string">
            <text:p>0-02-053</text:p>
          </table:table-cell>
          <table:table-cell office:value-type="string">
            <text:p>GOES-I/M brightness temperature characterist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BTCST</text:p>
          </table:table-cell>
          <table:table-cell/>
        </table:table-row>
        <table:table-row table:style-name="ro1">
          <table:table-cell office:value-type="string">
            <text:p>0-02-054</text:p>
          </table:table-cell>
          <table:table-cell office:value-type="string">
            <text:p>GOES-I/M soundings parameter characterist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SPCST</text:p>
          </table:table-cell>
          <table:table-cell/>
        </table:table-row>
        <table:table-row table:style-name="ro1">
          <table:table-cell office:value-type="string">
            <text:p>0-02-055</text:p>
          </table:table-cell>
          <table:table-cell office:value-type="string">
            <text:p>Geostationary soundings statistical parameter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SSP</text:p>
          </table:table-cell>
          <table:table-cell/>
        </table:table-row>
        <table:table-row table:style-name="ro1">
          <table:table-cell office:value-type="string">
            <text:p>0-02-056</text:p>
          </table:table-cell>
          <table:table-cell office:value-type="string">
            <text:p>Geostationary soundings accuracy statist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SAS</text:p>
          </table:table-cell>
          <table:table-cell/>
        </table:table-row>
        <table:table-row table:style-name="ro1">
          <table:table-cell office:value-type="string">
            <text:p>0-02-057</text:p>
          </table:table-cell>
          <table:table-cell office:value-type="string">
            <text:p>Origin of first guess information for GOES-I/M sounding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FGI</text:p>
          </table:table-cell>
          <table:table-cell/>
        </table:table-row>
        <table:table-row table:style-name="ro1">
          <table:table-cell office:value-type="string">
            <text:p>0-02-058</text:p>
          </table:table-cell>
          <table:table-cell office:value-type="string">
            <text:p>Valid times of first guess information for GOES-I/M sounding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VTGG</text:p>
          </table:table-cell>
          <table:table-cell/>
        </table:table-row>
        <table:table-row table:style-name="ro1">
          <table:table-cell office:value-type="string">
            <text:p>0-02-059</text:p>
          </table:table-cell>
          <table:table-cell office:value-type="string">
            <text:p>Origin of analysis information for GOES-I/M sounding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ANI</text:p>
          </table:table-cell>
          <table:table-cell/>
        </table:table-row>
        <table:table-row table:style-name="ro1">
          <table:table-cell office:value-type="string">
            <text:p>0-02-060</text:p>
          </table:table-cell>
          <table:table-cell office:value-type="string">
            <text:p>Origin of surface information for GOES-I/M sounding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SFI</text:p>
          </table:table-cell>
          <table:table-cell/>
        </table:table-row>
        <table:table-row table:style-name="ro1">
          <table:table-cell office:value-type="string">
            <text:p>0-02-061</text:p>
          </table:table-cell>
          <table:table-cell office:value-type="string">
            <text:p>Aircraft navigational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CNS</text:p>
          </table:table-cell>
          <table:table-cell/>
        </table:table-row>
        <table:table-row table:style-name="ro1">
          <table:table-cell office:value-type="string">
            <text:p>0-02-062</text:p>
          </table:table-cell>
          <table:table-cell office:value-type="string">
            <text:p>Type of aircraft data relay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DR</text:p>
          </table:table-cell>
          <table:table-cell/>
        </table:table-row>
        <table:table-row table:style-name="ro1">
          <table:table-cell office:value-type="string">
            <text:p>0-02-063</text:p>
          </table:table-cell>
          <table:table-cell office:value-type="string">
            <text:p>Aircraft roll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ROLL</text:p>
          </table:table-cell>
          <table:table-cell/>
        </table:table-row>
        <table:table-row table:style-name="ro1">
          <table:table-cell office:value-type="string">
            <text:p>0-02-064</text:p>
          </table:table-cell>
          <table:table-cell office:value-type="string">
            <text:p>Aircraft roll angle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OLQ</text:p>
          </table:table-cell>
          <table:table-cell/>
        </table:table-row>
        <table:table-row table:style-name="ro1">
          <table:table-cell office:value-type="string">
            <text:p>0-02-065</text:p>
          </table:table-cell>
          <table:table-cell office:value-type="string">
            <text:p>ACARS ground receiving st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ARST</text:p>
          </table:table-cell>
          <table:table-cell/>
        </table:table-row>
        <table:table-row table:style-name="ro1">
          <table:table-cell office:value-type="string">
            <text:p>0-02-066</text:p>
          </table:table-cell>
          <table:table-cell office:value-type="string">
            <text:p>Radiosonde ground receiving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GRSY</text:p>
          </table:table-cell>
          <table:table-cell/>
        </table:table-row>
        <table:table-row table:style-name="ro1">
          <table:table-cell office:value-type="string">
            <text:p>0-02-067</text:p>
          </table:table-cell>
          <table:table-cell office:value-type="string">
            <text:p>Radiosonde operating frequency</text:p>
          </table:table-cell>
          <table:table-cell office:value-type="string">
            <text:p>Hz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FREQ</text:p>
          </table:table-cell>
          <table:table-cell/>
        </table:table-row>
        <table:table-row table:style-name="ro1">
          <table:table-cell office:value-type="string">
            <text:p>0-02-070</text:p>
          </table:table-cell>
          <table:table-cell office:value-type="string">
            <text:p>Original specification of latitude/longitu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SLL</text:p>
          </table:table-cell>
          <table:table-cell/>
        </table:table-row>
        <table:table-row table:style-name="ro1">
          <table:table-cell office:value-type="string">
            <text:p>0-02-071</text:p>
          </table:table-cell>
          <table:table-cell office:value-type="string">
            <text:p>Spectrographic wavelength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WAVL</text:p>
          </table:table-cell>
          <table:table-cell/>
        </table:table-row>
        <table:table-row table:style-name="ro1">
          <table:table-cell office:value-type="string">
            <text:p>0-02-072</text:p>
          </table:table-cell>
          <table:table-cell office:value-type="string">
            <text:p>Spectrographic width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WIDT</text:p>
          </table:table-cell>
          <table:table-cell/>
        </table:table-row>
        <table:table-row table:style-name="ro1">
          <table:table-cell office:value-type="string">
            <text:p>0-02-080</text:p>
          </table:table-cell>
          <table:table-cell office:value-type="string">
            <text:p>Balloon manufactur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MFGR</text:p>
          </table:table-cell>
          <table:table-cell/>
        </table:table-row>
        <table:table-row table:style-name="ro1">
          <table:table-cell office:value-type="string">
            <text:p>0-02-081</text:p>
          </table:table-cell>
          <table:table-cell office:value-type="string">
            <text:p>Type of ballo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BTYPE</text:p>
          </table:table-cell>
          <table:table-cell/>
        </table:table-row>
        <table:table-row table:style-name="ro1">
          <table:table-cell office:value-type="string">
            <text:p>0-02-082</text:p>
          </table:table-cell>
          <table:table-cell office:value-type="string">
            <text:p>Weight of balloon</text:p>
          </table:table-cell>
          <table:table-cell office:value-type="string">
            <text:p>k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WGHT</text:p>
          </table:table-cell>
          <table:table-cell/>
        </table:table-row>
        <table:table-row table:style-name="ro1">
          <table:table-cell office:value-type="string">
            <text:p>0-02-083</text:p>
          </table:table-cell>
          <table:table-cell office:value-type="string">
            <text:p>Type of balloon shelt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SHEL</text:p>
          </table:table-cell>
          <table:table-cell/>
        </table:table-row>
        <table:table-row table:style-name="ro1">
          <table:table-cell office:value-type="string">
            <text:p>0-02-084</text:p>
          </table:table-cell>
          <table:table-cell office:value-type="string">
            <text:p>Type of gas used in ballo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BGTYP</text:p>
          </table:table-cell>
          <table:table-cell/>
        </table:table-row>
        <table:table-row table:style-name="ro1">
          <table:table-cell office:value-type="string">
            <text:p>0-02-085</text:p>
          </table:table-cell>
          <table:table-cell office:value-type="string">
            <text:p>Amount of gas used in balloon</text:p>
          </table:table-cell>
          <table:table-cell office:value-type="string">
            <text:p>k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BGAMT</text:p>
          </table:table-cell>
          <table:table-cell/>
        </table:table-row>
        <table:table-row table:style-name="ro1">
          <table:table-cell office:value-type="string">
            <text:p>0-02-086</text:p>
          </table:table-cell>
          <table:table-cell office:value-type="string">
            <text:p>Balloon flight train length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BFTLN</text:p>
          </table:table-cell>
          <table:table-cell/>
        </table:table-row>
        <table:table-row table:style-name="ro1">
          <table:table-cell office:value-type="string">
            <text:p>0-02-091</text:p>
          </table:table-cell>
          <table:table-cell office:value-type="string">
            <text:p>Entry sensor 4/20 mA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ETYS</text:p>
          </table:table-cell>
          <table:table-cell/>
        </table:table-row>
        <table:table-row table:style-name="ro1">
          <table:table-cell office:value-type="string">
            <text:p>0-02-095</text:p>
          </table:table-cell>
          <table:table-cell office:value-type="string">
            <text:p>Type of pressure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SENS</text:p>
          </table:table-cell>
          <table:table-cell/>
        </table:table-row>
        <table:table-row table:style-name="ro1">
          <table:table-cell office:value-type="string">
            <text:p>0-02-096</text:p>
          </table:table-cell>
          <table:table-cell office:value-type="string">
            <text:p>Type of temperature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SENS</text:p>
          </table:table-cell>
          <table:table-cell/>
        </table:table-row>
        <table:table-row table:style-name="ro1">
          <table:table-cell office:value-type="string">
            <text:p>0-02-097</text:p>
          </table:table-cell>
          <table:table-cell office:value-type="string">
            <text:p>Type of humidity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HSENS</text:p>
          </table:table-cell>
          <table:table-cell/>
        </table:table-row>
        <table:table-row table:style-name="ro1">
          <table:table-cell office:value-type="string">
            <text:p>0-02-098</text:p>
          </table:table-cell>
          <table:table-cell office:value-type="string">
            <text:p>Type of wave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OWS</text:p>
          </table:table-cell>
          <table:table-cell/>
        </table:table-row>
        <table:table-row table:style-name="ro1">
          <table:table-cell office:value-type="string">
            <text:p>0-02-099</text:p>
          </table:table-cell>
          <table:table-cell office:value-type="string">
            <text:p>Polariz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LA</text:p>
          </table:table-cell>
          <table:table-cell/>
        </table:table-row>
        <table:table-row table:style-name="ro1">
          <table:table-cell office:value-type="string">
            <text:p>0-02-100</text:p>
          </table:table-cell>
          <table:table-cell office:value-type="string">
            <text:p>Radar constant</text:p>
          </table:table-cell>
          <table:table-cell office:value-type="string">
            <text:p>d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ADARC</text:p>
          </table:table-cell>
          <table:table-cell/>
        </table:table-row>
        <table:table-row table:style-name="ro1">
          <table:table-cell office:value-type="string">
            <text:p>0-02-101</text:p>
          </table:table-cell>
          <table:table-cell office:value-type="string">
            <text:p>Type of antenn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NTYP</text:p>
          </table:table-cell>
          <table:table-cell/>
        </table:table-row>
        <table:table-row table:style-name="ro1">
          <table:table-cell office:value-type="string">
            <text:p>0-02-102</text:p>
          </table:table-cell>
          <table:table-cell office:value-type="string">
            <text:p>Antenna height above tower bas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NHAT</text:p>
          </table:table-cell>
          <table:table-cell/>
        </table:table-row>
        <table:table-row table:style-name="ro1">
          <table:table-cell office:value-type="string">
            <text:p>0-02-103</text:p>
          </table:table-cell>
          <table:table-cell office:value-type="string">
            <text:p>Radom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ADO</text:p>
          </table:table-cell>
          <table:table-cell/>
        </table:table-row>
        <table:table-row table:style-name="ro1">
          <table:table-cell office:value-type="string">
            <text:p>0-02-104</text:p>
          </table:table-cell>
          <table:table-cell office:value-type="string">
            <text:p>Antenna polariz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NPO</text:p>
          </table:table-cell>
          <table:table-cell/>
        </table:table-row>
        <table:table-row table:style-name="ro1">
          <table:table-cell office:value-type="string">
            <text:p>0-02-105</text:p>
          </table:table-cell>
          <table:table-cell office:value-type="string">
            <text:p>Maximum antenna gain</text:p>
          </table:table-cell>
          <table:table-cell office:value-type="string">
            <text:p>dB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ANG</text:p>
          </table:table-cell>
          <table:table-cell/>
        </table:table-row>
        <table:table-row table:style-name="ro1">
          <table:table-cell office:value-type="string">
            <text:p>0-02-106</text:p>
          </table:table-cell>
          <table:table-cell office:value-type="string">
            <text:p>3-dB beamwidth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EAMW</text:p>
          </table:table-cell>
          <table:table-cell/>
        </table:table-row>
        <table:table-row table:style-name="ro1">
          <table:table-cell office:value-type="string">
            <text:p>0-02-107</text:p>
          </table:table-cell>
          <table:table-cell office:value-type="string">
            <text:p>Sidelobe suppression</text:p>
          </table:table-cell>
          <table:table-cell office:value-type="string">
            <text:p>dB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LSU</text:p>
          </table:table-cell>
          <table:table-cell/>
        </table:table-row>
        <table:table-row table:style-name="ro1">
          <table:table-cell office:value-type="string">
            <text:p>0-02-108</text:p>
          </table:table-cell>
          <table:table-cell office:value-type="string">
            <text:p>Crosspol discrimination (on axis)</text:p>
          </table:table-cell>
          <table:table-cell office:value-type="string">
            <text:p>dB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PDS</text:p>
          </table:table-cell>
          <table:table-cell/>
        </table:table-row>
        <table:table-row table:style-name="ro1">
          <table:table-cell office:value-type="string">
            <text:p>0-02-109</text:p>
          </table:table-cell>
          <table:table-cell office:value-type="string">
            <text:p>Antenna speed (azimuth)</text:p>
          </table:table-cell>
          <table:table-cell office:value-type="string">
            <text:p>Degree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NSA</text:p>
          </table:table-cell>
          <table:table-cell/>
        </table:table-row>
        <table:table-row table:style-name="ro1">
          <table:table-cell office:value-type="string">
            <text:p>0-02-110</text:p>
          </table:table-cell>
          <table:table-cell office:value-type="string">
            <text:p>Antenna speed (elevation)</text:p>
          </table:table-cell>
          <table:table-cell office:value-type="string">
            <text:p>Degree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NSE</text:p>
          </table:table-cell>
          <table:table-cell/>
        </table:table-row>
        <table:table-row table:style-name="ro1">
          <table:table-cell office:value-type="string">
            <text:p>0-02-111</text:p>
          </table:table-cell>
          <table:table-cell office:value-type="string">
            <text:p>Radar incidence angle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IA</text:p>
          </table:table-cell>
          <table:table-cell/>
        </table:table-row>
        <table:table-row table:style-name="ro1">
          <table:table-cell office:value-type="string">
            <text:p>0-02-112</text:p>
          </table:table-cell>
          <table:table-cell office:value-type="string">
            <text:p>Radar look angle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ALA</text:p>
          </table:table-cell>
          <table:table-cell/>
        </table:table-row>
        <table:table-row table:style-name="ro1">
          <table:table-cell office:value-type="string">
            <text:p>0-02-113</text:p>
          </table:table-cell>
          <table:table-cell office:value-type="string">
            <text:p>Number of azimuth look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OAL</text:p>
          </table:table-cell>
          <table:table-cell/>
        </table:table-row>
        <table:table-row table:style-name="ro1">
          <table:table-cell office:value-type="string">
            <text:p>0-02-114</text:p>
          </table:table-cell>
          <table:table-cell office:value-type="string">
            <text:p>Antenna effective surface area</text:p>
          </table:table-cell>
          <table:table-cell office:value-type="string">
            <text:p>m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NES</text:p>
          </table:table-cell>
          <table:table-cell/>
        </table:table-row>
        <table:table-row table:style-name="ro1">
          <table:table-cell office:value-type="string">
            <text:p>0-02-115</text:p>
          </table:table-cell>
          <table:table-cell office:value-type="string">
            <text:p>Type of surface observing equip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FEQP</text:p>
          </table:table-cell>
          <table:table-cell/>
        </table:table-row>
        <table:table-row table:style-name="ro1">
          <table:table-cell office:value-type="string">
            <text:p>0-02-116</text:p>
          </table:table-cell>
          <table:table-cell office:value-type="string">
            <text:p>Percentage of 320 MHz band processe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320</text:p>
          </table:table-cell>
          <table:table-cell/>
        </table:table-row>
        <table:table-row table:style-name="ro1">
          <table:table-cell office:value-type="string">
            <text:p>0-02-117</text:p>
          </table:table-cell>
          <table:table-cell office:value-type="string">
            <text:p>Percentage of 80 MHz band processe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080</text:p>
          </table:table-cell>
          <table:table-cell/>
        </table:table-row>
        <table:table-row table:style-name="ro1">
          <table:table-cell office:value-type="string">
            <text:p>0-02-118</text:p>
          </table:table-cell>
          <table:table-cell office:value-type="string">
            <text:p>Percentage of 20 MHz band processe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020</text:p>
          </table:table-cell>
          <table:table-cell/>
        </table:table-row>
        <table:table-row table:style-name="ro1">
          <table:table-cell office:value-type="string">
            <text:p>0-02-119</text:p>
          </table:table-cell>
          <table:table-cell office:value-type="string">
            <text:p>RA-2 instrument operation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A2IO</text:p>
          </table:table-cell>
          <table:table-cell/>
        </table:table-row>
        <table:table-row table:style-name="ro1">
          <table:table-cell office:value-type="string">
            <text:p>0-02-120</text:p>
          </table:table-cell>
          <table:table-cell office:value-type="string">
            <text:p>Ocean wave frequency</text:p>
          </table:table-cell>
          <table:table-cell office:value-type="string">
            <text:p>H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WFR</text:p>
          </table:table-cell>
          <table:table-cell/>
        </table:table-row>
        <table:table-row table:style-name="ro1">
          <table:table-cell office:value-type="string">
            <text:p>0-02-121</text:p>
          </table:table-cell>
          <table:table-cell office:value-type="string">
            <text:p>Mean frequency</text:p>
          </table:table-cell>
          <table:table-cell office:value-type="string">
            <text:p>Hz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EFR</text:p>
          </table:table-cell>
          <table:table-cell/>
        </table:table-row>
        <table:table-row table:style-name="ro1">
          <table:table-cell office:value-type="string">
            <text:p>0-02-122</text:p>
          </table:table-cell>
          <table:table-cell office:value-type="string">
            <text:p>Frequency agility range</text:p>
          </table:table-cell>
          <table:table-cell office:value-type="string">
            <text:p>Hz</text:p>
          </table:table-cell>
          <table:table-cell office:value-type="float" office:value="-6">
            <text:p>-6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FRAR</text:p>
          </table:table-cell>
          <table:table-cell/>
        </table:table-row>
        <table:table-row table:style-name="ro1">
          <table:table-cell office:value-type="string">
            <text:p>0-02-123</text:p>
          </table:table-cell>
          <table:table-cell office:value-type="string">
            <text:p>Peak power</text:p>
          </table:table-cell>
          <table:table-cell office:value-type="string">
            <text:p>W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KPW</text:p>
          </table:table-cell>
          <table:table-cell/>
        </table:table-row>
        <table:table-row table:style-name="ro1">
          <table:table-cell office:value-type="string">
            <text:p>0-02-124</text:p>
          </table:table-cell>
          <table:table-cell office:value-type="string">
            <text:p>Average power</text:p>
          </table:table-cell>
          <table:table-cell office:value-type="string">
            <text:p>W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VPW</text:p>
          </table:table-cell>
          <table:table-cell/>
        </table:table-row>
        <table:table-row table:style-name="ro1">
          <table:table-cell office:value-type="string">
            <text:p>0-02-125</text:p>
          </table:table-cell>
          <table:table-cell office:value-type="string">
            <text:p>Pulse repetition frequency</text:p>
          </table:table-cell>
          <table:table-cell office:value-type="string">
            <text:p>Hz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RFR</text:p>
          </table:table-cell>
          <table:table-cell/>
        </table:table-row>
        <table:table-row table:style-name="ro1">
          <table:table-cell office:value-type="string">
            <text:p>0-02-126</text:p>
          </table:table-cell>
          <table:table-cell office:value-type="string">
            <text:p>Pulse width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WID</text:p>
          </table:table-cell>
          <table:table-cell/>
        </table:table-row>
        <table:table-row table:style-name="ro1">
          <table:table-cell office:value-type="string">
            <text:p>0-02-127</text:p>
          </table:table-cell>
          <table:table-cell office:value-type="string">
            <text:p>Receiver intermediate frequency</text:p>
          </table:table-cell>
          <table:table-cell office:value-type="string">
            <text:p>Hz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IFR</text:p>
          </table:table-cell>
          <table:table-cell/>
        </table:table-row>
        <table:table-row table:style-name="ro1">
          <table:table-cell office:value-type="string">
            <text:p>0-02-128</text:p>
          </table:table-cell>
          <table:table-cell office:value-type="string">
            <text:p>Intermediate frequency bandwidth</text:p>
          </table:table-cell>
          <table:table-cell office:value-type="string">
            <text:p>Hz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FRB</text:p>
          </table:table-cell>
          <table:table-cell/>
        </table:table-row>
        <table:table-row table:style-name="ro1">
          <table:table-cell office:value-type="string">
            <text:p>0-02-129</text:p>
          </table:table-cell>
          <table:table-cell office:value-type="string">
            <text:p>Minimum detectable signal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  <table:table-cell office:value-type="float" office:value="5">
            <text:p>5</text:p>
          </table:table-cell>
          <table:table-cell office:value-type="string">
            <text:p>MNDS</text:p>
          </table:table-cell>
          <table:table-cell/>
        </table:table-row>
        <table:table-row table:style-name="ro1">
          <table:table-cell office:value-type="string">
            <text:p>0-02-130</text:p>
          </table:table-cell>
          <table:table-cell office:value-type="string">
            <text:p>Dynamic range</text:p>
          </table:table-cell>
          <table:table-cell office:value-type="string">
            <text:p>dB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YRG</text:p>
          </table:table-cell>
          <table:table-cell/>
        </table:table-row>
        <table:table-row table:style-name="ro1">
          <table:table-cell office:value-type="string">
            <text:p>0-02-131</text:p>
          </table:table-cell>
          <table:table-cell office:value-type="string">
            <text:p>Sensitivity time control (STC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CL</text:p>
          </table:table-cell>
          <table:table-cell/>
        </table:table-row>
        <table:table-row table:style-name="ro1">
          <table:table-cell office:value-type="string">
            <text:p>0-02-132</text:p>
          </table:table-cell>
          <table:table-cell office:value-type="string">
            <text:p>Azimuth pointing accuracy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ZPA</text:p>
          </table:table-cell>
          <table:table-cell/>
        </table:table-row>
        <table:table-row table:style-name="ro1">
          <table:table-cell office:value-type="string">
            <text:p>0-02-133</text:p>
          </table:table-cell>
          <table:table-cell office:value-type="string">
            <text:p>Elevation pointing accuracy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LPA</text:p>
          </table:table-cell>
          <table:table-cell/>
        </table:table-row>
        <table:table-row table:style-name="ro1">
          <table:table-cell office:value-type="string">
            <text:p>0-02-134</text:p>
          </table:table-cell>
          <table:table-cell office:value-type="string">
            <text:p>Antenna beam azimuth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NAZ</text:p>
          </table:table-cell>
          <table:table-cell/>
        </table:table-row>
        <table:table-row table:style-name="ro1">
          <table:table-cell office:value-type="string">
            <text:p>0-02-135</text:p>
          </table:table-cell>
          <table:table-cell office:value-type="string">
            <text:p>Antenna elevation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ANEL</text:p>
          </table:table-cell>
          <table:table-cell/>
        </table:table-row>
        <table:table-row table:style-name="ro1">
          <table:table-cell office:value-type="string">
            <text:p>0-02-136</text:p>
          </table:table-cell>
          <table:table-cell office:value-type="string">
            <text:p>Range processed by range attenuation correction</text:p>
          </table:table-cell>
          <table:table-cell office:value-type="string">
            <text:p>m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PAC</text:p>
          </table:table-cell>
          <table:table-cell/>
        </table:table-row>
        <table:table-row table:style-name="ro1">
          <table:table-cell office:value-type="string">
            <text:p>0-02-137</text:p>
          </table:table-cell>
          <table:table-cell office:value-type="string">
            <text:p>Radar dual PRF ratio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DPR</text:p>
          </table:table-cell>
          <table:table-cell/>
        </table:table-row>
        <table:table-row table:style-name="ro1">
          <table:table-cell office:value-type="string">
            <text:p>0-02-138</text:p>
          </table:table-cell>
          <table:table-cell office:value-type="string">
            <text:p>Antenna rotation dire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NRD</text:p>
          </table:table-cell>
          <table:table-cell/>
        </table:table-row>
        <table:table-row table:style-name="ro1">
          <table:table-cell office:value-type="string">
            <text:p>0-02-140</text:p>
          </table:table-cell>
          <table:table-cell office:value-type="string">
            <text:p>Satellite radar beam azimuth angle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RBA</text:p>
          </table:table-cell>
          <table:table-cell/>
        </table:table-row>
        <table:table-row table:style-name="ro1">
          <table:table-cell office:value-type="string">
            <text:p>0-02-141</text:p>
          </table:table-cell>
          <table:table-cell office:value-type="string">
            <text:p>Measurement typ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MTYP</text:p>
          </table:table-cell>
          <table:table-cell/>
        </table:table-row>
        <table:table-row table:style-name="ro1">
          <table:table-cell office:value-type="string">
            <text:p>0-02-142</text:p>
          </table:table-cell>
          <table:table-cell office:value-type="string">
            <text:p>Ozone instrument serial number/identificati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OISN</text:p>
          </table:table-cell>
          <table:table-cell/>
        </table:table-row>
        <table:table-row table:style-name="ro1">
          <table:table-cell office:value-type="string">
            <text:p>0-02-143</text:p>
          </table:table-cell>
          <table:table-cell office:value-type="string">
            <text:p>Ozone instrumen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TP</text:p>
          </table:table-cell>
          <table:table-cell/>
        </table:table-row>
        <table:table-row table:style-name="ro1">
          <table:table-cell office:value-type="string">
            <text:p>0-02-144</text:p>
          </table:table-cell>
          <table:table-cell office:value-type="string">
            <text:p>Light source type for Brewer spectrophotomet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STB</text:p>
          </table:table-cell>
          <table:table-cell/>
        </table:table-row>
        <table:table-row table:style-name="ro1">
          <table:table-cell office:value-type="string">
            <text:p>0-02-145</text:p>
          </table:table-cell>
          <table:table-cell office:value-type="string">
            <text:p>Wave length setting for Dobson instrumen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SDI</text:p>
          </table:table-cell>
          <table:table-cell/>
        </table:table-row>
        <table:table-row table:style-name="ro1">
          <table:table-cell office:value-type="string">
            <text:p>0-02-146</text:p>
          </table:table-cell>
          <table:table-cell office:value-type="string">
            <text:p>Source conditions for Dobson instrumen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CDI</text:p>
          </table:table-cell>
          <table:table-cell/>
        </table:table-row>
        <table:table-row table:style-name="ro1">
          <table:table-cell office:value-type="string">
            <text:p>0-02-147</text:p>
          </table:table-cell>
          <table:table-cell office:value-type="string">
            <text:p>Method of transmission to collection cent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TCC</text:p>
          </table:table-cell>
          <table:table-cell/>
        </table:table-row>
        <table:table-row table:style-name="ro1">
          <table:table-cell office:value-type="string">
            <text:p>0-02-148</text:p>
          </table:table-cell>
          <table:table-cell office:value-type="string">
            <text:p>Data collection and/or location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CLS</text:p>
          </table:table-cell>
          <table:table-cell/>
        </table:table-row>
        <table:table-row table:style-name="ro1">
          <table:table-cell office:value-type="string">
            <text:p>0-02-149</text:p>
          </table:table-cell>
          <table:table-cell office:value-type="string">
            <text:p>Type of data buo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BUYT</text:p>
          </table:table-cell>
          <table:table-cell/>
        </table:table-row>
        <table:table-row table:style-name="ro1">
          <table:table-cell office:value-type="string">
            <text:p>0-02-150</text:p>
          </table:table-cell>
          <table:table-cell office:value-type="string">
            <text:p>TOVS/ATOVS/AVHRR instrumentation channel numb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INCN</text:p>
          </table:table-cell>
          <table:table-cell/>
        </table:table-row>
        <table:table-row table:style-name="ro1">
          <table:table-cell office:value-type="string">
            <text:p>0-02-151</text:p>
          </table:table-cell>
          <table:table-cell office:value-type="string">
            <text:p>Radiometer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AID</text:p>
          </table:table-cell>
          <table:table-cell/>
        </table:table-row>
        <table:table-row table:style-name="ro1">
          <table:table-cell office:value-type="string">
            <text:p>0-02-152</text:p>
          </table:table-cell>
          <table:table-cell office:value-type="string">
            <text:p>Satellite instrument used in data processin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SIDP</text:p>
          </table:table-cell>
          <table:table-cell/>
        </table:table-row>
        <table:table-row table:style-name="ro1">
          <table:table-cell office:value-type="string">
            <text:p>0-02-153</text:p>
          </table:table-cell>
          <table:table-cell office:value-type="string">
            <text:p>Satellite channel center frequency</text:p>
          </table:table-cell>
          <table:table-cell office:value-type="string">
            <text:p>Hz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SCCF</text:p>
          </table:table-cell>
          <table:table-cell/>
        </table:table-row>
        <table:table-row table:style-name="ro1">
          <table:table-cell office:value-type="string">
            <text:p>0-02-154</text:p>
          </table:table-cell>
          <table:table-cell office:value-type="string">
            <text:p>Satellite channel band width</text:p>
          </table:table-cell>
          <table:table-cell office:value-type="string">
            <text:p>Hz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SCBW</text:p>
          </table:table-cell>
          <table:table-cell/>
        </table:table-row>
        <table:table-row table:style-name="ro1">
          <table:table-cell office:value-type="string">
            <text:p>0-02-155</text:p>
          </table:table-cell>
          <table:table-cell office:value-type="string">
            <text:p>Satellite channel wavelength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HWL</text:p>
          </table:table-cell>
          <table:table-cell/>
        </table:table-row>
        <table:table-row table:style-name="ro1">
          <table:table-cell office:value-type="string">
            <text:p>0-02-156</text:p>
          </table:table-cell>
          <table:table-cell office:value-type="string">
            <text:p>Percentage of valid Ku ocean retracker measurement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VKORM</text:p>
          </table:table-cell>
          <table:table-cell/>
        </table:table-row>
        <table:table-row table:style-name="ro1">
          <table:table-cell office:value-type="string">
            <text:p>0-02-157</text:p>
          </table:table-cell>
          <table:table-cell office:value-type="string">
            <text:p>Percentage of valid S ocean retracker measurement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VSORM</text:p>
          </table:table-cell>
          <table:table-cell/>
        </table:table-row>
        <table:table-row table:style-name="ro1">
          <table:table-cell office:value-type="string">
            <text:p>0-02-158</text:p>
          </table:table-cell>
          <table:table-cell office:value-type="string">
            <text:p>RA-2 instrument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A2M</text:p>
          </table:table-cell>
          <table:table-cell/>
        </table:table-row>
        <table:table-row table:style-name="ro1">
          <table:table-cell office:value-type="string">
            <text:p>0-02-159</text:p>
          </table:table-cell>
          <table:table-cell office:value-type="string">
            <text:p>MWR instrument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MWRI</text:p>
          </table:table-cell>
          <table:table-cell/>
        </table:table-row>
        <table:table-row table:style-name="ro1">
          <table:table-cell office:value-type="string">
            <text:p>0-02-160</text:p>
          </table:table-cell>
          <table:table-cell office:value-type="string">
            <text:p>Wavelength of the rada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WLOR</text:p>
          </table:table-cell>
          <table:table-cell/>
        </table:table-row>
        <table:table-row table:style-name="ro1">
          <table:table-cell office:value-type="string">
            <text:p>0-02-163</text:p>
          </table:table-cell>
          <table:table-cell office:value-type="string">
            <text:p>Height assignment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HAMD</text:p>
          </table:table-cell>
          <table:table-cell/>
        </table:table-row>
        <table:table-row table:style-name="ro1">
          <table:table-cell office:value-type="string">
            <text:p>0-02-164</text:p>
          </table:table-cell>
          <table:table-cell office:value-type="string">
            <text:p>Tracer correlation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CMD</text:p>
          </table:table-cell>
          <table:table-cell/>
        </table:table-row>
        <table:table-row table:style-name="ro1">
          <table:table-cell office:value-type="string">
            <text:p>0-02-165</text:p>
          </table:table-cell>
          <table:table-cell office:value-type="string">
            <text:p>Radiance type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DTF</text:p>
          </table:table-cell>
          <table:table-cell/>
        </table:table-row>
        <table:table-row table:style-name="ro1">
          <table:table-cell office:value-type="string">
            <text:p>0-02-166</text:p>
          </table:table-cell>
          <table:table-cell office:value-type="string">
            <text:p>Radianc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DTP</text:p>
          </table:table-cell>
          <table:table-cell/>
        </table:table-row>
        <table:table-row table:style-name="ro1">
          <table:table-cell office:value-type="string">
            <text:p>0-02-167</text:p>
          </table:table-cell>
          <table:table-cell office:value-type="string">
            <text:p>Radiance computational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DCM</text:p>
          </table:table-cell>
          <table:table-cell/>
        </table:table-row>
        <table:table-row table:style-name="ro1">
          <table:table-cell office:value-type="string">
            <text:p>0-02-168</text:p>
          </table:table-cell>
          <table:table-cell office:value-type="string">
            <text:p>Hydrostatic pressure at lower end of cable (thermistor string)</text:p>
          </table:table-cell>
          <table:table-cell office:value-type="string">
            <text:p>Pa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HPLE</text:p>
          </table:table-cell>
          <table:table-cell/>
        </table:table-row>
        <table:table-row table:style-name="ro1">
          <table:table-cell office:value-type="string">
            <text:p>0-02-169</text:p>
          </table:table-cell>
          <table:table-cell office:value-type="string">
            <text:p>Anemometer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NTP</text:p>
          </table:table-cell>
          <table:table-cell/>
        </table:table-row>
        <table:table-row table:style-name="ro1">
          <table:table-cell office:value-type="string">
            <text:p>0-02-171</text:p>
          </table:table-cell>
          <table:table-cell office:value-type="string">
            <text:p>Instrument serial number for water temperature profil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ISNW</text:p>
          </table:table-cell>
          <table:table-cell/>
        </table:table-row>
        <table:table-row table:style-name="ro1">
          <table:table-cell office:value-type="string">
            <text:p>0-02-172</text:p>
          </table:table-cell>
          <table:table-cell office:value-type="string">
            <text:p>Product type for retrieved atmospheric gas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TAG</text:p>
          </table:table-cell>
          <table:table-cell/>
        </table:table-row>
        <table:table-row table:style-name="ro1">
          <table:table-cell office:value-type="string">
            <text:p>0-02-173</text:p>
          </table:table-cell>
          <table:table-cell office:value-type="string">
            <text:p>Square of the off-nadir angle</text:p>
          </table:table-cell>
          <table:table-cell office:value-type="string">
            <text:p>Degree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ONA</text:p>
          </table:table-cell>
          <table:table-cell/>
        </table:table-row>
        <table:table-row table:style-name="ro1">
          <table:table-cell office:value-type="string">
            <text:p>0-02-174</text:p>
          </table:table-cell>
          <table:table-cell office:value-type="string">
            <text:p>Mean across track pixel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ACP</text:p>
          </table:table-cell>
          <table:table-cell/>
        </table:table-row>
        <table:table-row table:style-name="ro1">
          <table:table-cell office:value-type="string">
            <text:p>0-02-175</text:p>
          </table:table-cell>
          <table:table-cell office:value-type="string">
            <text:p>Method of precipitation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OPM</text:p>
          </table:table-cell>
          <table:table-cell/>
        </table:table-row>
        <table:table-row table:style-name="ro1">
          <table:table-cell office:value-type="string">
            <text:p>0-02-176</text:p>
          </table:table-cell>
          <table:table-cell office:value-type="string">
            <text:p>Method of state of ground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SGM</text:p>
          </table:table-cell>
          <table:table-cell/>
        </table:table-row>
        <table:table-row table:style-name="ro1">
          <table:table-cell office:value-type="string">
            <text:p>0-02-177</text:p>
          </table:table-cell>
          <table:table-cell office:value-type="string">
            <text:p>Method of snow depth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ODM</text:p>
          </table:table-cell>
          <table:table-cell/>
        </table:table-row>
        <table:table-row table:style-name="ro1">
          <table:table-cell office:value-type="string">
            <text:p>0-02-178</text:p>
          </table:table-cell>
          <table:table-cell office:value-type="string">
            <text:p>Method of liquid content measurement of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LMP</text:p>
          </table:table-cell>
          <table:table-cell/>
        </table:table-row>
        <table:table-row table:style-name="ro1">
          <table:table-cell office:value-type="string">
            <text:p>0-02-179</text:p>
          </table:table-cell>
          <table:table-cell office:value-type="string">
            <text:p>Type of sky condition algorith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SCA</text:p>
          </table:table-cell>
          <table:table-cell/>
        </table:table-row>
        <table:table-row table:style-name="ro1">
          <table:table-cell office:value-type="string">
            <text:p>0-02-180</text:p>
          </table:table-cell>
          <table:table-cell office:value-type="string">
            <text:p>Main present weather detecting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PRW</text:p>
          </table:table-cell>
          <table:table-cell/>
        </table:table-row>
        <table:table-row table:style-name="ro1">
          <table:table-cell office:value-type="string">
            <text:p>0-02-181</text:p>
          </table:table-cell>
          <table:table-cell office:value-type="string">
            <text:p>Supplementary present weather sensor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SPRW</text:p>
          </table:table-cell>
          <table:table-cell/>
        </table:table-row>
        <table:table-row table:style-name="ro1">
          <table:table-cell office:value-type="string">
            <text:p>0-02-182</text:p>
          </table:table-cell>
          <table:table-cell office:value-type="string">
            <text:p>Visibility measurement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VZMS</text:p>
          </table:table-cell>
          <table:table-cell/>
        </table:table-row>
        <table:table-row table:style-name="ro1">
          <table:table-cell office:value-type="string">
            <text:p>0-02-183</text:p>
          </table:table-cell>
          <table:table-cell office:value-type="string">
            <text:p>Cloud detection syste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LDS</text:p>
          </table:table-cell>
          <table:table-cell/>
        </table:table-row>
        <table:table-row table:style-name="ro1">
          <table:table-cell office:value-type="string">
            <text:p>0-02-184</text:p>
          </table:table-cell>
          <table:table-cell office:value-type="string">
            <text:p>Type of lightning detection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LDS</text:p>
          </table:table-cell>
          <table:table-cell/>
        </table:table-row>
        <table:table-row table:style-name="ro1">
          <table:table-cell office:value-type="string">
            <text:p>0-02-185</text:p>
          </table:table-cell>
          <table:table-cell office:value-type="string">
            <text:p>Method of evaporation measure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EVM</text:p>
          </table:table-cell>
          <table:table-cell/>
        </table:table-row>
        <table:table-row table:style-name="ro1">
          <table:table-cell office:value-type="string">
            <text:p>0-02-186</text:p>
          </table:table-cell>
          <table:table-cell office:value-type="string">
            <text:p>Capability to detect precipitation phenomen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CDPP</text:p>
          </table:table-cell>
          <table:table-cell/>
        </table:table-row>
        <table:table-row table:style-name="ro1">
          <table:table-cell office:value-type="string">
            <text:p>0-02-187</text:p>
          </table:table-cell>
          <table:table-cell office:value-type="string">
            <text:p>Capability to detect other weather phenomen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CDWP</text:p>
          </table:table-cell>
          <table:table-cell/>
        </table:table-row>
        <table:table-row table:style-name="ro1">
          <table:table-cell office:value-type="string">
            <text:p>0-02-188</text:p>
          </table:table-cell>
          <table:table-cell office:value-type="string">
            <text:p>Capability to detect obscur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CDOB</text:p>
          </table:table-cell>
          <table:table-cell/>
        </table:table-row>
        <table:table-row table:style-name="ro1">
          <table:table-cell office:value-type="string">
            <text:p>0-02-189</text:p>
          </table:table-cell>
          <table:table-cell office:value-type="string">
            <text:p>Capability to discriminate lightning strike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DLS</text:p>
          </table:table-cell>
          <table:table-cell/>
        </table:table-row>
        <table:table-row table:style-name="ro1">
          <table:table-cell office:value-type="string">
            <text:p>0-02-190</text:p>
          </table:table-cell>
          <table:table-cell office:value-type="string">
            <text:p>Lagrangian drifter submergence (% time submerged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DRS</text:p>
          </table:table-cell>
          <table:table-cell/>
        </table:table-row>
        <table:table-row table:style-name="ro1">
          <table:table-cell office:value-type="string">
            <text:p>0-02-191</text:p>
          </table:table-cell>
          <table:table-cell office:value-type="string">
            <text:p>Geopotential height calcul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HTC</text:p>
          </table:table-cell>
          <table:table-cell/>
        </table:table-row>
        <table:table-row table:style-name="ro1">
          <table:table-cell office:value-type="string">
            <text:p>0-02-192</text:p>
          </table:table-cell>
          <table:table-cell office:value-type="string">
            <text:p>Detector instrument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INU</text:p>
          </table:table-cell>
          <table:table-cell/>
        </table:table-row>
        <table:table-row table:style-name="ro1">
          <table:table-cell office:value-type="string">
            <text:p>0-02-193</text:p>
          </table:table-cell>
          <table:table-cell office:value-type="string">
            <text:p>Indicator for type of station operation and past/present weath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TSO</text:p>
          </table:table-cell>
          <table:table-cell/>
        </table:table-row>
        <table:table-row table:style-name="ro1">
          <table:table-cell office:value-type="string">
            <text:p>0-02-194</text:p>
          </table:table-cell>
          <table:table-cell office:value-type="string">
            <text:p>Automated sta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UTO</text:p>
          </table:table-cell>
          <table:table-cell/>
        </table:table-row>
        <table:table-row table:style-name="ro1">
          <table:table-cell office:value-type="string">
            <text:p>0-02-195</text:p>
          </table:table-cell>
          <table:table-cell office:value-type="string">
            <text:p>PREPBUFR: Instrumen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TP</text:p>
          </table:table-cell>
          <table:table-cell/>
        </table:table-row>
        <table:table-row table:style-name="ro1">
          <table:table-cell office:value-type="string">
            <text:p>0-02-196</text:p>
          </table:table-cell>
          <table:table-cell office:value-type="string">
            <text:p>Class of profile outpu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LSS</text:p>
          </table:table-cell>
          <table:table-cell/>
        </table:table-row>
        <table:table-row table:style-name="ro1">
          <table:table-cell office:value-type="string">
            <text:p>0-02-197</text:p>
          </table:table-cell>
          <table:table-cell office:value-type="string">
            <text:p>GOES-I/M soundings parameter characteristic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SPC</text:p>
          </table:table-cell>
          <table:table-cell/>
        </table:table-row>
        <table:table-row table:style-name="ro1">
          <table:table-cell office:value-type="string">
            <text:p>0-02-198</text:p>
          </table:table-cell>
          <table:table-cell office:value-type="string">
            <text:p>GOES-I/M brightness temperature characteristic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GBTC</text:p>
          </table:table-cell>
          <table:table-cell/>
        </table:table-row>
        <table:table-row table:style-name="ro1">
          <table:table-cell office:value-type="string">
            <text:p>0-02-199</text:p>
          </table:table-cell>
          <table:table-cell office:value-type="string">
            <text:p>FSL aircraft roll angle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LF</text:p>
          </table:table-cell>
          <table:table-cell/>
        </table:table-row>
        <table:table-row table:style-name="ro1">
          <table:table-cell office:value-type="string">
            <text:p>0-02-200</text:p>
          </table:table-cell>
          <table:table-cell office:value-type="string">
            <text:p>TOVS AVHRR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VHC</text:p>
          </table:table-cell>
          <table:table-cell/>
        </table:table-row>
        <table:table-row table:style-name="ro1">
          <table:table-cell office:value-type="string">
            <text:p>0-02-200</text:p>
          </table:table-cell>
          <table:table-cell office:value-type="string">
            <text:p>Objective forecast technique us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 ]</text:p>
          </table:table-cell>
          <table:table-cell table:number-columns-repeated="2"/>
        </table:table-row>
        <table:table-row table:style-name="ro1">
          <table:table-cell office:value-type="string">
            <text:p>0-02-201</text:p>
          </table:table-cell>
          <table:table-cell office:value-type="string">
            <text:p>NESDIS satellite wind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WTP</text:p>
          </table:table-cell>
          <table:table-cell/>
        </table:table-row>
        <table:table-row table:style-name="ro1">
          <table:table-cell office:value-type="string">
            <text:p>0-02-202</text:p>
          </table:table-cell>
          <table:table-cell office:value-type="string">
            <text:p>USGS wind direction sensor typ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DWD</text:p>
          </table:table-cell>
          <table:table-cell/>
        </table:table-row>
        <table:table-row table:style-name="ro1">
          <table:table-cell office:value-type="string">
            <text:p>0-02-203</text:p>
          </table:table-cell>
          <table:table-cell office:value-type="string">
            <text:p>USGS wind speed sensor typ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DWS</text:p>
          </table:table-cell>
          <table:table-cell/>
        </table:table-row>
        <table:table-row table:style-name="ro1">
          <table:table-cell office:value-type="string">
            <text:p>0-02-204</text:p>
          </table:table-cell>
          <table:table-cell office:value-type="string">
            <text:p>USGS river stage height sensor typ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DRS</text:p>
          </table:table-cell>
          <table:table-cell/>
        </table:table-row>
        <table:table-row table:style-name="ro1">
          <table:table-cell office:value-type="string">
            <text:p>0-02-205</text:p>
          </table:table-cell>
          <table:table-cell office:value-type="string">
            <text:p>USGS river stage discharge sensor typ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DDC</text:p>
          </table:table-cell>
          <table:table-cell/>
        </table:table-row>
        <table:table-row table:style-name="ro1">
          <table:table-cell office:value-type="string">
            <text:p>0-02-206</text:p>
          </table:table-cell>
          <table:table-cell office:value-type="string">
            <text:p>USGS river stage precipitation sensor typ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DPC</text:p>
          </table:table-cell>
          <table:table-cell/>
        </table:table-row>
        <table:table-row table:style-name="ro1">
          <table:table-cell office:value-type="string">
            <text:p>0-02-207</text:p>
          </table:table-cell>
          <table:table-cell office:value-type="string">
            <text:p>Platform type for NWS Cooperative Observer sit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LTTYP</text:p>
          </table:table-cell>
          <table:table-cell/>
        </table:table-row>
        <table:table-row table:style-name="ro1">
          <table:table-cell office:value-type="string">
            <text:p>0-02-223</text:p>
          </table:table-cell>
          <table:table-cell office:value-type="string">
            <text:p>Satellite derived wind computation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MCM</text:p>
          </table:table-cell>
          <table:table-cell/>
        </table:table-row>
        <table:table-row table:style-name="ro1">
          <table:table-cell office:value-type="string">
            <text:p>0-02-226</text:p>
          </table:table-cell>
          <table:table-cell office:value-type="string">
            <text:p>Cross track resolution (coarse)</text:p>
          </table:table-cell>
          <table:table-cell office:value-type="string">
            <text:p>m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TREC </text:p>
          </table:table-cell>
          <table:table-cell/>
        </table:table-row>
        <table:table-row table:style-name="ro1">
          <table:table-cell office:value-type="string">
            <text:p>0-02-227</text:p>
          </table:table-cell>
          <table:table-cell office:value-type="string">
            <text:p>Along track resolution (coarse)</text:p>
          </table:table-cell>
          <table:table-cell office:value-type="string">
            <text:p>m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TREC</text:p>
          </table:table-cell>
          <table:table-cell/>
        </table:table-row>
        <table:table-row table:style-name="ro1">
          <table:table-cell office:value-type="string">
            <text:p>0-02-231</text:p>
          </table:table-cell>
          <table:table-cell office:value-type="string">
            <text:p>Radar incidence angle (high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RAIAH</text:p>
          </table:table-cell>
          <table:table-cell/>
        </table:table-row>
        <table:table-row table:style-name="ro1">
          <table:table-cell office:value-type="string">
            <text:p>0-02-232</text:p>
          </table:table-cell>
          <table:table-cell office:value-type="string">
            <text:p>Radar look angle (high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ALAH</text:p>
          </table:table-cell>
          <table:table-cell/>
        </table:table-row>
        <table:table-row table:style-name="ro1">
          <table:table-cell office:value-type="string">
            <text:p>0-04-001</text:p>
          </table:table-cell>
          <table:table-cell office:value-type="string">
            <text:p>Year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YEAR</text:p>
          </table:table-cell>
          <table:table-cell/>
        </table:table-row>
        <table:table-row table:style-name="ro1">
          <table:table-cell office:value-type="string">
            <text:p>0-04-002</text:p>
          </table:table-cell>
          <table:table-cell office:value-type="string">
            <text:p>Month</text:p>
          </table:table-cell>
          <table:table-cell office:value-type="string">
            <text:p>mo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NTH</text:p>
          </table:table-cell>
          <table:table-cell/>
        </table:table-row>
        <table:table-row table:style-name="ro1">
          <table:table-cell office:value-type="string">
            <text:p>0-04-003</text:p>
          </table:table-cell>
          <table:table-cell office:value-type="string">
            <text:p>Day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AYS</text:p>
          </table:table-cell>
          <table:table-cell/>
        </table:table-row>
        <table:table-row table:style-name="ro1">
          <table:table-cell office:value-type="string">
            <text:p>0-04-004</text:p>
          </table:table-cell>
          <table:table-cell office:value-type="string">
            <text:p>Hour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OUR</text:p>
          </table:table-cell>
          <table:table-cell/>
        </table:table-row>
        <table:table-row table:style-name="ro1">
          <table:table-cell office:value-type="string">
            <text:p>0-04-005</text:p>
          </table:table-cell>
          <table:table-cell office:value-type="string">
            <text:p>Minute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INU</text:p>
          </table:table-cell>
          <table:table-cell/>
        </table:table-row>
        <table:table-row table:style-name="ro1">
          <table:table-cell office:value-type="string">
            <text:p>0-04-006</text:p>
          </table:table-cell>
          <table:table-cell office:value-type="string">
            <text:p>Second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ECO</text:p>
          </table:table-cell>
          <table:table-cell/>
        </table:table-row>
        <table:table-row table:style-name="ro1">
          <table:table-cell office:value-type="string">
            <text:p>0-04-007</text:p>
          </table:table-cell>
          <table:table-cell office:value-type="string">
            <text:p>Second within a minute (microsecond accuracy)</text:p>
          </table:table-cell>
          <table:table-cell office:value-type="string">
            <text:p>s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SECW</text:p>
          </table:table-cell>
          <table:table-cell/>
        </table:table-row>
        <table:table-row table:style-name="ro1">
          <table:table-cell office:value-type="string">
            <text:p>0-04-008</text:p>
          </table:table-cell>
          <table:table-cell office:value-type="string">
            <text:p>Seconds within a minute (high accuracy)</text:p>
          </table:table-cell>
          <table:table-cell office:value-type="string">
            <text:p>s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WMH</text:p>
          </table:table-cell>
          <table:table-cell/>
        </table:table-row>
        <table:table-row table:style-name="ro1">
          <table:table-cell office:value-type="string">
            <text:p>0-04-011</text:p>
          </table:table-cell>
          <table:table-cell office:value-type="string">
            <text:p>Time increment (years)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IYR</text:p>
          </table:table-cell>
          <table:table-cell/>
        </table:table-row>
        <table:table-row table:style-name="ro1">
          <table:table-cell office:value-type="string">
            <text:p>0-04-012</text:p>
          </table:table-cell>
          <table:table-cell office:value-type="string">
            <text:p>Time increment (months)</text:p>
          </table:table-cell>
          <table:table-cell office:value-type="string">
            <text:p>mon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IMO</text:p>
          </table:table-cell>
          <table:table-cell/>
        </table:table-row>
        <table:table-row table:style-name="ro1">
          <table:table-cell office:value-type="string">
            <text:p>0-04-013</text:p>
          </table:table-cell>
          <table:table-cell office:value-type="string">
            <text:p>Time increment (days)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IDY</text:p>
          </table:table-cell>
          <table:table-cell/>
        </table:table-row>
        <table:table-row table:style-name="ro1">
          <table:table-cell office:value-type="string">
            <text:p>0-04-014</text:p>
          </table:table-cell>
          <table:table-cell office:value-type="string">
            <text:p>Time increment (hours)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IHR</text:p>
          </table:table-cell>
          <table:table-cell/>
        </table:table-row>
        <table:table-row table:style-name="ro1">
          <table:table-cell office:value-type="string">
            <text:p>0-04-015</text:p>
          </table:table-cell>
          <table:table-cell office:value-type="string">
            <text:p>Time increment (minutes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TIMI</text:p>
          </table:table-cell>
          <table:table-cell/>
        </table:table-row>
        <table:table-row table:style-name="ro1">
          <table:table-cell office:value-type="string">
            <text:p>0-04-016</text:p>
          </table:table-cell>
          <table:table-cell office:value-type="string">
            <text:p>Time increment (seconds)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TISE</text:p>
          </table:table-cell>
          <table:table-cell/>
        </table:table-row>
        <table:table-row table:style-name="ro1">
          <table:table-cell office:value-type="string">
            <text:p>0-04-017</text:p>
          </table:table-cell>
          <table:table-cell office:value-type="string">
            <text:p>Reference time period for accumulated or extreme data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1440">
            <text:p>-1440</text:p>
          </table:table-cell>
          <table:table-cell office:value-type="float" office:value="12">
            <text:p>12</text:p>
          </table:table-cell>
          <table:table-cell office:value-type="string">
            <text:p>RTAE</text:p>
          </table:table-cell>
          <table:table-cell/>
        </table:table-row>
        <table:table-row table:style-name="ro1">
          <table:table-cell office:value-type="string">
            <text:p>0-04-021</text:p>
          </table:table-cell>
          <table:table-cell office:value-type="string">
            <text:p>Time period or displacement (years</text:p>
          </table:table-cell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PYR</text:p>
          </table:table-cell>
          <table:table-cell/>
        </table:table-row>
        <table:table-row table:style-name="ro1">
          <table:table-cell office:value-type="string">
            <text:p>0-04-022</text:p>
          </table:table-cell>
          <table:table-cell office:value-type="string">
            <text:p>Time period or displacement (months)</text:p>
          </table:table-cell>
          <table:table-cell office:value-type="string">
            <text:p>mon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PMO</text:p>
          </table:table-cell>
          <table:table-cell/>
        </table:table-row>
        <table:table-row table:style-name="ro1">
          <table:table-cell office:value-type="string">
            <text:p>0-04-023</text:p>
          </table:table-cell>
          <table:table-cell office:value-type="string">
            <text:p>Time period or displacement (days)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TPDY</text:p>
          </table:table-cell>
          <table:table-cell/>
        </table:table-row>
        <table:table-row table:style-name="ro1">
          <table:table-cell office:value-type="string">
            <text:p>0-04-024</text:p>
          </table:table-cell>
          <table:table-cell office:value-type="string">
            <text:p>Time period or displacement (hours)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TPHR</text:p>
          </table:table-cell>
          <table:table-cell/>
        </table:table-row>
        <table:table-row table:style-name="ro1">
          <table:table-cell office:value-type="string">
            <text:p>0-04-025</text:p>
          </table:table-cell>
          <table:table-cell office:value-type="string">
            <text:p>Time period or displacement (minutes)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TPMI</text:p>
          </table:table-cell>
          <table:table-cell/>
        </table:table-row>
        <table:table-row table:style-name="ro1">
          <table:table-cell office:value-type="string">
            <text:p>0-04-026</text:p>
          </table:table-cell>
          <table:table-cell office:value-type="string">
            <text:p>Time period or displacement (seconds)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TPSE</text:p>
          </table:table-cell>
          <table:table-cell/>
        </table:table-row>
        <table:table-row table:style-name="ro1">
          <table:table-cell office:value-type="string">
            <text:p>0-04-031</text:p>
          </table:table-cell>
          <table:table-cell office:value-type="string">
            <text:p>Duration of time relating to following value (hour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.DTH....</text:p>
          </table:table-cell>
          <table:table-cell/>
        </table:table-row>
        <table:table-row table:style-name="ro1">
          <table:table-cell office:value-type="string">
            <text:p>0-04-032</text:p>
          </table:table-cell>
          <table:table-cell office:value-type="string">
            <text:p>Duration of time relating to following value (minute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.DTM....</text:p>
          </table:table-cell>
          <table:table-cell/>
        </table:table-row>
        <table:table-row table:style-name="ro1">
          <table:table-cell office:value-type="string">
            <text:p>0-04-041</text:p>
          </table:table-cell>
          <table:table-cell office:value-type="string">
            <text:p>Time difference UTC - LMT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1440">
            <text:p>-1440</text:p>
          </table:table-cell>
          <table:table-cell office:value-type="float" office:value="12">
            <text:p>12</text:p>
          </table:table-cell>
          <table:table-cell office:value-type="string">
            <text:p>TIDF</text:p>
          </table:table-cell>
          <table:table-cell/>
        </table:table-row>
        <table:table-row table:style-name="ro1">
          <table:table-cell office:value-type="string">
            <text:p>0-04-043</text:p>
          </table:table-cell>
          <table:table-cell office:value-type="string">
            <text:p>Day of the year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OYR</text:p>
          </table:table-cell>
          <table:table-cell/>
        </table:table-row>
        <table:table-row table:style-name="ro1">
          <table:table-cell office:value-type="string">
            <text:p>0-04-051</text:p>
          </table:table-cell>
          <table:table-cell office:value-type="string">
            <text:p>Principal time of daily reading of maximum temperature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TMX</text:p>
          </table:table-cell>
          <table:table-cell/>
        </table:table-row>
        <table:table-row table:style-name="ro1">
          <table:table-cell office:value-type="string">
            <text:p>0-04-052</text:p>
          </table:table-cell>
          <table:table-cell office:value-type="string">
            <text:p>Principal time of daily reading of minimum temperature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TMN</text:p>
          </table:table-cell>
          <table:table-cell/>
        </table:table-row>
        <table:table-row table:style-name="ro1">
          <table:table-cell office:value-type="string">
            <text:p>0-04-053</text:p>
          </table:table-cell>
          <table:table-cell office:value-type="string">
            <text:p>Number of days with precipitation equal to or more than 1 m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DP1</text:p>
          </table:table-cell>
          <table:table-cell/>
        </table:table-row>
        <table:table-row table:style-name="ro1">
          <table:table-cell office:value-type="string">
            <text:p>0-04-059</text:p>
          </table:table-cell>
          <table:table-cell office:value-type="string">
            <text:p>Times of observation used to compute the reported mean value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OMV</text:p>
          </table:table-cell>
          <table:table-cell/>
        </table:table-row>
        <table:table-row table:style-name="ro1">
          <table:table-cell office:value-type="string">
            <text:p>0-04-065</text:p>
          </table:table-cell>
          <table:table-cell office:value-type="string">
            <text:p>Short time increment (minutes)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TIMIX</text:p>
          </table:table-cell>
          <table:table-cell/>
        </table:table-row>
        <table:table-row table:style-name="ro1">
          <table:table-cell office:value-type="string">
            <text:p>0-04-066</text:p>
          </table:table-cell>
          <table:table-cell office:value-type="string">
            <text:p>Short time increment (seconds)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STIS</text:p>
          </table:table-cell>
          <table:table-cell/>
        </table:table-row>
        <table:table-row table:style-name="ro1">
          <table:table-cell office:value-type="string">
            <text:p>0-04-073</text:p>
          </table:table-cell>
          <table:table-cell office:value-type="string">
            <text:p>Short time period or displacement (days)</text:p>
          </table:table-cell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STDD</text:p>
          </table:table-cell>
          <table:table-cell/>
        </table:table-row>
        <table:table-row table:style-name="ro1">
          <table:table-cell office:value-type="string">
            <text:p>0-04-074</text:p>
          </table:table-cell>
          <table:table-cell office:value-type="string">
            <text:p>Short time period or displacement (hours)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STDH</text:p>
          </table:table-cell>
          <table:table-cell/>
        </table:table-row>
        <table:table-row table:style-name="ro1">
          <table:table-cell office:value-type="string">
            <text:p>0-04-075</text:p>
          </table:table-cell>
          <table:table-cell office:value-type="string">
            <text:p>Short time period or displacement (minutes)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STDM</text:p>
          </table:table-cell>
          <table:table-cell/>
        </table:table-row>
        <table:table-row table:style-name="ro1">
          <table:table-cell office:value-type="string">
            <text:p>0-04-080</text:p>
          </table:table-cell>
          <table:table-cell office:value-type="string">
            <text:p>Averaging period for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.AVP....</text:p>
          </table:table-cell>
          <table:table-cell/>
        </table:table-row>
        <table:table-row table:style-name="ro1">
          <table:table-cell office:value-type="string">
            <text:p>0-04-086</text:p>
          </table:table-cell>
          <table:table-cell office:value-type="string">
            <text:p>Long time period or displacement (seconds)</text:p>
          </table:table-cell>
          <table:table-cell office:value-type="string">
            <text:p>s</text:p>
          </table:table-cell>
          <table:table-cell office:value-type="float" office:value="0">
            <text:p>0</text:p>
          </table:table-cell>
          <table:table-cell office:value-type="float" office:value="-8192">
            <text:p>-8192</text:p>
          </table:table-cell>
          <table:table-cell office:value-type="float" office:value="15">
            <text:p>15</text:p>
          </table:table-cell>
          <table:table-cell office:value-type="string">
            <text:p>LTDS</text:p>
          </table:table-cell>
          <table:table-cell/>
        </table:table-row>
        <table:table-row table:style-name="ro1">
          <table:table-cell office:value-type="string">
            <text:p>0-04-192</text:p>
          </table:table-cell>
          <table:table-cell office:value-type="string">
            <text:p>PREPFITS: Observation time minus cycle time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-2400">
            <text:p>-2400</text:p>
          </table:table-cell>
          <table:table-cell office:value-type="float" office:value="13">
            <text:p>13</text:p>
          </table:table-cell>
          <table:table-cell office:value-type="string">
            <text:p>DHR</text:p>
          </table:table-cell>
          <table:table-cell/>
        </table:table-row>
        <table:table-row table:style-name="ro1">
          <table:table-cell office:value-type="string">
            <text:p>0-04-193</text:p>
          </table:table-cell>
          <table:table-cell office:value-type="string">
            <text:p>Day of the wee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AYW</text:p>
          </table:table-cell>
          <table:table-cell/>
        </table:table-row>
        <table:table-row table:style-name="ro1">
          <table:table-cell office:value-type="string">
            <text:p>0-04-194</text:p>
          </table:table-cell>
          <table:table-cell office:value-type="string">
            <text:p>Forecast time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FTIM</text:p>
          </table:table-cell>
          <table:table-cell/>
        </table:table-row>
        <table:table-row table:style-name="ro1">
          <table:table-cell office:value-type="string">
            <text:p>0-04-195</text:p>
          </table:table-cell>
          <table:table-cell office:value-type="string">
            <text:p>Time of last known position of buoy (year)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SYR</text:p>
          </table:table-cell>
          <table:table-cell/>
        </table:table-row>
        <table:table-row table:style-name="ro1">
          <table:table-cell office:value-type="string">
            <text:p>0-04-196</text:p>
          </table:table-cell>
          <table:table-cell office:value-type="string">
            <text:p>Time of last known position of buoy (month)</text:p>
          </table:table-cell>
          <table:table-cell office:value-type="string">
            <text:p>mo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SMN</text:p>
          </table:table-cell>
          <table:table-cell/>
        </table:table-row>
        <table:table-row table:style-name="ro1">
          <table:table-cell office:value-type="string">
            <text:p>0-04-197</text:p>
          </table:table-cell>
          <table:table-cell office:value-type="string">
            <text:p>Time of last known position of buoy (day)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SDY</text:p>
          </table:table-cell>
          <table:table-cell/>
        </table:table-row>
        <table:table-row table:style-name="ro1">
          <table:table-cell office:value-type="string">
            <text:p>0-04-198</text:p>
          </table:table-cell>
          <table:table-cell office:value-type="string">
            <text:p>Time of last known position of buoy (hour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SHR</text:p>
          </table:table-cell>
          <table:table-cell/>
        </table:table-row>
        <table:table-row table:style-name="ro1">
          <table:table-cell office:value-type="string">
            <text:p>0-04-199</text:p>
          </table:table-cell>
          <table:table-cell office:value-type="string">
            <text:p>Time of last known position of buoy (minute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SMI</text:p>
          </table:table-cell>
          <table:table-cell/>
        </table:table-row>
        <table:table-row table:style-name="ro1">
          <table:table-cell office:value-type="string">
            <text:p>0-04-200</text:p>
          </table:table-cell>
          <table:table-cell office:value-type="string">
            <text:p>Receipt time (year)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CYR</text:p>
          </table:table-cell>
          <table:table-cell/>
        </table:table-row>
        <table:table-row table:style-name="ro1">
          <table:table-cell office:value-type="string">
            <text:p>0-04-201</text:p>
          </table:table-cell>
          <table:table-cell office:value-type="string">
            <text:p>Receipt time (month)</text:p>
          </table:table-cell>
          <table:table-cell office:value-type="string">
            <text:p>mon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CMO</text:p>
          </table:table-cell>
          <table:table-cell/>
        </table:table-row>
        <table:table-row table:style-name="ro1">
          <table:table-cell office:value-type="string">
            <text:p>0-04-202</text:p>
          </table:table-cell>
          <table:table-cell office:value-type="string">
            <text:p>Receipt time (day)</text:p>
          </table:table-cell>
          <table:table-cell office:value-type="string">
            <text:p>d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CDY</text:p>
          </table:table-cell>
          <table:table-cell/>
        </table:table-row>
        <table:table-row table:style-name="ro1">
          <table:table-cell office:value-type="string">
            <text:p>0-04-203</text:p>
          </table:table-cell>
          <table:table-cell office:value-type="string">
            <text:p>Receipt time (hour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CHR</text:p>
          </table:table-cell>
          <table:table-cell/>
        </table:table-row>
        <table:table-row table:style-name="ro1">
          <table:table-cell office:value-type="string">
            <text:p>0-04-204</text:p>
          </table:table-cell>
          <table:table-cell office:value-type="string">
            <text:p>Receipt time (minute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CMI</text:p>
          </table:table-cell>
          <table:table-cell/>
        </table:table-row>
        <table:table-row table:style-name="ro1">
          <table:table-cell office:value-type="string">
            <text:p>0-04-205</text:p>
          </table:table-cell>
          <table:table-cell office:value-type="string">
            <text:p>Receipt time (second)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CSE</text:p>
          </table:table-cell>
          <table:table-cell/>
        </table:table-row>
        <table:table-row table:style-name="ro1">
          <table:table-cell office:value-type="string">
            <text:p>0-04-206</text:p>
          </table:table-cell>
          <table:table-cell office:value-type="string">
            <text:p>Second (extended)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ECX</text:p>
          </table:table-cell>
          <table:table-cell/>
        </table:table-row>
        <table:table-row table:style-name="ro1">
          <table:table-cell office:value-type="string">
            <text:p>0-04-208</text:p>
          </table:table-cell>
          <table:table-cell office:value-type="string">
            <text:p>Millisecond (fractional)</text:p>
          </table:table-cell>
          <table:table-cell office:value-type="string">
            <text:p>ms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SEC</text:p>
          </table:table-cell>
          <table:table-cell/>
        </table:table-row>
        <table:table-row table:style-name="ro1">
          <table:table-cell office:value-type="string">
            <text:p>0-04-210</text:p>
          </table:table-cell>
          <table:table-cell office:value-type="string">
            <text:p>Radiosonde launch time (hour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UALNHR</text:p>
          </table:table-cell>
          <table:table-cell/>
        </table:table-row>
        <table:table-row table:style-name="ro1">
          <table:table-cell office:value-type="string">
            <text:p>0-04-211</text:p>
          </table:table-cell>
          <table:table-cell office:value-type="string">
            <text:p>Radiosonde launch time (minute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UALNMN</text:p>
          </table:table-cell>
          <table:table-cell/>
        </table:table-row>
        <table:table-row table:style-name="ro1">
          <table:table-cell office:value-type="string">
            <text:p>0-04-212</text:p>
          </table:table-cell>
          <table:table-cell office:value-type="string">
            <text:p>Time of occurrence of wind shift (hour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SHFTH</text:p>
          </table:table-cell>
          <table:table-cell/>
        </table:table-row>
        <table:table-row table:style-name="ro1">
          <table:table-cell office:value-type="string">
            <text:p>0-04-213</text:p>
          </table:table-cell>
          <table:table-cell office:value-type="string">
            <text:p>Time of occurrence of wind shift (minute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SHFTM</text:p>
          </table:table-cell>
          <table:table-cell/>
        </table:table-row>
        <table:table-row table:style-name="ro1">
          <table:table-cell office:value-type="string">
            <text:p>0-04-214</text:p>
          </table:table-cell>
          <table:table-cell office:value-type="string">
            <text:p>PREPBUFR: Reported observation time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RPT</text:p>
          </table:table-cell>
          <table:table-cell/>
        </table:table-row>
        <table:table-row table:style-name="ro1">
          <table:table-cell office:value-type="string">
            <text:p>0-04-215</text:p>
          </table:table-cell>
          <table:table-cell office:value-type="string">
            <text:p>PREPBUFR: Observation time minus cycle time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-2400000">
            <text:p>-2400000</text:p>
          </table:table-cell>
          <table:table-cell office:value-type="float" office:value="23">
            <text:p>23</text:p>
          </table:table-cell>
          <table:table-cell office:value-type="string">
            <text:p>DHR</text:p>
          </table:table-cell>
          <table:table-cell/>
        </table:table-row>
        <table:table-row table:style-name="ro1">
          <table:table-cell office:value-type="string">
            <text:p>0-04-216</text:p>
          </table:table-cell>
          <table:table-cell office:value-type="string">
            <text:p>PREPBUFR: Correction indicator for reported observation tim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COR</text:p>
          </table:table-cell>
          <table:table-cell/>
        </table:table-row>
        <table:table-row table:style-name="ro1">
          <table:table-cell office:value-type="string">
            <text:p>0-04-217</text:p>
          </table:table-cell>
          <table:table-cell office:value-type="string">
            <text:p>PREPBUFR: Receipt time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CT</text:p>
          </table:table-cell>
          <table:table-cell/>
        </table:table-row>
        <table:table-row table:style-name="ro1">
          <table:table-cell office:value-type="string">
            <text:p>0-04-218</text:p>
          </table:table-cell>
          <table:table-cell office:value-type="string">
            <text:p>PREPBUFR: Profile level (e.g., radiosonde balloon drift) time minus cycle time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-2400000">
            <text:p>-2400000</text:p>
          </table:table-cell>
          <table:table-cell office:value-type="float" office:value="23">
            <text:p>23</text:p>
          </table:table-cell>
          <table:table-cell office:value-type="string">
            <text:p>HRDR</text:p>
          </table:table-cell>
          <table:table-cell/>
        </table:table-row>
        <table:table-row table:style-name="ro1">
          <table:table-cell office:value-type="string">
            <text:p>0-04-219</text:p>
          </table:table-cell>
          <table:table-cell office:value-type="string">
            <text:p>PREPBUFR: Forecast hour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FHR</text:p>
          </table:table-cell>
          <table:table-cell/>
        </table:table-row>
        <table:table-row table:style-name="ro1">
          <table:table-cell office:value-type="string">
            <text:p>0-05 060</text:p>
          </table:table-cell>
          <table:table-cell office:value-type="string">
            <text:p>Y angular position of center of gravity</text:p>
          </table:table-cell>
          <table:table-cell office:value-type="string">
            <text:p>Degree</text:p>
          </table:table-cell>
          <table:table-cell office:value-type="float" office:value="6">
            <text:p>6</text:p>
          </table:table-cell>
          <table:table-cell office:value-type="float" office:value="-8000000">
            <text:p>-8000000</text:p>
          </table:table-cell>
          <table:table-cell office:value-type="float" office:value="24">
            <text:p>24</text:p>
          </table:table-cell>
          <table:table-cell office:value-type="string">
            <text:p>YAPCG</text:p>
          </table:table-cell>
          <table:table-cell/>
        </table:table-row>
        <table:table-row table:style-name="ro1">
          <table:table-cell office:value-type="string">
            <text:p>0-05-001</text:p>
          </table:table-cell>
          <table:table-cell office:value-type="string">
            <text:p>Latitude (high accuracy)</text:p>
          </table:table-cell>
          <table:table-cell office:value-type="string">
            <text:p>Degree (North +, South -)</text:p>
          </table:table-cell>
          <table:table-cell office:value-type="float" office:value="5">
            <text:p>5</text:p>
          </table:table-cell>
          <table:table-cell office:value-type="float" office:value="-9000000">
            <text:p>-9000000</text:p>
          </table:table-cell>
          <table:table-cell office:value-type="float" office:value="25">
            <text:p>25</text:p>
          </table:table-cell>
          <table:table-cell office:value-type="string">
            <text:p>CLATH</text:p>
          </table:table-cell>
          <table:table-cell/>
        </table:table-row>
        <table:table-row table:style-name="ro1">
          <table:table-cell office:value-type="string">
            <text:p>0-05-002</text:p>
          </table:table-cell>
          <table:table-cell office:value-type="string">
            <text:p>Latitude (coarse accuracy)</text:p>
          </table:table-cell>
          <table:table-cell office:value-type="string">
            <text:p>Degree (North +, South -)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CLAT</text:p>
          </table:table-cell>
          <table:table-cell/>
        </table:table-row>
        <table:table-row table:style-name="ro1">
          <table:table-cell office:value-type="string">
            <text:p>0-05-011</text:p>
          </table:table-cell>
          <table:table-cell office:value-type="string">
            <text:p>Latitude increment (high accuracy)</text:p>
          </table:table-cell>
          <table:table-cell office:value-type="string">
            <text:p>Degree (North +, South -)</text:p>
          </table:table-cell>
          <table:table-cell office:value-type="float" office:value="5">
            <text:p>5</text:p>
          </table:table-cell>
          <table:table-cell office:value-type="float" office:value="-9000000">
            <text:p>-9000000</text:p>
          </table:table-cell>
          <table:table-cell office:value-type="float" office:value="25">
            <text:p>25</text:p>
          </table:table-cell>
          <table:table-cell office:value-type="string">
            <text:p>LATIH</text:p>
          </table:table-cell>
          <table:table-cell/>
        </table:table-row>
        <table:table-row table:style-name="ro1">
          <table:table-cell office:value-type="string">
            <text:p>0-05-012</text:p>
          </table:table-cell>
          <table:table-cell office:value-type="string">
            <text:p>Latitude increment (coarse accuracy)</text:p>
          </table:table-cell>
          <table:table-cell office:value-type="string">
            <text:p>Degree (North +, South -)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LATI</text:p>
          </table:table-cell>
          <table:table-cell/>
        </table:table-row>
        <table:table-row table:style-name="ro1">
          <table:table-cell office:value-type="string">
            <text:p>0-05-015</text:p>
          </table:table-cell>
          <table:table-cell office:value-type="string">
            <text:p>Latitude displacement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9000000">
            <text:p>-9000000</text:p>
          </table:table-cell>
          <table:table-cell office:value-type="float" office:value="25">
            <text:p>25</text:p>
          </table:table-cell>
          <table:table-cell office:value-type="string">
            <text:p>LATDH</text:p>
          </table:table-cell>
          <table:table-cell/>
        </table:table-row>
        <table:table-row table:style-name="ro1">
          <table:table-cell office:value-type="string">
            <text:p>0-05-016</text:p>
          </table:table-cell>
          <table:table-cell office:value-type="string">
            <text:p>Latitude displacement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LATD</text:p>
          </table:table-cell>
          <table:table-cell/>
        </table:table-row>
        <table:table-row table:style-name="ro1">
          <table:table-cell office:value-type="string">
            <text:p>0-05-021</text:p>
          </table:table-cell>
          <table:table-cell office:value-type="string">
            <text:p>Bearing or azimuth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BEARAZ</text:p>
          </table:table-cell>
          <table:table-cell/>
        </table:table-row>
        <table:table-row table:style-name="ro1">
          <table:table-cell office:value-type="string">
            <text:p>0-05-022</text:p>
          </table:table-cell>
          <table:table-cell office:value-type="string">
            <text:p>Solar azimuth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OLAZI</text:p>
          </table:table-cell>
          <table:table-cell/>
        </table:table-row>
        <table:table-row table:style-name="ro1">
          <table:table-cell office:value-type="string">
            <text:p>0-05-023</text:p>
          </table:table-cell>
          <table:table-cell office:value-type="string">
            <text:p>Sun to satellite azimuth difference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-1800">
            <text:p>-1800</text:p>
          </table:table-cell>
          <table:table-cell office:value-type="float" office:value="12">
            <text:p>12</text:p>
          </table:table-cell>
          <table:table-cell office:value-type="string">
            <text:p>SSAD</text:p>
          </table:table-cell>
          <table:table-cell/>
        </table:table-row>
        <table:table-row table:style-name="ro1">
          <table:table-cell office:value-type="string">
            <text:p>0-05-030</text:p>
          </table:table-cell>
          <table:table-cell office:value-type="string">
            <text:p>Direction (spectral)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DRSP</text:p>
          </table:table-cell>
          <table:table-cell/>
        </table:table-row>
        <table:table-row table:style-name="ro1">
          <table:table-cell office:value-type="string">
            <text:p>0-05-031</text:p>
          </table:table-cell>
          <table:table-cell office:value-type="string">
            <text:p>Row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OWN</text:p>
          </table:table-cell>
          <table:table-cell/>
        </table:table-row>
        <table:table-row table:style-name="ro1">
          <table:table-cell office:value-type="string">
            <text:p>0-05-033</text:p>
          </table:table-cell>
          <table:table-cell office:value-type="string">
            <text:p>Pixel size on horizontal - 1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SH1</text:p>
          </table:table-cell>
          <table:table-cell/>
        </table:table-row>
        <table:table-row table:style-name="ro1">
          <table:table-cell office:value-type="string">
            <text:p>0-05-034</text:p>
          </table:table-cell>
          <table:table-cell office:value-type="string">
            <text:p>Along track row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ATRN</text:p>
          </table:table-cell>
          <table:table-cell/>
        </table:table-row>
        <table:table-row table:style-name="ro1">
          <table:table-cell office:value-type="string">
            <text:p>0-05-035</text:p>
          </table:table-cell>
          <table:table-cell office:value-type="string">
            <text:p>Maximum size of x-dimens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SXD </text:p>
          </table:table-cell>
          <table:table-cell/>
        </table:table-row>
        <table:table-row table:style-name="ro1">
          <table:table-cell office:value-type="string">
            <text:p>0-05-036</text:p>
          </table:table-cell>
          <table:table-cell office:value-type="string">
            <text:p>Ship transect number according to SOOP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TNO</text:p>
          </table:table-cell>
          <table:table-cell/>
        </table:table-row>
        <table:table-row table:style-name="ro1">
          <table:table-cell office:value-type="string">
            <text:p>0-05-040</text:p>
          </table:table-cell>
          <table:table-cell office:value-type="string">
            <text:p>Orbit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RBN</text:p>
          </table:table-cell>
          <table:table-cell/>
        </table:table-row>
        <table:table-row table:style-name="ro1">
          <table:table-cell office:value-type="string">
            <text:p>0-05-041</text:p>
          </table:table-cell>
          <table:table-cell office:value-type="string">
            <text:p>Scan lin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LNM</text:p>
          </table:table-cell>
          <table:table-cell/>
        </table:table-row>
        <table:table-row table:style-name="ro1">
          <table:table-cell office:value-type="string">
            <text:p>0-05-042</text:p>
          </table:table-cell>
          <table:table-cell office:value-type="string">
            <text:p>Channel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HNM</text:p>
          </table:table-cell>
          <table:table-cell/>
        </table:table-row>
        <table:table-row table:style-name="ro1">
          <table:table-cell office:value-type="string">
            <text:p>0-05-043</text:p>
          </table:table-cell>
          <table:table-cell office:value-type="string">
            <text:p>Field of view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OVN</text:p>
          </table:table-cell>
          <table:table-cell/>
        </table:table-row>
        <table:table-row table:style-name="ro1">
          <table:table-cell office:value-type="string">
            <text:p>0-05-044</text:p>
          </table:table-cell>
          <table:table-cell office:value-type="string">
            <text:p>Satellite cycl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SACYLN</text:p>
          </table:table-cell>
          <table:table-cell/>
        </table:table-row>
        <table:table-row table:style-name="ro1">
          <table:table-cell office:value-type="string">
            <text:p>0-05-045</text:p>
          </table:table-cell>
          <table:table-cell office:value-type="string">
            <text:p>Field of regard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ORN</text:p>
          </table:table-cell>
          <table:table-cell/>
        </table:table-row>
        <table:table-row table:style-name="ro1">
          <table:table-cell office:value-type="string">
            <text:p>0-05-052</text:p>
          </table:table-cell>
          <table:table-cell office:value-type="string">
            <text:p>Channel number increme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HNI</text:p>
          </table:table-cell>
          <table:table-cell/>
        </table:table-row>
        <table:table-row table:style-name="ro1">
          <table:table-cell office:value-type="string">
            <text:p>0-05-053</text:p>
          </table:table-cell>
          <table:table-cell office:value-type="string">
            <text:p>Field of view number increme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OVNI</text:p>
          </table:table-cell>
          <table:table-cell/>
        </table:table-row>
        <table:table-row table:style-name="ro1">
          <table:table-cell office:value-type="string">
            <text:p>0-05-061</text:p>
          </table:table-cell>
          <table:table-cell office:value-type="string">
            <text:p>Z angular position of center of gravity</text:p>
          </table:table-cell>
          <table:table-cell office:value-type="string">
            <text:p>Degree</text:p>
          </table:table-cell>
          <table:table-cell office:value-type="float" office:value="6">
            <text:p>6</text:p>
          </table:table-cell>
          <table:table-cell office:value-type="float" office:value="-8000000">
            <text:p>-8000000</text:p>
          </table:table-cell>
          <table:table-cell office:value-type="float" office:value="24">
            <text:p>24</text:p>
          </table:table-cell>
          <table:table-cell office:value-type="string">
            <text:p>ZAPCG</text:p>
          </table:table-cell>
          <table:table-cell/>
        </table:table-row>
        <table:table-row table:style-name="ro1">
          <table:table-cell office:value-type="string">
            <text:p>0-05-197</text:p>
          </table:table-cell>
          <table:table-cell office:value-type="string">
            <text:p>Latitude of superob (coarse accuracy)</text:p>
          </table:table-cell>
          <table:table-cell office:value-type="string">
            <text:p>Degree (North +, South -)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SUPLAT</text:p>
          </table:table-cell>
          <table:table-cell/>
        </table:table-row>
        <table:table-row table:style-name="ro1">
          <table:table-cell office:value-type="string">
            <text:p>0-05-201</text:p>
          </table:table-cell>
          <table:table-cell office:value-type="string">
            <text:p>Sca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CNN</text:p>
          </table:table-cell>
          <table:table-cell/>
        </table:table-row>
        <table:table-row table:style-name="ro1">
          <table:table-cell office:value-type="string">
            <text:p>0-05-202</text:p>
          </table:table-cell>
          <table:table-cell office:value-type="string">
            <text:p>Positio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OSN</text:p>
          </table:table-cell>
          <table:table-cell/>
        </table:table-row>
        <table:table-row table:style-name="ro1">
          <table:table-cell office:value-type="string">
            <text:p>0-05-203</text:p>
          </table:table-cell>
          <table:table-cell office:value-type="string">
            <text:p>Latitude for SSM/I 85 GHz brightness temperature data (course accuracy)</text:p>
          </table:table-cell>
          <table:table-cell office:value-type="string">
            <text:p>Degree (North +, South -)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CLAT85</text:p>
          </table:table-cell>
          <table:table-cell/>
        </table:table-row>
        <table:table-row table:style-name="ro1">
          <table:table-cell office:value-type="string">
            <text:p>0-05-204</text:p>
          </table:table-cell>
          <table:table-cell office:value-type="string">
            <text:p>Channel number for SSM/I 85 GHz brightness temperature data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HNM85</text:p>
          </table:table-cell>
          <table:table-cell/>
        </table:table-row>
        <table:table-row table:style-name="ro1">
          <table:table-cell office:value-type="string">
            <text:p>0-05-205</text:p>
          </table:table-cell>
          <table:table-cell office:value-type="string">
            <text:p>Position number for SSM/I 85 GHz brightness temperature data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OSN85</text:p>
          </table:table-cell>
          <table:table-cell/>
        </table:table-row>
        <table:table-row table:style-name="ro1">
          <table:table-cell office:value-type="string">
            <text:p>0-05-241</text:p>
          </table:table-cell>
          <table:table-cell office:value-type="string">
            <text:p>PREPBUFR: Profile level (e.g., radiosonde balloon drift) latitude</text:p>
          </table:table-cell>
          <table:table-cell office:value-type="string">
            <text:p>Degree (North +, South -)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YDR</text:p>
          </table:table-cell>
          <table:table-cell/>
        </table:table-row>
        <table:table-row table:style-name="ro1">
          <table:table-cell office:value-type="string">
            <text:p>0-06-001</text:p>
          </table:table-cell>
          <table:table-cell office:value-type="string">
            <text:p>Longitude (high accuracy)</text:p>
          </table:table-cell>
          <table:table-cell office:value-type="string">
            <text:p>Degree (East +, West -)</text:p>
          </table:table-cell>
          <table:table-cell office:value-type="float" office:value="5">
            <text:p>5</text:p>
          </table:table-cell>
          <table:table-cell office:value-type="float" office:value="-18000000">
            <text:p>-18000000</text:p>
          </table:table-cell>
          <table:table-cell office:value-type="float" office:value="26">
            <text:p>26</text:p>
          </table:table-cell>
          <table:table-cell office:value-type="string">
            <text:p>CLONH</text:p>
          </table:table-cell>
          <table:table-cell/>
        </table:table-row>
        <table:table-row table:style-name="ro1">
          <table:table-cell office:value-type="string">
            <text:p>0-06-002</text:p>
          </table:table-cell>
          <table:table-cell office:value-type="string">
            <text:p>Longitude (coarse accuracy)</text:p>
          </table:table-cell>
          <table:table-cell office:value-type="string">
            <text:p>Degree (East +, West -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CLON</text:p>
          </table:table-cell>
          <table:table-cell/>
        </table:table-row>
        <table:table-row table:style-name="ro1">
          <table:table-cell office:value-type="string">
            <text:p>0-06-002</text:p>
          </table:table-cell>
          <table:table-cell office:value-type="string">
            <text:p>PREPFITS: Longitude (coarse accuracy)</text:p>
          </table:table-cell>
          <table:table-cell office:value-type="string">
            <text:p>Degree (East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XOB</text:p>
          </table:table-cell>
          <table:table-cell/>
        </table:table-row>
        <table:table-row table:style-name="ro1">
          <table:table-cell office:value-type="string">
            <text:p>0-06-011</text:p>
          </table:table-cell>
          <table:table-cell office:value-type="string">
            <text:p>Longitude increment (high accuracy)</text:p>
          </table:table-cell>
          <table:table-cell office:value-type="string">
            <text:p>Degree (East +, West -)</text:p>
          </table:table-cell>
          <table:table-cell office:value-type="float" office:value="5">
            <text:p>5</text:p>
          </table:table-cell>
          <table:table-cell office:value-type="float" office:value="-18000000">
            <text:p>-18000000</text:p>
          </table:table-cell>
          <table:table-cell office:value-type="float" office:value="26">
            <text:p>26</text:p>
          </table:table-cell>
          <table:table-cell office:value-type="string">
            <text:p>LONIH</text:p>
          </table:table-cell>
          <table:table-cell/>
        </table:table-row>
        <table:table-row table:style-name="ro1">
          <table:table-cell office:value-type="string">
            <text:p>0-06-012</text:p>
          </table:table-cell>
          <table:table-cell office:value-type="string">
            <text:p>Longitude increment (coarse accuracy)</text:p>
          </table:table-cell>
          <table:table-cell office:value-type="string">
            <text:p>Degree (East +, West -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LONI</text:p>
          </table:table-cell>
          <table:table-cell/>
        </table:table-row>
        <table:table-row table:style-name="ro1">
          <table:table-cell office:value-type="string">
            <text:p>0-06-015</text:p>
          </table:table-cell>
          <table:table-cell office:value-type="string">
            <text:p>Longitude displacement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18000000">
            <text:p>-18000000</text:p>
          </table:table-cell>
          <table:table-cell office:value-type="float" office:value="26">
            <text:p>26</text:p>
          </table:table-cell>
          <table:table-cell office:value-type="string">
            <text:p>LONDH</text:p>
          </table:table-cell>
          <table:table-cell/>
        </table:table-row>
        <table:table-row table:style-name="ro1">
          <table:table-cell office:value-type="string">
            <text:p>0-06-016</text:p>
          </table:table-cell>
          <table:table-cell office:value-type="string">
            <text:p>Longitude displacement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LOND</text:p>
          </table:table-cell>
          <table:table-cell/>
        </table:table-row>
        <table:table-row table:style-name="ro1">
          <table:table-cell office:value-type="string">
            <text:p>0-06-021</text:p>
          </table:table-cell>
          <table:table-cell office:value-type="string">
            <text:p>Distance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DIST</text:p>
          </table:table-cell>
          <table:table-cell/>
        </table:table-row>
        <table:table-row table:style-name="ro1">
          <table:table-cell office:value-type="string">
            <text:p>0-06-029</text:p>
          </table:table-cell>
          <table:table-cell office:value-type="string">
            <text:p>Wave number</text:p>
          </table:table-cell>
          <table:table-cell office:value-type="string">
            <text:p>m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WVNM</text:p>
          </table:table-cell>
          <table:table-cell/>
        </table:table-row>
        <table:table-row table:style-name="ro1">
          <table:table-cell office:value-type="string">
            <text:p>0-06-030</text:p>
          </table:table-cell>
          <table:table-cell office:value-type="string">
            <text:p>Wave number (spectral)</text:p>
          </table:table-cell>
          <table:table-cell office:value-type="string">
            <text:p>rad m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WNSP</text:p>
          </table:table-cell>
          <table:table-cell/>
        </table:table-row>
        <table:table-row table:style-name="ro1">
          <table:table-cell office:value-type="string">
            <text:p>0-06-031</text:p>
          </table:table-cell>
          <table:table-cell office:value-type="string">
            <text:p>Colum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OLN</text:p>
          </table:table-cell>
          <table:table-cell/>
        </table:table-row>
        <table:table-row table:style-name="ro1">
          <table:table-cell office:value-type="string">
            <text:p>0-06-033</text:p>
          </table:table-cell>
          <table:table-cell office:value-type="string">
            <text:p>Pixel size on horizontal - 2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SH2</text:p>
          </table:table-cell>
          <table:table-cell/>
        </table:table-row>
        <table:table-row table:style-name="ro1">
          <table:table-cell office:value-type="string">
            <text:p>0-06-034</text:p>
          </table:table-cell>
          <table:table-cell office:value-type="string">
            <text:p>Cross-track cell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TCN</text:p>
          </table:table-cell>
          <table:table-cell/>
        </table:table-row>
        <table:table-row table:style-name="ro1">
          <table:table-cell office:value-type="string">
            <text:p>0-06-035</text:p>
          </table:table-cell>
          <table:table-cell office:value-type="string">
            <text:p>Maximum size of y-dimens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SYD </text:p>
          </table:table-cell>
          <table:table-cell/>
        </table:table-row>
        <table:table-row table:style-name="ro1">
          <table:table-cell office:value-type="string">
            <text:p>0-06-040</text:p>
          </table:table-cell>
          <table:table-cell office:value-type="string">
            <text:p>Radius of confidenc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RAOC</text:p>
          </table:table-cell>
          <table:table-cell/>
        </table:table-row>
        <table:table-row table:style-name="ro1">
          <table:table-cell office:value-type="string">
            <text:p>0-06-193</text:p>
          </table:table-cell>
          <table:table-cell office:value-type="string">
            <text:p>SST obs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STYPE</text:p>
          </table:table-cell>
          <table:table-cell/>
        </table:table-row>
        <table:table-row table:style-name="ro1">
          <table:table-cell office:value-type="string">
            <text:p>0-06-194</text:p>
          </table:table-cell>
          <table:table-cell office:value-type="string">
            <text:p>SST obs sour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STSRC</text:p>
          </table:table-cell>
          <table:table-cell/>
        </table:table-row>
        <table:table-row table:style-name="ro1">
          <table:table-cell office:value-type="string">
            <text:p>0-06-196</text:p>
          </table:table-cell>
          <table:table-cell office:value-type="string">
            <text:p>Longitude at which satellite track crosses equator</text:p>
          </table:table-cell>
          <table:table-cell office:value-type="string">
            <text:p>Degree (East +, West -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ECLN</text:p>
          </table:table-cell>
          <table:table-cell/>
        </table:table-row>
        <table:table-row table:style-name="ro1">
          <table:table-cell office:value-type="string">
            <text:p>0-06-197</text:p>
          </table:table-cell>
          <table:table-cell office:value-type="string">
            <text:p>Longitude of superob (coarse accuracy)</text:p>
          </table:table-cell>
          <table:table-cell office:value-type="string">
            <text:p>Degree (East +, West -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SUPLON</text:p>
          </table:table-cell>
          <table:table-cell/>
        </table:table-row>
        <table:table-row table:style-name="ro1">
          <table:table-cell office:value-type="string">
            <text:p>0-06-203</text:p>
          </table:table-cell>
          <table:table-cell office:value-type="string">
            <text:p>Longitude for SSM/I 85 GHz brightness temperature</text:p>
          </table:table-cell>
          <table:table-cell office:value-type="string">
            <text:p>Degree (East +, West -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CLON85</text:p>
          </table:table-cell>
          <table:table-cell/>
        </table:table-row>
        <table:table-row table:style-name="ro1">
          <table:table-cell office:value-type="string">
            <text:p>0-06-210</text:p>
          </table:table-cell>
          <table:table-cell office:value-type="string">
            <text:p>Distance in eighths of a kilometer</text:p>
          </table:table-cell>
          <table:table-cell office:value-type="string">
            <text:p>125*m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DIST125M</text:p>
          </table:table-cell>
          <table:table-cell/>
        </table:table-row>
        <table:table-row table:style-name="ro1">
          <table:table-cell office:value-type="string">
            <text:p>0-06-240</text:p>
          </table:table-cell>
          <table:table-cell office:value-type="string">
            <text:p>PREPBUFR: Longitude (coarse accuracy)</text:p>
          </table:table-cell>
          <table:table-cell office:value-type="string">
            <text:p>Degree (East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XOB</text:p>
          </table:table-cell>
          <table:table-cell/>
        </table:table-row>
        <table:table-row table:style-name="ro1">
          <table:table-cell office:value-type="string">
            <text:p>0-06-241</text:p>
          </table:table-cell>
          <table:table-cell office:value-type="string">
            <text:p>PREPBUFR: Profile level (e.g., radiosonde balloon drift) longitude</text:p>
          </table:table-cell>
          <table:table-cell office:value-type="string">
            <text:p>Degree (East)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XDR</text:p>
          </table:table-cell>
          <table:table-cell/>
        </table:table-row>
        <table:table-row table:style-name="ro1">
          <table:table-cell office:value-type="string">
            <text:p>0-07-001</text:p>
          </table:table-cell>
          <table:table-cell office:value-type="string">
            <text:p>Height of station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office:value-type="float" office:value="15">
            <text:p>15</text:p>
          </table:table-cell>
          <table:table-cell office:value-type="string">
            <text:p>SELV</text:p>
          </table:table-cell>
          <table:table-cell/>
        </table:table-row>
        <table:table-row table:style-name="ro1">
          <table:table-cell office:value-type="string">
            <text:p>0-07-002</text:p>
          </table:table-cell>
          <table:table-cell office:value-type="string">
            <text:p>Height or altitude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MSL</text:p>
          </table:table-cell>
          <table:table-cell/>
        </table:table-row>
        <table:table-row table:style-name="ro1">
          <table:table-cell office:value-type="string">
            <text:p>0-07-003</text:p>
          </table:table-cell>
          <table:table-cell office:value-type="string">
            <text:p>Geopotential</text:p>
          </table:table-cell>
          <table:table-cell office:value-type="string">
            <text:p>m2 s-2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  <table:table-cell office:value-type="float" office:value="17">
            <text:p>17</text:p>
          </table:table-cell>
          <table:table-cell office:value-type="string">
            <text:p>GP07C</text:p>
          </table:table-cell>
          <table:table-cell/>
        </table:table-row>
        <table:table-row table:style-name="ro1">
          <table:table-cell office:value-type="string">
            <text:p>0-07-004</text:p>
          </table:table-cell>
          <table:table-cell office:value-type="string">
            <text:p>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LC</text:p>
          </table:table-cell>
          <table:table-cell/>
        </table:table-row>
        <table:table-row table:style-name="ro1">
          <table:table-cell office:value-type="string">
            <text:p>0-07-005</text:p>
          </table:table-cell>
          <table:table-cell office:value-type="string">
            <text:p>Height incremen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office:value-type="float" office:value="12">
            <text:p>12</text:p>
          </table:table-cell>
          <table:table-cell office:value-type="string">
            <text:p>HINC</text:p>
          </table:table-cell>
          <table:table-cell/>
        </table:table-row>
        <table:table-row table:style-name="ro1">
          <table:table-cell office:value-type="string">
            <text:p>0-07-006</text:p>
          </table:table-cell>
          <table:table-cell office:value-type="string">
            <text:p>Height above station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HAST</text:p>
          </table:table-cell>
          <table:table-cell/>
        </table:table-row>
        <table:table-row table:style-name="ro1">
          <table:table-cell office:value-type="string">
            <text:p>0-07-007</text:p>
          </table:table-cell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HEIT</text:p>
          </table:table-cell>
          <table:table-cell/>
        </table:table-row>
        <table:table-row table:style-name="ro1">
          <table:table-cell office:value-type="string">
            <text:p>0-07-008</text:p>
          </table:table-cell>
          <table:table-cell office:value-type="string">
            <text:p>Geopotential</text:p>
          </table:table-cell>
          <table:table-cell office:value-type="string">
            <text:p>m2 s-2</text:p>
          </table:table-cell>
          <table:table-cell office:value-type="float" office:value="0">
            <text:p>0</text:p>
          </table:table-cell>
          <table:table-cell office:value-type="float" office:value="-10000">
            <text:p>-10000</text:p>
          </table:table-cell>
          <table:table-cell office:value-type="float" office:value="20">
            <text:p>20</text:p>
          </table:table-cell>
          <table:table-cell office:value-type="string">
            <text:p>GP07</text:p>
          </table:table-cell>
          <table:table-cell/>
        </table:table-row>
        <table:table-row table:style-name="ro1">
          <table:table-cell office:value-type="string">
            <text:p>0-07-009</text:p>
          </table:table-cell>
          <table:table-cell office:value-type="string">
            <text:p>Geopotential height</text:p>
          </table:table-cell>
          <table:table-cell office:value-type="string">
            <text:p>gp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GPHTST</text:p>
          </table:table-cell>
          <table:table-cell/>
        </table:table-row>
        <table:table-row table:style-name="ro1">
          <table:table-cell office:value-type="string">
            <text:p>0-07-010</text:p>
          </table:table-cell>
          <table:table-cell office:value-type="string">
            <text:p>Flight level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24">
            <text:p>-1024</text:p>
          </table:table-cell>
          <table:table-cell office:value-type="float" office:value="16">
            <text:p>16</text:p>
          </table:table-cell>
          <table:table-cell office:value-type="string">
            <text:p>FLVLST</text:p>
          </table:table-cell>
          <table:table-cell/>
        </table:table-row>
        <table:table-row table:style-name="ro1">
          <table:table-cell office:value-type="string">
            <text:p>0-07-011</text:p>
          </table:table-cell>
          <table:table-cell office:value-type="string">
            <text:p>Pressure (high precision)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SPRES</text:p>
          </table:table-cell>
          <table:table-cell/>
        </table:table-row>
        <table:table-row table:style-name="ro1">
          <table:table-cell office:value-type="string">
            <text:p>0-07-012</text:p>
          </table:table-cell>
          <table:table-cell office:value-type="string">
            <text:p>Grid point altitud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50000">
            <text:p>-50000</text:p>
          </table:table-cell>
          <table:table-cell office:value-type="float" office:value="20">
            <text:p>20</text:p>
          </table:table-cell>
          <table:table-cell office:value-type="string">
            <text:p>GPAL</text:p>
          </table:table-cell>
          <table:table-cell/>
        </table:table-row>
        <table:table-row table:style-name="ro1">
          <table:table-cell office:value-type="string">
            <text:p>0-07-021</text:p>
          </table:table-cell>
          <table:table-cell office:value-type="string">
            <text:p>Elevation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ELEV</text:p>
          </table:table-cell>
          <table:table-cell/>
        </table:table-row>
        <table:table-row table:style-name="ro1">
          <table:table-cell office:value-type="string">
            <text:p>0-07-022</text:p>
          </table:table-cell>
          <table:table-cell office:value-type="string">
            <text:p>Solar elevation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SOEL</text:p>
          </table:table-cell>
          <table:table-cell/>
        </table:table-row>
        <table:table-row table:style-name="ro1">
          <table:table-cell office:value-type="string">
            <text:p>0-07-024</text:p>
          </table:table-cell>
          <table:table-cell office:value-type="string">
            <text:p>Satellite zenith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SAZA</text:p>
          </table:table-cell>
          <table:table-cell/>
        </table:table-row>
        <table:table-row table:style-name="ro1">
          <table:table-cell office:value-type="string">
            <text:p>0-07-025</text:p>
          </table:table-cell>
          <table:table-cell office:value-type="string">
            <text:p>Solar zenith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SOZA</text:p>
          </table:table-cell>
          <table:table-cell/>
        </table:table-row>
        <table:table-row table:style-name="ro1">
          <table:table-cell office:value-type="string">
            <text:p>0-07-026</text:p>
          </table:table-cell>
          <table:table-cell office:value-type="string">
            <text:p>Satellite zenith angle</text:p>
          </table:table-cell>
          <table:table-cell office:value-type="string">
            <text:p>Degree</text:p>
          </table:table-cell>
          <table:table-cell office:value-type="float" office:value="4">
            <text:p>4</text:p>
          </table:table-cell>
          <table:table-cell office:value-type="float" office:value="-900000">
            <text:p>-900000</text:p>
          </table:table-cell>
          <table:table-cell office:value-type="float" office:value="21">
            <text:p>21</text:p>
          </table:table-cell>
          <table:table-cell office:value-type="string">
            <text:p>SAZAH</text:p>
          </table:table-cell>
          <table:table-cell/>
        </table:table-row>
        <table:table-row table:style-name="ro1">
          <table:table-cell office:value-type="string">
            <text:p>0-07-030</text:p>
          </table:table-cell>
          <table:table-cell office:value-type="string">
            <text:p>Height of station ground above mean sea level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4000">
            <text:p>-4000</text:p>
          </table:table-cell>
          <table:table-cell office:value-type="float" office:value="17">
            <text:p>17</text:p>
          </table:table-cell>
          <table:table-cell office:value-type="string">
            <text:p>HSMSL</text:p>
          </table:table-cell>
          <table:table-cell/>
        </table:table-row>
        <table:table-row table:style-name="ro1">
          <table:table-cell office:value-type="string">
            <text:p>0-07-031</text:p>
          </table:table-cell>
          <table:table-cell office:value-type="string">
            <text:p>Height of barometer above mean sea level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4000">
            <text:p>-4000</text:p>
          </table:table-cell>
          <table:table-cell office:value-type="float" office:value="17">
            <text:p>17</text:p>
          </table:table-cell>
          <table:table-cell office:value-type="string">
            <text:p>HBMSL</text:p>
          </table:table-cell>
          <table:table-cell/>
        </table:table-row>
        <table:table-row table:style-name="ro1">
          <table:table-cell office:value-type="string">
            <text:p>0-07-032</text:p>
          </table:table-cell>
          <table:table-cell office:value-type="string">
            <text:p>Height of sensor above local ground (or deck of marine platform)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HSALG</text:p>
          </table:table-cell>
          <table:table-cell/>
        </table:table-row>
        <table:table-row table:style-name="ro1">
          <table:table-cell office:value-type="string">
            <text:p>0-07-033</text:p>
          </table:table-cell>
          <table:table-cell office:value-type="string">
            <text:p>Height of sensor above water surfac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HSAWS</text:p>
          </table:table-cell>
          <table:table-cell/>
        </table:table-row>
        <table:table-row table:style-name="ro1">
          <table:table-cell office:value-type="string">
            <text:p>0-07-035</text:p>
          </table:table-cell>
          <table:table-cell office:value-type="string">
            <text:p>Maximum size of z-dimens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SZD</text:p>
          </table:table-cell>
          <table:table-cell/>
        </table:table-row>
        <table:table-row table:style-name="ro1">
          <table:table-cell office:value-type="string">
            <text:p>0-07-036</text:p>
          </table:table-cell>
          <table:table-cell office:value-type="string">
            <text:p>Level index of z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INZ</text:p>
          </table:table-cell>
          <table:table-cell/>
        </table:table-row>
        <table:table-row table:style-name="ro1">
          <table:table-cell office:value-type="string">
            <text:p>0-07-040</text:p>
          </table:table-cell>
          <table:table-cell office:value-type="string">
            <text:p>Impact paramete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2000000">
            <text:p>62000000</text:p>
          </table:table-cell>
          <table:table-cell office:value-type="float" office:value="22">
            <text:p>22</text:p>
          </table:table-cell>
          <table:table-cell office:value-type="string">
            <text:p>IMPP</text:p>
          </table:table-cell>
          <table:table-cell/>
        </table:table-row>
        <table:table-row table:style-name="ro1">
          <table:table-cell office:value-type="string">
            <text:p>0-07-061</text:p>
          </table:table-cell>
          <table:table-cell office:value-type="string">
            <text:p>Depth below land surfac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BLS</text:p>
          </table:table-cell>
          <table:table-cell/>
        </table:table-row>
        <table:table-row table:style-name="ro1">
          <table:table-cell office:value-type="string">
            <text:p>0-07-062</text:p>
          </table:table-cell>
          <table:table-cell office:value-type="string">
            <text:p>Depth below sea/water surfac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DBSS</text:p>
          </table:table-cell>
          <table:table-cell/>
        </table:table-row>
        <table:table-row table:style-name="ro1">
          <table:table-cell office:value-type="string">
            <text:p>0-07-063</text:p>
          </table:table-cell>
          <table:table-cell office:value-type="string">
            <text:p>Depth below sea/water surface (cm)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BSSX</text:p>
          </table:table-cell>
          <table:table-cell/>
        </table:table-row>
        <table:table-row table:style-name="ro1">
          <table:table-cell office:value-type="string">
            <text:p>0-07-064</text:p>
          </table:table-cell>
          <table:table-cell office:value-type="string">
            <text:p>Representative height of sensor above station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HAC</text:p>
          </table:table-cell>
          <table:table-cell/>
        </table:table-row>
        <table:table-row table:style-name="ro1">
          <table:table-cell office:value-type="string">
            <text:p>0-07-065</text:p>
          </table:table-cell>
          <table:table-cell office:value-type="string">
            <text:p>Water pressure</text:p>
          </table:table-cell>
          <table:table-cell office:value-type="string">
            <text:p>Pa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WPRES</text:p>
          </table:table-cell>
          <table:table-cell/>
        </table:table-row>
        <table:table-row table:style-name="ro1">
          <table:table-cell office:value-type="string">
            <text:p>0-07-070</text:p>
          </table:table-cell>
          <table:table-cell office:value-type="string">
            <text:p>Drogue depth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D</text:p>
          </table:table-cell>
          <table:table-cell/>
        </table:table-row>
        <table:table-row table:style-name="ro1">
          <table:table-cell office:value-type="string">
            <text:p>0-07-192</text:p>
          </table:table-cell>
          <table:table-cell office:value-type="string">
            <text:p>Satellite-sun glint angle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SSGA</text:p>
          </table:table-cell>
          <table:table-cell/>
        </table:table-row>
        <table:table-row table:style-name="ro1">
          <table:table-cell office:value-type="string">
            <text:p>0-07-192</text:p>
          </table:table-cell>
          <table:table-cell office:value-type="string">
            <text:p>PREPFITS: Pressur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C</text:p>
          </table:table-cell>
          <table:table-cell/>
        </table:table-row>
        <table:table-row table:style-name="ro1">
          <table:table-cell office:value-type="string">
            <text:p>0-07-195</text:p>
          </table:table-cell>
          <table:table-cell office:value-type="string">
            <text:p>Extrapolated mandatory level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XMPRLC</text:p>
          </table:table-cell>
          <table:table-cell/>
        </table:table-row>
        <table:table-row table:style-name="ro1">
          <table:table-cell office:value-type="string">
            <text:p>0-07-196</text:p>
          </table:table-cell>
          <table:table-cell office:value-type="string">
            <text:p>Pressure altitude relative to mean sea level pressure 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4000">
            <text:p>-4000</text:p>
          </table:table-cell>
          <table:table-cell office:value-type="float" office:value="20">
            <text:p>20</text:p>
          </table:table-cell>
          <table:table-cell office:value-type="string">
            <text:p>PSAL</text:p>
          </table:table-cell>
          <table:table-cell/>
        </table:table-row>
        <table:table-row table:style-name="ro1">
          <table:table-cell office:value-type="string">
            <text:p>0-07-197</text:p>
          </table:table-cell>
          <table:table-cell office:value-type="string">
            <text:p>Flight level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4000">
            <text:p>-4000</text:p>
          </table:table-cell>
          <table:table-cell office:value-type="float" office:value="20">
            <text:p>20</text:p>
          </table:table-cell>
          <table:table-cell office:value-type="string">
            <text:p>FLVL</text:p>
          </table:table-cell>
          <table:table-cell/>
        </table:table-row>
        <table:table-row table:style-name="ro1">
          <table:table-cell office:value-type="string">
            <text:p>0-07-198</text:p>
          </table:table-cell>
          <table:table-cell office:value-type="string">
            <text:p>River stag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SHM</text:p>
          </table:table-cell>
          <table:table-cell/>
        </table:table-row>
        <table:table-row table:style-name="ro1">
          <table:table-cell office:value-type="string">
            <text:p>0-07-199</text:p>
          </table:table-cell>
          <table:table-cell office:value-type="string">
            <text:p>River stage height above NGVD 1929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SH29</text:p>
          </table:table-cell>
          <table:table-cell/>
        </table:table-row>
        <table:table-row table:style-name="ro1">
          <table:table-cell office:value-type="string">
            <text:p>0-07-204</text:p>
          </table:table-cell>
          <table:table-cell office:value-type="string">
            <text:p>Anemometer heigh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NHT</text:p>
          </table:table-cell>
          <table:table-cell/>
        </table:table-row>
        <table:table-row table:style-name="ro1">
          <table:table-cell office:value-type="string">
            <text:p>0-07-244</text:p>
          </table:table-cell>
          <table:table-cell office:value-type="string">
            <text:p>PREPBUFR: Pressure coordinat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CO</text:p>
          </table:table-cell>
          <table:table-cell/>
        </table:table-row>
        <table:table-row table:style-name="ro1">
          <table:table-cell office:value-type="string">
            <text:p>0-07-244</text:p>
          </table:table-cell>
          <table:table-cell office:value-type="string">
            <text:p>PREPBUFR: Pressure coordinat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C ]</text:p>
          </table:table-cell>
          <table:table-cell/>
        </table:table-row>
        <table:table-row table:style-name="ro1">
          <table:table-cell office:value-type="string">
            <text:p>0-07-245</text:p>
          </table:table-cell>
          <table:table-cell office:value-type="string">
            <text:p>PREPBUFR: Pressure observation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B</text:p>
          </table:table-cell>
          <table:table-cell/>
        </table:table-row>
        <table:table-row table:style-name="ro1">
          <table:table-cell office:value-type="string">
            <text:p>0-07-246</text:p>
          </table:table-cell>
          <table:table-cell office:value-type="string">
            <text:p>PREPBUFR: Pressure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QM</text:p>
          </table:table-cell>
          <table:table-cell/>
        </table:table-row>
        <table:table-row table:style-name="ro1">
          <table:table-cell office:value-type="string">
            <text:p>0-07-247</text:p>
          </table:table-cell>
          <table:table-cell office:value-type="string">
            <text:p>PREPBUFR: Pressure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PC</text:p>
          </table:table-cell>
          <table:table-cell/>
        </table:table-row>
        <table:table-row table:style-name="ro1">
          <table:table-cell office:value-type="string">
            <text:p>0-07-248</text:p>
          </table:table-cell>
          <table:table-cell office:value-type="string">
            <text:p>PREPBUFR: Pressure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C</text:p>
          </table:table-cell>
          <table:table-cell/>
        </table:table-row>
        <table:table-row table:style-name="ro1">
          <table:table-cell office:value-type="string">
            <text:p>0-07-249</text:p>
          </table:table-cell>
          <table:table-cell office:value-type="string">
            <text:p>PREPBUFR: Global forecast (background) pressure valu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FC</text:p>
          </table:table-cell>
          <table:table-cell/>
        </table:table-row>
        <table:table-row table:style-name="ro1">
          <table:table-cell office:value-type="string">
            <text:p>0-07-250</text:p>
          </table:table-cell>
          <table:table-cell office:value-type="string">
            <text:p>PREPBUFR: Pressure observation error</text:p>
          </table:table-cell>
          <table:table-cell office:value-type="string">
            <text:p>m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E</text:p>
          </table:table-cell>
          <table:table-cell/>
        </table:table-row>
        <table:table-row table:style-name="ro1">
          <table:table-cell office:value-type="string">
            <text:p>0-07-251</text:p>
          </table:table-cell>
          <table:table-cell office:value-type="string">
            <text:p>PREPBUFR: Analyzed pressure valu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AN</text:p>
          </table:table-cell>
          <table:table-cell/>
        </table:table-row>
        <table:table-row table:style-name="ro1">
          <table:table-cell office:value-type="string">
            <text:p>0-07-252</text:p>
          </table:table-cell>
          <table:table-cell office:value-type="string">
            <text:p>PREPBUFR: Climatological pressure valu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CL</text:p>
          </table:table-cell>
          <table:table-cell/>
        </table:table-row>
        <table:table-row table:style-name="ro1">
          <table:table-cell office:value-type="string">
            <text:p>0-07-253</text:p>
          </table:table-cell>
          <table:table-cell office:value-type="string">
            <text:p>PREPBUFR: Standard deviation of climatological pressure valu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CS</text:p>
          </table:table-cell>
          <table:table-cell/>
        </table:table-row>
        <table:table-row table:style-name="ro1">
          <table:table-cell office:value-type="string">
            <text:p>0-07-254</text:p>
          </table:table-cell>
          <table:table-cell office:value-type="string">
            <text:p>PREPBUFR: Analysis-tuned pressure observation error</text:p>
          </table:table-cell>
          <table:table-cell office:value-type="string">
            <text:p>m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ETU</text:p>
          </table:table-cell>
          <table:table-cell/>
        </table:table-row>
        <table:table-row table:style-name="ro1">
          <table:table-cell office:value-type="string">
            <text:p>0-07-255</text:p>
          </table:table-cell>
          <table:table-cell office:value-type="string">
            <text:p>PREPBUFR: Model forecast (background) pressure value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FCMOD</text:p>
          </table:table-cell>
          <table:table-cell/>
        </table:table-row>
        <table:table-row table:style-name="ro1">
          <table:table-cell office:value-type="string">
            <text:p>0-08-001</text:p>
          </table:table-cell>
          <table:table-cell office:value-type="string">
            <text:p>Vertical sounding significa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VSIG</text:p>
          </table:table-cell>
          <table:table-cell/>
        </table:table-row>
        <table:table-row table:style-name="ro1">
          <table:table-cell office:value-type="string">
            <text:p>0-08-002</text:p>
          </table:table-cell>
          <table:table-cell office:value-type="string">
            <text:p>Vertical significance (surface observation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SSO</text:p>
          </table:table-cell>
          <table:table-cell/>
        </table:table-row>
        <table:table-row table:style-name="ro1">
          <table:table-cell office:value-type="string">
            <text:p>0-08-003</text:p>
          </table:table-cell>
          <table:table-cell office:value-type="string">
            <text:p>Vertical significance (satellite observation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VSAT</text:p>
          </table:table-cell>
          <table:table-cell/>
        </table:table-row>
        <table:table-row table:style-name="ro1">
          <table:table-cell office:value-type="string">
            <text:p>0-08-004</text:p>
          </table:table-cell>
          <table:table-cell office:value-type="string">
            <text:p>Phase of aircraft fligh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AF</text:p>
          </table:table-cell>
          <table:table-cell/>
        </table:table-row>
        <table:table-row table:style-name="ro1">
          <table:table-cell office:value-type="string">
            <text:p>0-08-005</text:p>
          </table:table-cell>
          <table:table-cell office:value-type="string">
            <text:p>Meteorological attribute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SFO</text:p>
          </table:table-cell>
          <table:table-cell/>
        </table:table-row>
        <table:table-row table:style-name="ro1">
          <table:table-cell office:value-type="string">
            <text:p>0-08-006</text:p>
          </table:table-cell>
          <table:table-cell office:value-type="string">
            <text:p>Ozone vertical sounding significa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OVSS</text:p>
          </table:table-cell>
          <table:table-cell/>
        </table:table-row>
        <table:table-row table:style-name="ro1">
          <table:table-cell office:value-type="string">
            <text:p>0-08-007</text:p>
          </table:table-cell>
          <table:table-cell office:value-type="string">
            <text:p>Dimensional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IMS</text:p>
          </table:table-cell>
          <table:table-cell/>
        </table:table-row>
        <table:table-row table:style-name="ro1">
          <table:table-cell office:value-type="string">
            <text:p>0-08-008</text:p>
          </table:table-cell>
          <table:table-cell office:value-type="string">
            <text:p>Radiation vertical sounding significa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VSS</text:p>
          </table:table-cell>
          <table:table-cell/>
        </table:table-row>
        <table:table-row table:style-name="ro1">
          <table:table-cell office:value-type="string">
            <text:p>0-08-009</text:p>
          </table:table-cell>
          <table:table-cell office:value-type="string">
            <text:p>Detailed phase of fligh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POF</text:p>
          </table:table-cell>
          <table:table-cell/>
        </table:table-row>
        <table:table-row table:style-name="ro1">
          <table:table-cell office:value-type="string">
            <text:p>0-08-010</text:p>
          </table:table-cell>
          <table:table-cell office:value-type="string">
            <text:p>Surface qualifier (temperature data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FCQ</text:p>
          </table:table-cell>
          <table:table-cell/>
        </table:table-row>
        <table:table-row table:style-name="ro1">
          <table:table-cell office:value-type="string">
            <text:p>0-08-011</text:p>
          </table:table-cell>
          <table:table-cell office:value-type="string">
            <text:p>Meteorological fe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ETFET</text:p>
          </table:table-cell>
          <table:table-cell/>
        </table:table-row>
        <table:table-row table:style-name="ro1">
          <table:table-cell office:value-type="string">
            <text:p>0-08-012</text:p>
          </table:table-cell>
          <table:table-cell office:value-type="string">
            <text:p>Land/sea qual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SQL</text:p>
          </table:table-cell>
          <table:table-cell/>
        </table:table-row>
        <table:table-row table:style-name="ro1">
          <table:table-cell office:value-type="string">
            <text:p>0-08-013</text:p>
          </table:table-cell>
          <table:table-cell office:value-type="string">
            <text:p>Day/night qual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NQL</text:p>
          </table:table-cell>
          <table:table-cell/>
        </table:table-row>
        <table:table-row table:style-name="ro1">
          <table:table-cell office:value-type="string">
            <text:p>0-08-014</text:p>
          </table:table-cell>
          <table:table-cell office:value-type="string">
            <text:p>Qualifier for runway visual rang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VRQ</text:p>
          </table:table-cell>
          <table:table-cell/>
        </table:table-row>
        <table:table-row table:style-name="ro1">
          <table:table-cell office:value-type="string">
            <text:p>0-08-015</text:p>
          </table:table-cell>
          <table:table-cell office:value-type="string">
            <text:p>Significance qualifier for sens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GS</text:p>
          </table:table-cell>
          <table:table-cell/>
        </table:table-row>
        <table:table-row table:style-name="ro1">
          <table:table-cell office:value-type="string">
            <text:p>0-08-016</text:p>
          </table:table-cell>
          <table:table-cell office:value-type="string">
            <text:p>Change qualifier of trend-type forecast or an aerodome forecas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QL</text:p>
          </table:table-cell>
          <table:table-cell/>
        </table:table-row>
        <table:table-row table:style-name="ro1">
          <table:table-cell office:value-type="string">
            <text:p>0-08-017</text:p>
          </table:table-cell>
          <table:table-cell office:value-type="string">
            <text:p>Qualifier of the time when the forecast change is expect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FCQL</text:p>
          </table:table-cell>
          <table:table-cell/>
        </table:table-row>
        <table:table-row table:style-name="ro1">
          <table:table-cell office:value-type="string">
            <text:p>0-08-018</text:p>
          </table:table-cell>
          <table:table-cell office:value-type="string">
            <text:p>SEAWINDS land/ice surface typ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LIT</text:p>
          </table:table-cell>
          <table:table-cell/>
        </table:table-row>
        <table:table-row table:style-name="ro1">
          <table:table-cell office:value-type="string">
            <text:p>0-08-019</text:p>
          </table:table-cell>
          <table:table-cell office:value-type="string">
            <text:p>Qualifier for following center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IQL</text:p>
          </table:table-cell>
          <table:table-cell/>
        </table:table-row>
        <table:table-row table:style-name="ro1">
          <table:table-cell office:value-type="string">
            <text:p>0-08-020</text:p>
          </table:table-cell>
          <table:table-cell office:value-type="string">
            <text:p>Total number of missing entities (with respect to accumulation or average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CAM</text:p>
          </table:table-cell>
          <table:table-cell/>
        </table:table-row>
        <table:table-row table:style-name="ro1">
          <table:table-cell office:value-type="string">
            <text:p>0-08-021</text:p>
          </table:table-cell>
          <table:table-cell office:value-type="string">
            <text:p>Time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SIG</text:p>
          </table:table-cell>
          <table:table-cell/>
        </table:table-row>
        <table:table-row table:style-name="ro1">
          <table:table-cell office:value-type="string">
            <text:p>0-08-022</text:p>
          </table:table-cell>
          <table:table-cell office:value-type="string">
            <text:p>Total number (with respect to accumulation or average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CAV</text:p>
          </table:table-cell>
          <table:table-cell/>
        </table:table-row>
        <table:table-row table:style-name="ro1">
          <table:table-cell office:value-type="string">
            <text:p>0-08-023</text:p>
          </table:table-cell>
          <table:table-cell office:value-type="string">
            <text:p>First order statist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OST</text:p>
          </table:table-cell>
          <table:table-cell/>
        </table:table-row>
        <table:table-row table:style-name="ro1">
          <table:table-cell office:value-type="string">
            <text:p>0-08-024</text:p>
          </table:table-cell>
          <table:table-cell office:value-type="string">
            <text:p>Difference statist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FST</text:p>
          </table:table-cell>
          <table:table-cell/>
        </table:table-row>
        <table:table-row table:style-name="ro1">
          <table:table-cell office:value-type="string">
            <text:p>0-08-025</text:p>
          </table:table-cell>
          <table:table-cell office:value-type="string">
            <text:p>Time difference qual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DQL</text:p>
          </table:table-cell>
          <table:table-cell/>
        </table:table-row>
        <table:table-row table:style-name="ro1">
          <table:table-cell office:value-type="string">
            <text:p>0-08-026</text:p>
          </table:table-cell>
          <table:table-cell office:value-type="string">
            <text:p>Matrix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TXSIG</text:p>
          </table:table-cell>
          <table:table-cell/>
        </table:table-row>
        <table:table-row table:style-name="ro1">
          <table:table-cell office:value-type="string">
            <text:p>0-08-027</text:p>
          </table:table-cell>
          <table:table-cell office:value-type="string">
            <text:p>Matrix geometr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TXGEO</text:p>
          </table:table-cell>
          <table:table-cell/>
        </table:table-row>
        <table:table-row table:style-name="ro1">
          <table:table-cell office:value-type="string">
            <text:p>0-08-029</text:p>
          </table:table-cell>
          <table:table-cell office:value-type="string">
            <text:p>Surfac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SST</text:p>
          </table:table-cell>
          <table:table-cell/>
        </table:table-row>
        <table:table-row table:style-name="ro1">
          <table:table-cell office:value-type="string">
            <text:p>0-08-030</text:p>
          </table:table-cell>
          <table:table-cell office:value-type="string">
            <text:p>Manual on Codes (Vol. I.1, Sec. C) Code table from which data are derive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CTDD</text:p>
          </table:table-cell>
          <table:table-cell/>
        </table:table-row>
        <table:table-row table:style-name="ro1">
          <table:table-cell office:value-type="string">
            <text:p>0-08-031</text:p>
          </table:table-cell>
          <table:table-cell office:value-type="string">
            <text:p>Data category CREX table A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CAT</text:p>
          </table:table-cell>
          <table:table-cell/>
        </table:table-row>
        <table:table-row table:style-name="ro1">
          <table:table-cell office:value-type="string">
            <text:p>0-08-032</text:p>
          </table:table-cell>
          <table:table-cell office:value-type="string">
            <text:p>Status of oper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OOP</text:p>
          </table:table-cell>
          <table:table-cell/>
        </table:table-row>
        <table:table-row table:style-name="ro1">
          <table:table-cell office:value-type="string">
            <text:p>0-08-033</text:p>
          </table:table-cell>
          <table:table-cell office:value-type="string">
            <text:p>Method of derivation of percentage confide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DPC</text:p>
          </table:table-cell>
          <table:table-cell/>
        </table:table-row>
        <table:table-row table:style-name="ro1">
          <table:table-cell office:value-type="string">
            <text:p>0-08-035</text:p>
          </table:table-cell>
          <table:table-cell office:value-type="string">
            <text:p>Type of monitoring exerci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ME</text:p>
          </table:table-cell>
          <table:table-cell/>
        </table:table-row>
        <table:table-row table:style-name="ro1">
          <table:table-cell office:value-type="string">
            <text:p>0-08-036</text:p>
          </table:table-cell>
          <table:table-cell office:value-type="string">
            <text:p>Type of center or station performing monitorin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SPM</text:p>
          </table:table-cell>
          <table:table-cell/>
        </table:table-row>
        <table:table-row table:style-name="ro1">
          <table:table-cell office:value-type="string">
            <text:p>0-08-039</text:p>
          </table:table-cell>
          <table:table-cell office:value-type="string">
            <text:p>Time significance (Aviation forecast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SIGAF</text:p>
          </table:table-cell>
          <table:table-cell/>
        </table:table-row>
        <table:table-row table:style-name="ro1">
          <table:table-cell office:value-type="string">
            <text:p>0-08-040</text:p>
          </table:table-cell>
          <table:table-cell office:value-type="string">
            <text:p>Flight level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LEVSIG</text:p>
          </table:table-cell>
          <table:table-cell/>
        </table:table-row>
        <table:table-row table:style-name="ro1">
          <table:table-cell office:value-type="string">
            <text:p>0-08-041</text:p>
          </table:table-cell>
          <table:table-cell office:value-type="string">
            <text:p>Data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ATSIG</text:p>
          </table:table-cell>
          <table:table-cell/>
        </table:table-row>
        <table:table-row table:style-name="ro1">
          <table:table-cell office:value-type="string">
            <text:p>0-08-042</text:p>
          </table:table-cell>
          <table:table-cell office:value-type="string">
            <text:p>Extended vertical sounding significa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VSIGX</text:p>
          </table:table-cell>
          <table:table-cell/>
        </table:table-row>
        <table:table-row table:style-name="ro1">
          <table:table-cell office:value-type="string">
            <text:p>0-08-043</text:p>
          </table:table-cell>
          <table:table-cell office:value-type="string">
            <text:p>Atmospheric chemical or physical constituen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TCT</text:p>
          </table:table-cell>
          <table:table-cell/>
        </table:table-row>
        <table:table-row table:style-name="ro1">
          <table:table-cell office:value-type="string">
            <text:p>0-08-044</text:p>
          </table:table-cell>
          <table:table-cell office:value-type="string">
            <text:p>CAS registry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CASRN</text:p>
          </table:table-cell>
          <table:table-cell/>
        </table:table-row>
        <table:table-row table:style-name="ro1">
          <table:table-cell office:value-type="string">
            <text:p>0-08-045</text:p>
          </table:table-cell>
          <table:table-cell office:value-type="string">
            <text:p>Particulate matter characteriz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MCH</text:p>
          </table:table-cell>
          <table:table-cell/>
        </table:table-row>
        <table:table-row table:style-name="ro1">
          <table:table-cell office:value-type="string">
            <text:p>0-08-046</text:p>
          </table:table-cell>
          <table:table-cell office:value-type="string">
            <text:p>Atmospheric chemical or physical constituent type</text:p>
          </table:table-cell>
          <table:table-cell office:value-type="string">
            <text:p>Common code table C-14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CCT</text:p>
          </table:table-cell>
          <table:table-cell/>
        </table:table-row>
        <table:table-row table:style-name="ro1">
          <table:table-cell office:value-type="string">
            <text:p>0-08-049</text:p>
          </table:table-cell>
          <table:table-cell office:value-type="string">
            <text:p>Number of observation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BS</text:p>
          </table:table-cell>
          <table:table-cell/>
        </table:table-row>
        <table:table-row table:style-name="ro1">
          <table:table-cell office:value-type="string">
            <text:p>0-08-050</text:p>
          </table:table-cell>
          <table:table-cell office:value-type="string">
            <text:p>Qualifier for number of missing values in calculation of statistic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NMV</text:p>
          </table:table-cell>
          <table:table-cell/>
        </table:table-row>
        <table:table-row table:style-name="ro1">
          <table:table-cell office:value-type="string">
            <text:p>0-08-051</text:p>
          </table:table-cell>
          <table:table-cell office:value-type="string">
            <text:p>Qualifier for number of missing values in calculation of statistic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NMVX</text:p>
          </table:table-cell>
          <table:table-cell/>
        </table:table-row>
        <table:table-row table:style-name="ro1">
          <table:table-cell office:value-type="string">
            <text:p>0-08-052</text:p>
          </table:table-cell>
          <table:table-cell office:value-type="string">
            <text:p>Condition for which number of days of occurrence follow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NDO</text:p>
          </table:table-cell>
          <table:table-cell/>
        </table:table-row>
        <table:table-row table:style-name="ro1">
          <table:table-cell office:value-type="string">
            <text:p>0-08-053</text:p>
          </table:table-cell>
          <table:table-cell office:value-type="string">
            <text:p>Day of occurrence qual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OQL</text:p>
          </table:table-cell>
          <table:table-cell/>
        </table:table-row>
        <table:table-row table:style-name="ro1">
          <table:table-cell office:value-type="string">
            <text:p>0-08-054</text:p>
          </table:table-cell>
          <table:table-cell office:value-type="string">
            <text:p>Qualifier for wind speed or wind gus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WSG</text:p>
          </table:table-cell>
          <table:table-cell/>
        </table:table-row>
        <table:table-row table:style-name="ro1">
          <table:table-cell office:value-type="string">
            <text:p>0-08-060</text:p>
          </table:table-cell>
          <table:table-cell office:value-type="string">
            <text:p>Sample scanning mode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SMS</text:p>
          </table:table-cell>
          <table:table-cell/>
        </table:table-row>
        <table:table-row table:style-name="ro1">
          <table:table-cell office:value-type="string">
            <text:p>0-08-065</text:p>
          </table:table-cell>
          <table:table-cell office:value-type="string">
            <text:p>Sun-glint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GIN</text:p>
          </table:table-cell>
          <table:table-cell/>
        </table:table-row>
        <table:table-row table:style-name="ro1">
          <table:table-cell office:value-type="string">
            <text:p>0-08-066</text:p>
          </table:table-cell>
          <table:table-cell office:value-type="string">
            <text:p>Semi-transparency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IN</text:p>
          </table:table-cell>
          <table:table-cell/>
        </table:table-row>
        <table:table-row table:style-name="ro1">
          <table:table-cell office:value-type="string">
            <text:p>0-08-070</text:p>
          </table:table-cell>
          <table:table-cell office:value-type="string">
            <text:p>TOVS/ATOVS product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APQ</text:p>
          </table:table-cell>
          <table:table-cell/>
        </table:table-row>
        <table:table-row table:style-name="ro1">
          <table:table-cell office:value-type="string">
            <text:p>0-08-072</text:p>
          </table:table-cell>
          <table:table-cell office:value-type="string">
            <text:p>Pixel(s)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IXT</text:p>
          </table:table-cell>
          <table:table-cell/>
        </table:table-row>
        <table:table-row table:style-name="ro1">
          <table:table-cell office:value-type="string">
            <text:p>0-08-074</text:p>
          </table:table-cell>
          <table:table-cell office:value-type="string">
            <text:p>Altimeter echo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ETP</text:p>
          </table:table-cell>
          <table:table-cell/>
        </table:table-row>
        <table:table-row table:style-name="ro1">
          <table:table-cell office:value-type="string">
            <text:p>0-08-075</text:p>
          </table:table-cell>
          <table:table-cell office:value-type="string">
            <text:p>Ascending/descending orbit qual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KO</text:p>
          </table:table-cell>
          <table:table-cell/>
        </table:table-row>
        <table:table-row table:style-name="ro1">
          <table:table-cell office:value-type="string">
            <text:p>0-08-076</text:p>
          </table:table-cell>
          <table:table-cell office:value-type="string">
            <text:p>Type of ban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OBD</text:p>
          </table:table-cell>
          <table:table-cell/>
        </table:table-row>
        <table:table-row table:style-name="ro1">
          <table:table-cell office:value-type="string">
            <text:p>0-08-077</text:p>
          </table:table-cell>
          <table:table-cell office:value-type="string">
            <text:p>Radiometer sensed surfac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SST</text:p>
          </table:table-cell>
          <table:table-cell/>
        </table:table-row>
        <table:table-row table:style-name="ro1">
          <table:table-cell office:value-type="string">
            <text:p>0-08-079</text:p>
          </table:table-cell>
          <table:table-cell office:value-type="string">
            <text:p>Aviation product statu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SFP</text:p>
          </table:table-cell>
          <table:table-cell/>
        </table:table-row>
        <table:table-row table:style-name="ro1">
          <table:table-cell office:value-type="string">
            <text:p>0-08-080</text:p>
          </table:table-cell>
          <table:table-cell office:value-type="string">
            <text:p>Qualifier for GTSPP quality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QFQF</text:p>
          </table:table-cell>
          <table:table-cell/>
        </table:table-row>
        <table:table-row table:style-name="ro1">
          <table:table-cell office:value-type="string">
            <text:p>0-08-081</text:p>
          </table:table-cell>
          <table:table-cell office:value-type="string">
            <text:p>Type of equip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OEQ</text:p>
          </table:table-cell>
          <table:table-cell/>
        </table:table-row>
        <table:table-row table:style-name="ro1">
          <table:table-cell office:value-type="string">
            <text:p>0-08-082</text:p>
          </table:table-cell>
          <table:table-cell office:value-type="string">
            <text:p>Modification of sensor height to another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CSH</text:p>
          </table:table-cell>
          <table:table-cell/>
        </table:table-row>
        <table:table-row table:style-name="ro1">
          <table:table-cell office:value-type="string">
            <text:p>0-08-083</text:p>
          </table:table-cell>
          <table:table-cell office:value-type="string">
            <text:p>Nominal value indicator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VI</text:p>
          </table:table-cell>
          <table:table-cell/>
        </table:table-row>
        <table:table-row table:style-name="ro1">
          <table:table-cell office:value-type="string">
            <text:p>0-08-085</text:p>
          </table:table-cell>
          <table:table-cell office:value-type="string">
            <text:p>Beam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EAMI</text:p>
          </table:table-cell>
          <table:table-cell/>
        </table:table-row>
        <table:table-row table:style-name="ro1">
          <table:table-cell office:value-type="string">
            <text:p>0-08-086</text:p>
          </table:table-cell>
          <table:table-cell office:value-type="string">
            <text:p>Vertical significance for NWP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VSNWP</text:p>
          </table:table-cell>
          <table:table-cell/>
        </table:table-row>
        <table:table-row table:style-name="ro1">
          <table:table-cell office:value-type="string">
            <text:p>0-08-090</text:p>
          </table:table-cell>
          <table:table-cell office:value-type="string">
            <text:p>Decimal scale of following values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8">
            <text:p>8</text:p>
          </table:table-cell>
          <table:table-cell office:value-type="string">
            <text:p>DSFTV</text:p>
          </table:table-cell>
          <table:table-cell/>
        </table:table-row>
        <table:table-row table:style-name="ro1">
          <table:table-cell office:value-type="string">
            <text:p>0-08-193</text:p>
          </table:table-cell>
          <table:table-cell office:value-type="string">
            <text:p>PREPBUFR: Data level categor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0-08-199</text:p>
          </table:table-cell>
          <table:table-cell office:value-type="string">
            <text:p>Indicator for source and units of wind spe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UWS</text:p>
          </table:table-cell>
          <table:table-cell/>
        </table:table-row>
        <table:table-row table:style-name="ro1">
          <table:table-cell office:value-type="string">
            <text:p>0-08-201</text:p>
          </table:table-cell>
          <table:table-cell office:value-type="string">
            <text:p>Relationship to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.RE....</text:p>
          </table:table-cell>
          <table:table-cell/>
        </table:table-row>
        <table:table-row table:style-name="ro1">
          <table:table-cell office:value-type="string">
            <text:p>0-08-202</text:p>
          </table:table-cell>
          <table:table-cell office:value-type="string">
            <text:p>Receipt time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CTS</text:p>
          </table:table-cell>
          <table:table-cell/>
        </table:table-row>
        <table:table-row table:style-name="ro1">
          <table:table-cell office:value-type="string">
            <text:p>0-08-220</text:p>
          </table:table-cell>
          <table:table-cell office:value-type="string">
            <text:p>Qualifier as to whether first guess information was used in calculation of quality information for EUMETSAT wind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FGU</text:p>
          </table:table-cell>
          <table:table-cell/>
        </table:table-row>
        <table:table-row table:style-name="ro1">
          <table:table-cell office:value-type="string">
            <text:p>0-08-222</text:p>
          </table:table-cell>
          <table:table-cell office:value-type="string">
            <text:p>Type of NESDIS cloud dete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CODE</text:p>
          </table:table-cell>
          <table:table-cell/>
        </table:table-row>
        <table:table-row table:style-name="ro1">
          <table:table-cell office:value-type="string">
            <text:p>0-10-001</text:p>
          </table:table-cell>
          <table:table-cell office:value-type="string">
            <text:p>Height of land surfac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office:value-type="float" office:value="15">
            <text:p>15</text:p>
          </table:table-cell>
          <table:table-cell office:value-type="string">
            <text:p>HOLS</text:p>
          </table:table-cell>
          <table:table-cell/>
        </table:table-row>
        <table:table-row table:style-name="ro1">
          <table:table-cell office:value-type="string">
            <text:p>0-10-002</text:p>
          </table:table-cell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ITE</text:p>
          </table:table-cell>
          <table:table-cell/>
        </table:table-row>
        <table:table-row table:style-name="ro1">
          <table:table-cell office:value-type="string">
            <text:p>0-10-003</text:p>
          </table:table-cell>
          <table:table-cell office:value-type="string">
            <text:p>Geopotential</text:p>
          </table:table-cell>
          <table:table-cell office:value-type="string">
            <text:p>m2 s-2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  <table:table-cell office:value-type="float" office:value="17">
            <text:p>17</text:p>
          </table:table-cell>
          <table:table-cell office:value-type="string">
            <text:p>GEOP</text:p>
          </table:table-cell>
          <table:table-cell/>
        </table:table-row>
        <table:table-row table:style-name="ro1">
          <table:table-cell office:value-type="string">
            <text:p>0-10-004</text:p>
          </table:table-cell>
          <table:table-cell office:value-type="string">
            <text:p>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ES</text:p>
          </table:table-cell>
          <table:table-cell/>
        </table:table-row>
        <table:table-row table:style-name="ro1">
          <table:table-cell office:value-type="string">
            <text:p>0-10-007</text:p>
          </table:table-cell>
          <table:table-cell office:value-type="string">
            <text:p>Heigh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HGHT</text:p>
          </table:table-cell>
          <table:table-cell/>
        </table:table-row>
        <table:table-row table:style-name="ro1">
          <table:table-cell office:value-type="string">
            <text:p>0-10-008</text:p>
          </table:table-cell>
          <table:table-cell office:value-type="string">
            <text:p>Geopotential</text:p>
          </table:table-cell>
          <table:table-cell office:value-type="string">
            <text:p>m2 s-2</text:p>
          </table:table-cell>
          <table:table-cell office:value-type="float" office:value="0">
            <text:p>0</text:p>
          </table:table-cell>
          <table:table-cell office:value-type="float" office:value="-10000">
            <text:p>-10000</text:p>
          </table:table-cell>
          <table:table-cell office:value-type="float" office:value="20">
            <text:p>20</text:p>
          </table:table-cell>
          <table:table-cell office:value-type="string">
            <text:p>GP10</text:p>
          </table:table-cell>
          <table:table-cell/>
        </table:table-row>
        <table:table-row table:style-name="ro1">
          <table:table-cell office:value-type="string">
            <text:p>0-10-009</text:p>
          </table:table-cell>
          <table:table-cell office:value-type="string">
            <text:p>Geopotential height</text:p>
          </table:table-cell>
          <table:table-cell office:value-type="string">
            <text:p>gp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GPH10</text:p>
          </table:table-cell>
          <table:table-cell/>
        </table:table-row>
        <table:table-row table:style-name="ro1">
          <table:table-cell office:value-type="string">
            <text:p>0-10-010</text:p>
          </table:table-cell>
          <table:table-cell office:value-type="string">
            <text:p>Minimum pressure reduced to mean sea level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MSLMN</text:p>
          </table:table-cell>
          <table:table-cell/>
        </table:table-row>
        <table:table-row table:style-name="ro1">
          <table:table-cell office:value-type="string">
            <text:p>0-10-011</text:p>
          </table:table-cell>
          <table:table-cell office:value-type="string">
            <text:p>Maximum pressure reduced to mean sea level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MSLMX</text:p>
          </table:table-cell>
          <table:table-cell/>
        </table:table-row>
        <table:table-row table:style-name="ro1">
          <table:table-cell office:value-type="string">
            <text:p>0-10-012</text:p>
          </table:table-cell>
          <table:table-cell office:value-type="string">
            <text:p>Density Altitud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525">
            <text:p>-1525</text:p>
          </table:table-cell>
          <table:table-cell office:value-type="float" office:value="13">
            <text:p>13</text:p>
          </table:table-cell>
          <table:table-cell office:value-type="string">
            <text:p>DNSA</text:p>
          </table:table-cell>
          <table:table-cell/>
        </table:table-row>
        <table:table-row table:style-name="ro1">
          <table:table-cell office:value-type="string">
            <text:p>0-10-031</text:p>
          </table:table-cell>
          <table:table-cell office:value-type="string">
            <text:p>In direction of North Pole, distance from the Earth's cente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DNP</text:p>
          </table:table-cell>
          <table:table-cell/>
        </table:table-row>
        <table:table-row table:style-name="ro1">
          <table:table-cell office:value-type="string">
            <text:p>0-10-032</text:p>
          </table:table-cell>
          <table:table-cell office:value-type="string">
            <text:p>Satellite distance to Earth's</text:p>
          </table:table-cell>
          <table:table-cell office:value-type="string">
            <text:p>cente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0-10-033</text:p>
          </table:table-cell>
          <table:table-cell office:value-type="string">
            <text:p>Altitude (platform to ellipsoid)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ALTPE</text:p>
          </table:table-cell>
          <table:table-cell/>
        </table:table-row>
        <table:table-row table:style-name="ro1">
          <table:table-cell office:value-type="string">
            <text:p>0-10-034</text:p>
          </table:table-cell>
          <table:table-cell office:value-type="string">
            <text:p>Earth's radiu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ERAD</text:p>
          </table:table-cell>
          <table:table-cell/>
        </table:table-row>
        <table:table-row table:style-name="ro1">
          <table:table-cell office:value-type="string">
            <text:p>0-10-035</text:p>
          </table:table-cell>
          <table:table-cell office:value-type="string">
            <text:p>Earth's local radius of curvatur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2000000">
            <text:p>62000000</text:p>
          </table:table-cell>
          <table:table-cell office:value-type="float" office:value="22">
            <text:p>22</text:p>
          </table:table-cell>
          <table:table-cell office:value-type="string">
            <text:p>ELRC</text:p>
          </table:table-cell>
          <table:table-cell/>
        </table:table-row>
        <table:table-row table:style-name="ro1">
          <table:table-cell office:value-type="string">
            <text:p>0-10-036</text:p>
          </table:table-cell>
          <table:table-cell office:value-type="string">
            <text:p>Geoid und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5000">
            <text:p>-15000</text:p>
          </table:table-cell>
          <table:table-cell office:value-type="float" office:value="15">
            <text:p>15</text:p>
          </table:table-cell>
          <table:table-cell office:value-type="string">
            <text:p>GEODU</text:p>
          </table:table-cell>
          <table:table-cell/>
        </table:table-row>
        <table:table-row table:style-name="ro1">
          <table:table-cell office:value-type="string">
            <text:p>0-10-040</text:p>
          </table:table-cell>
          <table:table-cell office:value-type="string">
            <text:p>Number of retrieved layer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RLY</text:p>
          </table:table-cell>
          <table:table-cell/>
        </table:table-row>
        <table:table-row table:style-name="ro1">
          <table:table-cell office:value-type="string">
            <text:p>0-10-050</text:p>
          </table:table-cell>
          <table:table-cell office:value-type="string">
            <text:p>Standard deviation altitud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DAL</text:p>
          </table:table-cell>
          <table:table-cell/>
        </table:table-row>
        <table:table-row table:style-name="ro1">
          <table:table-cell office:value-type="string">
            <text:p>0-10-051</text:p>
          </table:table-cell>
          <table:table-cell office:value-type="string">
            <text:p>Pressure reduced to mean sea level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MSL</text:p>
          </table:table-cell>
          <table:table-cell/>
        </table:table-row>
        <table:table-row table:style-name="ro1">
          <table:table-cell office:value-type="string">
            <text:p>0-10-052</text:p>
          </table:table-cell>
          <table:table-cell office:value-type="string">
            <text:p>Altimeter setting (QNH)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LSE</text:p>
          </table:table-cell>
          <table:table-cell/>
        </table:table-row>
        <table:table-row table:style-name="ro1">
          <table:table-cell office:value-type="string">
            <text:p>0-10-053</text:p>
          </table:table-cell>
          <table:table-cell office:value-type="string">
            <text:p>Global navigation satellite system altitud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GNSA</text:p>
          </table:table-cell>
          <table:table-cell/>
        </table:table-row>
        <table:table-row table:style-name="ro1">
          <table:table-cell office:value-type="string">
            <text:p>0-10-060</text:p>
          </table:table-cell>
          <table:table-cell office:value-type="string">
            <text:p>Pressure chang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PCHG</text:p>
          </table:table-cell>
          <table:table-cell/>
        </table:table-row>
        <table:table-row table:style-name="ro1">
          <table:table-cell office:value-type="string">
            <text:p>0-10-061</text:p>
          </table:table-cell>
          <table:table-cell office:value-type="string">
            <text:p>3-hour pressure chang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-500">
            <text:p>-500</text:p>
          </table:table-cell>
          <table:table-cell office:value-type="float" office:value="10">
            <text:p>10</text:p>
          </table:table-cell>
          <table:table-cell office:value-type="string">
            <text:p>3HPC</text:p>
          </table:table-cell>
          <table:table-cell/>
        </table:table-row>
        <table:table-row table:style-name="ro1">
          <table:table-cell office:value-type="string">
            <text:p>0-10-062</text:p>
          </table:table-cell>
          <table:table-cell office:value-type="string">
            <text:p>24-hour pressure chang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24PC</text:p>
          </table:table-cell>
          <table:table-cell/>
        </table:table-row>
        <table:table-row table:style-name="ro1">
          <table:table-cell office:value-type="string">
            <text:p>0-10-063</text:p>
          </table:table-cell>
          <table:table-cell office:value-type="string">
            <text:p>Characteristic of pressure tendenc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HPT</text:p>
          </table:table-cell>
          <table:table-cell/>
        </table:table-row>
        <table:table-row table:style-name="ro1">
          <table:table-cell office:value-type="string">
            <text:p>0-10-064</text:p>
          </table:table-cell>
          <table:table-cell office:value-type="string">
            <text:p>SIGMET cruising leve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GCL</text:p>
          </table:table-cell>
          <table:table-cell/>
        </table:table-row>
        <table:table-row table:style-name="ro1">
          <table:table-cell office:value-type="string">
            <text:p>0-10-070</text:p>
          </table:table-cell>
          <table:table-cell office:value-type="string">
            <text:p>Indicated aircraft altitud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office:value-type="float" office:value="16">
            <text:p>16</text:p>
          </table:table-cell>
          <table:table-cell office:value-type="string">
            <text:p>IALT</text:p>
          </table:table-cell>
          <table:table-cell/>
        </table:table-row>
        <table:table-row table:style-name="ro1">
          <table:table-cell office:value-type="string">
            <text:p>0-10-080</text:p>
          </table:table-cell>
          <table:table-cell office:value-type="string">
            <text:p>Viewing zenith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VZAN</text:p>
          </table:table-cell>
          <table:table-cell/>
        </table:table-row>
        <table:table-row table:style-name="ro1">
          <table:table-cell office:value-type="string">
            <text:p>0-10-081</text:p>
          </table:table-cell>
          <table:table-cell office:value-type="string">
            <text:p>Altitude of COG above reference ellipsoi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ALRE</text:p>
          </table:table-cell>
          <table:table-cell office:value-type="string">
            <text:p>SDEC</text:p>
          </table:table-cell>
        </table:table-row>
        <table:table-row table:style-name="ro1">
          <table:table-cell office:value-type="string">
            <text:p>0-10-082</text:p>
          </table:table-cell>
          <table:table-cell office:value-type="string">
            <text:p>Instantaneous altitude rate</text:p>
          </table:table-cell>
          <table:table-cell office:value-type="string">
            <text:p>m s-1</text:p>
          </table:table-cell>
          <table:table-cell office:value-type="float" office:value="3">
            <text:p>3</text:p>
          </table:table-cell>
          <table:table-cell office:value-type="float" office:value="-65536">
            <text:p>-65536</text:p>
          </table:table-cell>
          <table:table-cell office:value-type="float" office:value="17">
            <text:p>17</text:p>
          </table:table-cell>
          <table:table-cell office:value-type="string">
            <text:p>IALR</text:p>
          </table:table-cell>
          <table:table-cell/>
        </table:table-row>
        <table:table-row table:style-name="ro1">
          <table:table-cell office:value-type="string">
            <text:p>0-10-083</text:p>
          </table:table-cell>
          <table:table-cell office:value-type="string">
            <text:p>Squared off-nadir angle of the satellite from platform data</text:p>
          </table:table-cell>
          <table:table-cell office:value-type="string">
            <text:p>Degree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NAP</text:p>
          </table:table-cell>
          <table:table-cell/>
        </table:table-row>
        <table:table-row table:style-name="ro1">
          <table:table-cell office:value-type="string">
            <text:p>0-10-084</text:p>
          </table:table-cell>
          <table:table-cell office:value-type="string">
            <text:p>Squared off-nadir angle of the satellite from waveform data</text:p>
          </table:table-cell>
          <table:table-cell office:value-type="string">
            <text:p>Degree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NAW</text:p>
          </table:table-cell>
          <table:table-cell/>
        </table:table-row>
        <table:table-row table:style-name="ro1">
          <table:table-cell office:value-type="string">
            <text:p>0-10-085</text:p>
          </table:table-cell>
          <table:table-cell office:value-type="string">
            <text:p>Mean sea surfac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MSSH</text:p>
          </table:table-cell>
          <table:table-cell/>
        </table:table-row>
        <table:table-row table:style-name="ro1">
          <table:table-cell office:value-type="string">
            <text:p>0-10-086</text:p>
          </table:table-cell>
          <table:table-cell office:value-type="string">
            <text:p>Geoid's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GEODH</text:p>
          </table:table-cell>
          <table:table-cell/>
        </table:table-row>
        <table:table-row table:style-name="ro1">
          <table:table-cell office:value-type="string">
            <text:p>0-10-087</text:p>
          </table:table-cell>
          <table:table-cell office:value-type="string">
            <text:p>Ocean depth/land elev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ODLE</text:p>
          </table:table-cell>
          <table:table-cell/>
        </table:table-row>
        <table:table-row table:style-name="ro1">
          <table:table-cell office:value-type="string">
            <text:p>0-10-088</text:p>
          </table:table-cell>
          <table:table-cell office:value-type="string">
            <text:p>Total geocentric ocean tide height solution 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TGOTH1</text:p>
          </table:table-cell>
          <table:table-cell/>
        </table:table-row>
        <table:table-row table:style-name="ro1">
          <table:table-cell office:value-type="string">
            <text:p>0-10-089</text:p>
          </table:table-cell>
          <table:table-cell office:value-type="string">
            <text:p>Total geocentric ocean tide height solution 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TGOTH2</text:p>
          </table:table-cell>
          <table:table-cell/>
        </table:table-row>
        <table:table-row table:style-name="ro1">
          <table:table-cell office:value-type="string">
            <text:p>0-10-090</text:p>
          </table:table-cell>
          <table:table-cell office:value-type="string">
            <text:p>Long period tid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LPTH</text:p>
          </table:table-cell>
          <table:table-cell/>
        </table:table-row>
        <table:table-row table:style-name="ro1">
          <table:table-cell office:value-type="string">
            <text:p>0-10-091</text:p>
          </table:table-cell>
          <table:table-cell office:value-type="string">
            <text:p>Tidal loading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TILH</text:p>
          </table:table-cell>
          <table:table-cell/>
        </table:table-row>
        <table:table-row table:style-name="ro1">
          <table:table-cell office:value-type="string">
            <text:p>0-10-092</text:p>
          </table:table-cell>
          <table:table-cell office:value-type="string">
            <text:p>Solid Earth tid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ETH</text:p>
          </table:table-cell>
          <table:table-cell/>
        </table:table-row>
        <table:table-row table:style-name="ro1">
          <table:table-cell office:value-type="string">
            <text:p>0-10-093</text:p>
          </table:table-cell>
          <table:table-cell office:value-type="string">
            <text:p>Geocentric pole tid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GPTH</text:p>
          </table:table-cell>
          <table:table-cell/>
        </table:table-row>
        <table:table-row table:style-name="ro1">
          <table:table-cell office:value-type="string">
            <text:p>0-10-095</text:p>
          </table:table-cell>
          <table:table-cell office:value-type="string">
            <text:p>Height of atmosphere used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HOAU</text:p>
          </table:table-cell>
          <table:table-cell/>
        </table:table-row>
        <table:table-row table:style-name="ro1">
          <table:table-cell office:value-type="string">
            <text:p>0-10-096</text:p>
          </table:table-cell>
          <table:table-cell office:value-type="string">
            <text:p>Mean dynamic topograph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MDYT</text:p>
          </table:table-cell>
          <table:table-cell/>
        </table:table-row>
        <table:table-row table:style-name="ro1">
          <table:table-cell office:value-type="string">
            <text:p>0-10-097</text:p>
          </table:table-cell>
          <table:table-cell office:value-type="string">
            <text:p>Mean sea surface height from altimeter onl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MSHA</text:p>
          </table:table-cell>
          <table:table-cell/>
        </table:table-row>
        <table:table-row table:style-name="ro1">
          <table:table-cell office:value-type="string">
            <text:p>0-10-098</text:p>
          </table:table-cell>
          <table:table-cell office:value-type="string">
            <text:p>Loading tide height geocentric ocean tide solution 1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2000">
            <text:p>-2000</text:p>
          </table:table-cell>
          <table:table-cell office:value-type="float" office:value="12">
            <text:p>12</text:p>
          </table:table-cell>
          <table:table-cell office:value-type="string">
            <text:p>LTHS1</text:p>
          </table:table-cell>
          <table:table-cell/>
        </table:table-row>
        <table:table-row table:style-name="ro1">
          <table:table-cell office:value-type="string">
            <text:p>0-10-099</text:p>
          </table:table-cell>
          <table:table-cell office:value-type="string">
            <text:p>Loading tide height geocentric ocean tide solution 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2000">
            <text:p>-2000</text:p>
          </table:table-cell>
          <table:table-cell office:value-type="float" office:value="12">
            <text:p>12</text:p>
          </table:table-cell>
          <table:table-cell office:value-type="string">
            <text:p>LTHS2</text:p>
          </table:table-cell>
          <table:table-cell/>
        </table:table-row>
        <table:table-row table:style-name="ro1">
          <table:table-cell office:value-type="string">
            <text:p>0-10-100</text:p>
          </table:table-cell>
          <table:table-cell office:value-type="string">
            <text:p>Non-equilibrium long period tide heigh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2000">
            <text:p>-2000</text:p>
          </table:table-cell>
          <table:table-cell office:value-type="float" office:value="12">
            <text:p>12</text:p>
          </table:table-cell>
          <table:table-cell office:value-type="string">
            <text:p>NLTH</text:p>
          </table:table-cell>
          <table:table-cell/>
        </table:table-row>
        <table:table-row table:style-name="ro1">
          <table:table-cell office:value-type="string">
            <text:p>0-10-101</text:p>
          </table:table-cell>
          <table:table-cell office:value-type="string">
            <text:p>Squared-off nadir angle of the satellite from waveform data</text:p>
          </table:table-cell>
          <table:table-cell office:value-type="string">
            <text:p>Degree2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ONAW </text:p>
          </table:table-cell>
          <table:table-cell/>
        </table:table-row>
        <table:table-row table:style-name="ro1">
          <table:table-cell office:value-type="string">
            <text:p>0-10-102</text:p>
          </table:table-cell>
          <table:table-cell office:value-type="string">
            <text:p>Sea surface height anomol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SHA</text:p>
          </table:table-cell>
          <table:table-cell/>
        </table:table-row>
        <table:table-row table:style-name="ro1">
          <table:table-cell office:value-type="string">
            <text:p>0-10-192</text:p>
          </table:table-cell>
          <table:table-cell office:value-type="string">
            <text:p>PREPFITS: Mean sea-level pressure observation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MO</text:p>
          </table:table-cell>
          <table:table-cell/>
        </table:table-row>
        <table:table-row table:style-name="ro1">
          <table:table-cell office:value-type="string">
            <text:p>0-10-194</text:p>
          </table:table-cell>
          <table:table-cell office:value-type="string">
            <text:p>Grid-point elevation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400">
            <text:p>-400</text:p>
          </table:table-cell>
          <table:table-cell office:value-type="float" office:value="15">
            <text:p>15</text:p>
          </table:table-cell>
          <table:table-cell office:value-type="string">
            <text:p>GELV</text:p>
          </table:table-cell>
          <table:table-cell/>
        </table:table-row>
        <table:table-row table:style-name="ro1">
          <table:table-cell office:value-type="string">
            <text:p>0-10-194</text:p>
          </table:table-cell>
          <table:table-cell office:value-type="string">
            <text:p>PREPFITS: Station elevation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ELV</text:p>
          </table:table-cell>
          <table:table-cell/>
        </table:table-row>
        <table:table-row table:style-name="ro1">
          <table:table-cell office:value-type="string">
            <text:p>0-10-195</text:p>
          </table:table-cell>
          <table:table-cell office:value-type="string">
            <text:p>Surface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SS</text:p>
          </table:table-cell>
          <table:table-cell/>
        </table:table-row>
        <table:table-row table:style-name="ro1">
          <table:table-cell office:value-type="string">
            <text:p>0-10-195</text:p>
          </table:table-cell>
          <table:table-cell office:value-type="string">
            <text:p>PREPFITS: Heigh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ZOB</text:p>
          </table:table-cell>
          <table:table-cell/>
        </table:table-row>
        <table:table-row table:style-name="ro1">
          <table:table-cell office:value-type="string">
            <text:p>0-10-196</text:p>
          </table:table-cell>
          <table:table-cell office:value-type="string">
            <text:p>Extrapolated mandatory level geopotential</text:p>
          </table:table-cell>
          <table:table-cell office:value-type="string">
            <text:p>m2 s-2</text:p>
          </table:table-cell>
          <table:table-cell office:value-type="float" office:value="0">
            <text:p>0</text:p>
          </table:table-cell>
          <table:table-cell office:value-type="float" office:value="-10000">
            <text:p>-10000</text:p>
          </table:table-cell>
          <table:table-cell office:value-type="float" office:value="20">
            <text:p>20</text:p>
          </table:table-cell>
          <table:table-cell office:value-type="string">
            <text:p>XMGP10</text:p>
          </table:table-cell>
          <table:table-cell/>
        </table:table-row>
        <table:table-row table:style-name="ro1">
          <table:table-cell office:value-type="string">
            <text:p>0-10-196</text:p>
          </table:table-cell>
          <table:table-cell office:value-type="string">
            <text:p>PREPFITS: Height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ZQM</text:p>
          </table:table-cell>
          <table:table-cell/>
        </table:table-row>
        <table:table-row table:style-name="ro1">
          <table:table-cell office:value-type="string">
            <text:p>0-10-197</text:p>
          </table:table-cell>
          <table:table-cell office:value-type="string">
            <text:p>Height of the planetary boundary layer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HPBL</text:p>
          </table:table-cell>
          <table:table-cell/>
        </table:table-row>
        <table:table-row table:style-name="ro1">
          <table:table-cell office:value-type="string">
            <text:p>0-10-197</text:p>
          </table:table-cell>
          <table:table-cell office:value-type="string">
            <text:p>PREPFITS: Pressure observation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OB</text:p>
          </table:table-cell>
          <table:table-cell/>
        </table:table-row>
        <table:table-row table:style-name="ro1">
          <table:table-cell office:value-type="string">
            <text:p>0-10-198</text:p>
          </table:table-cell>
          <table:table-cell office:value-type="string">
            <text:p>PREPFITS: Pressure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QM</text:p>
          </table:table-cell>
          <table:table-cell/>
        </table:table-row>
        <table:table-row table:style-name="ro1">
          <table:table-cell office:value-type="string">
            <text:p>0-10-199</text:p>
          </table:table-cell>
          <table:table-cell office:value-type="string">
            <text:p>PREPBUFR: Station elevation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ELV</text:p>
          </table:table-cell>
          <table:table-cell/>
        </table:table-row>
        <table:table-row table:style-name="ro1">
          <table:table-cell office:value-type="string">
            <text:p>0-10-243</text:p>
          </table:table-cell>
          <table:table-cell office:value-type="string">
            <text:p>PREPBUFR: Mean sea-level pressure observation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MO</text:p>
          </table:table-cell>
          <table:table-cell/>
        </table:table-row>
        <table:table-row table:style-name="ro1">
          <table:table-cell office:value-type="string">
            <text:p>0-10-244</text:p>
          </table:table-cell>
          <table:table-cell office:value-type="string">
            <text:p>PREPBUFR: Mean sea-level pressure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MQ</text:p>
          </table:table-cell>
          <table:table-cell/>
        </table:table-row>
        <table:table-row table:style-name="ro1">
          <table:table-cell office:value-type="string">
            <text:p>0-10-246</text:p>
          </table:table-cell>
          <table:table-cell office:value-type="string">
            <text:p>PREPBUFR: Height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ZQM</text:p>
          </table:table-cell>
          <table:table-cell/>
        </table:table-row>
        <table:table-row table:style-name="ro1">
          <table:table-cell office:value-type="string">
            <text:p>0-10-247</text:p>
          </table:table-cell>
          <table:table-cell office:value-type="string">
            <text:p>PREPBUFR: Height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ZPC</text:p>
          </table:table-cell>
          <table:table-cell/>
        </table:table-row>
        <table:table-row table:style-name="ro1">
          <table:table-cell office:value-type="string">
            <text:p>0-10-248</text:p>
          </table:table-cell>
          <table:table-cell office:value-type="string">
            <text:p>PREPBUFR: Height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ZRC</text:p>
          </table:table-cell>
          <table:table-cell/>
        </table:table-row>
        <table:table-row table:style-name="ro1">
          <table:table-cell office:value-type="string">
            <text:p>0-10-249</text:p>
          </table:table-cell>
          <table:table-cell office:value-type="string">
            <text:p>PREPBUFR: Global forecast (background) height valu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ZFC</text:p>
          </table:table-cell>
          <table:table-cell/>
        </table:table-row>
        <table:table-row table:style-name="ro1">
          <table:table-cell office:value-type="string">
            <text:p>0-10-250</text:p>
          </table:table-cell>
          <table:table-cell office:value-type="string">
            <text:p>PREPBUFR: Height observation error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ZOE</text:p>
          </table:table-cell>
          <table:table-cell/>
        </table:table-row>
        <table:table-row table:style-name="ro1">
          <table:table-cell office:value-type="string">
            <text:p>0-10-251</text:p>
          </table:table-cell>
          <table:table-cell office:value-type="string">
            <text:p>PREPBUFR: Analyzed height valu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ZAN</text:p>
          </table:table-cell>
          <table:table-cell/>
        </table:table-row>
        <table:table-row table:style-name="ro1">
          <table:table-cell office:value-type="string">
            <text:p>0-10-252</text:p>
          </table:table-cell>
          <table:table-cell office:value-type="string">
            <text:p>PREPBUFR: Climatological height valu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ZCL</text:p>
          </table:table-cell>
          <table:table-cell/>
        </table:table-row>
        <table:table-row table:style-name="ro1">
          <table:table-cell office:value-type="string">
            <text:p>0-10-253</text:p>
          </table:table-cell>
          <table:table-cell office:value-type="string">
            <text:p>PREPBUFR: Standard deviation of climatological height valu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ZCS</text:p>
          </table:table-cell>
          <table:table-cell/>
        </table:table-row>
        <table:table-row table:style-name="ro1">
          <table:table-cell office:value-type="string">
            <text:p>0-10-255</text:p>
          </table:table-cell>
          <table:table-cell office:value-type="string">
            <text:p>PREPBUFR: Model forecast (background) height value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000">
            <text:p>-1000</text:p>
          </table:table-cell>
          <table:table-cell office:value-type="float" office:value="17">
            <text:p>17</text:p>
          </table:table-cell>
          <table:table-cell office:value-type="string">
            <text:p>ZFCMOD</text:p>
          </table:table-cell>
          <table:table-cell/>
        </table:table-row>
        <table:table-row table:style-name="ro1">
          <table:table-cell office:value-type="string">
            <text:p>0-11-001</text:p>
          </table:table-cell>
          <table:table-cell office:value-type="string">
            <text:p>Wind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IR</text:p>
          </table:table-cell>
          <table:table-cell/>
        </table:table-row>
        <table:table-row table:style-name="ro1">
          <table:table-cell office:value-type="string">
            <text:p>0-11-002</text:p>
          </table:table-cell>
          <table:table-cell office:value-type="string">
            <text:p>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PD</text:p>
          </table:table-cell>
          <table:table-cell/>
        </table:table-row>
        <table:table-row table:style-name="ro1">
          <table:table-cell office:value-type="string">
            <text:p>0-11-003</text:p>
          </table:table-cell>
          <table:table-cell office:value-type="string">
            <text:p>u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WND</text:p>
          </table:table-cell>
          <table:table-cell/>
        </table:table-row>
        <table:table-row table:style-name="ro1">
          <table:table-cell office:value-type="string">
            <text:p>0-11-004</text:p>
          </table:table-cell>
          <table:table-cell office:value-type="string">
            <text:p>v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WND</text:p>
          </table:table-cell>
          <table:table-cell/>
        </table:table-row>
        <table:table-row table:style-name="ro1">
          <table:table-cell office:value-type="string">
            <text:p>0-11-005</text:p>
          </table:table-cell>
          <table:table-cell office:value-type="string">
            <text:p>w-component</text:p>
          </table:table-cell>
          <table:table-cell office:value-type="string">
            <text:p>Pa s-1</text:p>
          </table:table-cell>
          <table:table-cell office:value-type="float" office:value="1">
            <text:p>1</text:p>
          </table:table-cell>
          <table:table-cell office:value-type="float" office:value="-512">
            <text:p>-512</text:p>
          </table:table-cell>
          <table:table-cell office:value-type="float" office:value="10">
            <text:p>10</text:p>
          </table:table-cell>
          <table:table-cell office:value-type="string">
            <text:p>OMEGA</text:p>
          </table:table-cell>
          <table:table-cell/>
        </table:table-row>
        <table:table-row table:style-name="ro1">
          <table:table-cell office:value-type="string">
            <text:p>0-11-006</text:p>
          </table:table-cell>
          <table:table-cell office:value-type="string">
            <text:p>w-component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WCMP</text:p>
          </table:table-cell>
          <table:table-cell/>
        </table:table-row>
        <table:table-row table:style-name="ro1">
          <table:table-cell office:value-type="string">
            <text:p>0-11-010</text:p>
          </table:table-cell>
          <table:table-cell office:value-type="string">
            <text:p>Wind direction associated with wind speed which follows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AS</text:p>
          </table:table-cell>
          <table:table-cell/>
        </table:table-row>
        <table:table-row table:style-name="ro1">
          <table:table-cell office:value-type="string">
            <text:p>0-11-011</text:p>
          </table:table-cell>
          <table:table-cell office:value-type="string">
            <text:p>Wind direction at 10 m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10</text:p>
          </table:table-cell>
          <table:table-cell/>
        </table:table-row>
        <table:table-row table:style-name="ro1">
          <table:table-cell office:value-type="string">
            <text:p>0-11-012</text:p>
          </table:table-cell>
          <table:table-cell office:value-type="string">
            <text:p>Wind speed at 10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10</text:p>
          </table:table-cell>
          <table:table-cell/>
        </table:table-row>
        <table:table-row table:style-name="ro1">
          <table:table-cell office:value-type="string">
            <text:p>0-11-013</text:p>
          </table:table-cell>
          <table:table-cell office:value-type="string">
            <text:p>Wind direction at 5 m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05</text:p>
          </table:table-cell>
          <table:table-cell/>
        </table:table-row>
        <table:table-row table:style-name="ro1">
          <table:table-cell office:value-type="string">
            <text:p>0-11-014</text:p>
          </table:table-cell>
          <table:table-cell office:value-type="string">
            <text:p>Wind speed at 5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05</text:p>
          </table:table-cell>
          <table:table-cell/>
        </table:table-row>
        <table:table-row table:style-name="ro1">
          <table:table-cell office:value-type="string">
            <text:p>0-11-016</text:p>
          </table:table-cell>
          <table:table-cell office:value-type="string">
            <text:p>Extreme counterclockwise wind direction of a variable wind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RC1</text:p>
          </table:table-cell>
          <table:table-cell/>
        </table:table-row>
        <table:table-row table:style-name="ro1">
          <table:table-cell office:value-type="string">
            <text:p>0-11-017</text:p>
          </table:table-cell>
          <table:table-cell office:value-type="string">
            <text:p>Extreme clockwise wind direction of a variable wind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RC2</text:p>
          </table:table-cell>
          <table:table-cell/>
        </table:table-row>
        <table:table-row table:style-name="ro1">
          <table:table-cell office:value-type="string">
            <text:p>0-11-019</text:p>
          </table:table-cell>
          <table:table-cell office:value-type="string">
            <text:p>Steadiness of win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TOW</text:p>
          </table:table-cell>
          <table:table-cell/>
        </table:table-row>
        <table:table-row table:style-name="ro1">
          <table:table-cell office:value-type="string">
            <text:p>0-11-021</text:p>
          </table:table-cell>
          <table:table-cell office:value-type="string">
            <text:p>Relative vorticity</text:p>
          </table:table-cell>
          <table:table-cell office:value-type="string">
            <text:p>s-1</text:p>
          </table:table-cell>
          <table:table-cell office:value-type="float" office:value="9">
            <text:p>9</text:p>
          </table:table-cell>
          <table:table-cell office:value-type="float" office:value="-65536">
            <text:p>-65536</text:p>
          </table:table-cell>
          <table:table-cell office:value-type="float" office:value="17">
            <text:p>17</text:p>
          </table:table-cell>
          <table:table-cell office:value-type="string">
            <text:p>RVORT</text:p>
          </table:table-cell>
          <table:table-cell/>
        </table:table-row>
        <table:table-row table:style-name="ro1">
          <table:table-cell office:value-type="string">
            <text:p>0-11-022</text:p>
          </table:table-cell>
          <table:table-cell office:value-type="string">
            <text:p>Divergence</text:p>
          </table:table-cell>
          <table:table-cell office:value-type="string">
            <text:p>s-1</text:p>
          </table:table-cell>
          <table:table-cell office:value-type="float" office:value="9">
            <text:p>9</text:p>
          </table:table-cell>
          <table:table-cell office:value-type="float" office:value="-65536">
            <text:p>-65536</text:p>
          </table:table-cell>
          <table:table-cell office:value-type="float" office:value="17">
            <text:p>17</text:p>
          </table:table-cell>
          <table:table-cell office:value-type="string">
            <text:p>DIVG</text:p>
          </table:table-cell>
          <table:table-cell/>
        </table:table-row>
        <table:table-row table:style-name="ro1">
          <table:table-cell office:value-type="string">
            <text:p>0-11-023</text:p>
          </table:table-cell>
          <table:table-cell office:value-type="string">
            <text:p>Velocity potential</text:p>
          </table:table-cell>
          <table:table-cell office:value-type="string">
            <text:p>m2 s-1</text:p>
          </table:table-cell>
          <table:table-cell office:value-type="float" office:value="-2">
            <text:p>-2</text:p>
          </table:table-cell>
          <table:table-cell office:value-type="float" office:value="-65536">
            <text:p>-65536</text:p>
          </table:table-cell>
          <table:table-cell office:value-type="float" office:value="17">
            <text:p>17</text:p>
          </table:table-cell>
          <table:table-cell office:value-type="string">
            <text:p>VPOT</text:p>
          </table:table-cell>
          <table:table-cell/>
        </table:table-row>
        <table:table-row table:style-name="ro1">
          <table:table-cell office:value-type="string">
            <text:p>0-11-030</text:p>
          </table:table-cell>
          <table:table-cell office:value-type="string">
            <text:p>Extended degree of turbule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DGOTX</text:p>
          </table:table-cell>
          <table:table-cell/>
        </table:table-row>
        <table:table-row table:style-name="ro1">
          <table:table-cell office:value-type="string">
            <text:p>0-11-031</text:p>
          </table:table-cell>
          <table:table-cell office:value-type="string">
            <text:p>Degree of turbule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GOT</text:p>
          </table:table-cell>
          <table:table-cell/>
        </table:table-row>
        <table:table-row table:style-name="ro1">
          <table:table-cell office:value-type="string">
            <text:p>0-11-032</text:p>
          </table:table-cell>
          <table:table-cell office:value-type="string">
            <text:p>Height of base of turbulence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BOT</text:p>
          </table:table-cell>
          <table:table-cell/>
        </table:table-row>
        <table:table-row table:style-name="ro1">
          <table:table-cell office:value-type="string">
            <text:p>0-11-033</text:p>
          </table:table-cell>
          <table:table-cell office:value-type="string">
            <text:p>Height of top of turbulence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TOT</text:p>
          </table:table-cell>
          <table:table-cell/>
        </table:table-row>
        <table:table-row table:style-name="ro1">
          <table:table-cell office:value-type="string">
            <text:p>0-11-034</text:p>
          </table:table-cell>
          <table:table-cell office:value-type="string">
            <text:p>Vertical gust velocity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VGVL</text:p>
          </table:table-cell>
          <table:table-cell/>
        </table:table-row>
        <table:table-row table:style-name="ro1">
          <table:table-cell office:value-type="string">
            <text:p>0-11-035</text:p>
          </table:table-cell>
          <table:table-cell office:value-type="string">
            <text:p>Vertical gust acceleration</text:p>
          </table:table-cell>
          <table:table-cell office:value-type="string">
            <text:p>m s-2</text:p>
          </table:table-cell>
          <table:table-cell office:value-type="float" office:value="2">
            <text:p>2</text:p>
          </table:table-cell>
          <table:table-cell office:value-type="float" office:value="-8192">
            <text:p>-8192</text:p>
          </table:table-cell>
          <table:table-cell office:value-type="float" office:value="14">
            <text:p>14</text:p>
          </table:table-cell>
          <table:table-cell office:value-type="string">
            <text:p>VGAC</text:p>
          </table:table-cell>
          <table:table-cell/>
        </table:table-row>
        <table:table-row table:style-name="ro1">
          <table:table-cell office:value-type="string">
            <text:p>0-11-036</text:p>
          </table:table-cell>
          <table:table-cell office:value-type="string">
            <text:p>Maximum derived equivalent vertical gust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DEVG</text:p>
          </table:table-cell>
          <table:table-cell/>
        </table:table-row>
        <table:table-row table:style-name="ro1">
          <table:table-cell office:value-type="string">
            <text:p>0-11-037</text:p>
          </table:table-cell>
          <table:table-cell office:value-type="string">
            <text:p>Turbulence index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ST</text:p>
          </table:table-cell>
          <table:table-cell/>
        </table:table-row>
        <table:table-row table:style-name="ro1">
          <table:table-cell office:value-type="string">
            <text:p>0-11-038</text:p>
          </table:table-cell>
          <table:table-cell office:value-type="string">
            <text:p>Time of occurrence of peak eddy dissipation rat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OPEDR</text:p>
          </table:table-cell>
          <table:table-cell/>
        </table:table-row>
        <table:table-row table:style-name="ro1">
          <table:table-cell office:value-type="string">
            <text:p>0-11-039</text:p>
          </table:table-cell>
          <table:table-cell office:value-type="string">
            <text:p>Extended time of occurrence of peak eddy dissipation rat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XTOPEDR</text:p>
          </table:table-cell>
          <table:table-cell/>
        </table:table-row>
        <table:table-row table:style-name="ro1">
          <table:table-cell office:value-type="string">
            <text:p>0-11-040</text:p>
          </table:table-cell>
          <table:table-cell office:value-type="string">
            <text:p>Maximum wind speed (mean wind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WS</text:p>
          </table:table-cell>
          <table:table-cell/>
        </table:table-row>
        <table:table-row table:style-name="ro1">
          <table:table-cell office:value-type="string">
            <text:p>0-11-041</text:p>
          </table:table-cell>
          <table:table-cell office:value-type="string">
            <text:p>Maximum wind gust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GS</text:p>
          </table:table-cell>
          <table:table-cell/>
        </table:table-row>
        <table:table-row table:style-name="ro1">
          <table:table-cell office:value-type="string">
            <text:p>0-11-042</text:p>
          </table:table-cell>
          <table:table-cell office:value-type="string">
            <text:p>Maximum wind speed (10-minute mean wind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WS10</text:p>
          </table:table-cell>
          <table:table-cell/>
        </table:table-row>
        <table:table-row table:style-name="ro1">
          <table:table-cell office:value-type="string">
            <text:p>0-11-043</text:p>
          </table:table-cell>
          <table:table-cell office:value-type="string">
            <text:p>Maximum wind gust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XGD</text:p>
          </table:table-cell>
          <table:table-cell/>
        </table:table-row>
        <table:table-row table:style-name="ro1">
          <table:table-cell office:value-type="string">
            <text:p>0-11-044</text:p>
          </table:table-cell>
          <table:table-cell office:value-type="string">
            <text:p>Maximum wind direction for surface - 1500 m (5000 ft)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WDL</text:p>
          </table:table-cell>
          <table:table-cell/>
        </table:table-row>
        <table:table-row table:style-name="ro1">
          <table:table-cell office:value-type="string">
            <text:p>0-11-045</text:p>
          </table:table-cell>
          <table:table-cell office:value-type="string">
            <text:p>Mean wind speed for surface - 1500 m (5000 feet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WSL</text:p>
          </table:table-cell>
          <table:table-cell/>
        </table:table-row>
        <table:table-row table:style-name="ro1">
          <table:table-cell office:value-type="string">
            <text:p>0-11-046</text:p>
          </table:table-cell>
          <table:table-cell office:value-type="string">
            <text:p>Maximum instantaneous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IWS</text:p>
          </table:table-cell>
          <table:table-cell/>
        </table:table-row>
        <table:table-row table:style-name="ro1">
          <table:table-cell office:value-type="string">
            <text:p>0-11-047</text:p>
          </table:table-cell>
          <table:table-cell office:value-type="string">
            <text:p>Maximum instantaneous wind speed over 10 minutes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IWS10</text:p>
          </table:table-cell>
          <table:table-cell/>
        </table:table-row>
        <table:table-row table:style-name="ro1">
          <table:table-cell office:value-type="string">
            <text:p>0-11-049</text:p>
          </table:table-cell>
          <table:table-cell office:value-type="string">
            <text:p>Standard deviation of wind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DWD</text:p>
          </table:table-cell>
          <table:table-cell/>
        </table:table-row>
        <table:table-row table:style-name="ro1">
          <table:table-cell office:value-type="string">
            <text:p>0-11-050</text:p>
          </table:table-cell>
          <table:table-cell office:value-type="string">
            <text:p>Standard deviation of horizontal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DHS</text:p>
          </table:table-cell>
          <table:table-cell/>
        </table:table-row>
        <table:table-row table:style-name="ro1">
          <table:table-cell office:value-type="string">
            <text:p>0-11-051</text:p>
          </table:table-cell>
          <table:table-cell office:value-type="string">
            <text:p>Standard deviation of vertical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DVS</text:p>
          </table:table-cell>
          <table:table-cell/>
        </table:table-row>
        <table:table-row table:style-name="ro1">
          <table:table-cell office:value-type="string">
            <text:p>0-11-052</text:p>
          </table:table-cell>
          <table:table-cell office:value-type="string">
            <text:p>Formal uncertainty in wind speed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FUWS</text:p>
          </table:table-cell>
          <table:table-cell/>
        </table:table-row>
        <table:table-row table:style-name="ro1">
          <table:table-cell office:value-type="string">
            <text:p>0-11-053</text:p>
          </table:table-cell>
          <table:table-cell office:value-type="string">
            <text:p>Formal uncertainty in wind direction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FUWD</text:p>
          </table:table-cell>
          <table:table-cell/>
        </table:table-row>
        <table:table-row table:style-name="ro1">
          <table:table-cell office:value-type="string">
            <text:p>0-11-054</text:p>
          </table:table-cell>
          <table:table-cell office:value-type="string">
            <text:p>Mean wind direction for 1500 m – 3000 m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WDIRL</text:p>
          </table:table-cell>
          <table:table-cell/>
        </table:table-row>
        <table:table-row table:style-name="ro1">
          <table:table-cell office:value-type="string">
            <text:p>0-11-055</text:p>
          </table:table-cell>
          <table:table-cell office:value-type="string">
            <text:p>Mean wind speed for 1500 m</text:p>
          </table:table-cell>
          <table:table-cell office:value-type="string">
            <text:p>– 3000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0-11-061</text:p>
          </table:table-cell>
          <table:table-cell office:value-type="string">
            <text:p>Absolute wind shear in 1 km layer below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WSB</text:p>
          </table:table-cell>
          <table:table-cell/>
        </table:table-row>
        <table:table-row table:style-name="ro1">
          <table:table-cell office:value-type="string">
            <text:p>0-11-062</text:p>
          </table:table-cell>
          <table:table-cell office:value-type="string">
            <text:p>Absolute wind shear in 1 km layer abov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WSA</text:p>
          </table:table-cell>
          <table:table-cell/>
        </table:table-row>
        <table:table-row table:style-name="ro1">
          <table:table-cell office:value-type="string">
            <text:p>0-11-070</text:p>
          </table:table-cell>
          <table:table-cell office:value-type="string">
            <text:p>Designator of the runway affected by wind shea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DRAS</text:p>
          </table:table-cell>
          <table:table-cell/>
        </table:table-row>
        <table:table-row table:style-name="ro1">
          <table:table-cell office:value-type="string">
            <text:p>0-11-071</text:p>
          </table:table-cell>
          <table:table-cell office:value-type="string">
            <text:p>Turbulent vertical momentum flux</text:p>
          </table:table-cell>
          <table:table-cell office:value-type="string">
            <text:p>m2 s-2</text:p>
          </table:table-cell>
          <table:table-cell office:value-type="float" office:value="3">
            <text:p>3</text:p>
          </table:table-cell>
          <table:table-cell office:value-type="float" office:value="-128">
            <text:p>-128</text:p>
          </table:table-cell>
          <table:table-cell office:value-type="float" office:value="14">
            <text:p>14</text:p>
          </table:table-cell>
          <table:table-cell office:value-type="string">
            <text:p>TVMF</text:p>
          </table:table-cell>
          <table:table-cell/>
        </table:table-row>
        <table:table-row table:style-name="ro1">
          <table:table-cell office:value-type="string">
            <text:p>0-11-072</text:p>
          </table:table-cell>
          <table:table-cell office:value-type="string">
            <text:p>Turbulent vertical buoyancy flux</text:p>
          </table:table-cell>
          <table:table-cell office:value-type="string">
            <text:p>K m s-1</text:p>
          </table:table-cell>
          <table:table-cell office:value-type="float" office:value="3">
            <text:p>3</text:p>
          </table:table-cell>
          <table:table-cell office:value-type="float" office:value="-128">
            <text:p>-128</text:p>
          </table:table-cell>
          <table:table-cell office:value-type="float" office:value="11">
            <text:p>11</text:p>
          </table:table-cell>
          <table:table-cell office:value-type="string">
            <text:p>TVBF</text:p>
          </table:table-cell>
          <table:table-cell/>
        </table:table-row>
        <table:table-row table:style-name="ro1">
          <table:table-cell office:value-type="string">
            <text:p>0-11-073</text:p>
          </table:table-cell>
          <table:table-cell office:value-type="string">
            <text:p>Turbulent kinetic energy</text:p>
          </table:table-cell>
          <table:table-cell office:value-type="string">
            <text:p>m2 s-2</text:p>
          </table:table-cell>
          <table:table-cell office:value-type="float" office:value="2">
            <text:p>2</text:p>
          </table:table-cell>
          <table:table-cell office:value-type="float" office:value="-1024">
            <text:p>-1024</text:p>
          </table:table-cell>
          <table:table-cell office:value-type="float" office:value="13">
            <text:p>13</text:p>
          </table:table-cell>
          <table:table-cell office:value-type="string">
            <text:p>TKEN</text:p>
          </table:table-cell>
          <table:table-cell/>
        </table:table-row>
        <table:table-row table:style-name="ro1">
          <table:table-cell office:value-type="string">
            <text:p>0-11-074</text:p>
          </table:table-cell>
          <table:table-cell office:value-type="string">
            <text:p>Dissipation energy</text:p>
          </table:table-cell>
          <table:table-cell office:value-type="string">
            <text:p>m2 s-2</text:p>
          </table:table-cell>
          <table:table-cell office:value-type="float" office:value="2">
            <text:p>2</text:p>
          </table:table-cell>
          <table:table-cell office:value-type="float" office:value="-1024">
            <text:p>-1024</text:p>
          </table:table-cell>
          <table:table-cell office:value-type="float" office:value="10">
            <text:p>10</text:p>
          </table:table-cell>
          <table:table-cell office:value-type="string">
            <text:p>DPEN</text:p>
          </table:table-cell>
          <table:table-cell/>
        </table:table-row>
        <table:table-row table:style-name="ro1">
          <table:table-cell office:value-type="string">
            <text:p>0-11-075</text:p>
          </table:table-cell>
          <table:table-cell office:value-type="string">
            <text:p>Mean turbulence intensity (eddy dissipation rate)</text:p>
          </table:table-cell>
          <table:table-cell office:value-type="string">
            <text:p>m2/3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MTRB</text:p>
          </table:table-cell>
          <table:table-cell/>
        </table:table-row>
        <table:table-row table:style-name="ro1">
          <table:table-cell office:value-type="string">
            <text:p>0-11-076</text:p>
          </table:table-cell>
          <table:table-cell office:value-type="string">
            <text:p>Peak turbulence intensity (eddy dissipation rate)</text:p>
          </table:table-cell>
          <table:table-cell office:value-type="string">
            <text:p>m2/3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TRB</text:p>
          </table:table-cell>
          <table:table-cell/>
        </table:table-row>
        <table:table-row table:style-name="ro1">
          <table:table-cell office:value-type="string">
            <text:p>0-11-077</text:p>
          </table:table-cell>
          <table:table-cell office:value-type="string">
            <text:p>Reporting interval or averaging time for eddy dissipation rate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IEDR</text:p>
          </table:table-cell>
          <table:table-cell/>
        </table:table-row>
        <table:table-row table:style-name="ro1">
          <table:table-cell office:value-type="string">
            <text:p>0-11-081</text:p>
          </table:table-cell>
          <table:table-cell office:value-type="string">
            <text:p>Model wind direction at 10 m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WD10</text:p>
          </table:table-cell>
          <table:table-cell/>
        </table:table-row>
        <table:table-row table:style-name="ro1">
          <table:table-cell office:value-type="string">
            <text:p>0-11-082</text:p>
          </table:table-cell>
          <table:table-cell office:value-type="string">
            <text:p>Model wind speed at 10 m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WS10</text:p>
          </table:table-cell>
          <table:table-cell/>
        </table:table-row>
        <table:table-row table:style-name="ro1">
          <table:table-cell office:value-type="string">
            <text:p>0-11-083</text:p>
          </table:table-cell>
          <table:table-cell office:value-type="string">
            <text:p>Wind speed</text:p>
          </table:table-cell>
          <table:table-cell office:value-type="string">
            <text:p>km h-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SPD2</text:p>
          </table:table-cell>
          <table:table-cell/>
        </table:table-row>
        <table:table-row table:style-name="ro1">
          <table:table-cell office:value-type="string">
            <text:p>0-11-084</text:p>
          </table:table-cell>
          <table:table-cell office:value-type="string">
            <text:p>Wind speed</text:p>
          </table:table-cell>
          <table:table-cell office:value-type="string">
            <text:p>knot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WSPD3</text:p>
          </table:table-cell>
          <table:table-cell/>
        </table:table-row>
        <table:table-row table:style-name="ro1">
          <table:table-cell office:value-type="string">
            <text:p>0-11-085</text:p>
          </table:table-cell>
          <table:table-cell office:value-type="string">
            <text:p>Maximum wind gust speed</text:p>
          </table:table-cell>
          <table:table-cell office:value-type="string">
            <text:p>km h-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XGSP1</text:p>
          </table:table-cell>
          <table:table-cell/>
        </table:table-row>
        <table:table-row table:style-name="ro1">
          <table:table-cell office:value-type="string">
            <text:p>0-11-086</text:p>
          </table:table-cell>
          <table:table-cell office:value-type="string">
            <text:p>Maximum wind gust speed</text:p>
          </table:table-cell>
          <table:table-cell office:value-type="string">
            <text:p>knot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MXGSP2</text:p>
          </table:table-cell>
          <table:table-cell/>
        </table:table-row>
        <table:table-row table:style-name="ro1">
          <table:table-cell office:value-type="string">
            <text:p>0-11-095</text:p>
          </table:table-cell>
          <table:table-cell office:value-type="string">
            <text:p>u-component of the model wind vector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MWV</text:p>
          </table:table-cell>
          <table:table-cell/>
        </table:table-row>
        <table:table-row table:style-name="ro1">
          <table:table-cell office:value-type="string">
            <text:p>0-11-096</text:p>
          </table:table-cell>
          <table:table-cell office:value-type="string">
            <text:p>v-component of the model wind vector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WMV</text:p>
          </table:table-cell>
          <table:table-cell/>
        </table:table-row>
        <table:table-row table:style-name="ro1">
          <table:table-cell office:value-type="string">
            <text:p>0-11-097</text:p>
          </table:table-cell>
          <table:table-cell office:value-type="string">
            <text:p>Wind speed from altimeter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PA</text:p>
          </table:table-cell>
          <table:table-cell/>
        </table:table-row>
        <table:table-row table:style-name="ro1">
          <table:table-cell office:value-type="string">
            <text:p>0-11-098</text:p>
          </table:table-cell>
          <table:table-cell office:value-type="string">
            <text:p>Wind speed from radiometer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PR</text:p>
          </table:table-cell>
          <table:table-cell/>
        </table:table-row>
        <table:table-row table:style-name="ro1">
          <table:table-cell office:value-type="string">
            <text:p>0-11-100</text:p>
          </table:table-cell>
          <table:table-cell office:value-type="string">
            <text:p>True aircraft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ASP</text:p>
          </table:table-cell>
          <table:table-cell/>
        </table:table-row>
        <table:table-row table:style-name="ro1">
          <table:table-cell office:value-type="string">
            <text:p>0-11-101</text:p>
          </table:table-cell>
          <table:table-cell office:value-type="string">
            <text:p>Aircraft velocity u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AVLU</text:p>
          </table:table-cell>
          <table:table-cell/>
        </table:table-row>
        <table:table-row table:style-name="ro1">
          <table:table-cell office:value-type="string">
            <text:p>0-11-102</text:p>
          </table:table-cell>
          <table:table-cell office:value-type="string">
            <text:p>Aircraft velocity v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AVLV</text:p>
          </table:table-cell>
          <table:table-cell/>
        </table:table-row>
        <table:table-row table:style-name="ro1">
          <table:table-cell office:value-type="string">
            <text:p>0-11-103</text:p>
          </table:table-cell>
          <table:table-cell office:value-type="string">
            <text:p>Aircraft velocity w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512">
            <text:p>-512</text:p>
          </table:table-cell>
          <table:table-cell office:value-type="float" office:value="10">
            <text:p>10</text:p>
          </table:table-cell>
          <table:table-cell office:value-type="string">
            <text:p>AVLW</text:p>
          </table:table-cell>
          <table:table-cell/>
        </table:table-row>
        <table:table-row table:style-name="ro1">
          <table:table-cell office:value-type="string">
            <text:p>0-11-104</text:p>
          </table:table-cell>
          <table:table-cell office:value-type="string">
            <text:p>Aircraft true heading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CTH</text:p>
          </table:table-cell>
          <table:table-cell/>
        </table:table-row>
        <table:table-row table:style-name="ro1">
          <table:table-cell office:value-type="string">
            <text:p>0-11-105</text:p>
          </table:table-cell>
          <table:table-cell office:value-type="string">
            <text:p>EDR algorithm vers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DRV</text:p>
          </table:table-cell>
          <table:table-cell/>
        </table:table-row>
        <table:table-row table:style-name="ro1">
          <table:table-cell office:value-type="string">
            <text:p>0-11-106</text:p>
          </table:table-cell>
          <table:table-cell office:value-type="string">
            <text:p>Running minimum confidenc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MCF</text:p>
          </table:table-cell>
          <table:table-cell/>
        </table:table-row>
        <table:table-row table:style-name="ro1">
          <table:table-cell office:value-type="string">
            <text:p>0-11-107</text:p>
          </table:table-cell>
          <table:table-cell office:value-type="string">
            <text:p>Maximum number bad input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NBI</text:p>
          </table:table-cell>
          <table:table-cell/>
        </table:table-row>
        <table:table-row table:style-name="ro1">
          <table:table-cell office:value-type="string">
            <text:p>0-11-108</text:p>
          </table:table-cell>
          <table:table-cell office:value-type="string">
            <text:p>Peak location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KLN</text:p>
          </table:table-cell>
          <table:table-cell/>
        </table:table-row>
        <table:table-row table:style-name="ro1">
          <table:table-cell office:value-type="string">
            <text:p>0-11-109</text:p>
          </table:table-cell>
          <table:table-cell office:value-type="string">
            <text:p>Number of good ED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EDR</text:p>
          </table:table-cell>
          <table:table-cell/>
        </table:table-row>
        <table:table-row table:style-name="ro1">
          <table:table-cell office:value-type="string">
            <text:p>0-11-192</text:p>
          </table:table-cell>
          <table:table-cell office:value-type="string">
            <text:p>PREPFITS: u-, v-component wind (UOB/VOB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QM</text:p>
          </table:table-cell>
          <table:table-cell office:value-type="string">
            <text:p>MWSPDL</text:p>
          </table:table-cell>
        </table:table-row>
        <table:table-row table:style-name="ro1">
          <table:table-cell office:value-type="string">
            <text:p>0-11-193</text:p>
          </table:table-cell>
          <table:table-cell office:value-type="string">
            <text:p>Turbulent kinetic energy in a layer</text:p>
          </table:table-cell>
          <table:table-cell office:value-type="string">
            <text:p>m2 s-2</text:p>
          </table:table-cell>
          <table:table-cell office:value-type="float" office:value="2">
            <text:p>2</text:p>
          </table:table-cell>
          <table:table-cell office:value-type="float" office:value="-1024">
            <text:p>-1024</text:p>
          </table:table-cell>
          <table:table-cell office:value-type="float" office:value="13">
            <text:p>13</text:p>
          </table:table-cell>
          <table:table-cell office:value-type="string">
            <text:p>TKEL</text:p>
          </table:table-cell>
          <table:table-cell/>
        </table:table-row>
        <table:table-row table:style-name="ro1">
          <table:table-cell office:value-type="string">
            <text:p>0-11-196</text:p>
          </table:table-cell>
          <table:table-cell office:value-type="string">
            <text:p>u-component at 10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10M</text:p>
          </table:table-cell>
          <table:table-cell/>
        </table:table-row>
        <table:table-row table:style-name="ro1">
          <table:table-cell office:value-type="string">
            <text:p>0-11-197</text:p>
          </table:table-cell>
          <table:table-cell office:value-type="string">
            <text:p>v-component at 10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10M</text:p>
          </table:table-cell>
          <table:table-cell/>
        </table:table-row>
        <table:table-row table:style-name="ro1">
          <table:table-cell office:value-type="string">
            <text:p>0-11-200</text:p>
          </table:table-cell>
          <table:table-cell office:value-type="string">
            <text:p>Surface wind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IR1</text:p>
          </table:table-cell>
          <table:table-cell/>
        </table:table-row>
        <table:table-row table:style-name="ro1">
          <table:table-cell office:value-type="string">
            <text:p>0-11-200</text:p>
          </table:table-cell>
          <table:table-cell office:value-type="string">
            <text:p>Inflated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 ]</text:p>
          </table:table-cell>
          <table:table-cell table:number-columns-repeated="2"/>
        </table:table-row>
        <table:table-row table:style-name="ro1">
          <table:table-cell office:value-type="string">
            <text:p>0-11-201</text:p>
          </table:table-cell>
          <table:table-cell office:value-type="string">
            <text:p>Surface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PD1</text:p>
          </table:table-cell>
          <table:table-cell/>
        </table:table-row>
        <table:table-row table:style-name="ro1">
          <table:table-cell office:value-type="string">
            <text:p>0-11-201</text:p>
          </table:table-cell>
          <table:table-cell office:value-type="string">
            <text:p>Mean wind speed over past 12 hours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 ]</text:p>
          </table:table-cell>
          <table:table-cell table:number-columns-repeated="2"/>
        </table:table-row>
        <table:table-row table:style-name="ro1">
          <table:table-cell office:value-type="string">
            <text:p>0-11-202</text:p>
          </table:table-cell>
          <table:table-cell office:value-type="string">
            <text:p>Peak wind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KWDDR</text:p>
          </table:table-cell>
          <table:table-cell/>
        </table:table-row>
        <table:table-row table:style-name="ro1">
          <table:table-cell office:value-type="string">
            <text:p>0-11-203</text:p>
          </table:table-cell>
          <table:table-cell office:value-type="string">
            <text:p>Peak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KWDSP</text:p>
          </table:table-cell>
          <table:table-cell/>
        </table:table-row>
        <table:table-row table:style-name="ro1">
          <table:table-cell office:value-type="string">
            <text:p>0-11-206</text:p>
          </table:table-cell>
          <table:table-cell office:value-type="string">
            <text:p>Roughness length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RLM</text:p>
          </table:table-cell>
          <table:table-cell/>
        </table:table-row>
        <table:table-row table:style-name="ro1">
          <table:table-cell office:value-type="string">
            <text:p>0-11-208</text:p>
          </table:table-cell>
          <table:table-cell office:value-type="string">
            <text:p>Surface exchange coefficient</text:p>
          </table:table-cell>
          <table:table-cell office:value-type="string">
            <text:p>m s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FEX</text:p>
          </table:table-cell>
          <table:table-cell/>
        </table:table-row>
        <table:table-row table:style-name="ro1">
          <table:table-cell office:value-type="string">
            <text:p>0-11-210</text:p>
          </table:table-cell>
          <table:table-cell office:value-type="string">
            <text:p>Root mean square vector wind error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MSW</text:p>
          </table:table-cell>
          <table:table-cell/>
        </table:table-row>
        <table:table-row table:style-name="ro1">
          <table:table-cell office:value-type="string">
            <text:p>0-11-211</text:p>
          </table:table-cell>
          <table:table-cell office:value-type="string">
            <text:p>Wind direction at 10 m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WD10H</text:p>
          </table:table-cell>
          <table:table-cell/>
        </table:table-row>
        <table:table-row table:style-name="ro1">
          <table:table-cell office:value-type="string">
            <text:p>0-11-212</text:p>
          </table:table-cell>
          <table:table-cell office:value-type="string">
            <text:p>Wind speed at 10 m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S10H</text:p>
          </table:table-cell>
          <table:table-cell/>
        </table:table-row>
        <table:table-row table:style-name="ro1">
          <table:table-cell office:value-type="string">
            <text:p>0-11-217</text:p>
          </table:table-cell>
          <table:table-cell office:value-type="string">
            <text:p>PREPBUFR: Wind speed (SOB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QM</text:p>
          </table:table-cell>
          <table:table-cell/>
        </table:table-row>
        <table:table-row table:style-name="ro1">
          <table:table-cell office:value-type="string">
            <text:p>0-11-218</text:p>
          </table:table-cell>
          <table:table-cell office:value-type="string">
            <text:p>PREPBUFR: Wind direction/speed (DDO/FFO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FQ</text:p>
          </table:table-cell>
          <table:table-cell/>
        </table:table-row>
        <table:table-row table:style-name="ro1">
          <table:table-cell office:value-type="string">
            <text:p>0-11-219</text:p>
          </table:table-cell>
          <table:table-cell office:value-type="string">
            <text:p>PREPBUFR: Wind direction/speed (DDO/FFO)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FP</text:p>
          </table:table-cell>
          <table:table-cell/>
        </table:table-row>
        <table:table-row table:style-name="ro1">
          <table:table-cell office:value-type="string">
            <text:p>0-11-220</text:p>
          </table:table-cell>
          <table:table-cell office:value-type="string">
            <text:p>PREPBUFR: Wind direction/speed (DDO/FFO)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FR</text:p>
          </table:table-cell>
          <table:table-cell/>
        </table:table-row>
        <table:table-row table:style-name="ro1">
          <table:table-cell office:value-type="string">
            <text:p>0-11-221</text:p>
          </table:table-cell>
          <table:table-cell office:value-type="string">
            <text:p>Mean wind direction for 1500 - 3000 m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WDH</text:p>
          </table:table-cell>
          <table:table-cell/>
        </table:table-row>
        <table:table-row table:style-name="ro1">
          <table:table-cell office:value-type="string">
            <text:p>0-11-222</text:p>
          </table:table-cell>
          <table:table-cell office:value-type="string">
            <text:p>Mean wind speed for 1500 - 3000 m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WSH</text:p>
          </table:table-cell>
          <table:table-cell/>
        </table:table-row>
        <table:table-row table:style-name="ro1">
          <table:table-cell office:value-type="string">
            <text:p>0-11-223</text:p>
          </table:table-cell>
          <table:table-cell office:value-type="string">
            <text:p>10 m extrapolated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XS10</text:p>
          </table:table-cell>
          <table:table-cell/>
        </table:table-row>
        <table:table-row table:style-name="ro1">
          <table:table-cell office:value-type="string">
            <text:p>0-11-224</text:p>
          </table:table-cell>
          <table:table-cell office:value-type="string">
            <text:p>20 m extrapolated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XS20</text:p>
          </table:table-cell>
          <table:table-cell/>
        </table:table-row>
        <table:table-row table:style-name="ro1">
          <table:table-cell office:value-type="string">
            <text:p>0-11-225</text:p>
          </table:table-cell>
          <table:table-cell office:value-type="string">
            <text:p>10 meter wind reduction factor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F10M</text:p>
          </table:table-cell>
          <table:table-cell/>
        </table:table-row>
        <table:table-row table:style-name="ro1">
          <table:table-cell office:value-type="string">
            <text:p>0-11-227</text:p>
          </table:table-cell>
          <table:table-cell office:value-type="string">
            <text:p>Continuous wind direction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WDRC</text:p>
          </table:table-cell>
          <table:table-cell/>
        </table:table-row>
        <table:table-row table:style-name="ro1">
          <table:table-cell office:value-type="string">
            <text:p>0-11-228</text:p>
          </table:table-cell>
          <table:table-cell office:value-type="string">
            <text:p>Continuous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DSC</text:p>
          </table:table-cell>
          <table:table-cell/>
        </table:table-row>
        <table:table-row table:style-name="ro1">
          <table:table-cell office:value-type="string">
            <text:p>0-11-229</text:p>
          </table:table-cell>
          <table:table-cell office:value-type="string">
            <text:p>w-component</text:p>
          </table:table-cell>
          <table:table-cell office:value-type="string">
            <text:p>Pa s-1</text:p>
          </table:table-cell>
          <table:table-cell office:value-type="float" office:value="1">
            <text:p>1</text:p>
          </table:table-cell>
          <table:table-cell office:value-type="float" office:value="-512">
            <text:p>-512</text:p>
          </table:table-cell>
          <table:table-cell office:value-type="float" office:value="10">
            <text:p>10</text:p>
          </table:table-cell>
          <table:table-cell office:value-type="string">
            <text:p>OMEG</text:p>
          </table:table-cell>
          <table:table-cell/>
        </table:table-row>
        <table:table-row table:style-name="ro1">
          <table:table-cell office:value-type="string">
            <text:p>0-11-230</text:p>
          </table:table-cell>
          <table:table-cell office:value-type="string">
            <text:p>Ocean surface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OS</text:p>
          </table:table-cell>
          <table:table-cell/>
        </table:table-row>
        <table:table-row table:style-name="ro1">
          <table:table-cell office:value-type="string">
            <text:p>0-11-231</text:p>
          </table:table-cell>
          <table:table-cell office:value-type="string">
            <text:p>u-component of storm motion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STM</text:p>
          </table:table-cell>
          <table:table-cell/>
        </table:table-row>
        <table:table-row table:style-name="ro1">
          <table:table-cell office:value-type="string">
            <text:p>0-11-232</text:p>
          </table:table-cell>
          <table:table-cell office:value-type="string">
            <text:p>v-component of storm motion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STM</text:p>
          </table:table-cell>
          <table:table-cell/>
        </table:table-row>
        <table:table-row table:style-name="ro1">
          <table:table-cell office:value-type="string">
            <text:p>0-11-233</text:p>
          </table:table-cell>
          <table:table-cell office:value-type="string">
            <text:p>Storm relative helicity</text:p>
          </table:table-cell>
          <table:table-cell office:value-type="string">
            <text:p>m2 s-2</text:p>
          </table:table-cell>
          <table:table-cell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HLCY</text:p>
          </table:table-cell>
          <table:table-cell/>
        </table:table-row>
        <table:table-row table:style-name="ro1">
          <table:table-cell office:value-type="string">
            <text:p>0-11-235</text:p>
          </table:table-cell>
          <table:table-cell office:value-type="string">
            <text:p>Turbulence index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</text:p>
          </table:table-cell>
          <table:table-cell/>
        </table:table-row>
        <table:table-row table:style-name="ro1">
          <table:table-cell office:value-type="string">
            <text:p>0-11-236</text:p>
          </table:table-cell>
          <table:table-cell office:value-type="string">
            <text:p>Turbulence index for period from 1 minute pri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10</text:p>
          </table:table-cell>
          <table:table-cell/>
        </table:table-row>
        <table:table-row table:style-name="ro1">
          <table:table-cell office:value-type="string">
            <text:p>0-11-237</text:p>
          </table:table-cell>
          <table:table-cell office:value-type="string">
            <text:p>Turbulence index for period from 2 minutes pri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21</text:p>
          </table:table-cell>
          <table:table-cell/>
        </table:table-row>
        <table:table-row table:style-name="ro1">
          <table:table-cell office:value-type="string">
            <text:p>0-11-238</text:p>
          </table:table-cell>
          <table:table-cell office:value-type="string">
            <text:p>Turbulence index for period from 3 minutes pri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32</text:p>
          </table:table-cell>
          <table:table-cell/>
        </table:table-row>
        <table:table-row table:style-name="ro1">
          <table:table-cell office:value-type="string">
            <text:p>0-11-239</text:p>
          </table:table-cell>
          <table:table-cell office:value-type="string">
            <text:p>Turbulence index for period from 4 minutes pri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RBX43</text:p>
          </table:table-cell>
          <table:table-cell/>
        </table:table-row>
        <table:table-row table:style-name="ro1">
          <table:table-cell office:value-type="string">
            <text:p>0-11-240</text:p>
          </table:table-cell>
          <table:table-cell office:value-type="string">
            <text:p>PREPBUFR: u-, v-component wind (UOB/VOB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QM</text:p>
          </table:table-cell>
          <table:table-cell/>
        </table:table-row>
        <table:table-row table:style-name="ro1">
          <table:table-cell office:value-type="string">
            <text:p>0-11-241</text:p>
          </table:table-cell>
          <table:table-cell office:value-type="string">
            <text:p>PREPBUFR: u-, v-component wind (UOB/VOB) ev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PC</text:p>
          </table:table-cell>
          <table:table-cell/>
        </table:table-row>
        <table:table-row table:style-name="ro1">
          <table:table-cell office:value-type="string">
            <text:p>0-11-242</text:p>
          </table:table-cell>
          <table:table-cell office:value-type="string">
            <text:p>PREPBUFR: u-, v-component wind (UOB/VOB) ev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RC</text:p>
          </table:table-cell>
          <table:table-cell/>
        </table:table-row>
        <table:table-row table:style-name="ro1">
          <table:table-cell office:value-type="string">
            <text:p>0-11-243</text:p>
          </table:table-cell>
          <table:table-cell office:value-type="string">
            <text:p>PREPBUFR: Global forecast (background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FC</text:p>
          </table:table-cell>
          <table:table-cell/>
        </table:table-row>
        <table:table-row table:style-name="ro1">
          <table:table-cell office:value-type="string">
            <text:p>0-11-244</text:p>
          </table:table-cell>
          <table:table-cell office:value-type="string">
            <text:p>PREPBUFR: Global forecast (background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FC</text:p>
          </table:table-cell>
          <table:table-cell/>
        </table:table-row>
        <table:table-row table:style-name="ro1">
          <table:table-cell office:value-type="string">
            <text:p>0-11-245</text:p>
          </table:table-cell>
          <table:table-cell office:value-type="string">
            <text:p>PREPBUFR: Wind observation error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OE</text:p>
          </table:table-cell>
          <table:table-cell/>
        </table:table-row>
        <table:table-row table:style-name="ro1">
          <table:table-cell office:value-type="string">
            <text:p>0-11-246</text:p>
          </table:table-cell>
          <table:table-cell office:value-type="string">
            <text:p>PREPBUFR: Analyzed u-component wind valu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AN</text:p>
          </table:table-cell>
          <table:table-cell/>
        </table:table-row>
        <table:table-row table:style-name="ro1">
          <table:table-cell office:value-type="string">
            <text:p>0-11-247</text:p>
          </table:table-cell>
          <table:table-cell office:value-type="string">
            <text:p>PREPBUFR: Analyzed v-component wind valu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AN</text:p>
          </table:table-cell>
          <table:table-cell/>
        </table:table-row>
        <table:table-row table:style-name="ro1">
          <table:table-cell office:value-type="string">
            <text:p>0-11-248</text:p>
          </table:table-cell>
          <table:table-cell office:value-type="string">
            <text:p>PREPBUFR: Climatological u-component wind valu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CL</text:p>
          </table:table-cell>
          <table:table-cell/>
        </table:table-row>
        <table:table-row table:style-name="ro1">
          <table:table-cell office:value-type="string">
            <text:p>0-11-249</text:p>
          </table:table-cell>
          <table:table-cell office:value-type="string">
            <text:p>PREPBUFR: Climatological v-component wind valu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CL</text:p>
          </table:table-cell>
          <table:table-cell/>
        </table:table-row>
        <table:table-row table:style-name="ro1">
          <table:table-cell office:value-type="string">
            <text:p>0-11-250</text:p>
          </table:table-cell>
          <table:table-cell office:value-type="string">
            <text:p>PREPBUFR: Standard deviation of climatological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CS</text:p>
          </table:table-cell>
          <table:table-cell/>
        </table:table-row>
        <table:table-row table:style-name="ro1">
          <table:table-cell office:value-type="string">
            <text:p>0-11-251</text:p>
          </table:table-cell>
          <table:table-cell office:value-type="string">
            <text:p>PREPBUFR: Standard deviation of climatological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VCS</text:p>
          </table:table-cell>
          <table:table-cell/>
        </table:table-row>
        <table:table-row table:style-name="ro1">
          <table:table-cell office:value-type="string">
            <text:p>0-11-252</text:p>
          </table:table-cell>
          <table:table-cell office:value-type="string">
            <text:p>PREPBUFR/PREPFITS: Wind speed observation</text:p>
          </table:table-cell>
          <table:table-cell office:value-type="string">
            <text:p>kt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FFO</text:p>
          </table:table-cell>
          <table:table-cell/>
        </table:table-row>
        <table:table-row table:style-name="ro1">
          <table:table-cell office:value-type="string">
            <text:p>0-11-253</text:p>
          </table:table-cell>
          <table:table-cell office:value-type="string">
            <text:p>PREPBUFR: Analysis-tuned wind observation error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OETU</text:p>
          </table:table-cell>
          <table:table-cell/>
        </table:table-row>
        <table:table-row table:style-name="ro1">
          <table:table-cell office:value-type="string">
            <text:p>0-11-254</text:p>
          </table:table-cell>
          <table:table-cell office:value-type="string">
            <text:p>PREPBUFR: Model forecast (background) u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UFCMOD</text:p>
          </table:table-cell>
          <table:table-cell/>
        </table:table-row>
        <table:table-row table:style-name="ro1">
          <table:table-cell office:value-type="string">
            <text:p>0-11-255</text:p>
          </table:table-cell>
          <table:table-cell office:value-type="string">
            <text:p>PREPBUFR: Model forecast (background) v-component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VFCMOD</text:p>
          </table:table-cell>
          <table:table-cell/>
        </table:table-row>
        <table:table-row table:style-name="ro1">
          <table:table-cell office:value-type="string">
            <text:p>0-12-001</text:p>
          </table:table-cell>
          <table:table-cell office:value-type="string">
            <text:p>Temperature/dry bulb-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DBST</text:p>
          </table:table-cell>
          <table:table-cell/>
        </table:table-row>
        <table:table-row table:style-name="ro1">
          <table:table-cell office:value-type="string">
            <text:p>0-12-001</text:p>
          </table:table-cell>
          <table:table-cell office:value-type="string">
            <text:p>Temperature/dry bulb-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DB ]</text:p>
          </table:table-cell>
          <table:table-cell/>
        </table:table-row>
        <table:table-row table:style-name="ro1">
          <table:table-cell office:value-type="string">
            <text:p>0-12-002</text:p>
          </table:table-cell>
          <table:table-cell office:value-type="string">
            <text:p>Wet-bulb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WBST</text:p>
          </table:table-cell>
          <table:table-cell/>
        </table:table-row>
        <table:table-row table:style-name="ro1">
          <table:table-cell office:value-type="string">
            <text:p>0-12-003</text:p>
          </table:table-cell>
          <table:table-cell office:value-type="string">
            <text:p>Dew-point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DPST</text:p>
          </table:table-cell>
          <table:table-cell/>
        </table:table-row>
        <table:table-row table:style-name="ro1">
          <table:table-cell office:value-type="string">
            <text:p>0-12-004</text:p>
          </table:table-cell>
          <table:table-cell office:value-type="string">
            <text:p>Dry-bulb temperature at 2 m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2MS</text:p>
          </table:table-cell>
          <table:table-cell/>
        </table:table-row>
        <table:table-row table:style-name="ro1">
          <table:table-cell office:value-type="string">
            <text:p>0-12-005</text:p>
          </table:table-cell>
          <table:table-cell office:value-type="string">
            <text:p>Wet-bulb temperature at 2 m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2MW</text:p>
          </table:table-cell>
          <table:table-cell/>
        </table:table-row>
        <table:table-row table:style-name="ro1">
          <table:table-cell office:value-type="string">
            <text:p>0-12-006</text:p>
          </table:table-cell>
          <table:table-cell office:value-type="string">
            <text:p>Dew-point temperature at 2 m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2MD</text:p>
          </table:table-cell>
          <table:table-cell/>
        </table:table-row>
        <table:table-row table:style-name="ro1">
          <table:table-cell office:value-type="string">
            <text:p>0-12-007</text:p>
          </table:table-cell>
          <table:table-cell office:value-type="string">
            <text:p>Virtual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VRST</text:p>
          </table:table-cell>
          <table:table-cell/>
        </table:table-row>
        <table:table-row table:style-name="ro1">
          <table:table-cell office:value-type="string">
            <text:p>0-12-011</text:p>
          </table:table-cell>
          <table:table-cell office:value-type="string">
            <text:p>Maximum temperature, at height and over period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TMST</text:p>
          </table:table-cell>
          <table:table-cell/>
        </table:table-row>
        <table:table-row table:style-name="ro1">
          <table:table-cell office:value-type="string">
            <text:p>0-12-012</text:p>
          </table:table-cell>
          <table:table-cell office:value-type="string">
            <text:p>Minimum temperature, at height and over period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ITMST</text:p>
          </table:table-cell>
          <table:table-cell/>
        </table:table-row>
        <table:table-row table:style-name="ro1">
          <table:table-cell office:value-type="string">
            <text:p>0-12-013</text:p>
          </table:table-cell>
          <table:table-cell office:value-type="string">
            <text:p>Ground minimum temperature, past 12 hour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GMIT</text:p>
          </table:table-cell>
          <table:table-cell/>
        </table:table-row>
        <table:table-row table:style-name="ro1">
          <table:table-cell office:value-type="string">
            <text:p>0-12-014</text:p>
          </table:table-cell>
          <table:table-cell office:value-type="string">
            <text:p>Maximum temperature at 2 m, past 12 hour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T2M12</text:p>
          </table:table-cell>
          <table:table-cell/>
        </table:table-row>
        <table:table-row table:style-name="ro1">
          <table:table-cell office:value-type="string">
            <text:p>0-12-015</text:p>
          </table:table-cell>
          <table:table-cell office:value-type="string">
            <text:p>Minimum temperature at 2 m, past 12 hour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IT2M12</text:p>
          </table:table-cell>
          <table:table-cell/>
        </table:table-row>
        <table:table-row table:style-name="ro1">
          <table:table-cell office:value-type="string">
            <text:p>0-12-016</text:p>
          </table:table-cell>
          <table:table-cell office:value-type="string">
            <text:p>Maximum temperature at 2 m, past 24 hour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XT2M24</text:p>
          </table:table-cell>
          <table:table-cell/>
        </table:table-row>
        <table:table-row table:style-name="ro1">
          <table:table-cell office:value-type="string">
            <text:p>0-12-017</text:p>
          </table:table-cell>
          <table:table-cell office:value-type="string">
            <text:p>Minimum temperature at 2 m, past 24 hour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IT2M24</text:p>
          </table:table-cell>
          <table:table-cell/>
        </table:table-row>
        <table:table-row table:style-name="ro1">
          <table:table-cell office:value-type="string">
            <text:p>0-12-021</text:p>
          </table:table-cell>
          <table:table-cell office:value-type="string">
            <text:p>Maximum temperature at 2 m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T2M</text:p>
          </table:table-cell>
          <table:table-cell/>
        </table:table-row>
        <table:table-row table:style-name="ro1">
          <table:table-cell office:value-type="string">
            <text:p>0-12-022</text:p>
          </table:table-cell>
          <table:table-cell office:value-type="string">
            <text:p>Minimum temperature at 2 m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T2M</text:p>
          </table:table-cell>
          <table:table-cell/>
        </table:table-row>
        <table:table-row table:style-name="ro1">
          <table:table-cell office:value-type="string">
            <text:p>0-12-023</text:p>
          </table:table-cell>
          <table:table-cell office:value-type="string">
            <text:p>Temperature</text:p>
          </table:table-cell>
          <table:table-cell office:value-type="string">
            <text:p>Celsiu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float" office:value="8">
            <text:p>8</text:p>
          </table:table-cell>
          <table:table-cell office:value-type="string">
            <text:p>TMDBC</text:p>
          </table:table-cell>
          <table:table-cell/>
        </table:table-row>
        <table:table-row table:style-name="ro1">
          <table:table-cell office:value-type="string">
            <text:p>0-12-024</text:p>
          </table:table-cell>
          <table:table-cell office:value-type="string">
            <text:p>Dew-point temperature</text:p>
          </table:table-cell>
          <table:table-cell office:value-type="string">
            <text:p>Celsius</text:p>
          </table:table-cell>
          <table:table-cell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float" office:value="8">
            <text:p>8</text:p>
          </table:table-cell>
          <table:table-cell office:value-type="string">
            <text:p>TMDPC</text:p>
          </table:table-cell>
          <table:table-cell/>
        </table:table-row>
        <table:table-row table:style-name="ro1">
          <table:table-cell office:value-type="string">
            <text:p>0-12-030</text:p>
          </table:table-cell>
          <table:table-cell office:value-type="string">
            <text:p>Soil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EM</text:p>
          </table:table-cell>
          <table:table-cell/>
        </table:table-row>
        <table:table-row table:style-name="ro1">
          <table:table-cell office:value-type="string">
            <text:p>0-12-049</text:p>
          </table:table-cell>
          <table:table-cell office:value-type="string">
            <text:p>Temperature change over period specified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office:value-type="string">
            <text:p>TCPS</text:p>
          </table:table-cell>
          <table:table-cell/>
        </table:table-row>
        <table:table-row table:style-name="ro1">
          <table:table-cell office:value-type="string">
            <text:p>0-12-051</text:p>
          </table:table-cell>
          <table:table-cell office:value-type="string">
            <text:p>Standard deviation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DT</text:p>
          </table:table-cell>
          <table:table-cell/>
        </table:table-row>
        <table:table-row table:style-name="ro1">
          <table:table-cell office:value-type="string">
            <text:p>0-12-052</text:p>
          </table:table-cell>
          <table:table-cell office:value-type="string">
            <text:p>Highest daily mean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HDMT</text:p>
          </table:table-cell>
          <table:table-cell/>
        </table:table-row>
        <table:table-row table:style-name="ro1">
          <table:table-cell office:value-type="string">
            <text:p>0-12-053</text:p>
          </table:table-cell>
          <table:table-cell office:value-type="string">
            <text:p>Lowest daily mean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DMT</text:p>
          </table:table-cell>
          <table:table-cell/>
        </table:table-row>
        <table:table-row table:style-name="ro1">
          <table:table-cell office:value-type="string">
            <text:p>0-12-060</text:p>
          </table:table-cell>
          <table:table-cell office:value-type="string">
            <text:p>AWS enclosure internal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WST</text:p>
          </table:table-cell>
          <table:table-cell/>
        </table:table-row>
        <table:table-row table:style-name="ro1">
          <table:table-cell office:value-type="string">
            <text:p>0-12-061</text:p>
          </table:table-cell>
          <table:table-cell office:value-type="string">
            <text:p>Skin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SKST</text:p>
          </table:table-cell>
          <table:table-cell/>
        </table:table-row>
        <table:table-row table:style-name="ro1">
          <table:table-cell office:value-type="string">
            <text:p>0-12-061</text:p>
          </table:table-cell>
          <table:table-cell office:value-type="string">
            <text:p>Skin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SK ]</text:p>
          </table:table-cell>
          <table:table-cell/>
        </table:table-row>
        <table:table-row table:style-name="ro1">
          <table:table-cell office:value-type="string">
            <text:p>0-12-062</text:p>
          </table:table-cell>
          <table:table-cell office:value-type="string">
            <text:p>Equivalent black body temperature (EBBT)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EBBT</text:p>
          </table:table-cell>
          <table:table-cell/>
        </table:table-row>
        <table:table-row table:style-name="ro1">
          <table:table-cell office:value-type="string">
            <text:p>0-12-063</text:p>
          </table:table-cell>
          <table:table-cell office:value-type="string">
            <text:p>Brightness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BRST</text:p>
          </table:table-cell>
          <table:table-cell/>
        </table:table-row>
        <table:table-row table:style-name="ro1">
          <table:table-cell office:value-type="string">
            <text:p>0-12-064</text:p>
          </table:table-cell>
          <table:table-cell office:value-type="string">
            <text:p>Instrument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INST</text:p>
          </table:table-cell>
          <table:table-cell/>
        </table:table-row>
        <table:table-row table:style-name="ro1">
          <table:table-cell office:value-type="string">
            <text:p>0-12-065</text:p>
          </table:table-cell>
          <table:table-cell office:value-type="string">
            <text:p>Standard deviation brightness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DTB</text:p>
          </table:table-cell>
          <table:table-cell/>
        </table:table-row>
        <table:table-row table:style-name="ro1">
          <table:table-cell office:value-type="string">
            <text:p>0-12-066</text:p>
          </table:table-cell>
          <table:table-cell office:value-type="string">
            <text:p>Antenna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ANT</text:p>
          </table:table-cell>
          <table:table-cell/>
        </table:table-row>
        <table:table-row table:style-name="ro1">
          <table:table-cell office:value-type="string">
            <text:p>0-12-070</text:p>
          </table:table-cell>
          <table:table-cell office:value-type="string">
            <text:p>Warm load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WLTM</text:p>
          </table:table-cell>
          <table:table-cell/>
        </table:table-row>
        <table:table-row table:style-name="ro1">
          <table:table-cell office:value-type="string">
            <text:p>0-12-071</text:p>
          </table:table-cell>
          <table:table-cell office:value-type="string">
            <text:p>Coldest cluster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CST</text:p>
          </table:table-cell>
          <table:table-cell/>
        </table:table-row>
        <table:table-row table:style-name="ro1">
          <table:table-cell office:value-type="string">
            <text:p>0-12-072</text:p>
          </table:table-cell>
          <table:table-cell office:value-type="string">
            <text:p>Radiance</text:p>
          </table:table-cell>
          <table:table-cell office:value-type="string">
            <text:p>W m-2 sr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RDNEH</text:p>
          </table:table-cell>
          <table:table-cell/>
        </table:table-row>
        <table:table-row table:style-name="ro1">
          <table:table-cell office:value-type="string">
            <text:p>0-12-075</text:p>
          </table:table-cell>
          <table:table-cell office:value-type="string">
            <text:p>Spectral radiance</text:p>
          </table:table-cell>
          <table:table-cell office:value-type="string">
            <text:p>W m-3 sr-1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PRD</text:p>
          </table:table-cell>
          <table:table-cell/>
        </table:table-row>
        <table:table-row table:style-name="ro1">
          <table:table-cell office:value-type="string">
            <text:p>0-12-076</text:p>
          </table:table-cell>
          <table:table-cell office:value-type="string">
            <text:p>Radiance</text:p>
          </table:table-cell>
          <table:table-cell office:value-type="string">
            <text:p>W m-2 sr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DNE</text:p>
          </table:table-cell>
          <table:table-cell/>
        </table:table-row>
        <table:table-row table:style-name="ro1">
          <table:table-cell office:value-type="string">
            <text:p>0-12-080</text:p>
          </table:table-cell>
          <table:table-cell office:value-type="string">
            <text:p>Brightness temperature real par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-10000">
            <text:p>-10000</text:p>
          </table:table-cell>
          <table:table-cell office:value-type="float" office:value="16">
            <text:p>16</text:p>
          </table:table-cell>
          <table:table-cell office:value-type="string">
            <text:p>TMBRR</text:p>
          </table:table-cell>
          <table:table-cell/>
        </table:table-row>
        <table:table-row table:style-name="ro1">
          <table:table-cell office:value-type="string">
            <text:p>0-12-081</text:p>
          </table:table-cell>
          <table:table-cell office:value-type="string">
            <text:p>Brightness temperature imaginary par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-10000">
            <text:p>-10000</text:p>
          </table:table-cell>
          <table:table-cell office:value-type="float" office:value="16">
            <text:p>16</text:p>
          </table:table-cell>
          <table:table-cell office:value-type="string">
            <text:p>TMBRI</text:p>
          </table:table-cell>
          <table:table-cell/>
        </table:table-row>
        <table:table-row table:style-name="ro1">
          <table:table-cell office:value-type="string">
            <text:p>0-12-082</text:p>
          </table:table-cell>
          <table:table-cell office:value-type="string">
            <text:p>Pixel radiometric accuracy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XRA</text:p>
          </table:table-cell>
          <table:table-cell/>
        </table:table-row>
        <table:table-row table:style-name="ro1">
          <table:table-cell office:value-type="string">
            <text:p>0-12-101</text:p>
          </table:table-cell>
          <table:table-cell office:value-type="string">
            <text:p>Temperature/dry-bulb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DB </text:p>
          </table:table-cell>
          <table:table-cell/>
        </table:table-row>
        <table:table-row table:style-name="ro1">
          <table:table-cell office:value-type="string">
            <text:p>0-12-102</text:p>
          </table:table-cell>
          <table:table-cell office:value-type="string">
            <text:p>Wet-bulb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WB</text:p>
          </table:table-cell>
          <table:table-cell/>
        </table:table-row>
        <table:table-row table:style-name="ro1">
          <table:table-cell office:value-type="string">
            <text:p>0-12-103</text:p>
          </table:table-cell>
          <table:table-cell office:value-type="string">
            <text:p>Dew-point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DP</text:p>
          </table:table-cell>
          <table:table-cell/>
        </table:table-row>
        <table:table-row table:style-name="ro1">
          <table:table-cell office:value-type="string">
            <text:p>0-12-104</text:p>
          </table:table-cell>
          <table:table-cell office:value-type="string">
            <text:p>Dry-bulb temperature at 2 m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2MSH</text:p>
          </table:table-cell>
          <table:table-cell/>
        </table:table-row>
        <table:table-row table:style-name="ro1">
          <table:table-cell office:value-type="string">
            <text:p>0-12-105</text:p>
          </table:table-cell>
          <table:table-cell office:value-type="string">
            <text:p>Wet-bulb temperature at 2 m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2MWH</text:p>
          </table:table-cell>
          <table:table-cell/>
        </table:table-row>
        <table:table-row table:style-name="ro1">
          <table:table-cell office:value-type="string">
            <text:p>0-12-106</text:p>
          </table:table-cell>
          <table:table-cell office:value-type="string">
            <text:p>Dew-point temperature at 2 m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2MDH</text:p>
          </table:table-cell>
          <table:table-cell/>
        </table:table-row>
        <table:table-row table:style-name="ro1">
          <table:table-cell office:value-type="string">
            <text:p>0-12-107</text:p>
          </table:table-cell>
          <table:table-cell office:value-type="string">
            <text:p>Virtual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VR</text:p>
          </table:table-cell>
          <table:table-cell/>
        </table:table-row>
        <table:table-row table:style-name="ro1">
          <table:table-cell office:value-type="string">
            <text:p>0-12-111</text:p>
          </table:table-cell>
          <table:table-cell office:value-type="string">
            <text:p>Maximum temperature, at height and over period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TM</text:p>
          </table:table-cell>
          <table:table-cell/>
        </table:table-row>
        <table:table-row table:style-name="ro1">
          <table:table-cell office:value-type="string">
            <text:p>0-12-112</text:p>
          </table:table-cell>
          <table:table-cell office:value-type="string">
            <text:p>Minimum temperature, at height and over period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TM</text:p>
          </table:table-cell>
          <table:table-cell/>
        </table:table-row>
        <table:table-row table:style-name="ro1">
          <table:table-cell office:value-type="string">
            <text:p>0-12-113</text:p>
          </table:table-cell>
          <table:table-cell office:value-type="string">
            <text:p>Ground minimum temperature, past 12 hour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MITH</text:p>
          </table:table-cell>
          <table:table-cell/>
        </table:table-row>
        <table:table-row table:style-name="ro1">
          <table:table-cell office:value-type="string">
            <text:p>0-12-114</text:p>
          </table:table-cell>
          <table:table-cell office:value-type="string">
            <text:p>Maximum temperature at 2 m, past 12 hour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T2M12H</text:p>
          </table:table-cell>
          <table:table-cell/>
        </table:table-row>
        <table:table-row table:style-name="ro1">
          <table:table-cell office:value-type="string">
            <text:p>0-12-115</text:p>
          </table:table-cell>
          <table:table-cell office:value-type="string">
            <text:p>Minimum temperature at 2 m, past 12 hour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T2M12H</text:p>
          </table:table-cell>
          <table:table-cell/>
        </table:table-row>
        <table:table-row table:style-name="ro1">
          <table:table-cell office:value-type="string">
            <text:p>0-12-116</text:p>
          </table:table-cell>
          <table:table-cell office:value-type="string">
            <text:p>Maximum temperature at 2 m, past 24 hour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T2M24H</text:p>
          </table:table-cell>
          <table:table-cell/>
        </table:table-row>
        <table:table-row table:style-name="ro1">
          <table:table-cell office:value-type="string">
            <text:p>0-12-117</text:p>
          </table:table-cell>
          <table:table-cell office:value-type="string">
            <text:p>Minimum temperature at 2 m, past 24 hour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T2M24H</text:p>
          </table:table-cell>
          <table:table-cell/>
        </table:table-row>
        <table:table-row table:style-name="ro1">
          <table:table-cell office:value-type="string">
            <text:p>0-12-118</text:p>
          </table:table-cell>
          <table:table-cell office:value-type="string">
            <text:p>Maximum temperature at height specified, past 24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TM24</text:p>
          </table:table-cell>
          <table:table-cell/>
        </table:table-row>
        <table:table-row table:style-name="ro1">
          <table:table-cell office:value-type="string">
            <text:p>0-12-119</text:p>
          </table:table-cell>
          <table:table-cell office:value-type="string">
            <text:p>Minimum temperature at height specified, past 24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TM24</text:p>
          </table:table-cell>
          <table:table-cell/>
        </table:table-row>
        <table:table-row table:style-name="ro1">
          <table:table-cell office:value-type="string">
            <text:p>0-12-120</text:p>
          </table:table-cell>
          <table:table-cell office:value-type="string">
            <text:p>Ground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TEM</text:p>
          </table:table-cell>
          <table:table-cell/>
        </table:table-row>
        <table:table-row table:style-name="ro1">
          <table:table-cell office:value-type="string">
            <text:p>0-12-121</text:p>
          </table:table-cell>
          <table:table-cell office:value-type="string">
            <text:p>Ground minimum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MINT</text:p>
          </table:table-cell>
          <table:table-cell/>
        </table:table-row>
        <table:table-row table:style-name="ro1">
          <table:table-cell office:value-type="string">
            <text:p>0-12-122</text:p>
          </table:table-cell>
          <table:table-cell office:value-type="string">
            <text:p>Ground minimum temperature of the preceding nigh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MINTP</text:p>
          </table:table-cell>
          <table:table-cell/>
        </table:table-row>
        <table:table-row table:style-name="ro1">
          <table:table-cell office:value-type="string">
            <text:p>0-12-130</text:p>
          </table:table-cell>
          <table:table-cell office:value-type="string">
            <text:p>Soil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TEMH</text:p>
          </table:table-cell>
          <table:table-cell/>
        </table:table-row>
        <table:table-row table:style-name="ro1">
          <table:table-cell office:value-type="string">
            <text:p>0-12-131</text:p>
          </table:table-cell>
          <table:table-cell office:value-type="string">
            <text:p>Snow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NTEM</text:p>
          </table:table-cell>
          <table:table-cell/>
        </table:table-row>
        <table:table-row table:style-name="ro1">
          <table:table-cell office:value-type="string">
            <text:p>0-12-132</text:p>
          </table:table-cell>
          <table:table-cell office:value-type="string">
            <text:p>Ice surfac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TEM</text:p>
          </table:table-cell>
          <table:table-cell/>
        </table:table-row>
        <table:table-row table:style-name="ro1">
          <table:table-cell office:value-type="string">
            <text:p>0-12-151</text:p>
          </table:table-cell>
          <table:table-cell office:value-type="string">
            <text:p>Standard deviation of daily mean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DMT</text:p>
          </table:table-cell>
          <table:table-cell/>
        </table:table-row>
        <table:table-row table:style-name="ro1">
          <table:table-cell office:value-type="string">
            <text:p>0-12-152</text:p>
          </table:table-cell>
          <table:table-cell office:value-type="string">
            <text:p>Highest daily mean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HDMTH</text:p>
          </table:table-cell>
          <table:table-cell/>
        </table:table-row>
        <table:table-row table:style-name="ro1">
          <table:table-cell office:value-type="string">
            <text:p>0-12-153</text:p>
          </table:table-cell>
          <table:table-cell office:value-type="string">
            <text:p>Lowest daily mean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LDMTH</text:p>
          </table:table-cell>
          <table:table-cell/>
        </table:table-row>
        <table:table-row table:style-name="ro1">
          <table:table-cell office:value-type="string">
            <text:p>0-12-158</text:p>
          </table:table-cell>
          <table:table-cell office:value-type="string">
            <text:p>Noise-equivalent delta temperature while viewing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EDTCO</text:p>
          </table:table-cell>
          <table:table-cell/>
        </table:table-row>
        <table:table-row table:style-name="ro1">
          <table:table-cell office:value-type="string">
            <text:p>0-12-159</text:p>
          </table:table-cell>
          <table:table-cell office:value-type="string">
            <text:p>Noise-equivalent delta temperature while viewing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EDTWA</text:p>
          </table:table-cell>
          <table:table-cell/>
        </table:table-row>
        <table:table-row table:style-name="ro1">
          <table:table-cell office:value-type="string">
            <text:p>0-12-161</text:p>
          </table:table-cell>
          <table:table-cell office:value-type="string">
            <text:p>Skin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SK</text:p>
          </table:table-cell>
          <table:table-cell/>
        </table:table-row>
        <table:table-row table:style-name="ro1">
          <table:table-cell office:value-type="string">
            <text:p>0-12-162</text:p>
          </table:table-cell>
          <table:table-cell office:value-type="string">
            <text:p>Equivalent black body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BBTH</text:p>
          </table:table-cell>
          <table:table-cell/>
        </table:table-row>
        <table:table-row table:style-name="ro1">
          <table:table-cell office:value-type="string">
            <text:p>0-12-163</text:p>
          </table:table-cell>
          <table:table-cell office:value-type="string">
            <text:p>Brightness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BR</text:p>
          </table:table-cell>
          <table:table-cell/>
        </table:table-row>
        <table:table-row table:style-name="ro1">
          <table:table-cell office:value-type="string">
            <text:p>0-12-164</text:p>
          </table:table-cell>
          <table:table-cell office:value-type="string">
            <text:p>Instrument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MINSTH</text:p>
          </table:table-cell>
          <table:table-cell/>
        </table:table-row>
        <table:table-row table:style-name="ro1">
          <table:table-cell office:value-type="string">
            <text:p>0-12-165</text:p>
          </table:table-cell>
          <table:table-cell office:value-type="string">
            <text:p>Direct sun brightness temperature</text:p>
          </table:table-cell>
          <table:table-cell office:value-type="string">
            <text:p>K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DSBT</text:p>
          </table:table-cell>
          <table:table-cell/>
        </table:table-row>
        <table:table-row table:style-name="ro1">
          <table:table-cell office:value-type="string">
            <text:p>0-12-166</text:p>
          </table:table-cell>
          <table:table-cell office:value-type="string">
            <text:p>Snapshot accuracy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-4000">
            <text:p>-4000</text:p>
          </table:table-cell>
          <table:table-cell office:value-type="float" office:value="13">
            <text:p>13</text:p>
          </table:table-cell>
          <table:table-cell office:value-type="string">
            <text:p>SSAC</text:p>
          </table:table-cell>
          <table:table-cell/>
        </table:table-row>
        <table:table-row table:style-name="ro1">
          <table:table-cell office:value-type="string">
            <text:p>0-12-167</text:p>
          </table:table-cell>
          <table:table-cell office:value-type="string">
            <text:p>Radiometric accuracy (pure polarization)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ACPP</text:p>
          </table:table-cell>
          <table:table-cell/>
        </table:table-row>
        <table:table-row table:style-name="ro1">
          <table:table-cell office:value-type="string">
            <text:p>0-12-168</text:p>
          </table:table-cell>
          <table:table-cell office:value-type="string">
            <text:p>Radiometric accuracy (cross polarization)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ACCP</text:p>
          </table:table-cell>
          <table:table-cell/>
        </table:table-row>
        <table:table-row table:style-name="ro1">
          <table:table-cell office:value-type="string">
            <text:p>0-12-171</text:p>
          </table:table-cell>
          <table:table-cell office:value-type="string">
            <text:p>Coldest cluster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CSTH</text:p>
          </table:table-cell>
          <table:table-cell/>
        </table:table-row>
        <table:table-row table:style-name="ro1">
          <table:table-cell office:value-type="string">
            <text:p>0-12-180</text:p>
          </table:table-cell>
          <table:table-cell office:value-type="string">
            <text:p>Averaged 12 micron BT for all clear pixels a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12BN</text:p>
          </table:table-cell>
          <table:table-cell/>
        </table:table-row>
        <table:table-row table:style-name="ro1">
          <table:table-cell office:value-type="string">
            <text:p>0-12-181</text:p>
          </table:table-cell>
          <table:table-cell office:value-type="string">
            <text:p>Averaged 11 micron BT for all clear pixels a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11BN</text:p>
          </table:table-cell>
          <table:table-cell/>
        </table:table-row>
        <table:table-row table:style-name="ro1">
          <table:table-cell office:value-type="string">
            <text:p>0-12-182</text:p>
          </table:table-cell>
          <table:table-cell office:value-type="string">
            <text:p>Averaged 3.7 micron BT for all clear pixels at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37BN</text:p>
          </table:table-cell>
          <table:table-cell/>
        </table:table-row>
        <table:table-row table:style-name="ro1">
          <table:table-cell office:value-type="string">
            <text:p>0-12-183</text:p>
          </table:table-cell>
          <table:table-cell office:value-type="string">
            <text:p>Averaged 12 micron BT for all clear pixels,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12BF</text:p>
          </table:table-cell>
          <table:table-cell/>
        </table:table-row>
        <table:table-row table:style-name="ro1">
          <table:table-cell office:value-type="string">
            <text:p>0-12-184</text:p>
          </table:table-cell>
          <table:table-cell office:value-type="string">
            <text:p>Averaged 11 micron BT for all clear pixels,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11BF</text:p>
          </table:table-cell>
          <table:table-cell/>
        </table:table-row>
        <table:table-row table:style-name="ro1">
          <table:table-cell office:value-type="string">
            <text:p>0-12-185</text:p>
          </table:table-cell>
          <table:table-cell office:value-type="string">
            <text:p>Averaged 3.7 micron BT for all clear pixels,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37BF</text:p>
          </table:table-cell>
          <table:table-cell/>
        </table:table-row>
        <table:table-row table:style-name="ro1">
          <table:table-cell office:value-type="string">
            <text:p>0-12-186</text:p>
          </table:table-cell>
          <table:table-cell office:value-type="string">
            <text:p>Mean nadir sea-surfac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NASST</text:p>
          </table:table-cell>
          <table:table-cell/>
        </table:table-row>
        <table:table-row table:style-name="ro1">
          <table:table-cell office:value-type="string">
            <text:p>0-12-187</text:p>
          </table:table-cell>
          <table:table-cell office:value-type="string">
            <text:p>Mean dual view sea-surfac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DVSST</text:p>
          </table:table-cell>
          <table:table-cell/>
        </table:table-row>
        <table:table-row table:style-name="ro1">
          <table:table-cell office:value-type="string">
            <text:p>0-12-188</text:p>
          </table:table-cell>
          <table:table-cell office:value-type="string">
            <text:p>Interpolated 23.8 GHz brightness T from MWR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23P8B</text:p>
          </table:table-cell>
          <table:table-cell/>
        </table:table-row>
        <table:table-row table:style-name="ro1">
          <table:table-cell office:value-type="string">
            <text:p>0-12-189</text:p>
          </table:table-cell>
          <table:table-cell office:value-type="string">
            <text:p>Interpolated 36.5 GHz brightness T from MWR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36P5B</text:p>
          </table:table-cell>
          <table:table-cell/>
        </table:table-row>
        <table:table-row table:style-name="ro1">
          <table:table-cell office:value-type="string">
            <text:p>0-12-192</text:p>
          </table:table-cell>
          <table:table-cell office:value-type="string">
            <text:p>PREPFITS: Temperature observation (dry-bulb or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OB</text:p>
          </table:table-cell>
          <table:table-cell/>
        </table:table-row>
        <table:table-row table:style-name="ro1">
          <table:table-cell office:value-type="string">
            <text:p>0-12-193</text:p>
          </table:table-cell>
          <table:table-cell office:value-type="string">
            <text:p>Temperature (city)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TTP</text:p>
          </table:table-cell>
          <table:table-cell/>
        </table:table-row>
        <table:table-row table:style-name="ro1">
          <table:table-cell office:value-type="string">
            <text:p>0-12-194</text:p>
          </table:table-cell>
          <table:table-cell office:value-type="string">
            <text:p>Maximum temperature (city)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TMX</text:p>
          </table:table-cell>
          <table:table-cell/>
        </table:table-row>
        <table:table-row table:style-name="ro1">
          <table:table-cell office:value-type="string">
            <text:p>0-12-195</text:p>
          </table:table-cell>
          <table:table-cell office:value-type="string">
            <text:p>Minimum temperature (city)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TMN</text:p>
          </table:table-cell>
          <table:table-cell/>
        </table:table-row>
        <table:table-row table:style-name="ro1">
          <table:table-cell office:value-type="string">
            <text:p>0-12-195</text:p>
          </table:table-cell>
          <table:table-cell office:value-type="string">
            <text:p>PREPFITS: Temperature (TOB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QM</text:p>
          </table:table-cell>
          <table:table-cell/>
        </table:table-row>
        <table:table-row table:style-name="ro1">
          <table:table-cell office:value-type="string">
            <text:p>0-12-196</text:p>
          </table:table-cell>
          <table:table-cell office:value-type="string">
            <text:p>1-hour minimum temperature at lowest model level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IN</text:p>
          </table:table-cell>
          <table:table-cell/>
        </table:table-row>
        <table:table-row table:style-name="ro1">
          <table:table-cell office:value-type="string">
            <text:p>0-12-197</text:p>
          </table:table-cell>
          <table:table-cell office:value-type="string">
            <text:p>1-hour maximum temperature at lowest model level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MAX</text:p>
          </table:table-cell>
          <table:table-cell/>
        </table:table-row>
        <table:table-row table:style-name="ro1">
          <table:table-cell office:value-type="string">
            <text:p>0-12-198</text:p>
          </table:table-cell>
          <table:table-cell office:value-type="string">
            <text:p>Layer soil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C1</text:p>
          </table:table-cell>
          <table:table-cell/>
        </table:table-row>
        <table:table-row table:style-name="ro1">
          <table:table-cell office:value-type="string">
            <text:p>0-12-199</text:p>
          </table:table-cell>
          <table:table-cell office:value-type="string">
            <text:p>1-hour average latent heat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FXLH</text:p>
          </table:table-cell>
          <table:table-cell/>
        </table:table-row>
        <table:table-row table:style-name="ro1">
          <table:table-cell office:value-type="string">
            <text:p>0-12-200</text:p>
          </table:table-cell>
          <table:table-cell office:value-type="string">
            <text:p>1-hour average potential latent heat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FXLP</text:p>
          </table:table-cell>
          <table:table-cell/>
        </table:table-row>
        <table:table-row table:style-name="ro1">
          <table:table-cell office:value-type="string">
            <text:p>0-12-200</text:p>
          </table:table-cell>
          <table:table-cell office:value-type="string">
            <text:p>Daytime maximum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 ]</text:p>
          </table:table-cell>
          <table:table-cell table:number-columns-repeated="2"/>
        </table:table-row>
        <table:table-row table:style-name="ro1">
          <table:table-cell office:value-type="string">
            <text:p>0-12-201</text:p>
          </table:table-cell>
          <table:table-cell office:value-type="string">
            <text:p>1-hour average sensible heat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FXSH</text:p>
          </table:table-cell>
          <table:table-cell/>
        </table:table-row>
        <table:table-row table:style-name="ro1">
          <table:table-cell office:value-type="string">
            <text:p>0-12-201</text:p>
          </table:table-cell>
          <table:table-cell office:value-type="string">
            <text:p>Nighttime minimum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2 ]</text:p>
          </table:table-cell>
          <table:table-cell table:number-columns-repeated="2"/>
        </table:table-row>
        <table:table-row table:style-name="ro1">
          <table:table-cell office:value-type="string">
            <text:p>0-12-202</text:p>
          </table:table-cell>
          <table:table-cell office:value-type="string">
            <text:p>1-hour average sub-surface heat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5000">
            <text:p>-5000</text:p>
          </table:table-cell>
          <table:table-cell office:value-type="float" office:value="14">
            <text:p>14</text:p>
          </table:table-cell>
          <table:table-cell office:value-type="string">
            <text:p>FXSS</text:p>
          </table:table-cell>
          <table:table-cell/>
        </table:table-row>
        <table:table-row table:style-name="ro1">
          <table:table-cell office:value-type="string">
            <text:p>0-12-203</text:p>
          </table:table-cell>
          <table:table-cell office:value-type="string">
            <text:p>1-hour average snow phase change heat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0000">
            <text:p>-10000</text:p>
          </table:table-cell>
          <table:table-cell office:value-type="float" office:value="14">
            <text:p>14</text:p>
          </table:table-cell>
          <table:table-cell office:value-type="string">
            <text:p>FXSN</text:p>
          </table:table-cell>
          <table:table-cell/>
        </table:table-row>
        <table:table-row table:style-name="ro1">
          <table:table-cell office:value-type="string">
            <text:p>0-12-204</text:p>
          </table:table-cell>
          <table:table-cell office:value-type="string">
            <text:p>Bottom soil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LTB</text:p>
          </table:table-cell>
          <table:table-cell/>
        </table:table-row>
        <table:table-row table:style-name="ro1">
          <table:table-cell office:value-type="string">
            <text:p>0-12-205</text:p>
          </table:table-cell>
          <table:table-cell office:value-type="string">
            <text:p>Potential temperature at 10 m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H10</text:p>
          </table:table-cell>
          <table:table-cell/>
        </table:table-row>
        <table:table-row table:style-name="ro1">
          <table:table-cell office:value-type="string">
            <text:p>0-12-206</text:p>
          </table:table-cell>
          <table:table-cell office:value-type="string">
            <text:p>Cold space temperature correction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STC</text:p>
          </table:table-cell>
          <table:table-cell/>
        </table:table-row>
        <table:table-row table:style-name="ro1">
          <table:table-cell office:value-type="string">
            <text:p>0-12-210</text:p>
          </table:table-cell>
          <table:table-cell office:value-type="string">
            <text:p>Cloud top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CDTT</text:p>
          </table:table-cell>
          <table:table-cell/>
        </table:table-row>
        <table:table-row table:style-name="ro1">
          <table:table-cell office:value-type="string">
            <text:p>0-12-211</text:p>
          </table:table-cell>
          <table:table-cell office:value-type="string">
            <text:p>Maximum soil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XSTH</text:p>
          </table:table-cell>
          <table:table-cell/>
        </table:table-row>
        <table:table-row table:style-name="ro1">
          <table:table-cell office:value-type="string">
            <text:p>0-12-212</text:p>
          </table:table-cell>
          <table:table-cell office:value-type="string">
            <text:p>Minimum soil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ISTH</text:p>
          </table:table-cell>
          <table:table-cell/>
        </table:table-row>
        <table:table-row table:style-name="ro1">
          <table:table-cell office:value-type="string">
            <text:p>0-12-213</text:p>
          </table:table-cell>
          <table:table-cell office:value-type="string">
            <text:p>Road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DTM</text:p>
          </table:table-cell>
          <table:table-cell/>
        </table:table-row>
        <table:table-row table:style-name="ro1">
          <table:table-cell office:value-type="string">
            <text:p>0-12-214</text:p>
          </table:table-cell>
          <table:table-cell office:value-type="string">
            <text:p>Road liquid freez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LFT</text:p>
          </table:table-cell>
          <table:table-cell/>
        </table:table-row>
        <table:table-row table:style-name="ro1">
          <table:table-cell office:value-type="string">
            <text:p>0-12-221</text:p>
          </table:table-cell>
          <table:table-cell office:value-type="string">
            <text:p>Convective latent heating rate</text:p>
          </table:table-cell>
          <table:table-cell office:value-type="string">
            <text:p>K s-1</text:p>
          </table:table-cell>
          <table:table-cell office:value-type="float" office:value="6">
            <text:p>6</text:p>
          </table:table-cell>
          <table:table-cell office:value-type="float" office:value="-6000">
            <text:p>-6000</text:p>
          </table:table-cell>
          <table:table-cell office:value-type="float" office:value="14">
            <text:p>14</text:p>
          </table:table-cell>
          <table:table-cell office:value-type="string">
            <text:p>DTCP</text:p>
          </table:table-cell>
          <table:table-cell/>
        </table:table-row>
        <table:table-row table:style-name="ro1">
          <table:table-cell office:value-type="string">
            <text:p>0-12-222</text:p>
          </table:table-cell>
          <table:table-cell office:value-type="string">
            <text:p>Stable latent heating rate</text:p>
          </table:table-cell>
          <table:table-cell office:value-type="string">
            <text:p>K s-1</text:p>
          </table:table-cell>
          <table:table-cell office:value-type="float" office:value="6">
            <text:p>6</text:p>
          </table:table-cell>
          <table:table-cell office:value-type="float" office:value="-6000">
            <text:p>-6000</text:p>
          </table:table-cell>
          <table:table-cell office:value-type="float" office:value="14">
            <text:p>14</text:p>
          </table:table-cell>
          <table:table-cell office:value-type="string">
            <text:p>DTGP</text:p>
          </table:table-cell>
          <table:table-cell/>
        </table:table-row>
        <table:table-row table:style-name="ro1">
          <table:table-cell office:value-type="string">
            <text:p>0-12-233</text:p>
          </table:table-cell>
          <table:table-cell office:value-type="string">
            <text:p>Brightness temperature for SSM/I 85 GHz channel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TMBR85</text:p>
          </table:table-cell>
          <table:table-cell/>
        </table:table-row>
        <table:table-row table:style-name="ro1">
          <table:table-cell office:value-type="string">
            <text:p>0-12-243</text:p>
          </table:table-cell>
          <table:table-cell office:value-type="string">
            <text:p>PREPBUFR: Virtual temperature observation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VO</text:p>
          </table:table-cell>
          <table:table-cell/>
        </table:table-row>
        <table:table-row table:style-name="ro1">
          <table:table-cell office:value-type="string">
            <text:p>0-12-244</text:p>
          </table:table-cell>
          <table:table-cell office:value-type="string">
            <text:p>PREPBUFR/PREVENTS: Dew-point temperature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DO</text:p>
          </table:table-cell>
          <table:table-cell/>
        </table:table-row>
        <table:table-row table:style-name="ro1">
          <table:table-cell office:value-type="string">
            <text:p>0-12-245</text:p>
          </table:table-cell>
          <table:table-cell office:value-type="string">
            <text:p>PREPBUFR: Temperature observation (dry-bulb or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OB</text:p>
          </table:table-cell>
          <table:table-cell/>
        </table:table-row>
        <table:table-row table:style-name="ro1">
          <table:table-cell office:value-type="string">
            <text:p>0-12-245</text:p>
          </table:table-cell>
          <table:table-cell office:value-type="string">
            <text:p>PREPFITS: Heat index</text:p>
          </table:table-cell>
          <table:table-cell office:value-type="string">
            <text:p>Fahre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HI</text:p>
          </table:table-cell>
          <table:table-cell/>
        </table:table-row>
        <table:table-row table:style-name="ro1">
          <table:table-cell office:value-type="string">
            <text:p>0-12-246</text:p>
          </table:table-cell>
          <table:table-cell office:value-type="string">
            <text:p>PREPBUFR: Temperature (TOB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QM</text:p>
          </table:table-cell>
          <table:table-cell/>
        </table:table-row>
        <table:table-row table:style-name="ro1">
          <table:table-cell office:value-type="string">
            <text:p>0-12-246</text:p>
          </table:table-cell>
          <table:table-cell office:value-type="string">
            <text:p>PREPFITS: Wind chill</text:p>
          </table:table-cell>
          <table:table-cell office:value-type="string">
            <text:p>Fahrenhe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CH</text:p>
          </table:table-cell>
          <table:table-cell/>
        </table:table-row>
        <table:table-row table:style-name="ro1">
          <table:table-cell office:value-type="string">
            <text:p>0-12-247</text:p>
          </table:table-cell>
          <table:table-cell office:value-type="string">
            <text:p>PREPBUFR: Temperature (TOB)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PC</text:p>
          </table:table-cell>
          <table:table-cell/>
        </table:table-row>
        <table:table-row table:style-name="ro1">
          <table:table-cell office:value-type="string">
            <text:p>0-12-247</text:p>
          </table:table-cell>
          <table:table-cell office:value-type="string">
            <text:p>PREPFITS: Thunder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HUN</text:p>
          </table:table-cell>
          <table:table-cell/>
        </table:table-row>
        <table:table-row table:style-name="ro1">
          <table:table-cell office:value-type="string">
            <text:p>0-12-248</text:p>
          </table:table-cell>
          <table:table-cell office:value-type="string">
            <text:p>PREPBUFR: Temperature (TOB)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C</text:p>
          </table:table-cell>
          <table:table-cell/>
        </table:table-row>
        <table:table-row table:style-name="ro1">
          <table:table-cell office:value-type="string">
            <text:p>0-12-249</text:p>
          </table:table-cell>
          <table:table-cell office:value-type="string">
            <text:p>PREPBUFR: Global forecast (background)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FC</text:p>
          </table:table-cell>
          <table:table-cell/>
        </table:table-row>
        <table:table-row table:style-name="ro1">
          <table:table-cell office:value-type="string">
            <text:p>0-12-250</text:p>
          </table:table-cell>
          <table:table-cell office:value-type="string">
            <text:p>PREPBUFR: Temperature observation error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E</text:p>
          </table:table-cell>
          <table:table-cell/>
        </table:table-row>
        <table:table-row table:style-name="ro1">
          <table:table-cell office:value-type="string">
            <text:p>0-12-251</text:p>
          </table:table-cell>
          <table:table-cell office:value-type="string">
            <text:p>PREPBUFR: Analyzed temperature value (virtual)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AN</text:p>
          </table:table-cell>
          <table:table-cell/>
        </table:table-row>
        <table:table-row table:style-name="ro1">
          <table:table-cell office:value-type="string">
            <text:p>0-12-252</text:p>
          </table:table-cell>
          <table:table-cell office:value-type="string">
            <text:p>PREPBUFR: Climatological temperature value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CL</text:p>
          </table:table-cell>
          <table:table-cell/>
        </table:table-row>
        <table:table-row table:style-name="ro1">
          <table:table-cell office:value-type="string">
            <text:p>0-12-253</text:p>
          </table:table-cell>
          <table:table-cell office:value-type="string">
            <text:p>PREPBUFR: Standard deviation of climatological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CS</text:p>
          </table:table-cell>
          <table:table-cell/>
        </table:table-row>
        <table:table-row table:style-name="ro1">
          <table:table-cell office:value-type="string">
            <text:p>0-12-254</text:p>
          </table:table-cell>
          <table:table-cell office:value-type="string">
            <text:p>PREPBUFR: Analysis-tuned temperature observation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ETU</text:p>
          </table:table-cell>
          <table:table-cell/>
        </table:table-row>
        <table:table-row table:style-name="ro1">
          <table:table-cell office:value-type="string">
            <text:p>0-12-255</text:p>
          </table:table-cell>
          <table:table-cell office:value-type="string">
            <text:p>PREPBUFR: Model forecast (background) temperature</text:p>
          </table:table-cell>
          <table:table-cell office:value-type="string">
            <text:p>Celsius</text:p>
          </table:table-cell>
          <table:table-cell office:value-type="float" office:value="1">
            <text:p>1</text:p>
          </table:table-cell>
          <table:table-cell office:value-type="float" office:value="-2732">
            <text:p>-2732</text:p>
          </table:table-cell>
          <table:table-cell office:value-type="float" office:value="14">
            <text:p>14</text:p>
          </table:table-cell>
          <table:table-cell office:value-type="string">
            <text:p>TFCMOD</text:p>
          </table:table-cell>
          <table:table-cell/>
        </table:table-row>
        <table:table-row table:style-name="ro1">
          <table:table-cell office:value-type="string">
            <text:p>0-13-001</text:p>
          </table:table-cell>
          <table:table-cell office:value-type="string">
            <text:p>Specific humidity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PFH</text:p>
          </table:table-cell>
          <table:table-cell/>
        </table:table-row>
        <table:table-row table:style-name="ro1">
          <table:table-cell office:value-type="string">
            <text:p>0-13-002</text:p>
          </table:table-cell>
          <table:table-cell office:value-type="string">
            <text:p>Mixing ratio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IXR</text:p>
          </table:table-cell>
          <table:table-cell/>
        </table:table-row>
        <table:table-row table:style-name="ro1">
          <table:table-cell office:value-type="string">
            <text:p>0-13-003</text:p>
          </table:table-cell>
          <table:table-cell office:value-type="string">
            <text:p>Relative humid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EHU</text:p>
          </table:table-cell>
          <table:table-cell/>
        </table:table-row>
        <table:table-row table:style-name="ro1">
          <table:table-cell office:value-type="string">
            <text:p>0-13-004</text:p>
          </table:table-cell>
          <table:table-cell office:value-type="string">
            <text:p>Vapor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VAPR</text:p>
          </table:table-cell>
          <table:table-cell/>
        </table:table-row>
        <table:table-row table:style-name="ro1">
          <table:table-cell office:value-type="string">
            <text:p>0-13-005</text:p>
          </table:table-cell>
          <table:table-cell office:value-type="string">
            <text:p>Vapor density</text:p>
          </table:table-cell>
          <table:table-cell office:value-type="string">
            <text:p>kg m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VADN</text:p>
          </table:table-cell>
          <table:table-cell/>
        </table:table-row>
        <table:table-row table:style-name="ro1">
          <table:table-cell office:value-type="string">
            <text:p>0-13-006</text:p>
          </table:table-cell>
          <table:table-cell office:value-type="string">
            <text:p>Mixing heights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MIXH</text:p>
          </table:table-cell>
          <table:table-cell/>
        </table:table-row>
        <table:table-row table:style-name="ro1">
          <table:table-cell office:value-type="string">
            <text:p>0-13-007</text:p>
          </table:table-cell>
          <table:table-cell office:value-type="string">
            <text:p>Minimum relative humid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IRH</text:p>
          </table:table-cell>
          <table:table-cell/>
        </table:table-row>
        <table:table-row table:style-name="ro1">
          <table:table-cell office:value-type="string">
            <text:p>0-13-008</text:p>
          </table:table-cell>
          <table:table-cell office:value-type="string">
            <text:p>Maximum relative humid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XRH</text:p>
          </table:table-cell>
          <table:table-cell/>
        </table:table-row>
        <table:table-row table:style-name="ro1">
          <table:table-cell office:value-type="string">
            <text:p>0-13-009</text:p>
          </table:table-cell>
          <table:table-cell office:value-type="string">
            <text:p>Raw relative humidity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-1000">
            <text:p>-1000</text:p>
          </table:table-cell>
          <table:table-cell office:value-type="float" office:value="12">
            <text:p>12</text:p>
          </table:table-cell>
          <table:table-cell office:value-type="string">
            <text:p>RAWHU</text:p>
          </table:table-cell>
          <table:table-cell/>
        </table:table-row>
        <table:table-row table:style-name="ro1">
          <table:table-cell office:value-type="string">
            <text:p>0-13-011</text:p>
          </table:table-cell>
          <table:table-cell office:value-type="string">
            <text:p>Total precipitation/total water equivalent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OPC</text:p>
          </table:table-cell>
          <table:table-cell/>
        </table:table-row>
        <table:table-row table:style-name="ro1">
          <table:table-cell office:value-type="string">
            <text:p>0-13-012</text:p>
          </table:table-cell>
          <table:table-cell office:value-type="string">
            <text:p>Depth of fresh snow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2">
            <text:p>12</text:p>
          </table:table-cell>
          <table:table-cell office:value-type="string">
            <text:p>DOFS</text:p>
          </table:table-cell>
          <table:table-cell/>
        </table:table-row>
        <table:table-row table:style-name="ro1">
          <table:table-cell office:value-type="string">
            <text:p>0-13-013</text:p>
          </table:table-cell>
          <table:table-cell office:value-type="string">
            <text:p>Total snow depth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16">
            <text:p>16</text:p>
          </table:table-cell>
          <table:table-cell office:value-type="string">
            <text:p>TOSD</text:p>
          </table:table-cell>
          <table:table-cell/>
        </table:table-row>
        <table:table-row table:style-name="ro1">
          <table:table-cell office:value-type="string">
            <text:p>0-13-014</text:p>
          </table:table-cell>
          <table:table-cell office:value-type="string">
            <text:p>Rainfall/water equivalent of snow (averaged rate)</text:p>
          </table:table-cell>
          <table:table-cell office:value-type="string">
            <text:p>kg m-2 s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EQV</text:p>
          </table:table-cell>
          <table:table-cell/>
        </table:table-row>
        <table:table-row table:style-name="ro1">
          <table:table-cell office:value-type="string">
            <text:p>0-13-015</text:p>
          </table:table-cell>
          <table:table-cell office:value-type="string">
            <text:p>Snowfall (averaged rate)</text:p>
          </table:table-cell>
          <table:table-cell office:value-type="string">
            <text:p>m s-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NFLA</text:p>
          </table:table-cell>
          <table:table-cell/>
        </table:table-row>
        <table:table-row table:style-name="ro1">
          <table:table-cell office:value-type="string">
            <text:p>0-13-016</text:p>
          </table:table-cell>
          <table:table-cell office:value-type="string">
            <text:p>Precipitable water</text:p>
          </table:table-cell>
          <table:table-cell office:value-type="string">
            <text:p>kg m-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PWT</text:p>
          </table:table-cell>
          <table:table-cell/>
        </table:table-row>
        <table:table-row table:style-name="ro1">
          <table:table-cell office:value-type="string">
            <text:p>0-13-019</text:p>
          </table:table-cell>
          <table:table-cell office:value-type="string">
            <text:p>Total precipitation past 1 hou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01</text:p>
          </table:table-cell>
          <table:table-cell/>
        </table:table-row>
        <table:table-row table:style-name="ro1">
          <table:table-cell office:value-type="string">
            <text:p>0-13-019</text:p>
          </table:table-cell>
          <table:table-cell office:value-type="string">
            <text:p>Total precipitation past 1 hour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01 ]</text:p>
          </table:table-cell>
          <table:table-cell/>
        </table:table-row>
        <table:table-row table:style-name="ro1">
          <table:table-cell office:value-type="string">
            <text:p>0-13-020</text:p>
          </table:table-cell>
          <table:table-cell office:value-type="string">
            <text:p>Total precipitation past 3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03</text:p>
          </table:table-cell>
          <table:table-cell/>
        </table:table-row>
        <table:table-row table:style-name="ro1">
          <table:table-cell office:value-type="string">
            <text:p>0-13-020</text:p>
          </table:table-cell>
          <table:table-cell office:value-type="string">
            <text:p>Total precipitation past 3 hours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03 ]</text:p>
          </table:table-cell>
          <table:table-cell/>
        </table:table-row>
        <table:table-row table:style-name="ro1">
          <table:table-cell office:value-type="string">
            <text:p>0-13-021</text:p>
          </table:table-cell>
          <table:table-cell office:value-type="string">
            <text:p>Total precipitation past 6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06</text:p>
          </table:table-cell>
          <table:table-cell/>
        </table:table-row>
        <table:table-row table:style-name="ro1">
          <table:table-cell office:value-type="string">
            <text:p>0-13-022</text:p>
          </table:table-cell>
          <table:table-cell office:value-type="string">
            <text:p>Total precipitation past 12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12</text:p>
          </table:table-cell>
          <table:table-cell/>
        </table:table-row>
        <table:table-row table:style-name="ro1">
          <table:table-cell office:value-type="string">
            <text:p>0-13-023</text:p>
          </table:table-cell>
          <table:table-cell office:value-type="string">
            <text:p>Total precipitation past 24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24</text:p>
          </table:table-cell>
          <table:table-cell/>
        </table:table-row>
        <table:table-row table:style-name="ro1">
          <table:table-cell office:value-type="string">
            <text:p>0-13-031</text:p>
          </table:table-cell>
          <table:table-cell office:value-type="string">
            <text:p>Evapotranspiration</text:p>
          </table:table-cell>
          <table:table-cell office:value-type="string">
            <text:p>kg m-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VTR</text:p>
          </table:table-cell>
          <table:table-cell/>
        </table:table-row>
        <table:table-row table:style-name="ro1">
          <table:table-cell office:value-type="string">
            <text:p>0-13-032</text:p>
          </table:table-cell>
          <table:table-cell office:value-type="string">
            <text:p>Evaporation/evapotranspiratio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VAP</text:p>
          </table:table-cell>
          <table:table-cell/>
        </table:table-row>
        <table:table-row table:style-name="ro1">
          <table:table-cell office:value-type="string">
            <text:p>0-13-033</text:p>
          </table:table-cell>
          <table:table-cell office:value-type="string">
            <text:p>Evaporation/evapotranspiratio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VAP1</text:p>
          </table:table-cell>
          <table:table-cell/>
        </table:table-row>
        <table:table-row table:style-name="ro1">
          <table:table-cell office:value-type="string">
            <text:p>0-13-038</text:p>
          </table:table-cell>
          <table:table-cell office:value-type="string">
            <text:p>Superadiabatic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ADF</text:p>
          </table:table-cell>
          <table:table-cell/>
        </table:table-row>
        <table:table-row table:style-name="ro1">
          <table:table-cell office:value-type="string">
            <text:p>0-13-039</text:p>
          </table:table-cell>
          <table:table-cell office:value-type="string">
            <text:p>Terrain type (ice/snow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ERN</text:p>
          </table:table-cell>
          <table:table-cell/>
        </table:table-row>
        <table:table-row table:style-name="ro1">
          <table:table-cell office:value-type="string">
            <text:p>0-13-040</text:p>
          </table:table-cell>
          <table:table-cell office:value-type="string">
            <text:p>Surface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FLG</text:p>
          </table:table-cell>
          <table:table-cell/>
        </table:table-row>
        <table:table-row table:style-name="ro1">
          <table:table-cell office:value-type="string">
            <text:p>0-13-041</text:p>
          </table:table-cell>
          <table:table-cell office:value-type="string">
            <text:p>Pasquell-Gifford stability categor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GSC</text:p>
          </table:table-cell>
          <table:table-cell/>
        </table:table-row>
        <table:table-row table:style-name="ro1">
          <table:table-cell office:value-type="string">
            <text:p>0-13-042</text:p>
          </table:table-cell>
          <table:table-cell office:value-type="string">
            <text:p>Parcel lifted index (to 500 hPa)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">
            <text:p>6</text:p>
          </table:table-cell>
          <table:table-cell office:value-type="string">
            <text:p>PLFTI</text:p>
          </table:table-cell>
          <table:table-cell/>
        </table:table-row>
        <table:table-row table:style-name="ro1">
          <table:table-cell office:value-type="string">
            <text:p>0-13-043</text:p>
          </table:table-cell>
          <table:table-cell office:value-type="string">
            <text:p>Best lifted index (to 500 hPa)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">
            <text:p>6</text:p>
          </table:table-cell>
          <table:table-cell office:value-type="string">
            <text:p>BLFTI</text:p>
          </table:table-cell>
          <table:table-cell/>
        </table:table-row>
        <table:table-row table:style-name="ro1">
          <table:table-cell office:value-type="string">
            <text:p>0-13-044</text:p>
          </table:table-cell>
          <table:table-cell office:value-type="string">
            <text:p>K index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8">
            <text:p>8</text:p>
          </table:table-cell>
          <table:table-cell office:value-type="string">
            <text:p>KIND</text:p>
          </table:table-cell>
          <table:table-cell/>
        </table:table-row>
        <table:table-row table:style-name="ro1">
          <table:table-cell office:value-type="string">
            <text:p>0-13-045</text:p>
          </table:table-cell>
          <table:table-cell office:value-type="string">
            <text:p>KO index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8">
            <text:p>8</text:p>
          </table:table-cell>
          <table:table-cell office:value-type="string">
            <text:p>KOIND</text:p>
          </table:table-cell>
          <table:table-cell/>
        </table:table-row>
        <table:table-row table:style-name="ro1">
          <table:table-cell office:value-type="string">
            <text:p>0-13-046</text:p>
          </table:table-cell>
          <table:table-cell office:value-type="string">
            <text:p>Maximum buoyancy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8">
            <text:p>8</text:p>
          </table:table-cell>
          <table:table-cell office:value-type="string">
            <text:p>MAXB</text:p>
          </table:table-cell>
          <table:table-cell/>
        </table:table-row>
        <table:table-row table:style-name="ro1">
          <table:table-cell office:value-type="string">
            <text:p>0-13-047</text:p>
          </table:table-cell>
          <table:table-cell office:value-type="string">
            <text:p>Modified Showalter stability index</text:p>
          </table:table-cell>
          <table:table-cell office:value-type="string">
            <text:p>K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6">
            <text:p>6</text:p>
          </table:table-cell>
          <table:table-cell office:value-type="string">
            <text:p>STBS</text:p>
          </table:table-cell>
          <table:table-cell/>
        </table:table-row>
        <table:table-row table:style-name="ro1">
          <table:table-cell office:value-type="string">
            <text:p>0-13-048</text:p>
          </table:table-cell>
          <table:table-cell office:value-type="string">
            <text:p>Water fraction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FCN</text:p>
          </table:table-cell>
          <table:table-cell/>
        </table:table-row>
        <table:table-row table:style-name="ro1">
          <table:table-cell office:value-type="string">
            <text:p>0-13-051</text:p>
          </table:table-cell>
          <table:table-cell office:value-type="string">
            <text:p>Frequency group,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FRGP</text:p>
          </table:table-cell>
          <table:table-cell/>
        </table:table-row>
        <table:table-row table:style-name="ro1">
          <table:table-cell office:value-type="string">
            <text:p>0-13-052</text:p>
          </table:table-cell>
          <table:table-cell office:value-type="string">
            <text:p>Highest daily amount of precipitatio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HIDP</text:p>
          </table:table-cell>
          <table:table-cell/>
        </table:table-row>
        <table:table-row table:style-name="ro1">
          <table:table-cell office:value-type="string">
            <text:p>0-13-055</text:p>
          </table:table-cell>
          <table:table-cell office:value-type="string">
            <text:p>Intensity of precipitation</text:p>
          </table:table-cell>
          <table:table-cell office:value-type="string">
            <text:p>kg m-2 s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RAT</text:p>
          </table:table-cell>
          <table:table-cell/>
        </table:table-row>
        <table:table-row table:style-name="ro1">
          <table:table-cell office:value-type="string">
            <text:p>0-13-056</text:p>
          </table:table-cell>
          <table:table-cell office:value-type="string">
            <text:p>Character and intensity of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IPR</text:p>
          </table:table-cell>
          <table:table-cell/>
        </table:table-row>
        <table:table-row table:style-name="ro1">
          <table:table-cell office:value-type="string">
            <text:p>0-13-057</text:p>
          </table:table-cell>
          <table:table-cell office:value-type="string">
            <text:p>Time of beginning or end of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BEPR</text:p>
          </table:table-cell>
          <table:table-cell/>
        </table:table-row>
        <table:table-row table:style-name="ro1">
          <table:table-cell office:value-type="string">
            <text:p>0-13-058</text:p>
          </table:table-cell>
          <table:table-cell office:value-type="string">
            <text:p>Size of precipitating elemen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OPE</text:p>
          </table:table-cell>
          <table:table-cell/>
        </table:table-row>
        <table:table-row table:style-name="ro1">
          <table:table-cell office:value-type="string">
            <text:p>0-13-059</text:p>
          </table:table-cell>
          <table:table-cell office:value-type="string">
            <text:p>Number of flashes (thunderstorm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OFL</text:p>
          </table:table-cell>
          <table:table-cell/>
        </table:table-row>
        <table:table-row table:style-name="ro1">
          <table:table-cell office:value-type="string">
            <text:p>0-13-060</text:p>
          </table:table-cell>
          <table:table-cell office:value-type="string">
            <text:p>Total accumulated precipitatio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17">
            <text:p>17</text:p>
          </table:table-cell>
          <table:table-cell office:value-type="string">
            <text:p>TOAP</text:p>
          </table:table-cell>
          <table:table-cell/>
        </table:table-row>
        <table:table-row table:style-name="ro1">
          <table:table-cell office:value-type="string">
            <text:p>0-13-071</text:p>
          </table:table-cell>
          <table:table-cell office:value-type="string">
            <text:p>Upstream water level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UPWL</text:p>
          </table:table-cell>
          <table:table-cell/>
        </table:table-row>
        <table:table-row table:style-name="ro1">
          <table:table-cell office:value-type="string">
            <text:p>0-13-072</text:p>
          </table:table-cell>
          <table:table-cell office:value-type="string">
            <text:p>Downstream water level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NWL</text:p>
          </table:table-cell>
          <table:table-cell/>
        </table:table-row>
        <table:table-row table:style-name="ro1">
          <table:table-cell office:value-type="string">
            <text:p>0-13-073</text:p>
          </table:table-cell>
          <table:table-cell office:value-type="string">
            <text:p>Maximum water level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XWL</text:p>
          </table:table-cell>
          <table:table-cell/>
        </table:table-row>
        <table:table-row table:style-name="ro1">
          <table:table-cell office:value-type="string">
            <text:p>0-13-074</text:p>
          </table:table-cell>
          <table:table-cell office:value-type="string">
            <text:p>Ground water level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GWLV</text:p>
          </table:table-cell>
          <table:table-cell/>
        </table:table-row>
        <table:table-row table:style-name="ro1">
          <table:table-cell office:value-type="string">
            <text:p>0-13-080</text:p>
          </table:table-cell>
          <table:table-cell office:value-type="string">
            <text:p>Water pH</text:p>
          </table:table-cell>
          <table:table-cell office:value-type="string">
            <text:p>pH uni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APH</text:p>
          </table:table-cell>
          <table:table-cell/>
        </table:table-row>
        <table:table-row table:style-name="ro1">
          <table:table-cell office:value-type="string">
            <text:p>0-13-081</text:p>
          </table:table-cell>
          <table:table-cell office:value-type="string">
            <text:p>Water conductivity</text:p>
          </table:table-cell>
          <table:table-cell office:value-type="string">
            <text:p>Siemens m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ACN</text:p>
          </table:table-cell>
          <table:table-cell/>
        </table:table-row>
        <table:table-row table:style-name="ro1">
          <table:table-cell office:value-type="string">
            <text:p>0-13-082</text:p>
          </table:table-cell>
          <table:table-cell office:value-type="string">
            <text:p>Water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ATM</text:p>
          </table:table-cell>
          <table:table-cell/>
        </table:table-row>
        <table:table-row table:style-name="ro1">
          <table:table-cell office:value-type="string">
            <text:p>0-13-083</text:p>
          </table:table-cell>
          <table:table-cell office:value-type="string">
            <text:p>Dissolved oxygen</text:p>
          </table:table-cell>
          <table:table-cell office:value-type="string">
            <text:p>kg m-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OXY</text:p>
          </table:table-cell>
          <table:table-cell/>
        </table:table-row>
        <table:table-row table:style-name="ro1">
          <table:table-cell office:value-type="string">
            <text:p>0-13-084</text:p>
          </table:table-cell>
          <table:table-cell office:value-type="string">
            <text:p>Turbidity</text:p>
          </table:table-cell>
          <table:table-cell office:value-type="string">
            <text:p>Lumen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URBD</text:p>
          </table:table-cell>
          <table:table-cell/>
        </table:table-row>
        <table:table-row table:style-name="ro1">
          <table:table-cell office:value-type="string">
            <text:p>0-13-085</text:p>
          </table:table-cell>
          <table:table-cell office:value-type="string">
            <text:p>Oxygen Reduction Potential (ORP)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OXYRP</text:p>
          </table:table-cell>
          <table:table-cell/>
        </table:table-row>
        <table:table-row table:style-name="ro1">
          <table:table-cell office:value-type="string">
            <text:p>0-13-090</text:p>
          </table:table-cell>
          <table:table-cell office:value-type="string">
            <text:p>Radiometer water vapor content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WVC</text:p>
          </table:table-cell>
          <table:table-cell/>
        </table:table-row>
        <table:table-row table:style-name="ro1">
          <table:table-cell office:value-type="string">
            <text:p>0-13-091</text:p>
          </table:table-cell>
          <table:table-cell office:value-type="string">
            <text:p>Radiometer liquid content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LQC</text:p>
          </table:table-cell>
          <table:table-cell/>
        </table:table-row>
        <table:table-row table:style-name="ro1">
          <table:table-cell office:value-type="string">
            <text:p>0-13-093</text:p>
          </table:table-cell>
          <table:table-cell office:value-type="string">
            <text:p>Cloud optical thicknes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OPT</text:p>
          </table:table-cell>
          <table:table-cell/>
        </table:table-row>
        <table:table-row table:style-name="ro1">
          <table:table-cell office:value-type="string">
            <text:p>0-13-095</text:p>
          </table:table-cell>
          <table:table-cell office:value-type="string">
            <text:p>Total column water vapor</text:p>
          </table:table-cell>
          <table:table-cell office:value-type="string">
            <text:p>kg m-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TCWV</text:p>
          </table:table-cell>
          <table:table-cell/>
        </table:table-row>
        <table:table-row table:style-name="ro1">
          <table:table-cell office:value-type="string">
            <text:p>0-13-096</text:p>
          </table:table-cell>
          <table:table-cell office:value-type="string">
            <text:p>MWR water vapor content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RWVC</text:p>
          </table:table-cell>
          <table:table-cell/>
        </table:table-row>
        <table:table-row table:style-name="ro1">
          <table:table-cell office:value-type="string">
            <text:p>0-13-097</text:p>
          </table:table-cell>
          <table:table-cell office:value-type="string">
            <text:p>MWR liquid water content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RLWC</text:p>
          </table:table-cell>
          <table:table-cell/>
        </table:table-row>
        <table:table-row table:style-name="ro1">
          <table:table-cell office:value-type="string">
            <text:p>0-13-098</text:p>
          </table:table-cell>
          <table:table-cell office:value-type="string">
            <text:p>Integrated water vapor density</text:p>
          </table:table-cell>
          <table:table-cell office:value-type="string">
            <text:p>kg m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IWVD</text:p>
          </table:table-cell>
          <table:table-cell/>
        </table:table-row>
        <table:table-row table:style-name="ro1">
          <table:table-cell office:value-type="string">
            <text:p>0-13-110</text:p>
          </table:table-cell>
          <table:table-cell office:value-type="string">
            <text:p>Mass mixing ratio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MXR</text:p>
          </table:table-cell>
          <table:table-cell/>
        </table:table-row>
        <table:table-row table:style-name="ro1">
          <table:table-cell office:value-type="string">
            <text:p>0-13-111</text:p>
          </table:table-cell>
          <table:table-cell office:value-type="string">
            <text:p>Soil moisture</text:p>
          </table:table-cell>
          <table:table-cell office:value-type="string">
            <text:p>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ST</text:p>
          </table:table-cell>
          <table:table-cell/>
        </table:table-row>
        <table:table-row table:style-name="ro1">
          <table:table-cell office:value-type="string">
            <text:p>0-13-112</text:p>
          </table:table-cell>
          <table:table-cell office:value-type="string">
            <text:p>Object wetness duration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WDU</text:p>
          </table:table-cell>
          <table:table-cell/>
        </table:table-row>
        <table:table-row table:style-name="ro1">
          <table:table-cell office:value-type="string">
            <text:p>0-13-114</text:p>
          </table:table-cell>
          <table:table-cell office:value-type="string">
            <text:p>Rate of ice accretion</text:p>
          </table:table-cell>
          <table:table-cell office:value-type="string">
            <text:p>kg m-2 h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ROIAV</text:p>
          </table:table-cell>
          <table:table-cell/>
        </table:table-row>
        <table:table-row table:style-name="ro1">
          <table:table-cell office:value-type="string">
            <text:p>0-13-115</text:p>
          </table:table-cell>
          <table:table-cell office:value-type="string">
            <text:p>Ice thicknes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ITHK</text:p>
          </table:table-cell>
          <table:table-cell/>
        </table:table-row>
        <table:table-row table:style-name="ro1">
          <table:table-cell office:value-type="string">
            <text:p>0-13-117</text:p>
          </table:table-cell>
          <table:table-cell office:value-type="string">
            <text:p>Snow density (liquid water content)</text:p>
          </table:table-cell>
          <table:table-cell office:value-type="string">
            <text:p>kg m-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DEN</text:p>
          </table:table-cell>
          <table:table-cell/>
        </table:table-row>
        <table:table-row table:style-name="ro1">
          <table:table-cell office:value-type="string">
            <text:p>0-13-118</text:p>
          </table:table-cell>
          <table:table-cell office:value-type="string">
            <text:p>Depth of fresh snow (high accuracy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OFSH</text:p>
          </table:table-cell>
          <table:table-cell/>
        </table:table-row>
        <table:table-row table:style-name="ro1">
          <table:table-cell office:value-type="string">
            <text:p>0-13-155</text:p>
          </table:table-cell>
          <table:table-cell office:value-type="string">
            <text:p>Intensity of precipitation (high accuracy)</text:p>
          </table:table-cell>
          <table:table-cell office:value-type="string">
            <text:p>kg m-2 s-1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16">
            <text:p>16</text:p>
          </table:table-cell>
          <table:table-cell office:value-type="string">
            <text:p>PRATH</text:p>
          </table:table-cell>
          <table:table-cell/>
        </table:table-row>
        <table:table-row table:style-name="ro1">
          <table:table-cell office:value-type="string">
            <text:p>0-13-192</text:p>
          </table:table-cell>
          <table:table-cell office:value-type="string">
            <text:p>Cloud water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H2O</text:p>
          </table:table-cell>
          <table:table-cell/>
        </table:table-row>
        <table:table-row table:style-name="ro1">
          <table:table-cell office:value-type="string">
            <text:p>0-13-192</text:p>
          </table:table-cell>
          <table:table-cell office:value-type="string">
            <text:p>PREPFITS: Specific humidity observation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OB</text:p>
          </table:table-cell>
          <table:table-cell/>
        </table:table-row>
        <table:table-row table:style-name="ro1">
          <table:table-cell office:value-type="string">
            <text:p>0-13-193</text:p>
          </table:table-cell>
          <table:table-cell office:value-type="string">
            <text:p>Total column precipitable wate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H2O</text:p>
          </table:table-cell>
          <table:table-cell/>
        </table:table-row>
        <table:table-row table:style-name="ro1">
          <table:table-cell office:value-type="string">
            <text:p>0-13-193</text:p>
          </table:table-cell>
          <table:table-cell office:value-type="string">
            <text:p>PREPFITS: Specific humidity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QQM</text:p>
          </table:table-cell>
          <table:table-cell/>
        </table:table-row>
        <table:table-row table:style-name="ro1">
          <table:table-cell office:value-type="string">
            <text:p>0-13-194</text:p>
          </table:table-cell>
          <table:table-cell office:value-type="string">
            <text:p>Indicator for inclusion/omission of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PC</text:p>
          </table:table-cell>
          <table:table-cell/>
        </table:table-row>
        <table:table-row table:style-name="ro1">
          <table:table-cell office:value-type="string">
            <text:p>0-13-194</text:p>
          </table:table-cell>
          <table:table-cell office:value-type="string">
            <text:p>PREPFITS: Total column precipitable wate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O</text:p>
          </table:table-cell>
          <table:table-cell/>
        </table:table-row>
        <table:table-row table:style-name="ro1">
          <table:table-cell office:value-type="string">
            <text:p>0-13-195</text:p>
          </table:table-cell>
          <table:table-cell office:value-type="string">
            <text:p>Modified Showalter stability index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8">
            <text:p>8</text:p>
          </table:table-cell>
          <table:table-cell office:value-type="string">
            <text:p>STBS5</text:p>
          </table:table-cell>
          <table:table-cell/>
        </table:table-row>
        <table:table-row table:style-name="ro1">
          <table:table-cell office:value-type="string">
            <text:p>0-13-196</text:p>
          </table:table-cell>
          <table:table-cell office:value-type="string">
            <text:p>Snow depth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office:value-type="float" office:value="20">
            <text:p>20</text:p>
          </table:table-cell>
          <table:table-cell office:value-type="string">
            <text:p>SNDP</text:p>
          </table:table-cell>
          <table:table-cell/>
        </table:table-row>
        <table:table-row table:style-name="ro1">
          <table:table-cell office:value-type="string">
            <text:p>0-13-197</text:p>
          </table:table-cell>
          <table:table-cell office:value-type="string">
            <text:p>Soil moistur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MOI</text:p>
          </table:table-cell>
          <table:table-cell/>
        </table:table-row>
        <table:table-row table:style-name="ro1">
          <table:table-cell office:value-type="string">
            <text:p>0-13-198</text:p>
          </table:table-cell>
          <table:table-cell office:value-type="string">
            <text:p>Specific humidity at 2 m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Q2MS</text:p>
          </table:table-cell>
          <table:table-cell/>
        </table:table-row>
        <table:table-row table:style-name="ro1">
          <table:table-cell office:value-type="string">
            <text:p>0-13-199</text:p>
          </table:table-cell>
          <table:table-cell office:value-type="string">
            <text:p>Total precipitation past 5 minute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TP5M</text:p>
          </table:table-cell>
          <table:table-cell/>
        </table:table-row>
        <table:table-row table:style-name="ro1">
          <table:table-cell office:value-type="string">
            <text:p>0-13-201</text:p>
          </table:table-cell>
          <table:table-cell office:value-type="string">
            <text:p>Lifted index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4">
            <text:p>14</text:p>
          </table:table-cell>
          <table:table-cell office:value-type="string">
            <text:p>GLFTI</text:p>
          </table:table-cell>
          <table:table-cell/>
        </table:table-row>
        <table:table-row table:style-name="ro1">
          <table:table-cell office:value-type="string">
            <text:p>0-13-202</text:p>
          </table:table-cell>
          <table:table-cell office:value-type="string">
            <text:p>Precipitable water in layer bounded by 1.0 to 0.9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H2O19</text:p>
          </table:table-cell>
          <table:table-cell/>
        </table:table-row>
        <table:table-row table:style-name="ro1">
          <table:table-cell office:value-type="string">
            <text:p>0-13-203</text:p>
          </table:table-cell>
          <table:table-cell office:value-type="string">
            <text:p>Precipitable water in layer bounded by 0.9 to 0.7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H2O97</text:p>
          </table:table-cell>
          <table:table-cell/>
        </table:table-row>
        <table:table-row table:style-name="ro1">
          <table:table-cell office:value-type="string">
            <text:p>0-13-204</text:p>
          </table:table-cell>
          <table:table-cell office:value-type="string">
            <text:p>Precipitable water in layer bounded by 0.7 to 0.3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H2O73</text:p>
          </table:table-cell>
          <table:table-cell/>
        </table:table-row>
        <table:table-row table:style-name="ro1">
          <table:table-cell office:value-type="string">
            <text:p>0-13-205</text:p>
          </table:table-cell>
          <table:table-cell office:value-type="string">
            <text:p>Total rain rate</text:p>
          </table:table-cell>
          <table:table-cell office:value-type="string">
            <text:p>mm h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TRRT</text:p>
          </table:table-cell>
          <table:table-cell/>
        </table:table-row>
        <table:table-row table:style-name="ro1">
          <table:table-cell office:value-type="string">
            <text:p>0-13-206</text:p>
          </table:table-cell>
          <table:table-cell office:value-type="string">
            <text:p>Rainfall/water equivalent of snow (average rate)</text:p>
          </table:table-cell>
          <table:table-cell office:value-type="string">
            <text:p>kg m-2 s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REQ6</text:p>
          </table:table-cell>
          <table:table-cell/>
        </table:table-row>
        <table:table-row table:style-name="ro1">
          <table:table-cell office:value-type="string">
            <text:p>0-13-207</text:p>
          </table:table-cell>
          <table:table-cell office:value-type="string">
            <text:p>Rain plus cloud water</text:p>
          </table:table-cell>
          <table:table-cell office:value-type="string">
            <text:p>m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CWA</text:p>
          </table:table-cell>
          <table:table-cell/>
        </table:table-row>
        <table:table-row table:style-name="ro1">
          <table:table-cell office:value-type="string">
            <text:p>0-13-208</text:p>
          </table:table-cell>
          <table:table-cell office:value-type="string">
            <text:p>Precipitation plus cloud ice</text:p>
          </table:table-cell>
          <table:table-cell office:value-type="string">
            <text:p>m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CIA</text:p>
          </table:table-cell>
          <table:table-cell/>
        </table:table-row>
        <table:table-row table:style-name="ro1">
          <table:table-cell office:value-type="string">
            <text:p>0-13-208</text:p>
          </table:table-cell>
          <table:table-cell office:value-type="string">
            <text:p>Convective precipitation in past 1 hou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1M</text:p>
          </table:table-cell>
          <table:table-cell/>
        </table:table-row>
        <table:table-row table:style-name="ro1">
          <table:table-cell office:value-type="string">
            <text:p>0-13-208</text:p>
          </table:table-cell>
          <table:table-cell office:value-type="string">
            <text:p>Convective precipitation in past 1 hour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1M ]</text:p>
          </table:table-cell>
          <table:table-cell/>
        </table:table-row>
        <table:table-row table:style-name="ro1">
          <table:table-cell office:value-type="string">
            <text:p>0-13-209</text:p>
          </table:table-cell>
          <table:table-cell office:value-type="string">
            <text:p>Terrai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ERR</text:p>
          </table:table-cell>
          <table:table-cell/>
        </table:table-row>
        <table:table-row table:style-name="ro1">
          <table:table-cell office:value-type="string">
            <text:p>0-13-209</text:p>
          </table:table-cell>
          <table:table-cell office:value-type="string">
            <text:p>Convective precipitation in past 3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3M </text:p>
          </table:table-cell>
          <table:table-cell/>
        </table:table-row>
        <table:table-row table:style-name="ro1">
          <table:table-cell office:value-type="string">
            <text:p>0-13-209</text:p>
          </table:table-cell>
          <table:table-cell office:value-type="string">
            <text:p>Convective precipitation in past 3 hours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3M ]</text:p>
          </table:table-cell>
          <table:table-cell/>
        </table:table-row>
        <table:table-row table:style-name="ro1">
          <table:table-cell office:value-type="string">
            <text:p>0-13-210</text:p>
          </table:table-cell>
          <table:table-cell office:value-type="string">
            <text:p>Snow water equivalent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SWEM</text:p>
          </table:table-cell>
          <table:table-cell/>
        </table:table-row>
        <table:table-row table:style-name="ro1">
          <table:table-cell office:value-type="string">
            <text:p>0-13-212</text:p>
          </table:table-cell>
          <table:table-cell office:value-type="string">
            <text:p>Canopy water</text:p>
          </table:table-cell>
          <table:table-cell office:value-type="string">
            <text:p>kg m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CNPW</text:p>
          </table:table-cell>
          <table:table-cell/>
        </table:table-row>
        <table:table-row table:style-name="ro1">
          <table:table-cell office:value-type="string">
            <text:p>0-13-213</text:p>
          </table:table-cell>
          <table:table-cell office:value-type="string">
            <text:p>Stream velocity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-500">
            <text:p>-500</text:p>
          </table:table-cell>
          <table:table-cell office:value-type="float" office:value="10">
            <text:p>10</text:p>
          </table:table-cell>
          <table:table-cell office:value-type="string">
            <text:p>STRV</text:p>
          </table:table-cell>
          <table:table-cell/>
        </table:table-row>
        <table:table-row table:style-name="ro1">
          <table:table-cell office:value-type="string">
            <text:p>0-13-214</text:p>
          </table:table-cell>
          <table:table-cell office:value-type="string">
            <text:p>Discharge</text:p>
          </table:table-cell>
          <table:table-cell office:value-type="string">
            <text:p>m3 s-1</text:p>
          </table:table-cell>
          <table:table-cell office:value-type="float" office:value="2">
            <text:p>2</text:p>
          </table:table-cell>
          <table:table-cell office:value-type="float" office:value="-8450000">
            <text:p>-8450000</text:p>
          </table:table-cell>
          <table:table-cell office:value-type="float" office:value="25">
            <text:p>25</text:p>
          </table:table-cell>
          <table:table-cell office:value-type="string">
            <text:p>DCHG</text:p>
          </table:table-cell>
          <table:table-cell/>
        </table:table-row>
        <table:table-row table:style-name="ro1">
          <table:table-cell office:value-type="string">
            <text:p>0-13-215</text:p>
          </table:table-cell>
          <table:table-cell office:value-type="string">
            <text:p>Convective rain rate</text:p>
          </table:table-cell>
          <table:table-cell office:value-type="string">
            <text:p>mm h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CRRT</text:p>
          </table:table-cell>
          <table:table-cell/>
        </table:table-row>
        <table:table-row table:style-name="ro1">
          <table:table-cell office:value-type="string">
            <text:p>0-13-216</text:p>
          </table:table-cell>
          <table:table-cell office:value-type="string">
            <text:p>1-hour accumulated snowfall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SNFL</text:p>
          </table:table-cell>
          <table:table-cell/>
        </table:table-row>
        <table:table-row table:style-name="ro1">
          <table:table-cell office:value-type="string">
            <text:p>0-13-217</text:p>
          </table:table-cell>
          <table:table-cell office:value-type="string">
            <text:p>Convective precipitation in past 1 hou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1M</text:p>
          </table:table-cell>
          <table:table-cell/>
        </table:table-row>
        <table:table-row table:style-name="ro1">
          <table:table-cell office:value-type="string">
            <text:p>0-13-218</text:p>
          </table:table-cell>
          <table:table-cell office:value-type="string">
            <text:p>1-hour accumulated snow melt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N01M</text:p>
          </table:table-cell>
          <table:table-cell/>
        </table:table-row>
        <table:table-row table:style-name="ro1">
          <table:table-cell office:value-type="string">
            <text:p>0-13-219</text:p>
          </table:table-cell>
          <table:table-cell office:value-type="string">
            <text:p>Convective precipitation in past 3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03M</text:p>
          </table:table-cell>
          <table:table-cell/>
        </table:table-row>
        <table:table-row table:style-name="ro1">
          <table:table-cell office:value-type="string">
            <text:p>0-13-220</text:p>
          </table:table-cell>
          <table:table-cell office:value-type="string">
            <text:p>Soil moisture availabil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WTNS</text:p>
          </table:table-cell>
          <table:table-cell/>
        </table:table-row>
        <table:table-row table:style-name="ro1">
          <table:table-cell office:value-type="string">
            <text:p>0-13-222</text:p>
          </table:table-cell>
          <table:table-cell office:value-type="string">
            <text:p>1-hour accumulated surface runoff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R01M</text:p>
          </table:table-cell>
          <table:table-cell/>
        </table:table-row>
        <table:table-row table:style-name="ro1">
          <table:table-cell office:value-type="string">
            <text:p>0-13-224</text:p>
          </table:table-cell>
          <table:table-cell office:value-type="string">
            <text:p>1-hour accumulated baseflow-groundwater runoff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BFGR</text:p>
          </table:table-cell>
          <table:table-cell/>
        </table:table-row>
        <table:table-row table:style-name="ro1">
          <table:table-cell office:value-type="string">
            <text:p>0-13-226</text:p>
          </table:table-cell>
          <table:table-cell office:value-type="string">
            <text:p>Layer volumetric soil moisture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C1</text:p>
          </table:table-cell>
          <table:table-cell/>
        </table:table-row>
        <table:table-row table:style-name="ro1">
          <table:table-cell office:value-type="string">
            <text:p>0-13-227</text:p>
          </table:table-cell>
          <table:table-cell office:value-type="string">
            <text:p>City total precipitation past 24 hours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4">
            <text:p>14</text:p>
          </table:table-cell>
          <table:table-cell office:value-type="string">
            <text:p>CTP24</text:p>
          </table:table-cell>
          <table:table-cell/>
        </table:table-row>
        <table:table-row table:style-name="ro1">
          <table:table-cell office:value-type="string">
            <text:p>0-13-228</text:p>
          </table:table-cell>
          <table:table-cell office:value-type="string">
            <text:p>Snow report remark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RMK</text:p>
          </table:table-cell>
          <table:table-cell/>
        </table:table-row>
        <table:table-row table:style-name="ro1">
          <table:table-cell office:value-type="string">
            <text:p>0-13-231</text:p>
          </table:table-cell>
          <table:table-cell office:value-type="string">
            <text:p>Snow ratio from explicit cloud schem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NRA</text:p>
          </table:table-cell>
          <table:table-cell/>
        </table:table-row>
        <table:table-row table:style-name="ro1">
          <table:table-cell office:value-type="string">
            <text:p>0-13-232</text:p>
          </table:table-cell>
          <table:table-cell office:value-type="string">
            <text:p>Snow precipita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XTS</text:p>
          </table:table-cell>
          <table:table-cell/>
        </table:table-row>
        <table:table-row table:style-name="ro1">
          <table:table-cell office:value-type="string">
            <text:p>0-13-233</text:p>
          </table:table-cell>
          <table:table-cell office:value-type="string">
            <text:p>Ice pellet precipita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XTP</text:p>
          </table:table-cell>
          <table:table-cell/>
        </table:table-row>
        <table:table-row table:style-name="ro1">
          <table:table-cell office:value-type="string">
            <text:p>0-13-234</text:p>
          </table:table-cell>
          <table:table-cell office:value-type="string">
            <text:p>Freezing rain precipita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XTZ</text:p>
          </table:table-cell>
          <table:table-cell/>
        </table:table-row>
        <table:table-row table:style-name="ro1">
          <table:table-cell office:value-type="string">
            <text:p>0-13-235</text:p>
          </table:table-cell>
          <table:table-cell office:value-type="string">
            <text:p>Rain precipita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WXTR</text:p>
          </table:table-cell>
          <table:table-cell/>
        </table:table-row>
        <table:table-row table:style-name="ro1">
          <table:table-cell office:value-type="string">
            <text:p>0-13-239</text:p>
          </table:table-cell>
          <table:table-cell office:value-type="string">
            <text:p>Cloud water mixing ratio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WTR</text:p>
          </table:table-cell>
          <table:table-cell/>
        </table:table-row>
        <table:table-row table:style-name="ro1">
          <table:table-cell office:value-type="string">
            <text:p>0-13-240</text:p>
          </table:table-cell>
          <table:table-cell office:value-type="string">
            <text:p>Specific humidity at 10 m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Q10M</text:p>
          </table:table-cell>
          <table:table-cell/>
        </table:table-row>
        <table:table-row table:style-name="ro1">
          <table:table-cell office:value-type="string">
            <text:p>0-13-242</text:p>
          </table:table-cell>
          <table:table-cell office:value-type="string">
            <text:p>PREPBUFR: Global forecast (background) saturation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SBAK</text:p>
          </table:table-cell>
          <table:table-cell/>
        </table:table-row>
        <table:table-row table:style-name="ro1">
          <table:table-cell office:value-type="string">
            <text:p>0-13-243</text:p>
          </table:table-cell>
          <table:table-cell office:value-type="string">
            <text:p>PREPBUFR: Lifted index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">
            <text:p>10</text:p>
          </table:table-cell>
          <table:table-cell office:value-type="string">
            <text:p>LFTI</text:p>
          </table:table-cell>
          <table:table-cell/>
        </table:table-row>
        <table:table-row table:style-name="ro1">
          <table:table-cell office:value-type="string">
            <text:p>0-13-244</text:p>
          </table:table-cell>
          <table:table-cell office:value-type="string">
            <text:p>Ice mixing ratio</text:p>
          </table:table-cell>
          <table:table-cell office:value-type="string">
            <text:p>kg kg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MXR</text:p>
          </table:table-cell>
          <table:table-cell/>
        </table:table-row>
        <table:table-row table:style-name="ro1">
          <table:table-cell office:value-type="string">
            <text:p>0-13-245</text:p>
          </table:table-cell>
          <table:table-cell office:value-type="string">
            <text:p>PREPBUFR: Specific humidity observation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OB</text:p>
          </table:table-cell>
          <table:table-cell/>
        </table:table-row>
        <table:table-row table:style-name="ro1">
          <table:table-cell office:value-type="string">
            <text:p>0-13-246</text:p>
          </table:table-cell>
          <table:table-cell office:value-type="string">
            <text:p>PREPBUFR: Specific humidity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QQM</text:p>
          </table:table-cell>
          <table:table-cell/>
        </table:table-row>
        <table:table-row table:style-name="ro1">
          <table:table-cell office:value-type="string">
            <text:p>0-13-247</text:p>
          </table:table-cell>
          <table:table-cell office:value-type="string">
            <text:p>PREPBUFR: Specific humidity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QPC</text:p>
          </table:table-cell>
          <table:table-cell/>
        </table:table-row>
        <table:table-row table:style-name="ro1">
          <table:table-cell office:value-type="string">
            <text:p>0-13-248</text:p>
          </table:table-cell>
          <table:table-cell office:value-type="string">
            <text:p>PREPBUFR: Specific humidity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QRC</text:p>
          </table:table-cell>
          <table:table-cell/>
        </table:table-row>
        <table:table-row table:style-name="ro1">
          <table:table-cell office:value-type="string">
            <text:p>0-13-249</text:p>
          </table:table-cell>
          <table:table-cell office:value-type="string">
            <text:p>PREPBUFR: Global forecast (background) specific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FC</text:p>
          </table:table-cell>
          <table:table-cell/>
        </table:table-row>
        <table:table-row table:style-name="ro1">
          <table:table-cell office:value-type="string">
            <text:p>0-13-250</text:p>
          </table:table-cell>
          <table:table-cell office:value-type="string">
            <text:p>PREPBUFR: Relative humidity observation error</text:p>
          </table:table-cell>
          <table:table-cell office:value-type="string">
            <text:p>%*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QOE</text:p>
          </table:table-cell>
          <table:table-cell/>
        </table:table-row>
        <table:table-row table:style-name="ro1">
          <table:table-cell office:value-type="string">
            <text:p>0-13-251</text:p>
          </table:table-cell>
          <table:table-cell office:value-type="string">
            <text:p>PREPBUFR: Analyzed Specific humidity value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AN</text:p>
          </table:table-cell>
          <table:table-cell/>
        </table:table-row>
        <table:table-row table:style-name="ro1">
          <table:table-cell office:value-type="string">
            <text:p>0-13-252</text:p>
          </table:table-cell>
          <table:table-cell office:value-type="string">
            <text:p>PREPBUFR: Climatological Specific humidity value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CL</text:p>
          </table:table-cell>
          <table:table-cell/>
        </table:table-row>
        <table:table-row table:style-name="ro1">
          <table:table-cell office:value-type="string">
            <text:p>0-13-253</text:p>
          </table:table-cell>
          <table:table-cell office:value-type="string">
            <text:p>PREPBUFR: Standard deviation of climatological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CS</text:p>
          </table:table-cell>
          <table:table-cell/>
        </table:table-row>
        <table:table-row table:style-name="ro1">
          <table:table-cell office:value-type="string">
            <text:p>0-13-254</text:p>
          </table:table-cell>
          <table:table-cell office:value-type="string">
            <text:p>PREPBUFR: Analysis-tuned relative humidity</text:p>
          </table:table-cell>
          <table:table-cell office:value-type="string">
            <text:p>%*0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QOETU</text:p>
          </table:table-cell>
          <table:table-cell/>
        </table:table-row>
        <table:table-row table:style-name="ro1">
          <table:table-cell office:value-type="string">
            <text:p>0-13-255</text:p>
          </table:table-cell>
          <table:table-cell office:value-type="string">
            <text:p>PREPBUFR: Model forecast (background) specific</text:p>
          </table:table-cell>
          <table:table-cell office:value-type="string">
            <text:p>mg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FCMOD</text:p>
          </table:table-cell>
          <table:table-cell/>
        </table:table-row>
        <table:table-row table:style-name="ro1">
          <table:table-cell office:value-type="string">
            <text:p>0-14-001</text:p>
          </table:table-cell>
          <table:table-cell office:value-type="string">
            <text:p>Long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LWR24</text:p>
          </table:table-cell>
          <table:table-cell/>
        </table:table-row>
        <table:table-row table:style-name="ro1">
          <table:table-cell office:value-type="string">
            <text:p>0-14-001</text:p>
          </table:table-cell>
          <table:table-cell office:value-type="string">
            <text:p>Long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LWR24</text:p>
          </table:table-cell>
          <table:table-cell/>
        </table:table-row>
        <table:table-row table:style-name="ro1">
          <table:table-cell office:value-type="string">
            <text:p>0-14-002</text:p>
          </table:table-cell>
          <table:table-cell office:value-type="string">
            <text:p>Long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LWRAD</text:p>
          </table:table-cell>
          <table:table-cell/>
        </table:table-row>
        <table:table-row table:style-name="ro1">
          <table:table-cell office:value-type="string">
            <text:p>0-14-002</text:p>
          </table:table-cell>
          <table:table-cell office:value-type="string">
            <text:p>Long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LWRAD</text:p>
          </table:table-cell>
          <table:table-cell/>
        </table:table-row>
        <table:table-row table:style-name="ro1">
          <table:table-cell office:value-type="string">
            <text:p>0-14-003</text:p>
          </table:table-cell>
          <table:table-cell office:value-type="string">
            <text:p>Short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SWR24</text:p>
          </table:table-cell>
          <table:table-cell/>
        </table:table-row>
        <table:table-row table:style-name="ro1">
          <table:table-cell office:value-type="string">
            <text:p>0-14-003</text:p>
          </table:table-cell>
          <table:table-cell office:value-type="string">
            <text:p>Short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SWR24</text:p>
          </table:table-cell>
          <table:table-cell/>
        </table:table-row>
        <table:table-row table:style-name="ro1">
          <table:table-cell office:value-type="string">
            <text:p>0-14-004</text:p>
          </table:table-cell>
          <table:table-cell office:value-type="string">
            <text:p>Short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SWRAD</text:p>
          </table:table-cell>
          <table:table-cell/>
        </table:table-row>
        <table:table-row table:style-name="ro1">
          <table:table-cell office:value-type="string">
            <text:p>0-14-004</text:p>
          </table:table-cell>
          <table:table-cell office:value-type="string">
            <text:p>Short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SWRAD</text:p>
          </table:table-cell>
          <table:table-cell/>
        </table:table-row>
        <table:table-row table:style-name="ro1">
          <table:table-cell office:value-type="string">
            <text:p>0-14-011</text:p>
          </table:table-cell>
          <table:table-cell office:value-type="string">
            <text:p>Net long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NLWR24</text:p>
          </table:table-cell>
          <table:table-cell/>
        </table:table-row>
        <table:table-row table:style-name="ro1">
          <table:table-cell office:value-type="string">
            <text:p>0-14-011</text:p>
          </table:table-cell>
          <table:table-cell office:value-type="string">
            <text:p>Net long-wave radiation, integrated over 24 hours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NLWR24</text:p>
          </table:table-cell>
          <table:table-cell/>
        </table:table-row>
        <table:table-row table:style-name="ro1">
          <table:table-cell office:value-type="string">
            <text:p>0-14-012</text:p>
          </table:table-cell>
          <table:table-cell office:value-type="string">
            <text:p>Net long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NLWRAD</text:p>
          </table:table-cell>
          <table:table-cell/>
        </table:table-row>
        <table:table-row table:style-name="ro1">
          <table:table-cell office:value-type="string">
            <text:p>0-14-012</text:p>
          </table:table-cell>
          <table:table-cell office:value-type="string">
            <text:p>Net long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NLWRAD</text:p>
          </table:table-cell>
          <table:table-cell/>
        </table:table-row>
        <table:table-row table:style-name="ro1">
          <table:table-cell office:value-type="string">
            <text:p>0-14-013</text:p>
          </table:table-cell>
          <table:table-cell office:value-type="string">
            <text:p>Net short-wave radiation, integrated over 24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NSWR24</text:p>
          </table:table-cell>
          <table:table-cell/>
        </table:table-row>
        <table:table-row table:style-name="ro1">
          <table:table-cell office:value-type="string">
            <text:p>0-14-013</text:p>
          </table:table-cell>
          <table:table-cell office:value-type="string">
            <text:p>Net short-wave radiation, integrated over 24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NSWR24</text:p>
          </table:table-cell>
          <table:table-cell/>
        </table:table-row>
        <table:table-row table:style-name="ro1">
          <table:table-cell office:value-type="string">
            <text:p>0-14-014</text:p>
          </table:table-cell>
          <table:table-cell office:value-type="string">
            <text:p>Net short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NSWRAD</text:p>
          </table:table-cell>
          <table:table-cell/>
        </table:table-row>
        <table:table-row table:style-name="ro1">
          <table:table-cell office:value-type="string">
            <text:p>0-14-014</text:p>
          </table:table-cell>
          <table:table-cell office:value-type="string">
            <text:p>Net short-wave radiation, integrated over perio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65536</text:p>
          </table:table-cell>
          <table:table-cell office:value-type="float" office:value="17">
            <text:p>17</text:p>
          </table:table-cell>
          <table:table-cell office:value-type="string">
            <text:p>NSWRAD</text:p>
          </table:table-cell>
          <table:table-cell/>
        </table:table-row>
        <table:table-row table:style-name="ro1">
          <table:table-cell office:value-type="string">
            <text:p>0-14-015</text:p>
          </table:table-cell>
          <table:table-cell office:value-type="string">
            <text:p>Net radiation, integrated over 24 hours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-16384">
            <text:p>-16384</text:p>
          </table:table-cell>
          <table:table-cell office:value-type="float" office:value="15">
            <text:p>15</text:p>
          </table:table-cell>
          <table:table-cell office:value-type="string">
            <text:p>NR24</text:p>
          </table:table-cell>
          <table:table-cell/>
        </table:table-row>
        <table:table-row table:style-name="ro1">
          <table:table-cell office:value-type="string">
            <text:p>0-14-016</text:p>
          </table:table-cell>
          <table:table-cell office:value-type="string">
            <text:p>Net radiation, integrated over period specified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-16384">
            <text:p>-16384</text:p>
          </table:table-cell>
          <table:table-cell office:value-type="float" office:value="15">
            <text:p>15</text:p>
          </table:table-cell>
          <table:table-cell office:value-type="string">
            <text:p>NRAD</text:p>
          </table:table-cell>
          <table:table-cell/>
        </table:table-row>
        <table:table-row table:style-name="ro1">
          <table:table-cell office:value-type="string">
            <text:p>0-14-017</text:p>
          </table:table-cell>
          <table:table-cell office:value-type="string">
            <text:p>Instantaneous long-wave radiation</text:p>
          </table:table-cell>
          <table:table-cell office:value-type="string">
            <text:p>W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ILWRDP</text:p>
          </table:table-cell>
          <table:table-cell/>
        </table:table-row>
        <table:table-row table:style-name="ro1">
          <table:table-cell office:value-type="string">
            <text:p>0-14-017</text:p>
          </table:table-cell>
          <table:table-cell office:value-type="string">
            <text:p>Instantaneous long-wave radiation</text:p>
          </table:table-cell>
          <table:table-cell office:value-type="string">
            <text:p>W m-2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10">
            <text:p>10</text:p>
          </table:table-cell>
          <table:table-cell office:value-type="string">
            <text:p>ILWRDP</text:p>
          </table:table-cell>
          <table:table-cell/>
        </table:table-row>
        <table:table-row table:style-name="ro1">
          <table:table-cell office:value-type="string">
            <text:p>0-14-018</text:p>
          </table:table-cell>
          <table:table-cell office:value-type="string">
            <text:p>Instantaneous short-wave radiation</text:p>
          </table:table-cell>
          <table:table-cell office:value-type="string">
            <text:p>W m-2</text:p>
          </table:table-cell>
          <table:table-cell office:value-type="float" office:value="-3">
            <text:p>-3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ISWRDP</text:p>
          </table:table-cell>
          <table:table-cell/>
        </table:table-row>
        <table:table-row table:style-name="ro1">
          <table:table-cell office:value-type="string">
            <text:p>0-14-018</text:p>
          </table:table-cell>
          <table:table-cell office:value-type="string">
            <text:p>Instantaneous short-wave radiation</text:p>
          </table:table-cell>
          <table:table-cell office:value-type="string">
            <text:p>W m-2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ISWRDP</text:p>
          </table:table-cell>
          <table:table-cell/>
        </table:table-row>
        <table:table-row table:style-name="ro1">
          <table:table-cell office:value-type="string">
            <text:p>0-14-019</text:p>
          </table:table-cell>
          <table:table-cell office:value-type="string">
            <text:p>Surface albedo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ALB</text:p>
          </table:table-cell>
          <table:table-cell/>
        </table:table-row>
        <table:table-row table:style-name="ro1">
          <table:table-cell office:value-type="string">
            <text:p>0-14-020</text:p>
          </table:table-cell>
          <table:table-cell office:value-type="string">
            <text:p>Global solar radiation, integrated over 24 hours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SO24</text:p>
          </table:table-cell>
          <table:table-cell/>
        </table:table-row>
        <table:table-row table:style-name="ro1">
          <table:table-cell office:value-type="string">
            <text:p>0-14-021</text:p>
          </table:table-cell>
          <table:table-cell office:value-type="string">
            <text:p>Global solar radiation, integrated over period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GSORD</text:p>
          </table:table-cell>
          <table:table-cell/>
        </table:table-row>
        <table:table-row table:style-name="ro1">
          <table:table-cell office:value-type="string">
            <text:p>0-14-022</text:p>
          </table:table-cell>
          <table:table-cell office:value-type="string">
            <text:p>Diffuse solar radiation, integrated over 24 hours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FSO24</text:p>
          </table:table-cell>
          <table:table-cell/>
        </table:table-row>
        <table:table-row table:style-name="ro1">
          <table:table-cell office:value-type="string">
            <text:p>0-14-023</text:p>
          </table:table-cell>
          <table:table-cell office:value-type="string">
            <text:p>Diffuse solar radiation, integrated over period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FSORDX</text:p>
          </table:table-cell>
          <table:table-cell/>
        </table:table-row>
        <table:table-row table:style-name="ro1">
          <table:table-cell office:value-type="string">
            <text:p>0-14-024</text:p>
          </table:table-cell>
          <table:table-cell office:value-type="string">
            <text:p>Direct solar radiation, integrated over 24 hours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SO24</text:p>
          </table:table-cell>
          <table:table-cell/>
        </table:table-row>
        <table:table-row table:style-name="ro1">
          <table:table-cell office:value-type="string">
            <text:p>0-14-025</text:p>
          </table:table-cell>
          <table:table-cell office:value-type="string">
            <text:p>Direct solar radiation, integrated over period</text:p>
          </table:table-cell>
          <table:table-cell office:value-type="string">
            <text:p>J m-2</text:p>
          </table:table-cell>
          <table:table-cell office:value-type="float" office:value="-4">
            <text:p>-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DRSORDX</text:p>
          </table:table-cell>
          <table:table-cell/>
        </table:table-row>
        <table:table-row table:style-name="ro1">
          <table:table-cell office:value-type="string">
            <text:p>0-14-026</text:p>
          </table:table-cell>
          <table:table-cell office:value-type="string">
            <text:p>Albedo at top of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LAL</text:p>
          </table:table-cell>
          <table:table-cell/>
        </table:table-row>
        <table:table-row table:style-name="ro1">
          <table:table-cell office:value-type="string">
            <text:p>0-14-027</text:p>
          </table:table-cell>
          <table:table-cell office:value-type="string">
            <text:p>Albedo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LBD</text:p>
          </table:table-cell>
          <table:table-cell/>
        </table:table-row>
        <table:table-row table:style-name="ro1">
          <table:table-cell office:value-type="string">
            <text:p>0-14-028</text:p>
          </table:table-cell>
          <table:table-cell office:value-type="string">
            <text:p>Global solar radiation (high accuracy), integrated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GSORDH</text:p>
          </table:table-cell>
          <table:table-cell/>
        </table:table-row>
        <table:table-row table:style-name="ro1">
          <table:table-cell office:value-type="string">
            <text:p>0-14-028</text:p>
          </table:table-cell>
          <table:table-cell office:value-type="string">
            <text:p>Global solar radiation (high accuracy), integrated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GSORDH</text:p>
          </table:table-cell>
          <table:table-cell/>
        </table:table-row>
        <table:table-row table:style-name="ro1">
          <table:table-cell office:value-type="string">
            <text:p>0-14-029</text:p>
          </table:table-cell>
          <table:table-cell office:value-type="string">
            <text:p>Diffuse solar radiation (high accuracy),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DFSORD</text:p>
          </table:table-cell>
          <table:table-cell/>
        </table:table-row>
        <table:table-row table:style-name="ro1">
          <table:table-cell office:value-type="string">
            <text:p>0-14-029</text:p>
          </table:table-cell>
          <table:table-cell office:value-type="string">
            <text:p>Diffuse solar radiation (high accuracy),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FSORD</text:p>
          </table:table-cell>
          <table:table-cell/>
        </table:table-row>
        <table:table-row table:style-name="ro1">
          <table:table-cell office:value-type="string">
            <text:p>0-14-030</text:p>
          </table:table-cell>
          <table:table-cell office:value-type="string">
            <text:p>Direct solar radiation (high accuracy), integrated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DRSORD</text:p>
          </table:table-cell>
          <table:table-cell/>
        </table:table-row>
        <table:table-row table:style-name="ro1">
          <table:table-cell office:value-type="string">
            <text:p>0-14-030</text:p>
          </table:table-cell>
          <table:table-cell office:value-type="string">
            <text:p>Direct solar radiation (high accuracy), integrated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SORD</text:p>
          </table:table-cell>
          <table:table-cell/>
        </table:table-row>
        <table:table-row table:style-name="ro1">
          <table:table-cell office:value-type="string">
            <text:p>0-14-031</text:p>
          </table:table-cell>
          <table:table-cell office:value-type="string">
            <text:p>Total sunshine (minutes)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TOSS</text:p>
          </table:table-cell>
          <table:table-cell/>
        </table:table-row>
        <table:table-row table:style-name="ro1">
          <table:table-cell office:value-type="string">
            <text:p>0-14-032</text:p>
          </table:table-cell>
          <table:table-cell office:value-type="string">
            <text:p>Total sunshine (hours)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SH</text:p>
          </table:table-cell>
          <table:table-cell/>
        </table:table-row>
        <table:table-row table:style-name="ro1">
          <table:table-cell office:value-type="string">
            <text:p>0-14-033</text:p>
          </table:table-cell>
          <table:table-cell office:value-type="string">
            <text:p>Total sunshine (percent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OSP</text:p>
          </table:table-cell>
          <table:table-cell/>
        </table:table-row>
        <table:table-row table:style-name="ro1">
          <table:table-cell office:value-type="string">
            <text:p>0-14-034</text:p>
          </table:table-cell>
          <table:table-cell office:value-type="string">
            <text:p>Sunshine over period specified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SOPS</text:p>
          </table:table-cell>
          <table:table-cell/>
        </table:table-row>
        <table:table-row table:style-name="ro1">
          <table:table-cell office:value-type="string">
            <text:p>0-14-035</text:p>
          </table:table-cell>
          <table:table-cell office:value-type="string">
            <text:p>Solar radiation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RADF</text:p>
          </table:table-cell>
          <table:table-cell/>
        </table:table-row>
        <table:table-row table:style-name="ro1">
          <table:table-cell office:value-type="string">
            <text:p>0-14-042</text:p>
          </table:table-cell>
          <table:table-cell office:value-type="string">
            <text:p>Bidirectional reflectanc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BDRF</text:p>
          </table:table-cell>
          <table:table-cell/>
        </table:table-row>
        <table:table-row table:style-name="ro1">
          <table:table-cell office:value-type="string">
            <text:p>0-14-043</text:p>
          </table:table-cell>
          <table:table-cell office:value-type="string">
            <text:p>Channel radiance</text:p>
          </table:table-cell>
          <table:table-cell office:value-type="string">
            <text:p>W m-2 sr-1 μm-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SCHRAD</text:p>
          </table:table-cell>
          <table:table-cell/>
        </table:table-row>
        <table:table-row table:style-name="ro1">
          <table:table-cell office:value-type="string">
            <text:p>0-14-044</text:p>
          </table:table-cell>
          <table:table-cell office:value-type="string">
            <text:p>Channel radiance</text:p>
          </table:table-cell>
          <table:table-cell office:value-type="string">
            <text:p>W m-2 sr-1 cm</text:p>
          </table:table-cell>
          <table:table-cell office:value-type="float" office:value="7">
            <text:p>7</text:p>
          </table:table-cell>
          <table:table-cell office:value-type="float" office:value="-100000">
            <text:p>-100000</text:p>
          </table:table-cell>
          <table:table-cell office:value-type="float" office:value="22">
            <text:p>22</text:p>
          </table:table-cell>
          <table:table-cell office:value-type="string">
            <text:p>SRAD</text:p>
          </table:table-cell>
          <table:table-cell/>
        </table:table-row>
        <table:table-row table:style-name="ro1">
          <table:table-cell office:value-type="string">
            <text:p>0-14-045</text:p>
          </table:table-cell>
          <table:table-cell office:value-type="string">
            <text:p>Channel radiance</text:p>
          </table:table-cell>
          <table:table-cell office:value-type="string">
            <text:p>W m-2 sr-1 cm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CHRAD</text:p>
          </table:table-cell>
          <table:table-cell/>
        </table:table-row>
        <table:table-row table:style-name="ro1">
          <table:table-cell office:value-type="string">
            <text:p>0-14-046</text:p>
          </table:table-cell>
          <table:table-cell office:value-type="string">
            <text:p>Scaled IASI radiance</text:p>
          </table:table-cell>
          <table:table-cell office:value-type="string">
            <text:p>W m-2 sr-1 m</text:p>
          </table:table-cell>
          <table:table-cell office:value-type="float" office:value="0">
            <text:p>0</text:p>
          </table:table-cell>
          <table:table-cell office:value-type="float" office:value="-5000">
            <text:p>-5000</text:p>
          </table:table-cell>
          <table:table-cell office:value-type="float" office:value="16">
            <text:p>16</text:p>
          </table:table-cell>
          <table:table-cell office:value-type="string">
            <text:p>SCRA</text:p>
          </table:table-cell>
          <table:table-cell/>
        </table:table-row>
        <table:table-row table:style-name="ro1">
          <table:table-cell office:value-type="string">
            <text:p>0-14-046</text:p>
          </table:table-cell>
          <table:table-cell office:value-type="string">
            <text:p>Scaled IASI radiance</text:p>
          </table:table-cell>
          <table:table-cell office:value-type="string">
            <text:p>W m-2 sr-1 m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CRA ]</text:p>
          </table:table-cell>
          <table:table-cell/>
        </table:table-row>
        <table:table-row table:style-name="ro1">
          <table:table-cell office:value-type="string">
            <text:p>0-14-047</text:p>
          </table:table-cell>
          <table:table-cell office:value-type="string">
            <text:p>Scaled mean AVHRR radiance</text:p>
          </table:table-cell>
          <table:table-cell office:value-type="string">
            <text:p>W m-2 sr-1 m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SMRA</text:p>
          </table:table-cell>
          <table:table-cell/>
        </table:table-row>
        <table:table-row table:style-name="ro1">
          <table:table-cell office:value-type="string">
            <text:p>0-14-048</text:p>
          </table:table-cell>
          <table:table-cell office:value-type="string">
            <text:p>Scaled standard deviation of AVHRR radiance</text:p>
          </table:table-cell>
          <table:table-cell office:value-type="string">
            <text:p>W m-2 sr-1 m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SSDR</text:p>
          </table:table-cell>
          <table:table-cell/>
        </table:table-row>
        <table:table-row table:style-name="ro1">
          <table:table-cell office:value-type="string">
            <text:p>0-14-050</text:p>
          </table:table-cell>
          <table:table-cell office:value-type="string">
            <text:p>Emissivity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MMI</text:p>
          </table:table-cell>
          <table:table-cell/>
        </table:table-row>
        <table:table-row table:style-name="ro1">
          <table:table-cell office:value-type="string">
            <text:p>0-14-051</text:p>
          </table:table-cell>
          <table:table-cell office:value-type="string">
            <text:p>Direct solar radiation, integrated over last hour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RSOLH</text:p>
          </table:table-cell>
          <table:table-cell/>
        </table:table-row>
        <table:table-row table:style-name="ro1">
          <table:table-cell office:value-type="string">
            <text:p>0-14-052</text:p>
          </table:table-cell>
          <table:table-cell office:value-type="string">
            <text:p>Global upward solar radiation, integrated over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-1048574">
            <text:p>-1048574</text:p>
          </table:table-cell>
          <table:table-cell office:value-type="float" office:value="20">
            <text:p>20</text:p>
          </table:table-cell>
          <table:table-cell office:value-type="string">
            <text:p>GUSR</text:p>
          </table:table-cell>
          <table:table-cell/>
        </table:table-row>
        <table:table-row table:style-name="ro1">
          <table:table-cell office:value-type="string">
            <text:p>0-14-053</text:p>
          </table:table-cell>
          <table:table-cell office:value-type="string">
            <text:p>Net radiation (high accuracy), integrated over</text:p>
          </table:table-cell>
          <table:table-cell office:value-type="string">
            <text:p>J m-2</text:p>
          </table:table-cell>
          <table:table-cell office:value-type="float" office:value="-2">
            <text:p>-2</text:p>
          </table:table-cell>
          <table:table-cell office:value-type="float" office:value="-1048574">
            <text:p>-1048574</text:p>
          </table:table-cell>
          <table:table-cell office:value-type="float" office:value="21">
            <text:p>21</text:p>
          </table:table-cell>
          <table:table-cell office:value-type="string">
            <text:p>NETR</text:p>
          </table:table-cell>
          <table:table-cell/>
        </table:table-row>
        <table:table-row table:style-name="ro1">
          <table:table-cell office:value-type="string">
            <text:p>0-14-054</text:p>
          </table:table-cell>
          <table:table-cell office:value-type="string">
            <text:p>Photosyntetically active radiation, integrated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SAR</text:p>
          </table:table-cell>
          <table:table-cell/>
        </table:table-row>
        <table:table-row table:style-name="ro1">
          <table:table-cell office:value-type="string">
            <text:p>0-14-055</text:p>
          </table:table-cell>
          <table:table-cell office:value-type="string">
            <text:p>Solar activity index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OAI</text:p>
          </table:table-cell>
          <table:table-cell/>
        </table:table-row>
        <table:table-row table:style-name="ro1">
          <table:table-cell office:value-type="string">
            <text:p>0-14-056</text:p>
          </table:table-cell>
          <table:table-cell office:value-type="string">
            <text:p>Background luminance</text:p>
          </table:table-cell>
          <table:table-cell office:value-type="string">
            <text:p>Cd m-2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BKLU</text:p>
          </table:table-cell>
          <table:table-cell/>
        </table:table-row>
        <table:table-row table:style-name="ro1">
          <table:table-cell office:value-type="string">
            <text:p>0-14-057</text:p>
          </table:table-cell>
          <table:table-cell office:value-type="string">
            <text:p>Soil heat flux</text:p>
          </table:table-cell>
          <table:table-cell office:value-type="string">
            <text:p>J m-2</text:p>
          </table:table-cell>
          <table:table-cell office:value-type="float" office:value="-1">
            <text:p>-1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SHFX</text:p>
          </table:table-cell>
          <table:table-cell/>
        </table:table-row>
        <table:table-row table:style-name="ro1">
          <table:table-cell office:value-type="string">
            <text:p>0-14-061</text:p>
          </table:table-cell>
          <table:table-cell office:value-type="string">
            <text:p>Instantaneous long-wave radiation</text:p>
          </table:table-cell>
          <table:table-cell office:value-type="string">
            <text:p>W m-2</text:p>
          </table:table-cell>
          <table:table-cell office:value-type="float" office:value="0">
            <text:p>0</text:p>
          </table:table-cell>
          <table:table-cell office:value-type="float" office:value="-512">
            <text:p>-512</text:p>
          </table:table-cell>
          <table:table-cell office:value-type="float" office:value="10">
            <text:p>10</text:p>
          </table:table-cell>
          <table:table-cell office:value-type="string">
            <text:p>ILWR</text:p>
          </table:table-cell>
          <table:table-cell/>
        </table:table-row>
        <table:table-row table:style-name="ro1">
          <table:table-cell office:value-type="string">
            <text:p>0-14-062</text:p>
          </table:table-cell>
          <table:table-cell office:value-type="string">
            <text:p>Instantaneous short-wave radiation</text:p>
          </table:table-cell>
          <table:table-cell office:value-type="string">
            <text:p>W m-2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ISWR</text:p>
          </table:table-cell>
          <table:table-cell/>
        </table:table-row>
        <table:table-row table:style-name="ro1">
          <table:table-cell office:value-type="string">
            <text:p>0-14-071</text:p>
          </table:table-cell>
          <table:table-cell office:value-type="string">
            <text:p>Global UV spectral irradiance</text:p>
          </table:table-cell>
          <table:table-cell office:value-type="string">
            <text:p>W m-2 nm-1</text:p>
          </table:table-cell>
          <table:table-cell office:value-type="float" office:value="6">
            <text:p>6</text:p>
          </table:table-cell>
          <table:table-cell office:value-type="string">
            <text:p>–1048576</text:p>
          </table:table-cell>
          <table:table-cell office:value-type="float" office:value="21">
            <text:p>21</text:p>
          </table:table-cell>
          <table:table-cell office:value-type="string">
            <text:p>GUVSI</text:p>
          </table:table-cell>
          <table:table-cell/>
        </table:table-row>
        <table:table-row table:style-name="ro1">
          <table:table-cell office:value-type="string">
            <text:p>0-14-072</text:p>
          </table:table-cell>
          <table:table-cell office:value-type="string">
            <text:p>Global UV irradiation</text:p>
          </table:table-cell>
          <table:table-cell office:value-type="string">
            <text:p>J m-2</text:p>
          </table:table-cell>
          <table:table-cell office:value-type="float" office:value="0">
            <text:p>0</text:p>
          </table:table-cell>
          <table:table-cell office:value-type="float" office:value="-4000000">
            <text:p>-4000000</text:p>
          </table:table-cell>
          <table:table-cell office:value-type="float" office:value="23">
            <text:p>23</text:p>
          </table:table-cell>
          <table:table-cell office:value-type="string">
            <text:p>GUVI</text:p>
          </table:table-cell>
          <table:table-cell/>
        </table:table-row>
        <table:table-row table:style-name="ro1">
          <table:table-cell office:value-type="string">
            <text:p>0-14-073</text:p>
          </table:table-cell>
          <table:table-cell office:value-type="string">
            <text:p>Global erythemal irradiation</text:p>
          </table:table-cell>
          <table:table-cell office:value-type="string">
            <text:p>J m-2</text:p>
          </table:table-cell>
          <table:table-cell office:value-type="float" office:value="-3">
            <text:p>-3</text:p>
          </table:table-cell>
          <table:table-cell office:value-type="string">
            <text:p>–32</text:p>
          </table:table-cell>
          <table:table-cell office:value-type="float" office:value="6">
            <text:p>6</text:p>
          </table:table-cell>
          <table:table-cell office:value-type="string">
            <text:p>GERI</text:p>
          </table:table-cell>
          <table:table-cell/>
        </table:table-row>
        <table:table-row table:style-name="ro1">
          <table:table-cell office:value-type="string">
            <text:p>0-14-194</text:p>
          </table:table-cell>
          <table:table-cell office:value-type="string">
            <text:p>Short-wave heating rate</text:p>
          </table:table-cell>
          <table:table-cell office:value-type="string">
            <text:p>K s-1</text:p>
          </table:table-cell>
          <table:table-cell office:value-type="float" office:value="7">
            <text:p>7</text:p>
          </table:table-cell>
          <table:table-cell office:value-type="float" office:value="-12000">
            <text:p>-12000</text:p>
          </table:table-cell>
          <table:table-cell office:value-type="float" office:value="15">
            <text:p>15</text:p>
          </table:table-cell>
          <table:table-cell office:value-type="string">
            <text:p>DTSW</text:p>
          </table:table-cell>
          <table:table-cell/>
        </table:table-row>
        <table:table-row table:style-name="ro1">
          <table:table-cell office:value-type="string">
            <text:p>0-14-195</text:p>
          </table:table-cell>
          <table:table-cell office:value-type="string">
            <text:p>Long-wave heating rate</text:p>
          </table:table-cell>
          <table:table-cell office:value-type="string">
            <text:p>K s-1</text:p>
          </table:table-cell>
          <table:table-cell office:value-type="float" office:value="7">
            <text:p>7</text:p>
          </table:table-cell>
          <table:table-cell office:value-type="float" office:value="-12000">
            <text:p>-12000</text:p>
          </table:table-cell>
          <table:table-cell office:value-type="float" office:value="15">
            <text:p>15</text:p>
          </table:table-cell>
          <table:table-cell office:value-type="string">
            <text:p>DTLW</text:p>
          </table:table-cell>
          <table:table-cell/>
        </table:table-row>
        <table:table-row table:style-name="ro1">
          <table:table-cell office:value-type="string">
            <text:p>0-14-198</text:p>
          </table:table-cell>
          <table:table-cell office:value-type="string">
            <text:p>1-hour average downward short-wave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WRD</text:p>
          </table:table-cell>
          <table:table-cell/>
        </table:table-row>
        <table:table-row table:style-name="ro1">
          <table:table-cell office:value-type="string">
            <text:p>0-14-199</text:p>
          </table:table-cell>
          <table:table-cell office:value-type="string">
            <text:p>1-hour average upward short-wave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5000">
            <text:p>-15000</text:p>
          </table:table-cell>
          <table:table-cell office:value-type="float" office:value="14">
            <text:p>14</text:p>
          </table:table-cell>
          <table:table-cell office:value-type="string">
            <text:p>SWRU</text:p>
          </table:table-cell>
          <table:table-cell/>
        </table:table-row>
        <table:table-row table:style-name="ro1">
          <table:table-cell office:value-type="string">
            <text:p>0-14-200</text:p>
          </table:table-cell>
          <table:table-cell office:value-type="string">
            <text:p>1-hour average downward long-wave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LWRD</text:p>
          </table:table-cell>
          <table:table-cell/>
        </table:table-row>
        <table:table-row table:style-name="ro1">
          <table:table-cell office:value-type="string">
            <text:p>0-14-200</text:p>
          </table:table-cell>
          <table:table-cell office:value-type="string">
            <text:p>Percent of possible sunshi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 ]</text:p>
          </table:table-cell>
          <table:table-cell table:number-columns-repeated="2"/>
        </table:table-row>
        <table:table-row table:style-name="ro1">
          <table:table-cell office:value-type="string">
            <text:p>0-14-201</text:p>
          </table:table-cell>
          <table:table-cell office:value-type="string">
            <text:p>1-hour average upward long-wave flux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8192">
            <text:p>-8192</text:p>
          </table:table-cell>
          <table:table-cell office:value-type="float" office:value="13">
            <text:p>13</text:p>
          </table:table-cell>
          <table:table-cell office:value-type="string">
            <text:p>LWRU</text:p>
          </table:table-cell>
          <table:table-cell/>
        </table:table-row>
        <table:table-row table:style-name="ro1">
          <table:table-cell office:value-type="string">
            <text:p>0-14-202</text:p>
          </table:table-cell>
          <table:table-cell office:value-type="string">
            <text:p>1-hour average net long-wave flux at top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8192">
            <text:p>-8192</text:p>
          </table:table-cell>
          <table:table-cell office:value-type="float" office:value="13">
            <text:p>13</text:p>
          </table:table-cell>
          <table:table-cell office:value-type="string">
            <text:p>LWRT</text:p>
          </table:table-cell>
          <table:table-cell/>
        </table:table-row>
        <table:table-row table:style-name="ro1">
          <table:table-cell office:value-type="string">
            <text:p>0-14-203</text:p>
          </table:table-cell>
          <table:table-cell office:value-type="string">
            <text:p>1-hour average net short-wave flux at top</text:p>
          </table:table-cell>
          <table:table-cell office:value-type="string">
            <text:p>W m-2</text:p>
          </table:table-cell>
          <table:table-cell office:value-type="float" office:value="1">
            <text:p>1</text:p>
          </table:table-cell>
          <table:table-cell office:value-type="float" office:value="-15000">
            <text:p>-15000</text:p>
          </table:table-cell>
          <table:table-cell office:value-type="float" office:value="15">
            <text:p>15</text:p>
          </table:table-cell>
          <table:table-cell office:value-type="string">
            <text:p>SWRT</text:p>
          </table:table-cell>
          <table:table-cell/>
        </table:table-row>
        <table:table-row table:style-name="ro1">
          <table:table-cell office:value-type="string">
            <text:p>0-14-204</text:p>
          </table:table-cell>
          <table:table-cell office:value-type="string">
            <text:p>Log 10 of cloud test results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300">
            <text:p>-300</text:p>
          </table:table-cell>
          <table:table-cell office:value-type="float" office:value="10">
            <text:p>10</text:p>
          </table:table-cell>
          <table:table-cell office:value-type="string">
            <text:p>LOGCT</text:p>
          </table:table-cell>
          <table:table-cell/>
        </table:table-row>
        <table:table-row table:style-name="ro1">
          <table:table-cell office:value-type="string">
            <text:p>0-14-226</text:p>
          </table:table-cell>
          <table:table-cell office:value-type="string">
            <text:p>Net radiative heating rate</text:p>
          </table:table-cell>
          <table:table-cell office:value-type="string">
            <text:p>K s-1</text:p>
          </table:table-cell>
          <table:table-cell office:value-type="float" office:value="7">
            <text:p>7</text:p>
          </table:table-cell>
          <table:table-cell office:value-type="float" office:value="-12000">
            <text:p>-12000</text:p>
          </table:table-cell>
          <table:table-cell office:value-type="float" office:value="15">
            <text:p>15</text:p>
          </table:table-cell>
          <table:table-cell office:value-type="string">
            <text:p>DTAR</text:p>
          </table:table-cell>
          <table:table-cell/>
        </table:table-row>
        <table:table-row table:style-name="ro1">
          <table:table-cell office:value-type="string">
            <text:p>0-15-001</text:p>
          </table:table-cell>
          <table:table-cell office:value-type="string">
            <text:p>Total ozone</text:p>
          </table:table-cell>
          <table:table-cell office:value-type="string">
            <text:p>DU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ZON</text:p>
          </table:table-cell>
          <table:table-cell/>
        </table:table-row>
        <table:table-row table:style-name="ro1">
          <table:table-cell office:value-type="string">
            <text:p>0-15-002</text:p>
          </table:table-cell>
          <table:table-cell office:value-type="string">
            <text:p>Air mass (slant path at 22 km)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IRM</text:p>
          </table:table-cell>
          <table:table-cell/>
        </table:table-row>
        <table:table-row table:style-name="ro1">
          <table:table-cell office:value-type="string">
            <text:p>0-15-003</text:p>
          </table:table-cell>
          <table:table-cell office:value-type="string">
            <text:p>Measured ozone partial pressure (sounding)</text:p>
          </table:table-cell>
          <table:table-cell office:value-type="string">
            <text:p>Pa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OPP</text:p>
          </table:table-cell>
          <table:table-cell/>
        </table:table-row>
        <table:table-row table:style-name="ro1">
          <table:table-cell office:value-type="string">
            <text:p>0-15-004</text:p>
          </table:table-cell>
          <table:table-cell office:value-type="string">
            <text:p>Ozone sounding correction factor (CF)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SCF</text:p>
          </table:table-cell>
          <table:table-cell/>
        </table:table-row>
        <table:table-row table:style-name="ro1">
          <table:table-cell office:value-type="string">
            <text:p>0-15-005</text:p>
          </table:table-cell>
          <table:table-cell office:value-type="string">
            <text:p>Ozone p</text:p>
          </table:table-cell>
          <table:table-cell office:value-type="string">
            <text:p>DU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ZOP</text:p>
          </table:table-cell>
          <table:table-cell/>
        </table:table-row>
        <table:table-row table:style-name="ro1">
          <table:table-cell office:value-type="string">
            <text:p>0-15-007</text:p>
          </table:table-cell>
          <table:table-cell office:value-type="string">
            <text:p>Molecular mass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MOLEM</text:p>
          </table:table-cell>
          <table:table-cell/>
        </table:table-row>
        <table:table-row table:style-name="ro1">
          <table:table-cell office:value-type="string">
            <text:p>0-15-008</text:p>
          </table:table-cell>
          <table:table-cell office:value-type="string">
            <text:p>Significand of volumetric mixing ratio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XRV</text:p>
          </table:table-cell>
          <table:table-cell/>
        </table:table-row>
        <table:table-row table:style-name="ro1">
          <table:table-cell office:value-type="string">
            <text:p>0-15-009</text:p>
          </table:table-cell>
          <table:table-cell office:value-type="string">
            <text:p>Integrated number density</text:p>
          </table:table-cell>
          <table:table-cell office:value-type="string">
            <text:p>m-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DENS</text:p>
          </table:table-cell>
          <table:table-cell/>
        </table:table-row>
        <table:table-row table:style-name="ro1">
          <table:table-cell office:value-type="string">
            <text:p>0-15-010</text:p>
          </table:table-cell>
          <table:table-cell office:value-type="string">
            <text:p>Partial pressure</text:p>
          </table:table-cell>
          <table:table-cell office:value-type="string">
            <text:p>Pa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CPP</text:p>
          </table:table-cell>
          <table:table-cell/>
        </table:table-row>
        <table:table-row table:style-name="ro1">
          <table:table-cell office:value-type="string">
            <text:p>0-15-011</text:p>
          </table:table-cell>
          <table:table-cell office:value-type="string">
            <text:p>Log 10 of integrated electron density</text:p>
          </table:table-cell>
          <table:table-cell office:value-type="string">
            <text:p>log(1/m2)</text:p>
          </table:table-cell>
          <table:table-cell office:value-type="float" office:value="3">
            <text:p>3</text:p>
          </table:table-cell>
          <table:table-cell office:value-type="float" office:value="14000">
            <text:p>14000</text:p>
          </table:table-cell>
          <table:table-cell office:value-type="float" office:value="13">
            <text:p>13</text:p>
          </table:table-cell>
          <table:table-cell office:value-type="string">
            <text:p>LIED</text:p>
          </table:table-cell>
          <table:table-cell/>
        </table:table-row>
        <table:table-row table:style-name="ro1">
          <table:table-cell office:value-type="string">
            <text:p>0-15-012</text:p>
          </table:table-cell>
          <table:table-cell office:value-type="string">
            <text:p>Total electron count per square meter</text:p>
          </table:table-cell>
          <table:table-cell office:value-type="string">
            <text:p>m-2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TECP</text:p>
          </table:table-cell>
          <table:table-cell/>
        </table:table-row>
        <table:table-row table:style-name="ro1">
          <table:table-cell office:value-type="string">
            <text:p>0-15-015</text:p>
          </table:table-cell>
          <table:table-cell office:value-type="string">
            <text:p>Maximum image spectral component befor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MSCN</text:p>
          </table:table-cell>
          <table:table-cell/>
        </table:table-row>
        <table:table-row table:style-name="ro1">
          <table:table-cell office:value-type="string">
            <text:p>0-15-020</text:p>
          </table:table-cell>
          <table:table-cell office:value-type="string">
            <text:p>Integrated ozone density</text:p>
          </table:table-cell>
          <table:table-cell office:value-type="string">
            <text:p>kg m-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OZD</text:p>
          </table:table-cell>
          <table:table-cell/>
        </table:table-row>
        <table:table-row table:style-name="ro1">
          <table:table-cell office:value-type="string">
            <text:p>0-15-021</text:p>
          </table:table-cell>
          <table:table-cell office:value-type="string">
            <text:p>Integrated mass density</text:p>
          </table:table-cell>
          <table:table-cell office:value-type="string">
            <text:p>kg m-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MDENS</text:p>
          </table:table-cell>
          <table:table-cell/>
        </table:table-row>
        <table:table-row table:style-name="ro1">
          <table:table-cell office:value-type="string">
            <text:p>0-15-022</text:p>
          </table:table-cell>
          <table:table-cell office:value-type="string">
            <text:p>Integrated number density</text:p>
          </table:table-cell>
          <table:table-cell office:value-type="string">
            <text:p>m-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MDENS</text:p>
          </table:table-cell>
          <table:table-cell/>
        </table:table-row>
        <table:table-row table:style-name="ro1">
          <table:table-cell office:value-type="string">
            <text:p>0-15-023</text:p>
          </table:table-cell>
          <table:table-cell office:value-type="string">
            <text:p>Mass density</text:p>
          </table:table-cell>
          <table:table-cell office:value-type="string">
            <text:p>kg m-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SDENS</text:p>
          </table:table-cell>
          <table:table-cell/>
        </table:table-row>
        <table:table-row table:style-name="ro1">
          <table:table-cell office:value-type="string">
            <text:p>0-15-024</text:p>
          </table:table-cell>
          <table:table-cell office:value-type="string">
            <text:p>Optical depth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PTD</text:p>
          </table:table-cell>
          <table:table-cell/>
        </table:table-row>
        <table:table-row table:style-name="ro1">
          <table:table-cell office:value-type="string">
            <text:p>0-15-025</text:p>
          </table:table-cell>
          <table:table-cell office:value-type="string">
            <text:p>Type of polluta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YPO</text:p>
          </table:table-cell>
          <table:table-cell/>
        </table:table-row>
        <table:table-row table:style-name="ro1">
          <table:table-cell office:value-type="string">
            <text:p>0-15-026</text:p>
          </table:table-cell>
          <table:table-cell office:value-type="string">
            <text:p>Concentration of pollutant</text:p>
          </table:table-cell>
          <table:table-cell office:value-type="string">
            <text:p>mol mol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COPO</text:p>
          </table:table-cell>
          <table:table-cell/>
        </table:table-row>
        <table:table-row table:style-name="ro1">
          <table:table-cell office:value-type="string">
            <text:p>0-15-027</text:p>
          </table:table-cell>
          <table:table-cell office:value-type="string">
            <text:p>Concentration of pollutant</text:p>
          </table:table-cell>
          <table:table-cell office:value-type="string">
            <text:p>kg m-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OPOPM</text:p>
          </table:table-cell>
          <table:table-cell/>
        </table:table-row>
        <table:table-row table:style-name="ro1">
          <table:table-cell office:value-type="string">
            <text:p>0-15-028</text:p>
          </table:table-cell>
          <table:table-cell office:value-type="string">
            <text:p>Photo dissociation rate</text:p>
          </table:table-cell>
          <table:table-cell office:value-type="string">
            <text:p>s-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HDR</text:p>
          </table:table-cell>
          <table:table-cell/>
        </table:table-row>
        <table:table-row table:style-name="ro1">
          <table:table-cell office:value-type="string">
            <text:p>0-15-029</text:p>
          </table:table-cell>
          <table:table-cell office:value-type="string">
            <text:p>Extinction coefficient</text:p>
          </table:table-cell>
          <table:table-cell office:value-type="string">
            <text:p>m-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XCF</text:p>
          </table:table-cell>
          <table:table-cell/>
        </table:table-row>
        <table:table-row table:style-name="ro1">
          <table:table-cell office:value-type="string">
            <text:p>0-15-030</text:p>
          </table:table-cell>
          <table:table-cell office:value-type="string">
            <text:p>Aerosol contamination index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office:value-type="float" office:value="12">
            <text:p>12</text:p>
          </table:table-cell>
          <table:table-cell office:value-type="string">
            <text:p>ACIDX</text:p>
          </table:table-cell>
          <table:table-cell/>
        </table:table-row>
        <table:table-row table:style-name="ro1">
          <table:table-cell office:value-type="string">
            <text:p>0-15-031</text:p>
          </table:table-cell>
          <table:table-cell office:value-type="string">
            <text:p>Atmospheric path delay in satellite signal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000">
            <text:p>10000</text:p>
          </table:table-cell>
          <table:table-cell office:value-type="float" office:value="15">
            <text:p>15</text:p>
          </table:table-cell>
          <table:table-cell office:value-type="string">
            <text:p>APDS</text:p>
          </table:table-cell>
          <table:table-cell/>
        </table:table-row>
        <table:table-row table:style-name="ro1">
          <table:table-cell office:value-type="string">
            <text:p>0-15-032</text:p>
          </table:table-cell>
          <table:table-cell office:value-type="string">
            <text:p>Estimated error in atmospheric path dela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PDE</text:p>
          </table:table-cell>
          <table:table-cell/>
        </table:table-row>
        <table:table-row table:style-name="ro1">
          <table:table-cell office:value-type="string">
            <text:p>0-15-033</text:p>
          </table:table-cell>
          <table:table-cell office:value-type="string">
            <text:p>Difference in path delays for limb views a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PDDX</text:p>
          </table:table-cell>
          <table:table-cell/>
        </table:table-row>
        <table:table-row table:style-name="ro1">
          <table:table-cell office:value-type="string">
            <text:p>0-15-034</text:p>
          </table:table-cell>
          <table:table-cell office:value-type="string">
            <text:p>Estimated error in path delay differenc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DDE</text:p>
          </table:table-cell>
          <table:table-cell/>
        </table:table-row>
        <table:table-row table:style-name="ro1">
          <table:table-cell office:value-type="string">
            <text:p>0-15-035</text:p>
          </table:table-cell>
          <table:table-cell office:value-type="string">
            <text:p>Component of zenith path delay due to water vapo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ZPDW</text:p>
          </table:table-cell>
          <table:table-cell/>
        </table:table-row>
        <table:table-row table:style-name="ro1">
          <table:table-cell office:value-type="string">
            <text:p>0-15-036</text:p>
          </table:table-cell>
          <table:table-cell office:value-type="string">
            <text:p>Atmospheric refractivity</text:p>
          </table:table-cell>
          <table:table-cell office:value-type="string">
            <text:p>N-unit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RFR</text:p>
          </table:table-cell>
          <table:table-cell/>
        </table:table-row>
        <table:table-row table:style-name="ro1">
          <table:table-cell office:value-type="string">
            <text:p>0-15-037</text:p>
          </table:table-cell>
          <table:table-cell office:value-type="string">
            <text:p>Bending angle</text:p>
          </table:table-cell>
          <table:table-cell office:value-type="string">
            <text:p>rad</text:p>
          </table:table-cell>
          <table:table-cell office:value-type="float" office:value="8">
            <text:p>8</text:p>
          </table:table-cell>
          <table:table-cell office:value-type="float" office:value="-100000">
            <text:p>-100000</text:p>
          </table:table-cell>
          <table:table-cell office:value-type="float" office:value="23">
            <text:p>23</text:p>
          </table:table-cell>
          <table:table-cell office:value-type="string">
            <text:p>BNDA</text:p>
          </table:table-cell>
          <table:table-cell/>
        </table:table-row>
        <table:table-row table:style-name="ro1">
          <table:table-cell office:value-type="string">
            <text:p>0-15-039</text:p>
          </table:table-cell>
          <table:table-cell office:value-type="string">
            <text:p>Significand of integrated mass density (scaled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IMDENS</text:p>
          </table:table-cell>
          <table:table-cell/>
        </table:table-row>
        <table:table-row table:style-name="ro1">
          <table:table-cell office:value-type="string">
            <text:p>0-15-040</text:p>
          </table:table-cell>
          <table:table-cell office:value-type="string">
            <text:p>Particulate matter diamete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MDI</text:p>
          </table:table-cell>
          <table:table-cell/>
        </table:table-row>
        <table:table-row table:style-name="ro1">
          <table:table-cell office:value-type="string">
            <text:p>0-15-042</text:p>
          </table:table-cell>
          <table:table-cell office:value-type="string">
            <text:p>Reflectance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ELF</text:p>
          </table:table-cell>
          <table:table-cell/>
        </table:table-row>
        <table:table-row table:style-name="ro1">
          <table:table-cell office:value-type="string">
            <text:p>0-15-043</text:p>
          </table:table-cell>
          <table:table-cell office:value-type="string">
            <text:p>Number of averaging kernel layer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AKL</text:p>
          </table:table-cell>
          <table:table-cell/>
        </table:table-row>
        <table:table-row table:style-name="ro1">
          <table:table-cell office:value-type="string">
            <text:p>0-15-044</text:p>
          </table:table-cell>
          <table:table-cell office:value-type="string">
            <text:p>Averaging kernel value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-5000000">
            <text:p>-5000000</text:p>
          </table:table-cell>
          <table:table-cell office:value-type="float" office:value="24">
            <text:p>24</text:p>
          </table:table-cell>
          <table:table-cell office:value-type="string">
            <text:p>AVKV</text:p>
          </table:table-cell>
          <table:table-cell/>
        </table:table-row>
        <table:table-row table:style-name="ro1">
          <table:table-cell office:value-type="string">
            <text:p>0-15-051</text:p>
          </table:table-cell>
          <table:table-cell office:value-type="string">
            <text:p>Meteorological optical rang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MOPR</text:p>
          </table:table-cell>
          <table:table-cell/>
        </table:table-row>
        <table:table-row table:style-name="ro1">
          <table:table-cell office:value-type="string">
            <text:p>0-15-192</text:p>
          </table:table-cell>
          <table:table-cell office:value-type="string">
            <text:p>Ozone mixing ratio</text:p>
          </table:table-cell>
          <table:table-cell office:value-type="string">
            <text:p>cm3 m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ZMR</text:p>
          </table:table-cell>
          <table:table-cell/>
        </table:table-row>
        <table:table-row table:style-name="ro1">
          <table:table-cell office:value-type="string">
            <text:p>0-15-193</text:p>
          </table:table-cell>
          <table:table-cell office:value-type="string">
            <text:p>Aerosol optical thicknes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00">
            <text:p>-100</text:p>
          </table:table-cell>
          <table:table-cell office:value-type="float" office:value="16">
            <text:p>16</text:p>
          </table:table-cell>
          <table:table-cell office:value-type="string">
            <text:p>OPTH</text:p>
          </table:table-cell>
          <table:table-cell/>
        </table:table-row>
        <table:table-row table:style-name="ro1">
          <table:table-cell office:value-type="string">
            <text:p>0-15-194</text:p>
          </table:table-cell>
          <table:table-cell office:value-type="string">
            <text:p>Scattering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CATTA</text:p>
          </table:table-cell>
          <table:table-cell/>
        </table:table-row>
        <table:table-row table:style-name="ro1">
          <table:table-cell office:value-type="string">
            <text:p>0-15-195</text:p>
          </table:table-cell>
          <table:table-cell office:value-type="string">
            <text:p>Aerosol type lan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EROTP</text:p>
          </table:table-cell>
          <table:table-cell/>
        </table:table-row>
        <table:table-row table:style-name="ro1">
          <table:table-cell office:value-type="string">
            <text:p>0-15-196</text:p>
          </table:table-cell>
          <table:table-cell office:value-type="string">
            <text:p>Algorithm flag for best ozo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FBO</text:p>
          </table:table-cell>
          <table:table-cell/>
        </table:table-row>
        <table:table-row table:style-name="ro1">
          <table:table-cell office:value-type="string">
            <text:p>0-15-197</text:p>
          </table:table-cell>
          <table:table-cell office:value-type="string">
            <text:p>Ozone mixing ratio</text:p>
          </table:table-cell>
          <table:table-cell office:value-type="string">
            <text:p>cm3 m-3</text:p>
          </table:table-cell>
          <table:table-cell office:value-type="float" office:value="4">
            <text:p>4</text:p>
          </table:table-cell>
          <table:table-cell office:value-type="float" office:value="-100000">
            <text:p>-100000</text:p>
          </table:table-cell>
          <table:table-cell office:value-type="float" office:value="21">
            <text:p>21</text:p>
          </table:table-cell>
          <table:table-cell office:value-type="string">
            <text:p>OZMX</text:p>
          </table:table-cell>
          <table:table-cell/>
        </table:table-row>
        <table:table-row table:style-name="ro1">
          <table:table-cell office:value-type="string">
            <text:p>0-15-198</text:p>
          </table:table-cell>
          <table:table-cell office:value-type="string">
            <text:p>Ozone mixing ratio precision</text:p>
          </table:table-cell>
          <table:table-cell office:value-type="string">
            <text:p>cm3 m-3</text:p>
          </table:table-cell>
          <table:table-cell office:value-type="float" office:value="4">
            <text:p>4</text:p>
          </table:table-cell>
          <table:table-cell office:value-type="float" office:value="-100000">
            <text:p>-100000</text:p>
          </table:table-cell>
          <table:table-cell office:value-type="float" office:value="19">
            <text:p>19</text:p>
          </table:table-cell>
          <table:table-cell office:value-type="string">
            <text:p>OZMP</text:p>
          </table:table-cell>
          <table:table-cell/>
        </table:table-row>
        <table:table-row table:style-name="ro1">
          <table:table-cell office:value-type="string">
            <text:p>0-15-199</text:p>
          </table:table-cell>
          <table:table-cell office:value-type="string">
            <text:p>Microwave Limb Sounder (MLS) status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MLST</text:p>
          </table:table-cell>
          <table:table-cell/>
        </table:table-row>
        <table:table-row table:style-name="ro1">
          <table:table-cell office:value-type="string">
            <text:p>0-15-202</text:p>
          </table:table-cell>
          <table:table-cell office:value-type="string">
            <text:p>Log 10 of integrated electron density</text:p>
          </table:table-cell>
          <table:table-cell office:value-type="string">
            <text:p>log(1/m2)</text:p>
          </table:table-cell>
          <table:table-cell office:value-type="float" office:value="3">
            <text:p>3</text:p>
          </table:table-cell>
          <table:table-cell office:value-type="float" office:value="13000">
            <text:p>13000</text:p>
          </table:table-cell>
          <table:table-cell office:value-type="float" office:value="12">
            <text:p>12</text:p>
          </table:table-cell>
          <table:table-cell office:value-type="string">
            <text:p>LIEDL</text:p>
          </table:table-cell>
          <table:table-cell/>
        </table:table-row>
        <table:table-row table:style-name="ro1">
          <table:table-cell office:value-type="string">
            <text:p>0-19-001</text:p>
          </table:table-cell>
          <table:table-cell office:value-type="string">
            <text:p>Type of synoptic fe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STMFE1</text:p>
          </table:table-cell>
          <table:table-cell/>
        </table:table-row>
        <table:table-row table:style-name="ro1">
          <table:table-cell office:value-type="string">
            <text:p>0-19-002</text:p>
          </table:table-cell>
          <table:table-cell office:value-type="string">
            <text:p>Effective radius of feature</text:p>
          </table:table-cell>
          <table:table-cell office:value-type="string">
            <text:p>m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MFE2</text:p>
          </table:table-cell>
          <table:table-cell/>
        </table:table-row>
        <table:table-row table:style-name="ro1">
          <table:table-cell office:value-type="string">
            <text:p>0-19-003</text:p>
          </table:table-cell>
          <table:table-cell office:value-type="string">
            <text:p>Wind speed threshold</text:p>
          </table:table-cell>
          <table:table-cell office:value-type="string">
            <text:p>m s-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TMFE3</text:p>
          </table:table-cell>
          <table:table-cell/>
        </table:table-row>
        <table:table-row table:style-name="ro1">
          <table:table-cell office:value-type="string">
            <text:p>0-19-004</text:p>
          </table:table-cell>
          <table:table-cell office:value-type="string">
            <text:p>Effective radius with respect to wind speeds above</text:p>
          </table:table-cell>
          <table:table-cell office:value-type="string">
            <text:p>m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MFE4</text:p>
          </table:table-cell>
          <table:table-cell/>
        </table:table-row>
        <table:table-row table:style-name="ro1">
          <table:table-cell office:value-type="string">
            <text:p>0-19-005</text:p>
          </table:table-cell>
          <table:table-cell office:value-type="string">
            <text:p>Direction of motion of feature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TMFE5</text:p>
          </table:table-cell>
          <table:table-cell/>
        </table:table-row>
        <table:table-row table:style-name="ro1">
          <table:table-cell office:value-type="string">
            <text:p>0-19-006</text:p>
          </table:table-cell>
          <table:table-cell office:value-type="string">
            <text:p>Speed of motion of feature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TMFE6</text:p>
          </table:table-cell>
          <table:table-cell/>
        </table:table-row>
        <table:table-row table:style-name="ro1">
          <table:table-cell office:value-type="string">
            <text:p>0-19-007</text:p>
          </table:table-cell>
          <table:table-cell office:value-type="string">
            <text:p>Effective radius of feature</text:p>
          </table:table-cell>
          <table:table-cell office:value-type="string">
            <text:p>m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MFE7</text:p>
          </table:table-cell>
          <table:table-cell/>
        </table:table-row>
        <table:table-row table:style-name="ro1">
          <table:table-cell office:value-type="string">
            <text:p>0-19-008</text:p>
          </table:table-cell>
          <table:table-cell office:value-type="string">
            <text:p>Vertical extent of circul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MFE8</text:p>
          </table:table-cell>
          <table:table-cell/>
        </table:table-row>
        <table:table-row table:style-name="ro1">
          <table:table-cell office:value-type="string">
            <text:p>0-19-009</text:p>
          </table:table-cell>
          <table:table-cell office:value-type="string">
            <text:p>Effective radius with respect to wind speeds</text:p>
          </table:table-cell>
          <table:table-cell office:value-type="string">
            <text:p>m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TMFE9</text:p>
          </table:table-cell>
          <table:table-cell/>
        </table:table-row>
        <table:table-row table:style-name="ro1">
          <table:table-cell office:value-type="string">
            <text:p>0-19-010</text:p>
          </table:table-cell>
          <table:table-cell office:value-type="string">
            <text:p>Method for tracking the center of synoptic fe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TMFE10</text:p>
          </table:table-cell>
          <table:table-cell/>
        </table:table-row>
        <table:table-row table:style-name="ro1">
          <table:table-cell office:value-type="string">
            <text:p>0-19-100</text:p>
          </table:table-cell>
          <table:table-cell office:value-type="string">
            <text:p>Time interval to calculate the movement of th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IEC</text:p>
          </table:table-cell>
          <table:table-cell/>
        </table:table-row>
        <table:table-row table:style-name="ro1">
          <table:table-cell office:value-type="string">
            <text:p>0-19-101</text:p>
          </table:table-cell>
          <table:table-cell office:value-type="string">
            <text:p>Accuracy of the position of the center of th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PCE</text:p>
          </table:table-cell>
          <table:table-cell/>
        </table:table-row>
        <table:table-row table:style-name="ro1">
          <table:table-cell office:value-type="string">
            <text:p>0-19-102</text:p>
          </table:table-cell>
          <table:table-cell office:value-type="string">
            <text:p>Shape and definition of the eye of the tropic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DOE</text:p>
          </table:table-cell>
          <table:table-cell/>
        </table:table-row>
        <table:table-row table:style-name="ro1">
          <table:table-cell office:value-type="string">
            <text:p>0-19-103</text:p>
          </table:table-cell>
          <table:table-cell office:value-type="string">
            <text:p>Diameter of major axis of the eye of the tropic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MAE</text:p>
          </table:table-cell>
          <table:table-cell/>
        </table:table-row>
        <table:table-row table:style-name="ro1">
          <table:table-cell office:value-type="string">
            <text:p>0-19-104</text:p>
          </table:table-cell>
          <table:table-cell office:value-type="string">
            <text:p>Change in character of the eye during the 30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E30</text:p>
          </table:table-cell>
          <table:table-cell/>
        </table:table-row>
        <table:table-row table:style-name="ro1">
          <table:table-cell office:value-type="string">
            <text:p>0-19-105</text:p>
          </table:table-cell>
          <table:table-cell office:value-type="string">
            <text:p>Distance between the end of the observed outermos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OBC</text:p>
          </table:table-cell>
          <table:table-cell/>
        </table:table-row>
        <table:table-row table:style-name="ro1">
          <table:table-cell office:value-type="string">
            <text:p>0-19-106</text:p>
          </table:table-cell>
          <table:table-cell office:value-type="string">
            <text:p>Identification number of tropical cyclon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INTC</text:p>
          </table:table-cell>
          <table:table-cell/>
        </table:table-row>
        <table:table-row table:style-name="ro1">
          <table:table-cell office:value-type="string">
            <text:p>0-19-107</text:p>
          </table:table-cell>
          <table:table-cell office:value-type="string">
            <text:p>Time interval over which the movement of th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IMC</text:p>
          </table:table-cell>
          <table:table-cell/>
        </table:table-row>
        <table:table-row table:style-name="ro1">
          <table:table-cell office:value-type="string">
            <text:p>0-19-108</text:p>
          </table:table-cell>
          <table:table-cell office:value-type="string">
            <text:p>Accuracy of geographical position of the tropic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GPC</text:p>
          </table:table-cell>
          <table:table-cell/>
        </table:table-row>
        <table:table-row table:style-name="ro1">
          <table:table-cell office:value-type="string">
            <text:p>0-19-109</text:p>
          </table:table-cell>
          <table:table-cell office:value-type="string">
            <text:p>Mean width or mean diameter of the fe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WFC</text:p>
          </table:table-cell>
          <table:table-cell/>
        </table:table-row>
        <table:table-row table:style-name="ro1">
          <table:table-cell office:value-type="string">
            <text:p>0-19-110</text:p>
          </table:table-cell>
          <table:table-cell office:value-type="string">
            <text:p>Apparent 24-hour change in intensity of th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24C</text:p>
          </table:table-cell>
          <table:table-cell/>
        </table:table-row>
        <table:table-row table:style-name="ro1">
          <table:table-cell office:value-type="string">
            <text:p>0-19-111</text:p>
          </table:table-cell>
          <table:table-cell office:value-type="string">
            <text:p>Current Intensity (CI) number of the tropical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IOTC</text:p>
          </table:table-cell>
          <table:table-cell/>
        </table:table-row>
        <table:table-row table:style-name="ro1">
          <table:table-cell office:value-type="string">
            <text:p>0-19-112</text:p>
          </table:table-cell>
          <table:table-cell office:value-type="string">
            <text:p>Data tropical (DT) number of the tropical cyclon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DTNC</text:p>
          </table:table-cell>
          <table:table-cell/>
        </table:table-row>
        <table:table-row table:style-name="ro1">
          <table:table-cell office:value-type="string">
            <text:p>0-19-113</text:p>
          </table:table-cell>
          <table:table-cell office:value-type="string">
            <text:p>Cloud pattern type of the DT-numb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PDT</text:p>
          </table:table-cell>
          <table:table-cell/>
        </table:table-row>
        <table:table-row table:style-name="ro1">
          <table:table-cell office:value-type="string">
            <text:p>0-19-114</text:p>
          </table:table-cell>
          <table:table-cell office:value-type="string">
            <text:p>Model Expected tropical (MET) number of th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ETN</text:p>
          </table:table-cell>
          <table:table-cell/>
        </table:table-row>
        <table:table-row table:style-name="ro1">
          <table:table-cell office:value-type="string">
            <text:p>0-19-115</text:p>
          </table:table-cell>
          <table:table-cell office:value-type="string">
            <text:p>Trend of the past 24-hour intensity change of th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6">
            <text:p>6</text:p>
          </table:table-cell>
          <table:table-cell office:value-type="string">
            <text:p>T24C</text:p>
          </table:table-cell>
          <table:table-cell/>
        </table:table-row>
        <table:table-row table:style-name="ro1">
          <table:table-cell office:value-type="string">
            <text:p>0-19-116</text:p>
          </table:table-cell>
          <table:table-cell office:value-type="string">
            <text:p>Pattern tropical (PT) number of the tropical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TNC</text:p>
          </table:table-cell>
          <table:table-cell/>
        </table:table-row>
        <table:table-row table:style-name="ro1">
          <table:table-cell office:value-type="string">
            <text:p>0-19-117</text:p>
          </table:table-cell>
          <table:table-cell office:value-type="string">
            <text:p>Cloud picture type of the PT-numb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PPT</text:p>
          </table:table-cell>
          <table:table-cell/>
        </table:table-row>
        <table:table-row table:style-name="ro1">
          <table:table-cell office:value-type="string">
            <text:p>0-19-118</text:p>
          </table:table-cell>
          <table:table-cell office:value-type="string">
            <text:p>Final tropical (T) number of the tropical cyclon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TNC</text:p>
          </table:table-cell>
          <table:table-cell/>
        </table:table-row>
        <table:table-row table:style-name="ro1">
          <table:table-cell office:value-type="string">
            <text:p>0-19-119</text:p>
          </table:table-cell>
          <table:table-cell office:value-type="string">
            <text:p>Type of the final T-numb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FTN</text:p>
          </table:table-cell>
          <table:table-cell/>
        </table:table-row>
        <table:table-row table:style-name="ro1">
          <table:table-cell office:value-type="string">
            <text:p>0-19-150</text:p>
          </table:table-cell>
          <table:table-cell office:value-type="string">
            <text:p>Typhoon International Common Number (Typhoon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TICN</text:p>
          </table:table-cell>
          <table:table-cell/>
        </table:table-row>
        <table:table-row table:style-name="ro1">
          <table:table-cell office:value-type="string">
            <text:p>0-20-001</text:p>
          </table:table-cell>
          <table:table-cell office:value-type="string">
            <text:p>Horizontal visibility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HOVI</text:p>
          </table:table-cell>
          <table:table-cell/>
        </table:table-row>
        <table:table-row table:style-name="ro1">
          <table:table-cell office:value-type="string">
            <text:p>0-20-002</text:p>
          </table:table-cell>
          <table:table-cell office:value-type="string">
            <text:p>Vertical visibility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VTVI</text:p>
          </table:table-cell>
          <table:table-cell/>
        </table:table-row>
        <table:table-row table:style-name="ro1">
          <table:table-cell office:value-type="string">
            <text:p>0-20-003</text:p>
          </table:table-cell>
          <table:table-cell office:value-type="string">
            <text:p>Present weath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RWE</text:p>
          </table:table-cell>
          <table:table-cell/>
        </table:table-row>
        <table:table-row table:style-name="ro1">
          <table:table-cell office:value-type="string">
            <text:p>0-20-004</text:p>
          </table:table-cell>
          <table:table-cell office:value-type="string">
            <text:p>Past weather (1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SW1</text:p>
          </table:table-cell>
          <table:table-cell/>
        </table:table-row>
        <table:table-row table:style-name="ro1">
          <table:table-cell office:value-type="string">
            <text:p>0-20-005</text:p>
          </table:table-cell>
          <table:table-cell office:value-type="string">
            <text:p>Past weather (2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SW2</text:p>
          </table:table-cell>
          <table:table-cell/>
        </table:table-row>
        <table:table-row table:style-name="ro1">
          <table:table-cell office:value-type="string">
            <text:p>0-20-006</text:p>
          </table:table-cell>
          <table:table-cell office:value-type="string">
            <text:p>Flight rul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FLTR</text:p>
          </table:table-cell>
          <table:table-cell/>
        </table:table-row>
        <table:table-row table:style-name="ro1">
          <table:table-cell office:value-type="string">
            <text:p>0-20-008</text:p>
          </table:table-cell>
          <table:table-cell office:value-type="string">
            <text:p>Cloud distribution for avi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DFA</text:p>
          </table:table-cell>
          <table:table-cell/>
        </table:table-row>
        <table:table-row table:style-name="ro1">
          <table:table-cell office:value-type="string">
            <text:p>0-20-009</text:p>
          </table:table-cell>
          <table:table-cell office:value-type="string">
            <text:p>General weather indicator (TAF/METAR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WEI</text:p>
          </table:table-cell>
          <table:table-cell/>
        </table:table-row>
        <table:table-row table:style-name="ro1">
          <table:table-cell office:value-type="string">
            <text:p>0-20-010</text:p>
          </table:table-cell>
          <table:table-cell office:value-type="string">
            <text:p>Cloud cover (total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OCC</text:p>
          </table:table-cell>
          <table:table-cell/>
        </table:table-row>
        <table:table-row table:style-name="ro1">
          <table:table-cell office:value-type="string">
            <text:p>0-20-011</text:p>
          </table:table-cell>
          <table:table-cell office:value-type="string">
            <text:p>Cloud amou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LAM</text:p>
          </table:table-cell>
          <table:table-cell/>
        </table:table-row>
        <table:table-row table:style-name="ro1">
          <table:table-cell office:value-type="string">
            <text:p>0-20-012</text:p>
          </table:table-cell>
          <table:table-cell office:value-type="string">
            <text:p>Cloud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LTP</text:p>
          </table:table-cell>
          <table:table-cell/>
        </table:table-row>
        <table:table-row table:style-name="ro1">
          <table:table-cell office:value-type="string">
            <text:p>0-20-013</text:p>
          </table:table-cell>
          <table:table-cell office:value-type="string">
            <text:p>Height of base of cloud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1">
            <text:p>11</text:p>
          </table:table-cell>
          <table:table-cell office:value-type="string">
            <text:p>HOCB</text:p>
          </table:table-cell>
          <table:table-cell/>
        </table:table-row>
        <table:table-row table:style-name="ro1">
          <table:table-cell office:value-type="string">
            <text:p>0-20-014</text:p>
          </table:table-cell>
          <table:table-cell office:value-type="string">
            <text:p>Height of top of cloud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1">
            <text:p>11</text:p>
          </table:table-cell>
          <table:table-cell office:value-type="string">
            <text:p>HOCT</text:p>
          </table:table-cell>
          <table:table-cell/>
        </table:table-row>
        <table:table-row table:style-name="ro1">
          <table:table-cell office:value-type="string">
            <text:p>0-20-015</text:p>
          </table:table-cell>
          <table:table-cell office:value-type="string">
            <text:p>Pressure at the base of cloud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DBP</text:p>
          </table:table-cell>
          <table:table-cell/>
        </table:table-row>
        <table:table-row table:style-name="ro1">
          <table:table-cell office:value-type="string">
            <text:p>0-20-016</text:p>
          </table:table-cell>
          <table:table-cell office:value-type="string">
            <text:p>Pressure at the top of cloud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DTP</text:p>
          </table:table-cell>
          <table:table-cell/>
        </table:table-row>
        <table:table-row table:style-name="ro1">
          <table:table-cell office:value-type="string">
            <text:p>0-20-017</text:p>
          </table:table-cell>
          <table:table-cell office:value-type="string">
            <text:p>Cloud top descrip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TDS</text:p>
          </table:table-cell>
          <table:table-cell/>
        </table:table-row>
        <table:table-row table:style-name="ro1">
          <table:table-cell office:value-type="string">
            <text:p>0-20-018</text:p>
          </table:table-cell>
          <table:table-cell office:value-type="string">
            <text:p>Tendency of runway visual rang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WYT</text:p>
          </table:table-cell>
          <table:table-cell/>
        </table:table-row>
        <table:table-row table:style-name="ro1">
          <table:table-cell office:value-type="string">
            <text:p>0-20-019</text:p>
          </table:table-cell>
          <table:table-cell office:value-type="string">
            <text:p>Significant present or forecast weath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SPRWE</text:p>
          </table:table-cell>
          <table:table-cell/>
        </table:table-row>
        <table:table-row table:style-name="ro1">
          <table:table-cell office:value-type="string">
            <text:p>0-20-020</text:p>
          </table:table-cell>
          <table:table-cell office:value-type="string">
            <text:p>Significant recent weather phenomena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SREWE</text:p>
          </table:table-cell>
          <table:table-cell/>
        </table:table-row>
        <table:table-row table:style-name="ro1">
          <table:table-cell office:value-type="string">
            <text:p>0-20-021</text:p>
          </table:table-cell>
          <table:table-cell office:value-type="string">
            <text:p>Type of precipit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PRTP</text:p>
          </table:table-cell>
          <table:table-cell/>
        </table:table-row>
        <table:table-row table:style-name="ro1">
          <table:table-cell office:value-type="string">
            <text:p>0-20-022</text:p>
          </table:table-cell>
          <table:table-cell office:value-type="string">
            <text:p>Character of precipi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RCH</text:p>
          </table:table-cell>
          <table:table-cell/>
        </table:table-row>
        <table:table-row table:style-name="ro1">
          <table:table-cell office:value-type="string">
            <text:p>0-20-023</text:p>
          </table:table-cell>
          <table:table-cell office:value-type="string">
            <text:p>Other weather phenomen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OWEP</text:p>
          </table:table-cell>
          <table:table-cell/>
        </table:table-row>
        <table:table-row table:style-name="ro1">
          <table:table-cell office:value-type="string">
            <text:p>0-20-024</text:p>
          </table:table-cell>
          <table:table-cell office:value-type="string">
            <text:p>Intensity of phenomen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P</text:p>
          </table:table-cell>
          <table:table-cell/>
        </table:table-row>
        <table:table-row table:style-name="ro1">
          <table:table-cell office:value-type="string">
            <text:p>0-20-025</text:p>
          </table:table-cell>
          <table:table-cell office:value-type="string">
            <text:p>Obscur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OBSC</text:p>
          </table:table-cell>
          <table:table-cell/>
        </table:table-row>
        <table:table-row table:style-name="ro1">
          <table:table-cell office:value-type="string">
            <text:p>0-20-026</text:p>
          </table:table-cell>
          <table:table-cell office:value-type="string">
            <text:p>Character of obscur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BCH</text:p>
          </table:table-cell>
          <table:table-cell/>
        </table:table-row>
        <table:table-row table:style-name="ro1">
          <table:table-cell office:value-type="string">
            <text:p>0-20-027</text:p>
          </table:table-cell>
          <table:table-cell office:value-type="string">
            <text:p>Phenomena occurre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HEO</text:p>
          </table:table-cell>
          <table:table-cell/>
        </table:table-row>
        <table:table-row table:style-name="ro1">
          <table:table-cell office:value-type="string">
            <text:p>0-20-028</text:p>
          </table:table-cell>
          <table:table-cell office:value-type="string">
            <text:p>Expected change in intens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ECIN</text:p>
          </table:table-cell>
          <table:table-cell/>
        </table:table-row>
        <table:table-row table:style-name="ro1">
          <table:table-cell office:value-type="string">
            <text:p>0-20-029</text:p>
          </table:table-cell>
          <table:table-cell office:value-type="string">
            <text:p>Rain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FLAG</text:p>
          </table:table-cell>
          <table:table-cell/>
        </table:table-row>
        <table:table-row table:style-name="ro1">
          <table:table-cell office:value-type="string">
            <text:p>0-20-031</text:p>
          </table:table-cell>
          <table:table-cell office:value-type="string">
            <text:p>Ice deposit (thickness)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IDTH</text:p>
          </table:table-cell>
          <table:table-cell/>
        </table:table-row>
        <table:table-row table:style-name="ro1">
          <table:table-cell office:value-type="string">
            <text:p>0-20-032</text:p>
          </table:table-cell>
          <table:table-cell office:value-type="string">
            <text:p>Rate of ice accre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OIA</text:p>
          </table:table-cell>
          <table:table-cell/>
        </table:table-row>
        <table:table-row table:style-name="ro1">
          <table:table-cell office:value-type="string">
            <text:p>0-20-033</text:p>
          </table:table-cell>
          <table:table-cell office:value-type="string">
            <text:p>Cause of ice accre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OIA</text:p>
          </table:table-cell>
          <table:table-cell/>
        </table:table-row>
        <table:table-row table:style-name="ro1">
          <table:table-cell office:value-type="string">
            <text:p>0-20-034</text:p>
          </table:table-cell>
          <table:table-cell office:value-type="string">
            <text:p>Sea ice concentr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ICE</text:p>
          </table:table-cell>
          <table:table-cell/>
        </table:table-row>
        <table:table-row table:style-name="ro1">
          <table:table-cell office:value-type="string">
            <text:p>0-20-035</text:p>
          </table:table-cell>
          <table:table-cell office:value-type="string">
            <text:p>Amount and type of i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ICE</text:p>
          </table:table-cell>
          <table:table-cell/>
        </table:table-row>
        <table:table-row table:style-name="ro1">
          <table:table-cell office:value-type="string">
            <text:p>0-20-036</text:p>
          </table:table-cell>
          <table:table-cell office:value-type="string">
            <text:p>Ice situ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CESI</text:p>
          </table:table-cell>
          <table:table-cell/>
        </table:table-row>
        <table:table-row table:style-name="ro1">
          <table:table-cell office:value-type="string">
            <text:p>0-20-037</text:p>
          </table:table-cell>
          <table:table-cell office:value-type="string">
            <text:p>Ice develop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CEDV</text:p>
          </table:table-cell>
          <table:table-cell/>
        </table:table-row>
        <table:table-row table:style-name="ro1">
          <table:table-cell office:value-type="string">
            <text:p>0-20-038</text:p>
          </table:table-cell>
          <table:table-cell office:value-type="string">
            <text:p>Bearing of ice edge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OIE</text:p>
          </table:table-cell>
          <table:table-cell/>
        </table:table-row>
        <table:table-row table:style-name="ro1">
          <table:table-cell office:value-type="string">
            <text:p>0-20-039</text:p>
          </table:table-cell>
          <table:table-cell office:value-type="string">
            <text:p>Ice distance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CEDS</text:p>
          </table:table-cell>
          <table:table-cell/>
        </table:table-row>
        <table:table-row table:style-name="ro1">
          <table:table-cell office:value-type="string">
            <text:p>0-20-040</text:p>
          </table:table-cell>
          <table:table-cell office:value-type="string">
            <text:p>Evolution of drift snow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DRS</text:p>
          </table:table-cell>
          <table:table-cell/>
        </table:table-row>
        <table:table-row table:style-name="ro1">
          <table:table-cell office:value-type="string">
            <text:p>0-20-041</text:p>
          </table:table-cell>
          <table:table-cell office:value-type="string">
            <text:p>Airframe icin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FIC</text:p>
          </table:table-cell>
          <table:table-cell/>
        </table:table-row>
        <table:table-row table:style-name="ro1">
          <table:table-cell office:value-type="string">
            <text:p>0-20-042</text:p>
          </table:table-cell>
          <table:table-cell office:value-type="string">
            <text:p>Airframe icing pres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FICP</text:p>
          </table:table-cell>
          <table:table-cell/>
        </table:table-row>
        <table:table-row table:style-name="ro1">
          <table:table-cell office:value-type="string">
            <text:p>0-20-043</text:p>
          </table:table-cell>
          <table:table-cell office:value-type="string">
            <text:p>Peak liquid water content</text:p>
          </table:table-cell>
          <table:table-cell office:value-type="string">
            <text:p>kg m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LWC</text:p>
          </table:table-cell>
          <table:table-cell/>
        </table:table-row>
        <table:table-row table:style-name="ro1">
          <table:table-cell office:value-type="string">
            <text:p>0-20-044</text:p>
          </table:table-cell>
          <table:table-cell office:value-type="string">
            <text:p>Average liquid water content</text:p>
          </table:table-cell>
          <table:table-cell office:value-type="string">
            <text:p>kg m-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LWC</text:p>
          </table:table-cell>
          <table:table-cell/>
        </table:table-row>
        <table:table-row table:style-name="ro1">
          <table:table-cell office:value-type="string">
            <text:p>0-20-045</text:p>
          </table:table-cell>
          <table:table-cell office:value-type="string">
            <text:p>Supercooled large droplet (SLD) condition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CLD</text:p>
          </table:table-cell>
          <table:table-cell/>
        </table:table-row>
        <table:table-row table:style-name="ro1">
          <table:table-cell office:value-type="string">
            <text:p>0-20-048</text:p>
          </table:table-cell>
          <table:table-cell office:value-type="string">
            <text:p>Evolution of fe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VFE</text:p>
          </table:table-cell>
          <table:table-cell/>
        </table:table-row>
        <table:table-row table:style-name="ro1">
          <table:table-cell office:value-type="string">
            <text:p>0-20-050</text:p>
          </table:table-cell>
          <table:table-cell office:value-type="string">
            <text:p>Cloud index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DI</text:p>
          </table:table-cell>
          <table:table-cell/>
        </table:table-row>
        <table:table-row table:style-name="ro1">
          <table:table-cell office:value-type="string">
            <text:p>0-20-051</text:p>
          </table:table-cell>
          <table:table-cell office:value-type="string">
            <text:p>Amount of low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LCLD</text:p>
          </table:table-cell>
          <table:table-cell/>
        </table:table-row>
        <table:table-row table:style-name="ro1">
          <table:table-cell office:value-type="string">
            <text:p>0-20-052</text:p>
          </table:table-cell>
          <table:table-cell office:value-type="string">
            <text:p>Amount of middle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CLD</text:p>
          </table:table-cell>
          <table:table-cell/>
        </table:table-row>
        <table:table-row table:style-name="ro1">
          <table:table-cell office:value-type="string">
            <text:p>0-20-053</text:p>
          </table:table-cell>
          <table:table-cell office:value-type="string">
            <text:p>Amount of hig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HCLD</text:p>
          </table:table-cell>
          <table:table-cell/>
        </table:table-row>
        <table:table-row table:style-name="ro1">
          <table:table-cell office:value-type="string">
            <text:p>0-20-054</text:p>
          </table:table-cell>
          <table:table-cell office:value-type="string">
            <text:p>True direction from which a phenomenon or clouds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TDCM</text:p>
          </table:table-cell>
          <table:table-cell/>
        </table:table-row>
        <table:table-row table:style-name="ro1">
          <table:table-cell office:value-type="string">
            <text:p>0-20-055</text:p>
          </table:table-cell>
          <table:table-cell office:value-type="string">
            <text:p>State of sky in the trop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TST</text:p>
          </table:table-cell>
          <table:table-cell/>
        </table:table-row>
        <table:table-row table:style-name="ro1">
          <table:table-cell office:value-type="string">
            <text:p>0-20-056</text:p>
          </table:table-cell>
          <table:table-cell office:value-type="string">
            <text:p>Cloud ph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LDP</text:p>
          </table:table-cell>
          <table:table-cell/>
        </table:table-row>
        <table:table-row table:style-name="ro1">
          <table:table-cell office:value-type="string">
            <text:p>0-20-058</text:p>
          </table:table-cell>
          <table:table-cell office:value-type="string">
            <text:p>Visibility seawards from a coastal station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VSCS</text:p>
          </table:table-cell>
          <table:table-cell/>
        </table:table-row>
        <table:table-row table:style-name="ro1">
          <table:table-cell office:value-type="string">
            <text:p>0-20-059</text:p>
          </table:table-cell>
          <table:table-cell office:value-type="string">
            <text:p>Minimum horizontal visibility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NHV</text:p>
          </table:table-cell>
          <table:table-cell/>
        </table:table-row>
        <table:table-row table:style-name="ro1">
          <table:table-cell office:value-type="string">
            <text:p>0-20-060</text:p>
          </table:table-cell>
          <table:table-cell office:value-type="string">
            <text:p>Prevailing horizontal visibility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VHV</text:p>
          </table:table-cell>
          <table:table-cell/>
        </table:table-row>
        <table:table-row table:style-name="ro1">
          <table:table-cell office:value-type="string">
            <text:p>0-20-061</text:p>
          </table:table-cell>
          <table:table-cell office:value-type="string">
            <text:p>Runway visual range (RVR)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V1RIM</text:p>
          </table:table-cell>
          <table:table-cell/>
        </table:table-row>
        <table:table-row table:style-name="ro1">
          <table:table-cell office:value-type="string">
            <text:p>0-20-062</text:p>
          </table:table-cell>
          <table:table-cell office:value-type="string">
            <text:p>State of the ground (with or without snow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OGR</text:p>
          </table:table-cell>
          <table:table-cell/>
        </table:table-row>
        <table:table-row table:style-name="ro1">
          <table:table-cell office:value-type="string">
            <text:p>0-20-063</text:p>
          </table:table-cell>
          <table:table-cell office:value-type="string">
            <text:p>Special phenomen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HES</text:p>
          </table:table-cell>
          <table:table-cell/>
        </table:table-row>
        <table:table-row table:style-name="ro1">
          <table:table-cell office:value-type="string">
            <text:p>0-20-065</text:p>
          </table:table-cell>
          <table:table-cell office:value-type="string">
            <text:p>Snow cove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NOC</text:p>
          </table:table-cell>
          <table:table-cell/>
        </table:table-row>
        <table:table-row table:style-name="ro1">
          <table:table-cell office:value-type="string">
            <text:p>0-20-066</text:p>
          </table:table-cell>
          <table:table-cell office:value-type="string">
            <text:p>Maximum diameter of hailstone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MXDH</text:p>
          </table:table-cell>
          <table:table-cell/>
        </table:table-row>
        <table:table-row table:style-name="ro1">
          <table:table-cell office:value-type="string">
            <text:p>0-20-067</text:p>
          </table:table-cell>
          <table:table-cell office:value-type="string">
            <text:p>Diameter of deposi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IAD</text:p>
          </table:table-cell>
          <table:table-cell/>
        </table:table-row>
        <table:table-row table:style-name="ro1">
          <table:table-cell office:value-type="string">
            <text:p>0-20-070</text:p>
          </table:table-cell>
          <table:table-cell office:value-type="string">
            <text:p>Minimum number of atmospheric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INA</text:p>
          </table:table-cell>
          <table:table-cell/>
        </table:table-row>
        <table:table-row table:style-name="ro1">
          <table:table-cell office:value-type="string">
            <text:p>0-20-071</text:p>
          </table:table-cell>
          <table:table-cell office:value-type="string">
            <text:p>Accuracy of fix and rate of atmospheric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FRA</text:p>
          </table:table-cell>
          <table:table-cell/>
        </table:table-row>
        <table:table-row table:style-name="ro1">
          <table:table-cell office:value-type="string">
            <text:p>0-20-079</text:p>
          </table:table-cell>
          <table:table-cell office:value-type="string">
            <text:p>Snow/Ice crystals indicator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ICI</text:p>
          </table:table-cell>
          <table:table-cell/>
        </table:table-row>
        <table:table-row table:style-name="ro1">
          <table:table-cell office:value-type="string">
            <text:p>0-20-080</text:p>
          </table:table-cell>
          <table:table-cell office:value-type="string">
            <text:p>Cloud amount percentage interv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API</text:p>
          </table:table-cell>
          <table:table-cell/>
        </table:table-row>
        <table:table-row table:style-name="ro1">
          <table:table-cell office:value-type="string">
            <text:p>0-20-081</text:p>
          </table:table-cell>
          <table:table-cell office:value-type="string">
            <text:p>Cloud amount in segmen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LDMNT</text:p>
          </table:table-cell>
          <table:table-cell/>
        </table:table-row>
        <table:table-row table:style-name="ro1">
          <table:table-cell office:value-type="string">
            <text:p>0-20-082</text:p>
          </table:table-cell>
          <table:table-cell office:value-type="string">
            <text:p>Amount segment cloud fre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CLDMNT</text:p>
          </table:table-cell>
          <table:table-cell/>
        </table:table-row>
        <table:table-row table:style-name="ro1">
          <table:table-cell office:value-type="string">
            <text:p>0-20-083</text:p>
          </table:table-cell>
          <table:table-cell office:value-type="string">
            <text:p>Amount of segment covered by sce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SCS</text:p>
          </table:table-cell>
          <table:table-cell/>
        </table:table-row>
        <table:table-row table:style-name="ro1">
          <table:table-cell office:value-type="string">
            <text:p>0-20-085</text:p>
          </table:table-cell>
          <table:table-cell office:value-type="string">
            <text:p>General condition of runwa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CRW</text:p>
          </table:table-cell>
          <table:table-cell/>
        </table:table-row>
        <table:table-row table:style-name="ro1">
          <table:table-cell office:value-type="string">
            <text:p>0-20-086</text:p>
          </table:table-cell>
          <table:table-cell office:value-type="string">
            <text:p>Runway deposi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WDP</text:p>
          </table:table-cell>
          <table:table-cell/>
        </table:table-row>
        <table:table-row table:style-name="ro1">
          <table:table-cell office:value-type="string">
            <text:p>0-20-087</text:p>
          </table:table-cell>
          <table:table-cell office:value-type="string">
            <text:p>Runway contamin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WCT</text:p>
          </table:table-cell>
          <table:table-cell/>
        </table:table-row>
        <table:table-row table:style-name="ro1">
          <table:table-cell office:value-type="string">
            <text:p>0-20-088</text:p>
          </table:table-cell>
          <table:table-cell office:value-type="string">
            <text:p>Depth of runway deposit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DRWD</text:p>
          </table:table-cell>
          <table:table-cell/>
        </table:table-row>
        <table:table-row table:style-name="ro1">
          <table:table-cell office:value-type="string">
            <text:p>0-20-089</text:p>
          </table:table-cell>
          <table:table-cell office:value-type="string">
            <text:p>Runway friction coeffici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WFC</text:p>
          </table:table-cell>
          <table:table-cell/>
        </table:table-row>
        <table:table-row table:style-name="ro1">
          <table:table-cell office:value-type="string">
            <text:p>0-20-090</text:p>
          </table:table-cell>
          <table:table-cell office:value-type="string">
            <text:p>Special cloud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PCL</text:p>
          </table:table-cell>
          <table:table-cell/>
        </table:table-row>
        <table:table-row table:style-name="ro1">
          <table:table-cell office:value-type="string">
            <text:p>0-20-091</text:p>
          </table:table-cell>
          <table:table-cell office:value-type="string">
            <text:p>Vertical visibility</text:p>
          </table:table-cell>
          <table:table-cell office:value-type="string">
            <text:p>ft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VTVIF</text:p>
          </table:table-cell>
          <table:table-cell/>
        </table:table-row>
        <table:table-row table:style-name="ro1">
          <table:table-cell office:value-type="string">
            <text:p>0-20-092</text:p>
          </table:table-cell>
          <table:table-cell office:value-type="string">
            <text:p>Height of base of cloud</text:p>
          </table:table-cell>
          <table:table-cell office:value-type="string">
            <text:p>ft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OCBF</text:p>
          </table:table-cell>
          <table:table-cell/>
        </table:table-row>
        <table:table-row table:style-name="ro1">
          <table:table-cell office:value-type="string">
            <text:p>0-20-093</text:p>
          </table:table-cell>
          <table:table-cell office:value-type="string">
            <text:p>Height of inversion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HGOB</text:p>
          </table:table-cell>
          <table:table-cell/>
        </table:table-row>
        <table:table-row table:style-name="ro1">
          <table:table-cell office:value-type="string">
            <text:p>0-20-095</text:p>
          </table:table-cell>
          <table:table-cell office:value-type="string">
            <text:p>Ice probability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CEP</text:p>
          </table:table-cell>
          <table:table-cell/>
        </table:table-row>
        <table:table-row table:style-name="ro1">
          <table:table-cell office:value-type="string">
            <text:p>0-20-096</text:p>
          </table:table-cell>
          <table:table-cell office:value-type="string">
            <text:p>Ice age ("A" parameter)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ICEA</text:p>
          </table:table-cell>
          <table:table-cell/>
        </table:table-row>
        <table:table-row table:style-name="ro1">
          <table:table-cell office:value-type="string">
            <text:p>0-20-101</text:p>
          </table:table-cell>
          <table:table-cell office:value-type="string">
            <text:p>Locust (acridian) nam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NA</text:p>
          </table:table-cell>
          <table:table-cell/>
        </table:table-row>
        <table:table-row table:style-name="ro1">
          <table:table-cell office:value-type="string">
            <text:p>0-20-102</text:p>
          </table:table-cell>
          <table:table-cell office:value-type="string">
            <text:p>Locust (maturity) col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CO</text:p>
          </table:table-cell>
          <table:table-cell/>
        </table:table-row>
        <table:table-row table:style-name="ro1">
          <table:table-cell office:value-type="string">
            <text:p>0-20-103</text:p>
          </table:table-cell>
          <table:table-cell office:value-type="string">
            <text:p>Stage of development of locus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DLO</text:p>
          </table:table-cell>
          <table:table-cell/>
        </table:table-row>
        <table:table-row table:style-name="ro1">
          <table:table-cell office:value-type="string">
            <text:p>0-20-104</text:p>
          </table:table-cell>
          <table:table-cell office:value-type="string">
            <text:p>Organization state of swarm or band of locus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SLO</text:p>
          </table:table-cell>
          <table:table-cell/>
        </table:table-row>
        <table:table-row table:style-name="ro1">
          <table:table-cell office:value-type="string">
            <text:p>0-20-105</text:p>
          </table:table-cell>
          <table:table-cell office:value-type="string">
            <text:p>Size of swarm or band of locusts and duration of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SLO</text:p>
          </table:table-cell>
          <table:table-cell/>
        </table:table-row>
        <table:table-row table:style-name="ro1">
          <table:table-cell office:value-type="string">
            <text:p>0-20-106</text:p>
          </table:table-cell>
          <table:table-cell office:value-type="string">
            <text:p>Locust population dens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LOPD</text:p>
          </table:table-cell>
          <table:table-cell/>
        </table:table-row>
        <table:table-row table:style-name="ro1">
          <table:table-cell office:value-type="string">
            <text:p>0-20-107</text:p>
          </table:table-cell>
          <table:table-cell office:value-type="string">
            <text:p>Direction of movements of locust swar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MLO</text:p>
          </table:table-cell>
          <table:table-cell/>
        </table:table-row>
        <table:table-row table:style-name="ro1">
          <table:table-cell office:value-type="string">
            <text:p>0-20-108</text:p>
          </table:table-cell>
          <table:table-cell office:value-type="string">
            <text:p>Extent of vege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XTV</text:p>
          </table:table-cell>
          <table:table-cell/>
        </table:table-row>
        <table:table-row table:style-name="ro1">
          <table:table-cell office:value-type="string">
            <text:p>0-20-111</text:p>
          </table:table-cell>
          <table:table-cell office:value-type="string">
            <text:p>x-axis error ellipse major componen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XEEM</text:p>
          </table:table-cell>
          <table:table-cell/>
        </table:table-row>
        <table:table-row table:style-name="ro1">
          <table:table-cell office:value-type="string">
            <text:p>0-20-112</text:p>
          </table:table-cell>
          <table:table-cell office:value-type="string">
            <text:p>y-axis error ellipse major componen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YEEM</text:p>
          </table:table-cell>
          <table:table-cell/>
        </table:table-row>
        <table:table-row table:style-name="ro1">
          <table:table-cell office:value-type="string">
            <text:p>0-20-113</text:p>
          </table:table-cell>
          <table:table-cell office:value-type="string">
            <text:p>z-axis error ellipse major componen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ZEEM</text:p>
          </table:table-cell>
          <table:table-cell/>
        </table:table-row>
        <table:table-row table:style-name="ro1">
          <table:table-cell office:value-type="string">
            <text:p>0-20-114</text:p>
          </table:table-cell>
          <table:table-cell office:value-type="string">
            <text:p>Angle of x-axis in error ellips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AXEE</text:p>
          </table:table-cell>
          <table:table-cell/>
        </table:table-row>
        <table:table-row table:style-name="ro1">
          <table:table-cell office:value-type="string">
            <text:p>0-20-115</text:p>
          </table:table-cell>
          <table:table-cell office:value-type="string">
            <text:p>Angle of z-axis in error ellips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AZEE</text:p>
          </table:table-cell>
          <table:table-cell/>
        </table:table-row>
        <table:table-row table:style-name="ro1">
          <table:table-cell office:value-type="string">
            <text:p>0-20-116</text:p>
          </table:table-cell>
          <table:table-cell office:value-type="string">
            <text:p>Emission height of cloud strok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HCS</text:p>
          </table:table-cell>
          <table:table-cell/>
        </table:table-row>
        <table:table-row table:style-name="ro1">
          <table:table-cell office:value-type="string">
            <text:p>0-20-117</text:p>
          </table:table-cell>
          <table:table-cell office:value-type="string">
            <text:p>Amplitude of lightning strike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MPLS</text:p>
          </table:table-cell>
          <table:table-cell/>
        </table:table-row>
        <table:table-row table:style-name="ro1">
          <table:table-cell office:value-type="string">
            <text:p>0-20-117</text:p>
          </table:table-cell>
          <table:table-cell office:value-type="string">
            <text:p>Amplitude of lightning strike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AMPLS</text:p>
          </table:table-cell>
          <table:table-cell/>
        </table:table-row>
        <table:table-row table:style-name="ro1">
          <table:table-cell office:value-type="string">
            <text:p>0-20-117</text:p>
          </table:table-cell>
          <table:table-cell office:value-type="string">
            <text:p>Amplitude of lightning strike</text:p>
          </table:table-cell>
          <table:table-cell office:value-type="string">
            <text:p>A</text:p>
          </table:table-cell>
          <table:table-cell office:value-type="float" office:value="-1">
            <text:p>-1</text:p>
          </table:table-cell>
          <table:table-cell office:value-type="float" office:value="-32000">
            <text:p>-32000</text:p>
          </table:table-cell>
          <table:table-cell office:value-type="float" office:value="16">
            <text:p>16</text:p>
          </table:table-cell>
          <table:table-cell office:value-type="string">
            <text:p>AMPLS ]</text:p>
          </table:table-cell>
          <table:table-cell/>
        </table:table-row>
        <table:table-row table:style-name="ro1">
          <table:table-cell office:value-type="string">
            <text:p>0-20-118</text:p>
          </table:table-cell>
          <table:table-cell office:value-type="string">
            <text:p>Lightning detection error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LTDE</text:p>
          </table:table-cell>
          <table:table-cell/>
        </table:table-row>
        <table:table-row table:style-name="ro1">
          <table:table-cell office:value-type="string">
            <text:p>0-20-119</text:p>
          </table:table-cell>
          <table:table-cell office:value-type="string">
            <text:p>Lightning discharge polar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LRTS</text:p>
          </table:table-cell>
          <table:table-cell/>
        </table:table-row>
        <table:table-row table:style-name="ro1">
          <table:table-cell office:value-type="string">
            <text:p>0-20-121</text:p>
          </table:table-cell>
          <table:table-cell office:value-type="string">
            <text:p>Threshold value for polarity decision</text:p>
          </table:table-cell>
          <table:table-cell office:value-type="string">
            <text:p>V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VPDV </text:p>
          </table:table-cell>
          <table:table-cell/>
        </table:table-row>
        <table:table-row table:style-name="ro1">
          <table:table-cell office:value-type="string">
            <text:p>0-20-122</text:p>
          </table:table-cell>
          <table:table-cell office:value-type="string">
            <text:p>Threshold value for polarity decision</text:p>
          </table:table-cell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VPDA</text:p>
          </table:table-cell>
          <table:table-cell/>
        </table:table-row>
        <table:table-row table:style-name="ro1">
          <table:table-cell office:value-type="string">
            <text:p>0-20-123</text:p>
          </table:table-cell>
          <table:table-cell office:value-type="string">
            <text:p>Minimum threshold for detection</text:p>
          </table:table-cell>
          <table:table-cell office:value-type="string">
            <text:p>V m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TFD</text:p>
          </table:table-cell>
          <table:table-cell/>
        </table:table-row>
        <table:table-row table:style-name="ro1">
          <table:table-cell office:value-type="string">
            <text:p>0-20-124</text:p>
          </table:table-cell>
          <table:table-cell office:value-type="string">
            <text:p>Lightning stroke or flash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SOR</text:p>
          </table:table-cell>
          <table:table-cell/>
        </table:table-row>
        <table:table-row table:style-name="ro1">
          <table:table-cell office:value-type="string">
            <text:p>0-20-126</text:p>
          </table:table-cell>
          <table:table-cell office:value-type="string">
            <text:p>Lightning rates of discharge</text:p>
          </table:table-cell>
          <table:table-cell office:value-type="string">
            <text:p>h-1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LROD</text:p>
          </table:table-cell>
          <table:table-cell/>
        </table:table-row>
        <table:table-row table:style-name="ro1">
          <table:table-cell office:value-type="string">
            <text:p>0-20-127</text:p>
          </table:table-cell>
          <table:table-cell office:value-type="string">
            <text:p>Lightning - distance from station</text:p>
          </table:table-cell>
          <table:table-cell office:value-type="string">
            <text:p>m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LDFS</text:p>
          </table:table-cell>
          <table:table-cell/>
        </table:table-row>
        <table:table-row table:style-name="ro1">
          <table:table-cell office:value-type="string">
            <text:p>0-20-128</text:p>
          </table:table-cell>
          <table:table-cell office:value-type="string">
            <text:p>Lightning - direction from station</text:p>
          </table:table-cell>
          <table:table-cell office:value-type="string">
            <text:p>Degree 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LRFS</text:p>
          </table:table-cell>
          <table:table-cell/>
        </table:table-row>
        <table:table-row table:style-name="ro1">
          <table:table-cell office:value-type="string">
            <text:p>0-20-130</text:p>
          </table:table-cell>
          <table:table-cell office:value-type="string">
            <text:p>Cloud hydrometeor concentra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HMC</text:p>
          </table:table-cell>
          <table:table-cell/>
        </table:table-row>
        <table:table-row table:style-name="ro1">
          <table:table-cell office:value-type="string">
            <text:p>0-20-131</text:p>
          </table:table-cell>
          <table:table-cell office:value-type="string">
            <text:p>Effective radius of cloud hydrometeor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ERCH</text:p>
          </table:table-cell>
          <table:table-cell/>
        </table:table-row>
        <table:table-row table:style-name="ro1">
          <table:table-cell office:value-type="string">
            <text:p>0-20-132</text:p>
          </table:table-cell>
          <table:table-cell office:value-type="string">
            <text:p>Cloud liquid water content</text:p>
          </table:table-cell>
          <table:table-cell office:value-type="string">
            <text:p>kg m-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CLWC</text:p>
          </table:table-cell>
          <table:table-cell/>
        </table:table-row>
        <table:table-row table:style-name="ro1">
          <table:table-cell office:value-type="string">
            <text:p>0-20-133</text:p>
          </table:table-cell>
          <table:table-cell office:value-type="string">
            <text:p>Hydrometeor radiu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HYMR</text:p>
          </table:table-cell>
          <table:table-cell/>
        </table:table-row>
        <table:table-row table:style-name="ro1">
          <table:table-cell office:value-type="string">
            <text:p>0-20-135</text:p>
          </table:table-cell>
          <table:table-cell office:value-type="string">
            <text:p>Ice mass (on a rod)</text:p>
          </table:table-cell>
          <table:table-cell office:value-type="string">
            <text:p>kg m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CEM</text:p>
          </table:table-cell>
          <table:table-cell/>
        </table:table-row>
        <table:table-row table:style-name="ro1">
          <table:table-cell office:value-type="string">
            <text:p>0-20-136</text:p>
          </table:table-cell>
          <table:table-cell office:value-type="string">
            <text:p>Supplementary cloud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UCT</text:p>
          </table:table-cell>
          <table:table-cell/>
        </table:table-row>
        <table:table-row table:style-name="ro1">
          <table:table-cell office:value-type="string">
            <text:p>0-20-137</text:p>
          </table:table-cell>
          <table:table-cell office:value-type="string">
            <text:p>Evolution of cloud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VOC</text:p>
          </table:table-cell>
          <table:table-cell/>
        </table:table-row>
        <table:table-row table:style-name="ro1">
          <table:table-cell office:value-type="string">
            <text:p>0-20-193</text:p>
          </table:table-cell>
          <table:table-cell office:value-type="string">
            <text:p>Second runway visual range (RVR)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V2RIM</text:p>
          </table:table-cell>
          <table:table-cell/>
        </table:table-row>
        <table:table-row table:style-name="ro1">
          <table:table-cell office:value-type="string">
            <text:p>0-20-194</text:p>
          </table:table-cell>
          <table:table-cell office:value-type="string">
            <text:p>Height of base of icing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BOI</text:p>
          </table:table-cell>
          <table:table-cell/>
        </table:table-row>
        <table:table-row table:style-name="ro1">
          <table:table-cell office:value-type="string">
            <text:p>0-20-195</text:p>
          </table:table-cell>
          <table:table-cell office:value-type="string">
            <text:p>Height of top of icing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TOI</text:p>
          </table:table-cell>
          <table:table-cell/>
        </table:table-row>
        <table:table-row table:style-name="ro1">
          <table:table-cell office:value-type="string">
            <text:p>0-20-196</text:p>
          </table:table-cell>
          <table:table-cell office:value-type="string">
            <text:p>Height of base of present weather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BWX</text:p>
          </table:table-cell>
          <table:table-cell/>
        </table:table-row>
        <table:table-row table:style-name="ro1">
          <table:table-cell office:value-type="string">
            <text:p>0-20-197</text:p>
          </table:table-cell>
          <table:table-cell office:value-type="string">
            <text:p>Height of top of present weather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HTWX</text:p>
          </table:table-cell>
          <table:table-cell/>
        </table:table-row>
        <table:table-row table:style-name="ro1">
          <table:table-cell office:value-type="string">
            <text:p>0-20-198</text:p>
          </table:table-cell>
          <table:table-cell office:value-type="string">
            <text:p>Cloud cover in a laye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FRL</text:p>
          </table:table-cell>
          <table:table-cell/>
        </table:table-row>
        <table:table-row table:style-name="ro1">
          <table:table-cell office:value-type="string">
            <text:p>0-20-199</text:p>
          </table:table-cell>
          <table:table-cell office:value-type="string">
            <text:p>Clouds from AVHRR (CLAVR) cloud mas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LAVR</text:p>
          </table:table-cell>
          <table:table-cell/>
        </table:table-row>
        <table:table-row table:style-name="ro1">
          <table:table-cell office:value-type="string">
            <text:p>0-20-200</text:p>
          </table:table-cell>
          <table:table-cell office:value-type="string">
            <text:p>Mean cloud cover (opaque)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7 ]</text:p>
          </table:table-cell>
          <table:table-cell table:number-columns-repeated="2"/>
        </table:table-row>
        <table:table-row table:style-name="ro1">
          <table:table-cell office:value-type="string">
            <text:p>0-20-201</text:p>
          </table:table-cell>
          <table:table-cell office:value-type="string">
            <text:p>Height above surface of the base of the lowes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HBLCS</text:p>
          </table:table-cell>
          <table:table-cell/>
        </table:table-row>
        <table:table-row table:style-name="ro1">
          <table:table-cell office:value-type="string">
            <text:p>0-20-208</text:p>
          </table:table-cell>
          <table:table-cell office:value-type="string">
            <text:p>Ice concentrati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ICON</text:p>
          </table:table-cell>
          <table:table-cell/>
        </table:table-row>
        <table:table-row table:style-name="ro1">
          <table:table-cell office:value-type="string">
            <text:p>0-20-209</text:p>
          </table:table-cell>
          <table:table-cell office:value-type="string">
            <text:p>SSM/I ice ag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CAG</text:p>
          </table:table-cell>
          <table:table-cell/>
        </table:table-row>
        <table:table-row table:style-name="ro1">
          <table:table-cell office:value-type="string">
            <text:p>0-20-210</text:p>
          </table:table-cell>
          <table:table-cell office:value-type="string">
            <text:p>SSM/I ice edg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CED</text:p>
          </table:table-cell>
          <table:table-cell/>
        </table:table-row>
        <table:table-row table:style-name="ro1">
          <table:table-cell office:value-type="string">
            <text:p>0-20-216</text:p>
          </table:table-cell>
          <table:table-cell office:value-type="string">
            <text:p>SSM/I calculated surfac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FTP</text:p>
          </table:table-cell>
          <table:table-cell/>
        </table:table-row>
        <table:table-row table:style-name="ro1">
          <table:table-cell office:value-type="string">
            <text:p>0-20-217</text:p>
          </table:table-cell>
          <table:table-cell office:value-type="string">
            <text:p>SSM/I surface t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FTG</text:p>
          </table:table-cell>
          <table:table-cell/>
        </table:table-row>
        <table:table-row table:style-name="ro1">
          <table:table-cell office:value-type="string">
            <text:p>0-20-218</text:p>
          </table:table-cell>
          <table:table-cell office:value-type="string">
            <text:p>Surface tag for SSM/I 85 GHz brightnes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FTG85</text:p>
          </table:table-cell>
          <table:table-cell/>
        </table:table-row>
        <table:table-row table:style-name="ro1">
          <table:table-cell office:value-type="string">
            <text:p>0-20-219</text:p>
          </table:table-cell>
          <table:table-cell office:value-type="string">
            <text:p>WindSat surfac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SST</text:p>
          </table:table-cell>
          <table:table-cell/>
        </table:table-row>
        <table:table-row table:style-name="ro1">
          <table:table-cell office:value-type="string">
            <text:p>0-20-220</text:p>
          </table:table-cell>
          <table:table-cell office:value-type="string">
            <text:p>Road liquid ice percen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LIP</text:p>
          </table:table-cell>
          <table:table-cell/>
        </table:table-row>
        <table:table-row table:style-name="ro1">
          <table:table-cell office:value-type="string">
            <text:p>0-20-221</text:p>
          </table:table-cell>
          <table:table-cell office:value-type="string">
            <text:p>Road liquid ice depth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DLD</text:p>
          </table:table-cell>
          <table:table-cell/>
        </table:table-row>
        <table:table-row table:style-name="ro1">
          <table:table-cell office:value-type="string">
            <text:p>0-20-222</text:p>
          </table:table-cell>
          <table:table-cell office:value-type="string">
            <text:p>Road stat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DST</text:p>
          </table:table-cell>
          <table:table-cell/>
        </table:table-row>
        <table:table-row table:style-name="ro1">
          <table:table-cell office:value-type="string">
            <text:p>0-20-226</text:p>
          </table:table-cell>
          <table:table-cell office:value-type="string">
            <text:p>Low cloud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LPL</text:p>
          </table:table-cell>
          <table:table-cell/>
        </table:table-row>
        <table:table-row table:style-name="ro1">
          <table:table-cell office:value-type="string">
            <text:p>0-20-227</text:p>
          </table:table-cell>
          <table:table-cell office:value-type="string">
            <text:p>Middle cloud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LPM</text:p>
          </table:table-cell>
          <table:table-cell/>
        </table:table-row>
        <table:table-row table:style-name="ro1">
          <table:table-cell office:value-type="string">
            <text:p>0-20-228</text:p>
          </table:table-cell>
          <table:table-cell office:value-type="string">
            <text:p>High cloud pressur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LPH</text:p>
          </table:table-cell>
          <table:table-cell/>
        </table:table-row>
        <table:table-row table:style-name="ro1">
          <table:table-cell office:value-type="string">
            <text:p>0-20-231</text:p>
          </table:table-cell>
          <table:table-cell office:value-type="string">
            <text:p>Green vegetation cove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VEGF</text:p>
          </table:table-cell>
          <table:table-cell/>
        </table:table-row>
        <table:table-row table:style-name="ro1">
          <table:table-cell office:value-type="string">
            <text:p>0-20-246</text:p>
          </table:table-cell>
          <table:table-cell office:value-type="string">
            <text:p>PREPBUFR: Cloud top pressure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TPQM</text:p>
          </table:table-cell>
          <table:table-cell/>
        </table:table-row>
        <table:table-row table:style-name="ro1">
          <table:table-cell office:value-type="string">
            <text:p>0-20-247</text:p>
          </table:table-cell>
          <table:table-cell office:value-type="string">
            <text:p>PREPBUFR: Cloud top pressure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TPPC</text:p>
          </table:table-cell>
          <table:table-cell/>
        </table:table-row>
        <table:table-row table:style-name="ro1">
          <table:table-cell office:value-type="string">
            <text:p>0-20-248</text:p>
          </table:table-cell>
          <table:table-cell office:value-type="string">
            <text:p>PREPBUFR: Cloud top pressure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TPRC</text:p>
          </table:table-cell>
          <table:table-cell/>
        </table:table-row>
        <table:table-row table:style-name="ro1">
          <table:table-cell office:value-type="string">
            <text:p>0-20-249</text:p>
          </table:table-cell>
          <table:table-cell office:value-type="string">
            <text:p>PREPBUFR: Global forecast (background) cloud top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TPFC</text:p>
          </table:table-cell>
          <table:table-cell/>
        </table:table-row>
        <table:table-row table:style-name="ro1">
          <table:table-cell office:value-type="string">
            <text:p>0-20-250</text:p>
          </table:table-cell>
          <table:table-cell office:value-type="string">
            <text:p>PREPBUFR: Cloud top pressure observation error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TPOE</text:p>
          </table:table-cell>
          <table:table-cell/>
        </table:table-row>
        <table:table-row table:style-name="ro1">
          <table:table-cell office:value-type="string">
            <text:p>0-20-251</text:p>
          </table:table-cell>
          <table:table-cell office:value-type="string">
            <text:p>PREPBUFR: Analyzed cloud top pressure value</text:p>
          </table:table-cell>
          <table:table-cell office:value-type="string">
            <text:p>Pa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TPAN</text:p>
          </table:table-cell>
          <table:table-cell/>
        </table:table-row>
        <table:table-row table:style-name="ro1">
          <table:table-cell office:value-type="string">
            <text:p>0-21-001</text:p>
          </table:table-cell>
          <table:table-cell office:value-type="string">
            <text:p>Horizontal reflectivity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office:value-type="float" office:value="7">
            <text:p>7</text:p>
          </table:table-cell>
          <table:table-cell office:value-type="string">
            <text:p>HREF</text:p>
          </table:table-cell>
          <table:table-cell/>
        </table:table-row>
        <table:table-row table:style-name="ro1">
          <table:table-cell office:value-type="string">
            <text:p>0-21-002</text:p>
          </table:table-cell>
          <table:table-cell office:value-type="string">
            <text:p>Vertical reflectivity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64">
            <text:p>-64</text:p>
          </table:table-cell>
          <table:table-cell office:value-type="float" office:value="7">
            <text:p>7</text:p>
          </table:table-cell>
          <table:table-cell office:value-type="string">
            <text:p>VREF</text:p>
          </table:table-cell>
          <table:table-cell/>
        </table:table-row>
        <table:table-row table:style-name="ro1">
          <table:table-cell office:value-type="string">
            <text:p>0-21-003</text:p>
          </table:table-cell>
          <table:table-cell office:value-type="string">
            <text:p>Differential reflectivity</text:p>
          </table:table-cell>
          <table:table-cell office:value-type="string">
            <text:p>dB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7">
            <text:p>7</text:p>
          </table:table-cell>
          <table:table-cell office:value-type="string">
            <text:p>DREF</text:p>
          </table:table-cell>
          <table:table-cell/>
        </table:table-row>
        <table:table-row table:style-name="ro1">
          <table:table-cell office:value-type="string">
            <text:p>0-21-005</text:p>
          </table:table-cell>
          <table:table-cell office:value-type="string">
            <text:p>Linear depolarization ratio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float" office:value="6">
            <text:p>6</text:p>
          </table:table-cell>
          <table:table-cell office:value-type="string">
            <text:p>LDPR</text:p>
          </table:table-cell>
          <table:table-cell/>
        </table:table-row>
        <table:table-row table:style-name="ro1">
          <table:table-cell office:value-type="string">
            <text:p>0-21-006</text:p>
          </table:table-cell>
          <table:table-cell office:value-type="string">
            <text:p>Circular depolarization ratio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float" office:value="6">
            <text:p>6</text:p>
          </table:table-cell>
          <table:table-cell office:value-type="string">
            <text:p>CDPR</text:p>
          </table:table-cell>
          <table:table-cell/>
        </table:table-row>
        <table:table-row table:style-name="ro1">
          <table:table-cell office:value-type="string">
            <text:p>0-21-011</text:p>
          </table:table-cell>
          <table:table-cell office:value-type="string">
            <text:p>Doppler mean velocity in X-direction</text:p>
          </table:table-cell>
          <table:table-cell office:value-type="string">
            <text:p>m s-1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DMVX</text:p>
          </table:table-cell>
          <table:table-cell/>
        </table:table-row>
        <table:table-row table:style-name="ro1">
          <table:table-cell office:value-type="string">
            <text:p>0-21-012</text:p>
          </table:table-cell>
          <table:table-cell office:value-type="string">
            <text:p>Doppler mean velocity in Y-direction</text:p>
          </table:table-cell>
          <table:table-cell office:value-type="string">
            <text:p>m s-1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DMVY</text:p>
          </table:table-cell>
          <table:table-cell/>
        </table:table-row>
        <table:table-row table:style-name="ro1">
          <table:table-cell office:value-type="string">
            <text:p>0-21-013</text:p>
          </table:table-cell>
          <table:table-cell office:value-type="string">
            <text:p>Doppler mean velocity in Z-direction</text:p>
          </table:table-cell>
          <table:table-cell office:value-type="string">
            <text:p>m s-1</text:p>
          </table:table-cell>
          <table:table-cell office:value-type="float" office:value="0">
            <text:p>0</text:p>
          </table:table-cell>
          <table:table-cell office:value-type="float" office:value="-128">
            <text:p>-128</text:p>
          </table:table-cell>
          <table:table-cell office:value-type="float" office:value="8">
            <text:p>8</text:p>
          </table:table-cell>
          <table:table-cell office:value-type="string">
            <text:p>DMVZ</text:p>
          </table:table-cell>
          <table:table-cell/>
        </table:table-row>
        <table:table-row table:style-name="ro1">
          <table:table-cell office:value-type="string">
            <text:p>0-21-014</text:p>
          </table:table-cell>
          <table:table-cell office:value-type="string">
            <text:p>Doppler mean velocity (radial)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DMVR</text:p>
          </table:table-cell>
          <table:table-cell/>
        </table:table-row>
        <table:table-row table:style-name="ro1">
          <table:table-cell office:value-type="string">
            <text:p>0-21-017</text:p>
          </table:table-cell>
          <table:table-cell office:value-type="string">
            <text:p>Doppler velocity spectral width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VSW</text:p>
          </table:table-cell>
          <table:table-cell/>
        </table:table-row>
        <table:table-row table:style-name="ro1">
          <table:table-cell office:value-type="string">
            <text:p>0-21-018</text:p>
          </table:table-cell>
          <table:table-cell office:value-type="string">
            <text:p>Extended NYQUIST velocity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XNQV</text:p>
          </table:table-cell>
          <table:table-cell/>
        </table:table-row>
        <table:table-row table:style-name="ro1">
          <table:table-cell office:value-type="string">
            <text:p>0-21-019</text:p>
          </table:table-cell>
          <table:table-cell office:value-type="string">
            <text:p>High NYQUIST velocity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NQV</text:p>
          </table:table-cell>
          <table:table-cell/>
        </table:table-row>
        <table:table-row table:style-name="ro1">
          <table:table-cell office:value-type="string">
            <text:p>0-21-021</text:p>
          </table:table-cell>
          <table:table-cell office:value-type="string">
            <text:p>Echo tops</text:p>
          </table:table-cell>
          <table:table-cell office:value-type="string">
            <text:p>m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CHT</text:p>
          </table:table-cell>
          <table:table-cell/>
        </table:table-row>
        <table:table-row table:style-name="ro1">
          <table:table-cell office:value-type="string">
            <text:p>0-21-022</text:p>
          </table:table-cell>
          <table:table-cell office:value-type="string">
            <text:p>Range bin offse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NBO</text:p>
          </table:table-cell>
          <table:table-cell/>
        </table:table-row>
        <table:table-row table:style-name="ro1">
          <table:table-cell office:value-type="string">
            <text:p>0-21-023</text:p>
          </table:table-cell>
          <table:table-cell office:value-type="string">
            <text:p>Range bin size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NBS</text:p>
          </table:table-cell>
          <table:table-cell/>
        </table:table-row>
        <table:table-row table:style-name="ro1">
          <table:table-cell office:value-type="string">
            <text:p>0-21-024</text:p>
          </table:table-cell>
          <table:table-cell office:value-type="string">
            <text:p>Azimuth offset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ZOF</text:p>
          </table:table-cell>
          <table:table-cell/>
        </table:table-row>
        <table:table-row table:style-name="ro1">
          <table:table-cell office:value-type="string">
            <text:p>0-21-025</text:p>
          </table:table-cell>
          <table:table-cell office:value-type="string">
            <text:p>Azimuthal resolution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ZRS</text:p>
          </table:table-cell>
          <table:table-cell/>
        </table:table-row>
        <table:table-row table:style-name="ro1">
          <table:table-cell office:value-type="string">
            <text:p>0-21-030</text:p>
          </table:table-cell>
          <table:table-cell office:value-type="string">
            <text:p>Signal to noise ratio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32">
            <text:p>-32</text:p>
          </table:table-cell>
          <table:table-cell office:value-type="float" office:value="8">
            <text:p>8</text:p>
          </table:table-cell>
          <table:table-cell office:value-type="string">
            <text:p>STNR</text:p>
          </table:table-cell>
          <table:table-cell/>
        </table:table-row>
        <table:table-row table:style-name="ro1">
          <table:table-cell office:value-type="string">
            <text:p>0-21-031</text:p>
          </table:table-cell>
          <table:table-cell office:value-type="string">
            <text:p>Vertically integrated liquid-water content</text:p>
          </table:table-cell>
          <table:table-cell office:value-type="string">
            <text:p>kg m-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VILWC</text:p>
          </table:table-cell>
          <table:table-cell/>
        </table:table-row>
        <table:table-row table:style-name="ro1">
          <table:table-cell office:value-type="string">
            <text:p>0-21-036</text:p>
          </table:table-cell>
          <table:table-cell office:value-type="string">
            <text:p>Radar rainfall intensity</text:p>
          </table:table-cell>
          <table:table-cell office:value-type="string">
            <text:p>m s-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RFI</text:p>
          </table:table-cell>
          <table:table-cell/>
        </table:table-row>
        <table:table-row table:style-name="ro1">
          <table:table-cell office:value-type="string">
            <text:p>0-21-041</text:p>
          </table:table-cell>
          <table:table-cell office:value-type="string">
            <text:p>Bright-band height</text:p>
          </table:table-cell>
          <table:table-cell office:value-type="string">
            <text:p>m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BBHT</text:p>
          </table:table-cell>
          <table:table-cell/>
        </table:table-row>
        <table:table-row table:style-name="ro1">
          <table:table-cell office:value-type="string">
            <text:p>0-21-051</text:p>
          </table:table-cell>
          <table:table-cell office:value-type="string">
            <text:p>Signal power above 1 mW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256">
            <text:p>-256</text:p>
          </table:table-cell>
          <table:table-cell office:value-type="float" office:value="8">
            <text:p>8</text:p>
          </table:table-cell>
          <table:table-cell office:value-type="string">
            <text:p>SGPW</text:p>
          </table:table-cell>
          <table:table-cell/>
        </table:table-row>
        <table:table-row table:style-name="ro1">
          <table:table-cell office:value-type="string">
            <text:p>0-21-062</text:p>
          </table:table-cell>
          <table:table-cell office:value-type="string">
            <text:p>Backscatter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BKST</text:p>
          </table:table-cell>
          <table:table-cell/>
        </table:table-row>
        <table:table-row table:style-name="ro1">
          <table:table-cell office:value-type="string">
            <text:p>0-21-063</text:p>
          </table:table-cell>
          <table:table-cell office:value-type="string">
            <text:p>Radiometric resolution (noise value)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ARE</text:p>
          </table:table-cell>
          <table:table-cell/>
        </table:table-row>
        <table:table-row table:style-name="ro1">
          <table:table-cell office:value-type="string">
            <text:p>0-21-064</text:p>
          </table:table-cell>
          <table:table-cell office:value-type="string">
            <text:p>Clutter noise estimat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NE</text:p>
          </table:table-cell>
          <table:table-cell/>
        </table:table-row>
        <table:table-row table:style-name="ro1">
          <table:table-cell office:value-type="string">
            <text:p>0-21-065</text:p>
          </table:table-cell>
          <table:table-cell office:value-type="string">
            <text:p>Missing packet counter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8">
            <text:p>8</text:p>
          </table:table-cell>
          <table:table-cell office:value-type="string">
            <text:p>MPCN</text:p>
          </table:table-cell>
          <table:table-cell/>
        </table:table-row>
        <table:table-row table:style-name="ro1">
          <table:table-cell office:value-type="string">
            <text:p>0-21-066</text:p>
          </table:table-cell>
          <table:table-cell office:value-type="string">
            <text:p>Wave scatterometer product confiden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WSPC</text:p>
          </table:table-cell>
          <table:table-cell/>
        </table:table-row>
        <table:table-row table:style-name="ro1">
          <table:table-cell office:value-type="string">
            <text:p>0-21-067</text:p>
          </table:table-cell>
          <table:table-cell office:value-type="string">
            <text:p>Wind product confiden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WSPC2</text:p>
          </table:table-cell>
          <table:table-cell/>
        </table:table-row>
        <table:table-row table:style-name="ro1">
          <table:table-cell office:value-type="string">
            <text:p>0-21-068</text:p>
          </table:table-cell>
          <table:table-cell office:value-type="string">
            <text:p>Radar altimeter product confiden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APC</text:p>
          </table:table-cell>
          <table:table-cell/>
        </table:table-row>
        <table:table-row table:style-name="ro1">
          <table:table-cell office:value-type="string">
            <text:p>0-21-069</text:p>
          </table:table-cell>
          <table:table-cell office:value-type="string">
            <text:p>SST product confiden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SPC</text:p>
          </table:table-cell>
          <table:table-cell/>
        </table:table-row>
        <table:table-row table:style-name="ro1">
          <table:table-cell office:value-type="string">
            <text:p>0-21-070</text:p>
          </table:table-cell>
          <table:table-cell office:value-type="string">
            <text:p>SST product confidence data (SADIST-2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SSPC2</text:p>
          </table:table-cell>
          <table:table-cell/>
        </table:table-row>
        <table:table-row table:style-name="ro1">
          <table:table-cell office:value-type="string">
            <text:p>0-21-071</text:p>
          </table:table-cell>
          <table:table-cell office:value-type="string">
            <text:p>Peakines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EAK</text:p>
          </table:table-cell>
          <table:table-cell/>
        </table:table-row>
        <table:table-row table:style-name="ro1">
          <table:table-cell office:value-type="string">
            <text:p>0-21-072</text:p>
          </table:table-cell>
          <table:table-cell office:value-type="string">
            <text:p>Satellite altimeter calibration statu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ACS</text:p>
          </table:table-cell>
          <table:table-cell/>
        </table:table-row>
        <table:table-row table:style-name="ro1">
          <table:table-cell office:value-type="string">
            <text:p>0-21-073</text:p>
          </table:table-cell>
          <table:table-cell office:value-type="string">
            <text:p>Satellite altimeter instrument mod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AIM</text:p>
          </table:table-cell>
          <table:table-cell/>
        </table:table-row>
        <table:table-row table:style-name="ro1">
          <table:table-cell office:value-type="string">
            <text:p>0-21-075</text:p>
          </table:table-cell>
          <table:table-cell office:value-type="string">
            <text:p>Image spectrum intensity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PIN</text:p>
          </table:table-cell>
          <table:table-cell/>
        </table:table-row>
        <table:table-row table:style-name="ro1">
          <table:table-cell office:value-type="string">
            <text:p>0-21-076</text:p>
          </table:table-cell>
          <table:table-cell office:value-type="string">
            <text:p>Representation of intensiti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EIN</text:p>
          </table:table-cell>
          <table:table-cell/>
        </table:table-row>
        <table:table-row table:style-name="ro1">
          <table:table-cell office:value-type="string">
            <text:p>0-21-077</text:p>
          </table:table-cell>
          <table:table-cell office:value-type="string">
            <text:p>Altitude correction (ionosphere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CIO</text:p>
          </table:table-cell>
          <table:table-cell/>
        </table:table-row>
        <table:table-row table:style-name="ro1">
          <table:table-cell office:value-type="string">
            <text:p>0-21-078</text:p>
          </table:table-cell>
          <table:table-cell office:value-type="string">
            <text:p>Altitude correction (dry troposphere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CDT</text:p>
          </table:table-cell>
          <table:table-cell/>
        </table:table-row>
        <table:table-row table:style-name="ro1">
          <table:table-cell office:value-type="string">
            <text:p>0-21-079</text:p>
          </table:table-cell>
          <table:table-cell office:value-type="string">
            <text:p>Altitude correction (wet troposphere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string">
            <text:p>ACWT</text:p>
          </table:table-cell>
          <table:table-cell/>
        </table:table-row>
        <table:table-row table:style-name="ro1">
          <table:table-cell office:value-type="string">
            <text:p>0-21-080</text:p>
          </table:table-cell>
          <table:table-cell office:value-type="string">
            <text:p>Altitude correction (calibration constant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ACCC</text:p>
          </table:table-cell>
          <table:table-cell/>
        </table:table-row>
        <table:table-row table:style-name="ro1">
          <table:table-cell office:value-type="string">
            <text:p>0-21-081</text:p>
          </table:table-cell>
          <table:table-cell office:value-type="string">
            <text:p>Open loop correction (height-time loop)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LCH</text:p>
          </table:table-cell>
          <table:table-cell/>
        </table:table-row>
        <table:table-row table:style-name="ro1">
          <table:table-cell office:value-type="string">
            <text:p>0-21-082</text:p>
          </table:table-cell>
          <table:table-cell office:value-type="string">
            <text:p>Open loop correction (auto gain control)</text:p>
          </table:table-cell>
          <table:table-cell office:value-type="string">
            <text:p>dB</text:p>
          </table:table-cell>
          <table:table-cell office:value-type="float" office:value="3">
            <text:p>3</text:p>
          </table:table-cell>
          <table:table-cell office:value-type="float" office:value="-3000">
            <text:p>-3000</text:p>
          </table:table-cell>
          <table:table-cell office:value-type="float" office:value="14">
            <text:p>14</text:p>
          </table:table-cell>
          <table:table-cell office:value-type="string">
            <text:p>OLCA</text:p>
          </table:table-cell>
          <table:table-cell/>
        </table:table-row>
        <table:table-row table:style-name="ro1">
          <table:table-cell office:value-type="string">
            <text:p>0-21-083</text:p>
          </table:table-cell>
          <table:table-cell office:value-type="string">
            <text:p>Warm target calibra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WTCA</text:p>
          </table:table-cell>
          <table:table-cell/>
        </table:table-row>
        <table:table-row table:style-name="ro1">
          <table:table-cell office:value-type="string">
            <text:p>0-21-084</text:p>
          </table:table-cell>
          <table:table-cell office:value-type="string">
            <text:p>Cold target calibra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TCA</text:p>
          </table:table-cell>
          <table:table-cell/>
        </table:table-row>
        <table:table-row table:style-name="ro1">
          <table:table-cell office:value-type="string">
            <text:p>0-21-085</text:p>
          </table:table-cell>
          <table:table-cell office:value-type="string">
            <text:p>ATSR sea-surface temperature across-track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TSR</text:p>
          </table:table-cell>
          <table:table-cell/>
        </table:table-row>
        <table:table-row table:style-name="ro1">
          <table:table-cell office:value-type="string">
            <text:p>0-21-086</text:p>
          </table:table-cell>
          <table:table-cell office:value-type="string">
            <text:p>Number of pixels in nadir only, averag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PNA</text:p>
          </table:table-cell>
          <table:table-cell/>
        </table:table-row>
        <table:table-row table:style-name="ro1">
          <table:table-cell office:value-type="string">
            <text:p>0-21-087</text:p>
          </table:table-cell>
          <table:table-cell office:value-type="string">
            <text:p>Number of pixels in dual view, averag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PDA</text:p>
          </table:table-cell>
          <table:table-cell/>
        </table:table-row>
        <table:table-row table:style-name="ro1">
          <table:table-cell office:value-type="string">
            <text:p>0-21-088</text:p>
          </table:table-cell>
          <table:table-cell office:value-type="string">
            <text:p>Wet backscatter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WBKS</text:p>
          </table:table-cell>
          <table:table-cell/>
        </table:table-row>
        <table:table-row table:style-name="ro1">
          <table:table-cell office:value-type="string">
            <text:p>0-21-091</text:p>
          </table:table-cell>
          <table:table-cell office:value-type="string">
            <text:p>Radar signal Doppler spectrum 0th moment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8">
            <text:p>8</text:p>
          </table:table-cell>
          <table:table-cell office:value-type="string">
            <text:p>SPP0</text:p>
          </table:table-cell>
          <table:table-cell/>
        </table:table-row>
        <table:table-row table:style-name="ro1">
          <table:table-cell office:value-type="string">
            <text:p>0-21-092</text:p>
          </table:table-cell>
          <table:table-cell office:value-type="string">
            <text:p>RASS signal Doppler spectrum 0th moment,</text:p>
          </table:table-cell>
          <table:table-cell office:value-type="string">
            <text:p>dB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8">
            <text:p>8</text:p>
          </table:table-cell>
          <table:table-cell office:value-type="string">
            <text:p>RPP0</text:p>
          </table:table-cell>
          <table:table-cell/>
        </table:table-row>
        <table:table-row table:style-name="ro1">
          <table:table-cell office:value-type="string">
            <text:p>0-21-093</text:p>
          </table:table-cell>
          <table:table-cell office:value-type="string">
            <text:p>Ku band peakiness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KUBP</text:p>
          </table:table-cell>
          <table:table-cell/>
        </table:table-row>
        <table:table-row table:style-name="ro1">
          <table:table-cell office:value-type="string">
            <text:p>0-21-094</text:p>
          </table:table-cell>
          <table:table-cell office:value-type="string">
            <text:p>S band peakiness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BPK</text:p>
          </table:table-cell>
          <table:table-cell/>
        </table:table-row>
        <table:table-row table:style-name="ro1">
          <table:table-cell office:value-type="string">
            <text:p>0-21-101</text:p>
          </table:table-cell>
          <table:table-cell office:value-type="string">
            <text:p>Number of wind vector ambiguitie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WVA</text:p>
          </table:table-cell>
          <table:table-cell/>
        </table:table-row>
        <table:table-row table:style-name="ro1">
          <table:table-cell office:value-type="string">
            <text:p>0-21-102</text:p>
          </table:table-cell>
          <table:table-cell office:value-type="string">
            <text:p>Index of selected wind ve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SWV</text:p>
          </table:table-cell>
          <table:table-cell/>
        </table:table-row>
        <table:table-row table:style-name="ro1">
          <table:table-cell office:value-type="string">
            <text:p>0-21-103</text:p>
          </table:table-cell>
          <table:table-cell office:value-type="string">
            <text:p>Total number of sigma-0 measurement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NSM</text:p>
          </table:table-cell>
          <table:table-cell/>
        </table:table-row>
        <table:table-row table:style-name="ro1">
          <table:table-cell office:value-type="string">
            <text:p>0-21-104</text:p>
          </table:table-cell>
          <table:table-cell office:value-type="string">
            <text:p>Likelihood computed for solutio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-30000">
            <text:p>-30000</text:p>
          </table:table-cell>
          <table:table-cell office:value-type="float" office:value="15">
            <text:p>15</text:p>
          </table:table-cell>
          <table:table-cell office:value-type="string">
            <text:p>LKCS</text:p>
          </table:table-cell>
          <table:table-cell/>
        </table:table-row>
        <table:table-row table:style-name="ro1">
          <table:table-cell office:value-type="string">
            <text:p>0-21-105</text:p>
          </table:table-cell>
          <table:table-cell office:value-type="string">
            <text:p>Normalized radar cross-section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10000">
            <text:p>-10000</text:p>
          </table:table-cell>
          <table:table-cell office:value-type="float" office:value="14">
            <text:p>14</text:p>
          </table:table-cell>
          <table:table-cell office:value-type="string">
            <text:p>NRCS</text:p>
          </table:table-cell>
          <table:table-cell/>
        </table:table-row>
        <table:table-row table:style-name="ro1">
          <table:table-cell office:value-type="string">
            <text:p>0-21-106</text:p>
          </table:table-cell>
          <table:table-cell office:value-type="string">
            <text:p>Kp variance coefficient (alpha)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KVCA</text:p>
          </table:table-cell>
          <table:table-cell/>
        </table:table-row>
        <table:table-row table:style-name="ro1">
          <table:table-cell office:value-type="string">
            <text:p>0-21-107</text:p>
          </table:table-cell>
          <table:table-cell office:value-type="string">
            <text:p>Kp variance coefficient (beta)</text:p>
          </table:table-cell>
          <table:table-cell office:value-type="string">
            <text:p>Numeri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KVCB</text:p>
          </table:table-cell>
          <table:table-cell/>
        </table:table-row>
        <table:table-row table:style-name="ro1">
          <table:table-cell office:value-type="string">
            <text:p>0-21-109</text:p>
          </table:table-cell>
          <table:table-cell office:value-type="string">
            <text:p>SEAWINDS wind vector cell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WVQ</text:p>
          </table:table-cell>
          <table:table-cell/>
        </table:table-row>
        <table:table-row table:style-name="ro1">
          <table:table-cell office:value-type="string">
            <text:p>0-21-110</text:p>
          </table:table-cell>
          <table:table-cell office:value-type="string">
            <text:p>Number of inner-beam sigma-0 (forward of satellite) 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IBF</text:p>
          </table:table-cell>
          <table:table-cell table:number-columns-repeated="2"/>
        </table:table-row>
        <table:table-row table:style-name="ro1">
          <table:table-cell office:value-type="string">
            <text:p>0-21-111</text:p>
          </table:table-cell>
          <table:table-cell office:value-type="string">
            <text:p>Number of outer-beam sigma-0 (forward of satellite) 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BF</text:p>
          </table:table-cell>
          <table:table-cell table:number-columns-repeated="2"/>
        </table:table-row>
        <table:table-row table:style-name="ro1">
          <table:table-cell office:value-type="string">
            <text:p>0-21-112</text:p>
          </table:table-cell>
          <table:table-cell office:value-type="string">
            <text:p>Number of inner-beam sigma-0 (aft of satellite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IBA</text:p>
          </table:table-cell>
          <table:table-cell/>
        </table:table-row>
        <table:table-row table:style-name="ro1">
          <table:table-cell office:value-type="string">
            <text:p>0-21-113</text:p>
          </table:table-cell>
          <table:table-cell office:value-type="string">
            <text:p>Number of outer-beam sigma-0 (aft of satellite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OBA</text:p>
          </table:table-cell>
          <table:table-cell/>
        </table:table-row>
        <table:table-row table:style-name="ro1">
          <table:table-cell office:value-type="string">
            <text:p>0-21-114</text:p>
          </table:table-cell>
          <table:table-cell office:value-type="string">
            <text:p>Kp variance coefficient (gamma)</text:p>
          </table:table-cell>
          <table:table-cell office:value-type="string">
            <text:p>dB</text:p>
          </table:table-cell>
          <table:table-cell office:value-type="float" office:value="3">
            <text:p>3</text:p>
          </table:table-cell>
          <table:table-cell office:value-type="float" office:value="-140000">
            <text:p>-140000</text:p>
          </table:table-cell>
          <table:table-cell office:value-type="float" office:value="18">
            <text:p>18</text:p>
          </table:table-cell>
          <table:table-cell office:value-type="string">
            <text:p>KVCG</text:p>
          </table:table-cell>
          <table:table-cell/>
        </table:table-row>
        <table:table-row table:style-name="ro1">
          <table:table-cell office:value-type="string">
            <text:p>0-21-115</text:p>
          </table:table-cell>
          <table:table-cell office:value-type="string">
            <text:p>SEAWINDS sigma-0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SQU</text:p>
          </table:table-cell>
          <table:table-cell/>
        </table:table-row>
        <table:table-row table:style-name="ro1">
          <table:table-cell office:value-type="string">
            <text:p>0-21-116</text:p>
          </table:table-cell>
          <table:table-cell office:value-type="string">
            <text:p>SEAWINDS sigma-0 mod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SMD</text:p>
          </table:table-cell>
          <table:table-cell/>
        </table:table-row>
        <table:table-row table:style-name="ro1">
          <table:table-cell office:value-type="string">
            <text:p>0-21-117</text:p>
          </table:table-cell>
          <table:table-cell office:value-type="string">
            <text:p>Sigma-0 variance quality control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VQC</text:p>
          </table:table-cell>
          <table:table-cell/>
        </table:table-row>
        <table:table-row table:style-name="ro1">
          <table:table-cell office:value-type="string">
            <text:p>0-21-118</text:p>
          </table:table-cell>
          <table:table-cell office:value-type="string">
            <text:p>Attenuation correction on sigma-0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10000">
            <text:p>-10000</text:p>
          </table:table-cell>
          <table:table-cell office:value-type="float" office:value="14">
            <text:p>14</text:p>
          </table:table-cell>
          <table:table-cell office:value-type="string">
            <text:p>ACRS</text:p>
          </table:table-cell>
          <table:table-cell/>
        </table:table-row>
        <table:table-row table:style-name="ro1">
          <table:table-cell office:value-type="string">
            <text:p>0-21-119</text:p>
          </table:table-cell>
          <table:table-cell office:value-type="string">
            <text:p>Wind scatterometer geophysical model fun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WSGF</text:p>
          </table:table-cell>
          <table:table-cell/>
        </table:table-row>
        <table:table-row table:style-name="ro1">
          <table:table-cell office:value-type="string">
            <text:p>0-21-120</text:p>
          </table:table-cell>
          <table:table-cell office:value-type="string">
            <text:p>Probability of rai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PRR</text:p>
          </table:table-cell>
          <table:table-cell/>
        </table:table-row>
        <table:table-row table:style-name="ro1">
          <table:table-cell office:value-type="string">
            <text:p>0-21-121</text:p>
          </table:table-cell>
          <table:table-cell office:value-type="string">
            <text:p>SEAWINDS NOF rain index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NRI</text:p>
          </table:table-cell>
          <table:table-cell/>
        </table:table-row>
        <table:table-row table:style-name="ro1">
          <table:table-cell office:value-type="string">
            <text:p>0-21-122</text:p>
          </table:table-cell>
          <table:table-cell office:value-type="string">
            <text:p>Attenuation correction on sigma-0 (from tB)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10000">
            <text:p>-10000</text:p>
          </table:table-cell>
          <table:table-cell office:value-type="float" office:value="14">
            <text:p>14</text:p>
          </table:table-cell>
          <table:table-cell office:value-type="string">
            <text:p>ACST</text:p>
          </table:table-cell>
          <table:table-cell/>
        </table:table-row>
        <table:table-row table:style-name="ro1">
          <table:table-cell office:value-type="string">
            <text:p>0-21-123</text:p>
          </table:table-cell>
          <table:table-cell office:value-type="string">
            <text:p>SEAWINDS normalized radar cross-section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0000">
            <text:p>-30000</text:p>
          </table:table-cell>
          <table:table-cell office:value-type="float" office:value="15">
            <text:p>15</text:p>
          </table:table-cell>
          <table:table-cell office:value-type="string">
            <text:p>SNRCS</text:p>
          </table:table-cell>
          <table:table-cell/>
        </table:table-row>
        <table:table-row table:style-name="ro1">
          <table:table-cell office:value-type="string">
            <text:p>0-21-128</text:p>
          </table:table-cell>
          <table:table-cell office:value-type="string">
            <text:p>Number of valid points per second used to deriv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VPP</text:p>
          </table:table-cell>
          <table:table-cell/>
        </table:table-row>
        <table:table-row table:style-name="ro1">
          <table:table-cell office:value-type="string">
            <text:p>0-21-130</text:p>
          </table:table-cell>
          <table:table-cell office:value-type="string">
            <text:p>Spectrum total energy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STOE</text:p>
          </table:table-cell>
          <table:table-cell/>
        </table:table-row>
        <table:table-row table:style-name="ro1">
          <table:table-cell office:value-type="string">
            <text:p>0-21-131</text:p>
          </table:table-cell>
          <table:table-cell office:value-type="string">
            <text:p>Spectrum max energy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SMXE</text:p>
          </table:table-cell>
          <table:table-cell/>
        </table:table-row>
        <table:table-row table:style-name="ro1">
          <table:table-cell office:value-type="string">
            <text:p>0-21-132</text:p>
          </table:table-cell>
          <table:table-cell office:value-type="string">
            <text:p>Direction of spectrum max on higher resolution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DSXH</text:p>
          </table:table-cell>
          <table:table-cell/>
        </table:table-row>
        <table:table-row table:style-name="ro1">
          <table:table-cell office:value-type="string">
            <text:p>0-21-133</text:p>
          </table:table-cell>
          <table:table-cell office:value-type="string">
            <text:p>Wavelength of spectrum max on higher resolu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WSXH</text:p>
          </table:table-cell>
          <table:table-cell/>
        </table:table-row>
        <table:table-row table:style-name="ro1">
          <table:table-cell office:value-type="string">
            <text:p>0-21-134</text:p>
          </table:table-cell>
          <table:table-cell office:value-type="string">
            <text:p>Range resolution of cress covariance spectrum</text:p>
          </table:table-cell>
          <table:table-cell office:value-type="string">
            <text:p>rad m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RRCC</text:p>
          </table:table-cell>
          <table:table-cell/>
        </table:table-row>
        <table:table-row table:style-name="ro1">
          <table:table-cell office:value-type="string">
            <text:p>0-21-135</text:p>
          </table:table-cell>
          <table:table-cell office:value-type="string">
            <text:p>Real part of cross spectra polar grid number of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-524288">
            <text:p>-524288</text:p>
          </table:table-cell>
          <table:table-cell office:value-type="float" office:value="20">
            <text:p>20</text:p>
          </table:table-cell>
          <table:table-cell office:value-type="string">
            <text:p>RCPN</text:p>
          </table:table-cell>
          <table:table-cell/>
        </table:table-row>
        <table:table-row table:style-name="ro1">
          <table:table-cell office:value-type="string">
            <text:p>0-21-136</text:p>
          </table:table-cell>
          <table:table-cell office:value-type="string">
            <text:p>Imaginary part of cross spectra polar grid number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-524288">
            <text:p>-524288</text:p>
          </table:table-cell>
          <table:table-cell office:value-type="float" office:value="20">
            <text:p>20</text:p>
          </table:table-cell>
          <table:table-cell office:value-type="string">
            <text:p>ICPN</text:p>
          </table:table-cell>
          <table:table-cell/>
        </table:table-row>
        <table:table-row table:style-name="ro1">
          <table:table-cell office:value-type="string">
            <text:p>0-21-137</text:p>
          </table:table-cell>
          <table:table-cell office:value-type="string">
            <text:p>Ku band corrected ocean backscatter coefficient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KOBC</text:p>
          </table:table-cell>
          <table:table-cell/>
        </table:table-row>
        <table:table-row table:style-name="ro1">
          <table:table-cell office:value-type="string">
            <text:p>0-21-138</text:p>
          </table:table-cell>
          <table:table-cell office:value-type="string">
            <text:p>STD Ku band corrected ocean backscatter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KOBC</text:p>
          </table:table-cell>
          <table:table-cell/>
        </table:table-row>
        <table:table-row table:style-name="ro1">
          <table:table-cell office:value-type="string">
            <text:p>0-21-139</text:p>
          </table:table-cell>
          <table:table-cell office:value-type="string">
            <text:p>Ku band net instrumental correction for AGC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KNIC</text:p>
          </table:table-cell>
          <table:table-cell/>
        </table:table-row>
        <table:table-row table:style-name="ro1">
          <table:table-cell office:value-type="string">
            <text:p>0-21-140</text:p>
          </table:table-cell>
          <table:table-cell office:value-type="string">
            <text:p>S band corrected ocean backscatter coefficient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OBC</text:p>
          </table:table-cell>
          <table:table-cell/>
        </table:table-row>
        <table:table-row table:style-name="ro1">
          <table:table-cell office:value-type="string">
            <text:p>0-21-141</text:p>
          </table:table-cell>
          <table:table-cell office:value-type="string">
            <text:p>STD S band corrected ocean backscatter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SOBC</text:p>
          </table:table-cell>
          <table:table-cell/>
        </table:table-row>
        <table:table-row table:style-name="ro1">
          <table:table-cell office:value-type="string">
            <text:p>0-21-142</text:p>
          </table:table-cell>
          <table:table-cell office:value-type="string">
            <text:p>S band net instrumental correction for AGC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1024">
            <text:p>-1024</text:p>
          </table:table-cell>
          <table:table-cell office:value-type="float" office:value="11">
            <text:p>11</text:p>
          </table:table-cell>
          <table:table-cell office:value-type="string">
            <text:p>SNIC</text:p>
          </table:table-cell>
          <table:table-cell/>
        </table:table-row>
        <table:table-row table:style-name="ro1">
          <table:table-cell office:value-type="string">
            <text:p>0-21-143</text:p>
          </table:table-cell>
          <table:table-cell office:value-type="string">
            <text:p>Ku band rain attenuation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KRAT</text:p>
          </table:table-cell>
          <table:table-cell/>
        </table:table-row>
        <table:table-row table:style-name="ro1">
          <table:table-cell office:value-type="string">
            <text:p>0-21-144</text:p>
          </table:table-cell>
          <table:table-cell office:value-type="string">
            <text:p>Altimeter rain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LRF</text:p>
          </table:table-cell>
          <table:table-cell/>
        </table:table-row>
        <table:table-row table:style-name="ro1">
          <table:table-cell office:value-type="string">
            <text:p>0-21-145</text:p>
          </table:table-cell>
          <table:table-cell office:value-type="string">
            <text:p>Ku band automatic gain control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KAGC</text:p>
          </table:table-cell>
          <table:table-cell/>
        </table:table-row>
        <table:table-row table:style-name="ro1">
          <table:table-cell office:value-type="string">
            <text:p>0-21-146</text:p>
          </table:table-cell>
          <table:table-cell office:value-type="string">
            <text:p>RMS Ku band automatic gain control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KAGC</text:p>
          </table:table-cell>
          <table:table-cell/>
        </table:table-row>
        <table:table-row table:style-name="ro1">
          <table:table-cell office:value-type="string">
            <text:p>0-21-147</text:p>
          </table:table-cell>
          <table:table-cell office:value-type="string">
            <text:p>Number of valid points for Ku band automatic gai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NVKG</text:p>
          </table:table-cell>
          <table:table-cell/>
        </table:table-row>
        <table:table-row table:style-name="ro1">
          <table:table-cell office:value-type="string">
            <text:p>0-21-150</text:p>
          </table:table-cell>
          <table:table-cell office:value-type="string">
            <text:p>Beam co-loc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EAMC</text:p>
          </table:table-cell>
          <table:table-cell/>
        </table:table-row>
        <table:table-row table:style-name="ro1">
          <table:table-cell office:value-type="string">
            <text:p>0-21-151</text:p>
          </table:table-cell>
          <table:table-cell office:value-type="string">
            <text:p>Estimated error in sigma-0 at 40 deg. incidence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EES40</text:p>
          </table:table-cell>
          <table:table-cell/>
        </table:table-row>
        <table:table-row table:style-name="ro1">
          <table:table-cell office:value-type="string">
            <text:p>0-21-152</text:p>
          </table:table-cell>
          <table:table-cell office:value-type="string">
            <text:p>Slope at 40 deg. incidence angle</text:p>
          </table:table-cell>
          <table:table-cell office:value-type="string">
            <text:p>dB Degree-1</text:p>
          </table:table-cell>
          <table:table-cell office:value-type="float" office:value="2">
            <text:p>2</text:p>
          </table:table-cell>
          <table:table-cell office:value-type="float" office:value="-80">
            <text:p>-80</text:p>
          </table:table-cell>
          <table:table-cell office:value-type="float" office:value="7">
            <text:p>7</text:p>
          </table:table-cell>
          <table:table-cell office:value-type="string">
            <text:p>S40IA</text:p>
          </table:table-cell>
          <table:table-cell/>
        </table:table-row>
        <table:table-row table:style-name="ro1">
          <table:table-cell office:value-type="string">
            <text:p>0-21-153</text:p>
          </table:table-cell>
          <table:table-cell office:value-type="string">
            <text:p>Estimated error in slope at 40 deg. incidence</text:p>
          </table:table-cell>
          <table:table-cell office:value-type="string">
            <text:p>dB Degree-1</text:p>
          </table:table-cell>
          <table:table-cell office:value-type="float" office:value="2">
            <text:p>2</text:p>
          </table:table-cell>
          <table:table-cell office:value-type="float" office:value="-40">
            <text:p>-40</text:p>
          </table:table-cell>
          <table:table-cell office:value-type="float" office:value="6">
            <text:p>6</text:p>
          </table:table-cell>
          <table:table-cell office:value-type="string">
            <text:p>EEL40</text:p>
          </table:table-cell>
          <table:table-cell/>
        </table:table-row>
        <table:table-row table:style-name="ro1">
          <table:table-cell office:value-type="string">
            <text:p>0-21-154</text:p>
          </table:table-cell>
          <table:table-cell office:value-type="string">
            <text:p>Soil moisture sensitivity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MOS</text:p>
          </table:table-cell>
          <table:table-cell/>
        </table:table-row>
        <table:table-row table:style-name="ro1">
          <table:table-cell office:value-type="string">
            <text:p>0-21-155</text:p>
          </table:table-cell>
          <table:table-cell office:value-type="string">
            <text:p>Wind vector cell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WVCQ</text:p>
          </table:table-cell>
          <table:table-cell/>
        </table:table-row>
        <table:table-row table:style-name="ro1">
          <table:table-cell office:value-type="string">
            <text:p>0-21-156</text:p>
          </table:table-cell>
          <table:table-cell office:value-type="string">
            <text:p>Backscatter distanc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BSCD</text:p>
          </table:table-cell>
          <table:table-cell/>
        </table:table-row>
        <table:table-row table:style-name="ro1">
          <table:table-cell office:value-type="string">
            <text:p>0-21-157</text:p>
          </table:table-cell>
          <table:table-cell office:value-type="string">
            <text:p>Loss per unit length of atmosphere used</text:p>
          </table:table-cell>
          <table:table-cell office:value-type="string">
            <text:p>dB m-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LULAU</text:p>
          </table:table-cell>
          <table:table-cell/>
        </table:table-row>
        <table:table-row table:style-name="ro1">
          <table:table-cell office:value-type="string">
            <text:p>0-21-158</text:p>
          </table:table-cell>
          <table:table-cell office:value-type="string">
            <text:p>ASCAT Kp estimate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KPEQ</text:p>
          </table:table-cell>
          <table:table-cell/>
        </table:table-row>
        <table:table-row table:style-name="ro1">
          <table:table-cell office:value-type="string">
            <text:p>0-21-159</text:p>
          </table:table-cell>
          <table:table-cell office:value-type="string">
            <text:p>ASCAT sigma-0 usabi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SGU</text:p>
          </table:table-cell>
          <table:table-cell/>
        </table:table-row>
        <table:table-row table:style-name="ro1">
          <table:table-cell office:value-type="string">
            <text:p>0-21-160</text:p>
          </table:table-cell>
          <table:table-cell office:value-type="string">
            <text:p>ASCAT use of synthetic data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USY</text:p>
          </table:table-cell>
          <table:table-cell/>
        </table:table-row>
        <table:table-row table:style-name="ro1">
          <table:table-cell office:value-type="string">
            <text:p>0-21-161</text:p>
          </table:table-cell>
          <table:table-cell office:value-type="string">
            <text:p>ASCAT synthetic data quality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SDQ</text:p>
          </table:table-cell>
          <table:table-cell/>
        </table:table-row>
        <table:table-row table:style-name="ro1">
          <table:table-cell office:value-type="string">
            <text:p>0-21-162</text:p>
          </table:table-cell>
          <table:table-cell office:value-type="string">
            <text:p>ASCAT satellite orbit and attitude quality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SOAQ</text:p>
          </table:table-cell>
          <table:table-cell/>
        </table:table-row>
        <table:table-row table:style-name="ro1">
          <table:table-cell office:value-type="string">
            <text:p>0-21-163</text:p>
          </table:table-cell>
          <table:table-cell office:value-type="string">
            <text:p>ASCAT solar array reflection contaminatio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SARC</text:p>
          </table:table-cell>
          <table:table-cell/>
        </table:table-row>
        <table:table-row table:style-name="ro1">
          <table:table-cell office:value-type="string">
            <text:p>0-21-164</text:p>
          </table:table-cell>
          <table:table-cell office:value-type="string">
            <text:p>ASCAT telemetry presence and quality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TPQ</text:p>
          </table:table-cell>
          <table:table-cell/>
        </table:table-row>
        <table:table-row table:style-name="ro1">
          <table:table-cell office:value-type="string">
            <text:p>0-21-165</text:p>
          </table:table-cell>
          <table:table-cell office:value-type="string">
            <text:p>ASCAT extrapolated reference function presence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ERFP</text:p>
          </table:table-cell>
          <table:table-cell/>
        </table:table-row>
        <table:table-row table:style-name="ro1">
          <table:table-cell office:value-type="string">
            <text:p>0-21-166</text:p>
          </table:table-cell>
          <table:table-cell office:value-type="string">
            <text:p>Land fractio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LFR</text:p>
          </table:table-cell>
          <table:table-cell/>
        </table:table-row>
        <table:table-row table:style-name="ro1">
          <table:table-cell office:value-type="string">
            <text:p>0-21-169</text:p>
          </table:table-cell>
          <table:table-cell office:value-type="string">
            <text:p>Ice presence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PIN</text:p>
          </table:table-cell>
          <table:table-cell/>
        </table:table-row>
        <table:table-row table:style-name="ro1">
          <table:table-cell office:value-type="string">
            <text:p>0-21-170</text:p>
          </table:table-cell>
          <table:table-cell office:value-type="string">
            <text:p>C band corrected ocean backscatter coefficient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CCOB</text:p>
          </table:table-cell>
          <table:table-cell/>
        </table:table-row>
        <table:table-row table:style-name="ro1">
          <table:table-cell office:value-type="string">
            <text:p>0-21-171</text:p>
          </table:table-cell>
          <table:table-cell office:value-type="string">
            <text:p>RMS C band corrected ocean backscatter coefficient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RCCOB</text:p>
          </table:table-cell>
          <table:table-cell/>
        </table:table-row>
        <table:table-row table:style-name="ro1">
          <table:table-cell office:value-type="string">
            <text:p>0-21-172</text:p>
          </table:table-cell>
          <table:table-cell office:value-type="string">
            <text:p>C band net instrumental correction for AGC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CNIA</text:p>
          </table:table-cell>
          <table:table-cell/>
        </table:table-row>
        <table:table-row table:style-name="ro1">
          <table:table-cell office:value-type="string">
            <text:p>0-21-173</text:p>
          </table:table-cell>
          <table:table-cell office:value-type="string">
            <text:p>C band automatic gain control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CAGC</text:p>
          </table:table-cell>
          <table:table-cell/>
        </table:table-row>
        <table:table-row table:style-name="ro1">
          <table:table-cell office:value-type="string">
            <text:p>0-21-174</text:p>
          </table:table-cell>
          <table:table-cell office:value-type="string">
            <text:p>RMS C band automatic gain control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CAGC</text:p>
          </table:table-cell>
          <table:table-cell/>
        </table:table-row>
        <table:table-row table:style-name="ro1">
          <table:table-cell office:value-type="string">
            <text:p>0-21-175</text:p>
          </table:table-cell>
          <table:table-cell office:value-type="string">
            <text:p>Number of valid points for C band automatic gai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CA</text:p>
          </table:table-cell>
          <table:table-cell/>
        </table:table-row>
        <table:table-row table:style-name="ro1">
          <table:table-cell office:value-type="string">
            <text:p>0-21-194</text:p>
          </table:table-cell>
          <table:table-cell office:value-type="string">
            <text:p>Radial wind superob radial wind spee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-4096">
            <text:p>-4096</text:p>
          </table:table-cell>
          <table:table-cell office:value-type="float" office:value="13">
            <text:p>13</text:p>
          </table:table-cell>
          <table:table-cell office:value-type="string">
            <text:p>RWND</text:p>
          </table:table-cell>
          <table:table-cell/>
        </table:table-row>
        <table:table-row table:style-name="ro1">
          <table:table-cell office:value-type="string">
            <text:p>0-21-195</text:p>
          </table:table-cell>
          <table:table-cell office:value-type="string">
            <text:p>Radial wind superob azimuth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WAZ</text:p>
          </table:table-cell>
          <table:table-cell/>
        </table:table-row>
        <table:table-row table:style-name="ro1">
          <table:table-cell office:value-type="string">
            <text:p>0-21-196</text:p>
          </table:table-cell>
          <table:table-cell office:value-type="string">
            <text:p>Standard deviation of radial wind superob wind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RSTD</text:p>
          </table:table-cell>
          <table:table-cell/>
        </table:table-row>
        <table:table-row table:style-name="ro1">
          <table:table-cell office:value-type="string">
            <text:p>0-21-197</text:p>
          </table:table-cell>
          <table:table-cell office:value-type="string">
            <text:p>Volume coverage patter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VOCP</text:p>
          </table:table-cell>
          <table:table-cell/>
        </table:table-row>
        <table:table-row table:style-name="ro1">
          <table:table-cell office:value-type="string">
            <text:p>0-21-226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1</text:p>
          </table:table-cell>
          <table:table-cell/>
        </table:table-row>
        <table:table-row table:style-name="ro1">
          <table:table-cell office:value-type="string">
            <text:p>0-21-227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2</text:p>
          </table:table-cell>
          <table:table-cell/>
        </table:table-row>
        <table:table-row table:style-name="ro1">
          <table:table-cell office:value-type="string">
            <text:p>0-21-228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3</text:p>
          </table:table-cell>
          <table:table-cell/>
        </table:table-row>
        <table:table-row table:style-name="ro1">
          <table:table-cell office:value-type="string">
            <text:p>0-21-231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1</text:p>
          </table:table-cell>
          <table:table-cell/>
        </table:table-row>
        <table:table-row table:style-name="ro1">
          <table:table-cell office:value-type="string">
            <text:p>0-21-232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2</text:p>
          </table:table-cell>
          <table:table-cell/>
        </table:table-row>
        <table:table-row table:style-name="ro1">
          <table:table-cell office:value-type="string">
            <text:p>0-21-233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egre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3</text:p>
          </table:table-cell>
          <table:table-cell/>
        </table:table-row>
        <table:table-row table:style-name="ro1">
          <table:table-cell office:value-type="string">
            <text:p>0-21-236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S1</text:p>
          </table:table-cell>
          <table:table-cell/>
        </table:table-row>
        <table:table-row table:style-name="ro1">
          <table:table-cell office:value-type="string">
            <text:p>0-21-237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S2</text:p>
          </table:table-cell>
          <table:table-cell/>
        </table:table-row>
        <table:table-row table:style-name="ro1">
          <table:table-cell office:value-type="string">
            <text:p>0-21-238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S3</text:p>
          </table:table-cell>
          <table:table-cell/>
        </table:table-row>
        <table:table-row table:style-name="ro1">
          <table:table-cell office:value-type="string">
            <text:p>0-21-241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1</text:p>
          </table:table-cell>
          <table:table-cell/>
        </table:table-row>
        <table:table-row table:style-name="ro1">
          <table:table-cell office:value-type="string">
            <text:p>0-21-242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2</text:p>
          </table:table-cell>
          <table:table-cell/>
        </table:table-row>
        <table:table-row table:style-name="ro1">
          <table:table-cell office:value-type="string">
            <text:p>0-21-243</text:p>
          </table:table-cell>
          <table:table-cell office:value-type="string">
            <text:p>PREPBUFR: European Remote-sensing Satellite (ERS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E3</text:p>
          </table:table-cell>
          <table:table-cell/>
        </table:table-row>
        <table:table-row table:style-name="ro1">
          <table:table-cell office:value-type="string">
            <text:p>0-22-001</text:p>
          </table:table-cell>
          <table:table-cell office:value-type="string">
            <text:p>Direction of waves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OWA</text:p>
          </table:table-cell>
          <table:table-cell/>
        </table:table-row>
        <table:table-row table:style-name="ro1">
          <table:table-cell office:value-type="string">
            <text:p>0-22-002</text:p>
          </table:table-cell>
          <table:table-cell office:value-type="string">
            <text:p>Direction of wind waves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OWW</text:p>
          </table:table-cell>
          <table:table-cell/>
        </table:table-row>
        <table:table-row table:style-name="ro1">
          <table:table-cell office:value-type="string">
            <text:p>0-22-003</text:p>
          </table:table-cell>
          <table:table-cell office:value-type="string">
            <text:p>Direction of swell waves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OSW</text:p>
          </table:table-cell>
          <table:table-cell/>
        </table:table-row>
        <table:table-row table:style-name="ro1">
          <table:table-cell office:value-type="string">
            <text:p>0-22-004</text:p>
          </table:table-cell>
          <table:table-cell office:value-type="string">
            <text:p>Direction of current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ROC</text:p>
          </table:table-cell>
          <table:table-cell/>
        </table:table-row>
        <table:table-row table:style-name="ro1">
          <table:table-cell office:value-type="string">
            <text:p>0-22-005</text:p>
          </table:table-cell>
          <table:table-cell office:value-type="string">
            <text:p>Direction of sea surface current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SSC</text:p>
          </table:table-cell>
          <table:table-cell/>
        </table:table-row>
        <table:table-row table:style-name="ro1">
          <table:table-cell office:value-type="string">
            <text:p>0-22-011</text:p>
          </table:table-cell>
          <table:table-cell office:value-type="string">
            <text:p>Period of waves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OWV</text:p>
          </table:table-cell>
          <table:table-cell/>
        </table:table-row>
        <table:table-row table:style-name="ro1">
          <table:table-cell office:value-type="string">
            <text:p>0-22-012</text:p>
          </table:table-cell>
          <table:table-cell office:value-type="string">
            <text:p>Period of wind waves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OWW</text:p>
          </table:table-cell>
          <table:table-cell/>
        </table:table-row>
        <table:table-row table:style-name="ro1">
          <table:table-cell office:value-type="string">
            <text:p>0-22-013</text:p>
          </table:table-cell>
          <table:table-cell office:value-type="string">
            <text:p>Period of swell waves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POSW</text:p>
          </table:table-cell>
          <table:table-cell/>
        </table:table-row>
        <table:table-row table:style-name="ro1">
          <table:table-cell office:value-type="string">
            <text:p>0-22-021</text:p>
          </table:table-cell>
          <table:table-cell office:value-type="string">
            <text:p>Height of wav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OWV</text:p>
          </table:table-cell>
          <table:table-cell/>
        </table:table-row>
        <table:table-row table:style-name="ro1">
          <table:table-cell office:value-type="string">
            <text:p>0-22-022</text:p>
          </table:table-cell>
          <table:table-cell office:value-type="string">
            <text:p>Height of wind wav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OWW</text:p>
          </table:table-cell>
          <table:table-cell/>
        </table:table-row>
        <table:table-row table:style-name="ro1">
          <table:table-cell office:value-type="string">
            <text:p>0-22-023</text:p>
          </table:table-cell>
          <table:table-cell office:value-type="string">
            <text:p>Height of swell wav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OSW</text:p>
          </table:table-cell>
          <table:table-cell/>
        </table:table-row>
        <table:table-row table:style-name="ro1">
          <table:table-cell office:value-type="string">
            <text:p>0-22-025</text:p>
          </table:table-cell>
          <table:table-cell office:value-type="string">
            <text:p>Standard deviation wave heigh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DWH0</text:p>
          </table:table-cell>
          <table:table-cell/>
        </table:table-row>
        <table:table-row table:style-name="ro1">
          <table:table-cell office:value-type="string">
            <text:p>0-22-026</text:p>
          </table:table-cell>
          <table:table-cell office:value-type="string">
            <text:p>Standard deviation of significant wave heigh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DWH</text:p>
          </table:table-cell>
          <table:table-cell/>
        </table:table-row>
        <table:table-row table:style-name="ro1">
          <table:table-cell office:value-type="string">
            <text:p>0-22-031</text:p>
          </table:table-cell>
          <table:table-cell office:value-type="string">
            <text:p>Speed of current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POC</text:p>
          </table:table-cell>
          <table:table-cell/>
        </table:table-row>
        <table:table-row table:style-name="ro1">
          <table:table-cell office:value-type="string">
            <text:p>0-22-032</text:p>
          </table:table-cell>
          <table:table-cell office:value-type="string">
            <text:p>Speed of sea surface current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SSC</text:p>
          </table:table-cell>
          <table:table-cell/>
        </table:table-row>
        <table:table-row table:style-name="ro1">
          <table:table-cell office:value-type="string">
            <text:p>0-22-035</text:p>
          </table:table-cell>
          <table:table-cell office:value-type="string">
            <text:p>Tidal elevation with respect to local chart datum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ERCX</text:p>
          </table:table-cell>
          <table:table-cell/>
        </table:table-row>
        <table:table-row table:style-name="ro1">
          <table:table-cell office:value-type="string">
            <text:p>0-22-036</text:p>
          </table:table-cell>
          <table:table-cell office:value-type="string">
            <text:p>Meteorological residual tidal elev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RTEX</text:p>
          </table:table-cell>
          <table:table-cell/>
        </table:table-row>
        <table:table-row table:style-name="ro1">
          <table:table-cell office:value-type="string">
            <text:p>0-22-037</text:p>
          </table:table-cell>
          <table:table-cell office:value-type="string">
            <text:p>Tidal elevation with respect to national l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TERL</text:p>
          </table:table-cell>
          <table:table-cell/>
        </table:table-row>
        <table:table-row table:style-name="ro1">
          <table:table-cell office:value-type="string">
            <text:p>0-22-038</text:p>
          </table:table-cell>
          <table:table-cell office:value-type="string">
            <text:p>Tidal elevation with respect to local chart datum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0000">
            <text:p>-10000</text:p>
          </table:table-cell>
          <table:table-cell office:value-type="float" office:value="15">
            <text:p>15</text:p>
          </table:table-cell>
          <table:table-cell office:value-type="string">
            <text:p>TERC</text:p>
          </table:table-cell>
          <table:table-cell/>
        </table:table-row>
        <table:table-row table:style-name="ro1">
          <table:table-cell office:value-type="string">
            <text:p>0-22-039</text:p>
          </table:table-cell>
          <table:table-cell office:value-type="string">
            <text:p>Meteorological residual tidal eleva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MRTE</text:p>
          </table:table-cell>
          <table:table-cell/>
        </table:table-row>
        <table:table-row table:style-name="ro1">
          <table:table-cell office:value-type="string">
            <text:p>0-22-040</text:p>
          </table:table-cell>
          <table:table-cell office:value-type="string">
            <text:p>Meteorological residual tidal eleva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5000">
            <text:p>-5000</text:p>
          </table:table-cell>
          <table:table-cell office:value-type="float" office:value="14">
            <text:p>14</text:p>
          </table:table-cell>
          <table:table-cell office:value-type="string">
            <text:p>TIDER</text:p>
          </table:table-cell>
          <table:table-cell/>
        </table:table-row>
        <table:table-row table:style-name="ro1">
          <table:table-cell office:value-type="string">
            <text:p>0-22-041</text:p>
          </table:table-cell>
          <table:table-cell office:value-type="string">
            <text:p>Sea-surface temperature (15-day running mean)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ST15</text:p>
          </table:table-cell>
          <table:table-cell/>
        </table:table-row>
        <table:table-row table:style-name="ro1">
          <table:table-cell office:value-type="string">
            <text:p>0-22-042</text:p>
          </table:table-cell>
          <table:table-cell office:value-type="string">
            <text:p>Sea/water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SSTL</text:p>
          </table:table-cell>
          <table:table-cell/>
        </table:table-row>
        <table:table-row table:style-name="ro1">
          <table:table-cell office:value-type="string">
            <text:p>0-22-043</text:p>
          </table:table-cell>
          <table:table-cell office:value-type="string">
            <text:p>Sea/water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ST1</text:p>
          </table:table-cell>
          <table:table-cell/>
        </table:table-row>
        <table:table-row table:style-name="ro1">
          <table:table-cell office:value-type="string">
            <text:p>0-22-044</text:p>
          </table:table-cell>
          <table:table-cell office:value-type="string">
            <text:p>Sound velocity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VEL</text:p>
          </table:table-cell>
          <table:table-cell/>
        </table:table-row>
        <table:table-row table:style-name="ro1">
          <table:table-cell office:value-type="string">
            <text:p>0-22-045</text:p>
          </table:table-cell>
          <table:table-cell office:value-type="string">
            <text:p>Sea/water temperature</text:p>
          </table:table-cell>
          <table:table-cell office:value-type="string">
            <text:p>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SSTH</text:p>
          </table:table-cell>
          <table:table-cell/>
        </table:table-row>
        <table:table-row table:style-name="ro1">
          <table:table-cell office:value-type="string">
            <text:p>0-22-046</text:p>
          </table:table-cell>
          <table:table-cell office:value-type="string">
            <text:p>Sea ice fraction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IFR</text:p>
          </table:table-cell>
          <table:table-cell/>
        </table:table-row>
        <table:table-row table:style-name="ro1">
          <table:table-cell office:value-type="string">
            <text:p>0-22-049</text:p>
          </table:table-cell>
          <table:table-cell office:value-type="string">
            <text:p>Sea surfac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ST0</text:p>
          </table:table-cell>
          <table:table-cell/>
        </table:table-row>
        <table:table-row table:style-name="ro1">
          <table:table-cell office:value-type="string">
            <text:p>0-22-050</text:p>
          </table:table-cell>
          <table:table-cell office:value-type="string">
            <text:p>Standard deviation sea-surface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STD</text:p>
          </table:table-cell>
          <table:table-cell/>
        </table:table-row>
        <table:table-row table:style-name="ro1">
          <table:table-cell office:value-type="string">
            <text:p>0-22-055</text:p>
          </table:table-cell>
          <table:table-cell office:value-type="string">
            <text:p>Float cycl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CYN</text:p>
          </table:table-cell>
          <table:table-cell/>
        </table:table-row>
        <table:table-row table:style-name="ro1">
          <table:table-cell office:value-type="string">
            <text:p>0-22-056</text:p>
          </table:table-cell>
          <table:table-cell office:value-type="string">
            <text:p>Direction of profil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DIPR</text:p>
          </table:table-cell>
          <table:table-cell/>
        </table:table-row>
        <table:table-row table:style-name="ro1">
          <table:table-cell office:value-type="string">
            <text:p>0-22-059</text:p>
          </table:table-cell>
          <table:table-cell office:value-type="string">
            <text:p>Sea surface salinity</text:p>
          </table:table-cell>
          <table:table-cell office:value-type="string">
            <text:p>Part per thous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SS0</text:p>
          </table:table-cell>
          <table:table-cell/>
        </table:table-row>
        <table:table-row table:style-name="ro1">
          <table:table-cell office:value-type="string">
            <text:p>0-22-060</text:p>
          </table:table-cell>
          <table:table-cell office:value-type="string">
            <text:p>Lagrangian drifter drogue statu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LDDS</text:p>
          </table:table-cell>
          <table:table-cell/>
        </table:table-row>
        <table:table-row table:style-name="ro1">
          <table:table-cell office:value-type="string">
            <text:p>0-22-061</text:p>
          </table:table-cell>
          <table:table-cell office:value-type="string">
            <text:p>State of the se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EST</text:p>
          </table:table-cell>
          <table:table-cell/>
        </table:table-row>
        <table:table-row table:style-name="ro1">
          <table:table-cell office:value-type="string">
            <text:p>0-22-062</text:p>
          </table:table-cell>
          <table:table-cell office:value-type="string">
            <text:p>Salinity</text:p>
          </table:table-cell>
          <table:table-cell office:value-type="string">
            <text:p>Part per thousan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ALN</text:p>
          </table:table-cell>
          <table:table-cell/>
        </table:table-row>
        <table:table-row table:style-name="ro1">
          <table:table-cell office:value-type="string">
            <text:p>0-22-063</text:p>
          </table:table-cell>
          <table:table-cell office:value-type="string">
            <text:p>Total water depth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OWD</text:p>
          </table:table-cell>
          <table:table-cell/>
        </table:table-row>
        <table:table-row table:style-name="ro1">
          <table:table-cell office:value-type="string">
            <text:p>0-22-064</text:p>
          </table:table-cell>
          <table:table-cell office:value-type="string">
            <text:p>Salinity</text:p>
          </table:table-cell>
          <table:table-cell office:value-type="string">
            <text:p>Part per thousa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ALNH</text:p>
          </table:table-cell>
          <table:table-cell/>
        </table:table-row>
        <table:table-row table:style-name="ro1">
          <table:table-cell office:value-type="string">
            <text:p>0-22-065</text:p>
          </table:table-cell>
          <table:table-cell office:value-type="string">
            <text:p>Water pressure</text:p>
          </table:table-cell>
          <table:table-cell office:value-type="string">
            <text:p>Pa</text:p>
          </table:table-cell>
          <table:table-cell office:value-type="float" office:value="-3">
            <text:p>-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WPRS</text:p>
          </table:table-cell>
          <table:table-cell/>
        </table:table-row>
        <table:table-row table:style-name="ro1">
          <table:table-cell office:value-type="string">
            <text:p>0-22-066</text:p>
          </table:table-cell>
          <table:table-cell office:value-type="string">
            <text:p>Water conductivity</text:p>
          </table:table-cell>
          <table:table-cell office:value-type="string">
            <text:p>Siemens m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WCON</text:p>
          </table:table-cell>
          <table:table-cell/>
        </table:table-row>
        <table:table-row table:style-name="ro1">
          <table:table-cell office:value-type="string">
            <text:p>0-22-067</text:p>
          </table:table-cell>
          <table:table-cell office:value-type="string">
            <text:p>Instrument type for water temperature profile</text:p>
          </table:table-cell>
          <table:table-cell office:value-type="string">
            <text:p>Common code table C-3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WTEMP</text:p>
          </table:table-cell>
          <table:table-cell/>
        </table:table-row>
        <table:table-row table:style-name="ro1">
          <table:table-cell office:value-type="string">
            <text:p>0-22-068</text:p>
          </table:table-cell>
          <table:table-cell office:value-type="string">
            <text:p>Water temperature profile recorder types</text:p>
          </table:table-cell>
          <table:table-cell office:value-type="string">
            <text:p>Common code table C-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WTEMPR</text:p>
          </table:table-cell>
          <table:table-cell/>
        </table:table-row>
        <table:table-row table:style-name="ro1">
          <table:table-cell office:value-type="string">
            <text:p>0-22-069</text:p>
          </table:table-cell>
          <table:table-cell office:value-type="string">
            <text:p>Spectral wave density</text:p>
          </table:table-cell>
          <table:table-cell office:value-type="string">
            <text:p>m2 Hz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SWDE</text:p>
          </table:table-cell>
          <table:table-cell/>
        </table:table-row>
        <table:table-row table:style-name="ro1">
          <table:table-cell office:value-type="string">
            <text:p>0-22-070</text:p>
          </table:table-cell>
          <table:table-cell office:value-type="string">
            <text:p>Significant wave heigh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GWH</text:p>
          </table:table-cell>
          <table:table-cell/>
        </table:table-row>
        <table:table-row table:style-name="ro1">
          <table:table-cell office:value-type="string">
            <text:p>0-22-071</text:p>
          </table:table-cell>
          <table:table-cell office:value-type="string">
            <text:p>Spectral peak wave period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SPWP</text:p>
          </table:table-cell>
          <table:table-cell/>
        </table:table-row>
        <table:table-row table:style-name="ro1">
          <table:table-cell office:value-type="string">
            <text:p>0-22-072</text:p>
          </table:table-cell>
          <table:table-cell office:value-type="string">
            <text:p>Spectral peak wave length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SPWL</text:p>
          </table:table-cell>
          <table:table-cell/>
        </table:table-row>
        <table:table-row table:style-name="ro1">
          <table:table-cell office:value-type="string">
            <text:p>0-22-073</text:p>
          </table:table-cell>
          <table:table-cell office:value-type="string">
            <text:p>Maximum wave heigh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MXWH</text:p>
          </table:table-cell>
          <table:table-cell/>
        </table:table-row>
        <table:table-row table:style-name="ro1">
          <table:table-cell office:value-type="string">
            <text:p>0-22-074</text:p>
          </table:table-cell>
          <table:table-cell office:value-type="string">
            <text:p>Average wave period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VWP</text:p>
          </table:table-cell>
          <table:table-cell/>
        </table:table-row>
        <table:table-row table:style-name="ro1">
          <table:table-cell office:value-type="string">
            <text:p>0-22-075</text:p>
          </table:table-cell>
          <table:table-cell office:value-type="string">
            <text:p>Average wave length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AVWL</text:p>
          </table:table-cell>
          <table:table-cell/>
        </table:table-row>
        <table:table-row table:style-name="ro1">
          <table:table-cell office:value-type="string">
            <text:p>0-22-076</text:p>
          </table:table-cell>
          <table:table-cell office:value-type="string">
            <text:p>Direction from which dominant waves are coming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DWC</text:p>
          </table:table-cell>
          <table:table-cell/>
        </table:table-row>
        <table:table-row table:style-name="ro1">
          <table:table-cell office:value-type="string">
            <text:p>0-22-077</text:p>
          </table:table-cell>
          <table:table-cell office:value-type="string">
            <text:p>Directional spread of dominant wave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SDW</text:p>
          </table:table-cell>
          <table:table-cell/>
        </table:table-row>
        <table:table-row table:style-name="ro1">
          <table:table-cell office:value-type="string">
            <text:p>0-22-078</text:p>
          </table:table-cell>
          <table:table-cell office:value-type="string">
            <text:p>Duration of wave record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DOWR</text:p>
          </table:table-cell>
          <table:table-cell/>
        </table:table-row>
        <table:table-row table:style-name="ro1">
          <table:table-cell office:value-type="string">
            <text:p>0-22-079</text:p>
          </table:table-cell>
          <table:table-cell office:value-type="string">
            <text:p>Length of wave record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LOWR</text:p>
          </table:table-cell>
          <table:table-cell/>
        </table:table-row>
        <table:table-row table:style-name="ro1">
          <table:table-cell office:value-type="string">
            <text:p>0-22-080</text:p>
          </table:table-cell>
          <table:table-cell office:value-type="string">
            <text:p>Waveband central frequency</text:p>
          </table:table-cell>
          <table:table-cell office:value-type="string">
            <text:p>Hz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CFR</text:p>
          </table:table-cell>
          <table:table-cell/>
        </table:table-row>
        <table:table-row table:style-name="ro1">
          <table:table-cell office:value-type="string">
            <text:p>0-22-081</text:p>
          </table:table-cell>
          <table:table-cell office:value-type="string">
            <text:p>Waveband central wave number</text:p>
          </table:table-cell>
          <table:table-cell office:value-type="string">
            <text:p>m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WCWN</text:p>
          </table:table-cell>
          <table:table-cell/>
        </table:table-row>
        <table:table-row table:style-name="ro1">
          <table:table-cell office:value-type="string">
            <text:p>0-22-082</text:p>
          </table:table-cell>
          <table:table-cell office:value-type="string">
            <text:p>Maximum non-directional spectral wave density</text:p>
          </table:table-cell>
          <table:table-cell office:value-type="string">
            <text:p>m2 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XSWD</text:p>
          </table:table-cell>
          <table:table-cell/>
        </table:table-row>
        <table:table-row table:style-name="ro1">
          <table:table-cell office:value-type="string">
            <text:p>0-22-083</text:p>
          </table:table-cell>
          <table:table-cell office:value-type="string">
            <text:p>Maximum non-directional spectral wave number</text:p>
          </table:table-cell>
          <table:table-cell office:value-type="string">
            <text:p>m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XSWN</text:p>
          </table:table-cell>
          <table:table-cell/>
        </table:table-row>
        <table:table-row table:style-name="ro1">
          <table:table-cell office:value-type="string">
            <text:p>0-22-084</text:p>
          </table:table-cell>
          <table:table-cell office:value-type="string">
            <text:p>Band containing maximum non-directional spectral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BMXSWD</text:p>
          </table:table-cell>
          <table:table-cell/>
        </table:table-row>
        <table:table-row table:style-name="ro1">
          <table:table-cell office:value-type="string">
            <text:p>0-22-085</text:p>
          </table:table-cell>
          <table:table-cell office:value-type="string">
            <text:p>Spectral wave density ratio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WDR</text:p>
          </table:table-cell>
          <table:table-cell/>
        </table:table-row>
        <table:table-row table:style-name="ro1">
          <table:table-cell office:value-type="string">
            <text:p>0-22-086</text:p>
          </table:table-cell>
          <table:table-cell office:value-type="string">
            <text:p>Mean direction from which waves are coming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DWC</text:p>
          </table:table-cell>
          <table:table-cell/>
        </table:table-row>
        <table:table-row table:style-name="ro1">
          <table:table-cell office:value-type="string">
            <text:p>0-22-087</text:p>
          </table:table-cell>
          <table:table-cell office:value-type="string">
            <text:p>Principal direction from which waves are coming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PDWC</text:p>
          </table:table-cell>
          <table:table-cell/>
        </table:table-row>
        <table:table-row table:style-name="ro1">
          <table:table-cell office:value-type="string">
            <text:p>0-22-088</text:p>
          </table:table-cell>
          <table:table-cell office:value-type="string">
            <text:p>First normalized polar coordinate from Fourie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NPF</text:p>
          </table:table-cell>
          <table:table-cell/>
        </table:table-row>
        <table:table-row table:style-name="ro1">
          <table:table-cell office:value-type="string">
            <text:p>0-22-089</text:p>
          </table:table-cell>
          <table:table-cell office:value-type="string">
            <text:p>Second normalized polar coordinate from Fourie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SNPF</text:p>
          </table:table-cell>
          <table:table-cell/>
        </table:table-row>
        <table:table-row table:style-name="ro1">
          <table:table-cell office:value-type="string">
            <text:p>0-22-090</text:p>
          </table:table-cell>
          <table:table-cell office:value-type="string">
            <text:p>Non-directional spectral estimate by wave</text:p>
          </table:table-cell>
          <table:table-cell office:value-type="string">
            <text:p>m2 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SWF</text:p>
          </table:table-cell>
          <table:table-cell/>
        </table:table-row>
        <table:table-row table:style-name="ro1">
          <table:table-cell office:value-type="string">
            <text:p>0-22-091</text:p>
          </table:table-cell>
          <table:table-cell office:value-type="string">
            <text:p>Non-directional spectral estimate by wave number</text:p>
          </table:table-cell>
          <table:table-cell office:value-type="string">
            <text:p>m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SWN</text:p>
          </table:table-cell>
          <table:table-cell/>
        </table:table-row>
        <table:table-row table:style-name="ro1">
          <table:table-cell office:value-type="string">
            <text:p>0-22-092</text:p>
          </table:table-cell>
          <table:table-cell office:value-type="string">
            <text:p>Directional spectral estimate by wave frequency</text:p>
          </table:table-cell>
          <table:table-cell office:value-type="string">
            <text:p>m2 rad-1 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SWF</text:p>
          </table:table-cell>
          <table:table-cell/>
        </table:table-row>
        <table:table-row table:style-name="ro1">
          <table:table-cell office:value-type="string">
            <text:p>0-22-093</text:p>
          </table:table-cell>
          <table:table-cell office:value-type="string">
            <text:p>Directional spectral estimate by wave number</text:p>
          </table:table-cell>
          <table:table-cell office:value-type="string">
            <text:p>m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SWN</text:p>
          </table:table-cell>
          <table:table-cell/>
        </table:table-row>
        <table:table-row table:style-name="ro1">
          <table:table-cell office:value-type="string">
            <text:p>0-22-094</text:p>
          </table:table-cell>
          <table:table-cell office:value-type="string">
            <text:p>Total number of wave band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NWB</text:p>
          </table:table-cell>
          <table:table-cell/>
        </table:table-row>
        <table:table-row table:style-name="ro1">
          <table:table-cell office:value-type="string">
            <text:p>0-22-095</text:p>
          </table:table-cell>
          <table:table-cell office:value-type="string">
            <text:p>Directional spread of individual waves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SIW</text:p>
          </table:table-cell>
          <table:table-cell/>
        </table:table-row>
        <table:table-row table:style-name="ro1">
          <table:table-cell office:value-type="string">
            <text:p>0-22-096</text:p>
          </table:table-cell>
          <table:table-cell office:value-type="string">
            <text:p>Spectral band width</text:p>
          </table:table-cell>
          <table:table-cell office:value-type="string">
            <text:p>s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BWD</text:p>
          </table:table-cell>
          <table:table-cell/>
        </table:table-row>
        <table:table-row table:style-name="ro1">
          <table:table-cell office:value-type="string">
            <text:p>0-22-097</text:p>
          </table:table-cell>
          <table:table-cell office:value-type="string">
            <text:p>Mean wavelength &gt; 731 m of image spectrum at low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MWLW</text:p>
          </table:table-cell>
          <table:table-cell/>
        </table:table-row>
        <table:table-row table:style-name="ro1">
          <table:table-cell office:value-type="string">
            <text:p>0-22-098</text:p>
          </table:table-cell>
          <table:table-cell office:value-type="string">
            <text:p>Wavelength spread (wavelength &gt; 731 m) at low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SLW</text:p>
          </table:table-cell>
          <table:table-cell/>
        </table:table-row>
        <table:table-row table:style-name="ro1">
          <table:table-cell office:value-type="string">
            <text:p>0-22-099</text:p>
          </table:table-cell>
          <table:table-cell office:value-type="string">
            <text:p>Mean direction at low wave numbers (wavelength &gt;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DLW</text:p>
          </table:table-cell>
          <table:table-cell/>
        </table:table-row>
        <table:table-row table:style-name="ro1">
          <table:table-cell office:value-type="string">
            <text:p>0-22-100</text:p>
          </table:table-cell>
          <table:table-cell office:value-type="string">
            <text:p>Direction spread at low wave numbers (wavelength &gt;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SLW</text:p>
          </table:table-cell>
          <table:table-cell/>
        </table:table-row>
        <table:table-row table:style-name="ro1">
          <table:table-cell office:value-type="string">
            <text:p>0-22-101</text:p>
          </table:table-cell>
          <table:table-cell office:value-type="string">
            <text:p>Total energy (wavelength &gt; 731 m) at low wav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TELW</text:p>
          </table:table-cell>
          <table:table-cell/>
        </table:table-row>
        <table:table-row table:style-name="ro1">
          <table:table-cell office:value-type="string">
            <text:p>0-22-120</text:p>
          </table:table-cell>
          <table:table-cell office:value-type="string">
            <text:p>Tide station automated water level chec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WCK</text:p>
          </table:table-cell>
          <table:table-cell/>
        </table:table-row>
        <table:table-row table:style-name="ro1">
          <table:table-cell office:value-type="string">
            <text:p>0-22-121</text:p>
          </table:table-cell>
          <table:table-cell office:value-type="string">
            <text:p>Tide station manual water level chec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WCK</text:p>
          </table:table-cell>
          <table:table-cell/>
        </table:table-row>
        <table:table-row table:style-name="ro1">
          <table:table-cell office:value-type="string">
            <text:p>0-22-122</text:p>
          </table:table-cell>
          <table:table-cell office:value-type="string">
            <text:p>Tide station automated meteorological data chec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MCK</text:p>
          </table:table-cell>
          <table:table-cell/>
        </table:table-row>
        <table:table-row table:style-name="ro1">
          <table:table-cell office:value-type="string">
            <text:p>0-22-123</text:p>
          </table:table-cell>
          <table:table-cell office:value-type="string">
            <text:p>Tide station manual meteorological data check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MCK</text:p>
          </table:table-cell>
          <table:table-cell/>
        </table:table-row>
        <table:table-row table:style-name="ro1">
          <table:table-cell office:value-type="string">
            <text:p>0-22-141</text:p>
          </table:table-cell>
          <table:table-cell office:value-type="string">
            <text:p>Sea-surface temperature (15-day running mean)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ST15H</text:p>
          </table:table-cell>
          <table:table-cell/>
        </table:table-row>
        <table:table-row table:style-name="ro1">
          <table:table-cell office:value-type="string">
            <text:p>0-22-150</text:p>
          </table:table-cell>
          <table:table-cell office:value-type="string">
            <text:p>Number of 18 Hz valid points for Ku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K</text:p>
          </table:table-cell>
          <table:table-cell/>
        </table:table-row>
        <table:table-row table:style-name="ro1">
          <table:table-cell office:value-type="string">
            <text:p>0-22-151</text:p>
          </table:table-cell>
          <table:table-cell office:value-type="string">
            <text:p>Ku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KBOR</text:p>
          </table:table-cell>
          <table:table-cell/>
        </table:table-row>
        <table:table-row table:style-name="ro1">
          <table:table-cell office:value-type="string">
            <text:p>0-22-152</text:p>
          </table:table-cell>
          <table:table-cell office:value-type="string">
            <text:p>STD of 18 Hz Ku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BOR</text:p>
          </table:table-cell>
          <table:table-cell/>
        </table:table-row>
        <table:table-row table:style-name="ro1">
          <table:table-cell office:value-type="string">
            <text:p>0-22-153</text:p>
          </table:table-cell>
          <table:table-cell office:value-type="string">
            <text:p>Number of 18 Hz valid points for S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S</text:p>
          </table:table-cell>
          <table:table-cell/>
        </table:table-row>
        <table:table-row table:style-name="ro1">
          <table:table-cell office:value-type="string">
            <text:p>0-22-154</text:p>
          </table:table-cell>
          <table:table-cell office:value-type="string">
            <text:p>S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SBOR</text:p>
          </table:table-cell>
          <table:table-cell/>
        </table:table-row>
        <table:table-row table:style-name="ro1">
          <table:table-cell office:value-type="string">
            <text:p>0-22-155</text:p>
          </table:table-cell>
          <table:table-cell office:value-type="string">
            <text:p>STD of 18 Hz S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SBOR</text:p>
          </table:table-cell>
          <table:table-cell/>
        </table:table-row>
        <table:table-row table:style-name="ro1">
          <table:table-cell office:value-type="string">
            <text:p>0-22-156</text:p>
          </table:table-cell>
          <table:table-cell office:value-type="string">
            <text:p>Ku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KBSW</text:p>
          </table:table-cell>
          <table:table-cell/>
        </table:table-row>
        <table:table-row table:style-name="ro1">
          <table:table-cell office:value-type="string">
            <text:p>0-22-157</text:p>
          </table:table-cell>
          <table:table-cell office:value-type="string">
            <text:p>STD of 18 Hz Ku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KBSW</text:p>
          </table:table-cell>
          <table:table-cell/>
        </table:table-row>
        <table:table-row table:style-name="ro1">
          <table:table-cell office:value-type="string">
            <text:p>0-22-158</text:p>
          </table:table-cell>
          <table:table-cell office:value-type="string">
            <text:p>S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BSW</text:p>
          </table:table-cell>
          <table:table-cell/>
        </table:table-row>
        <table:table-row table:style-name="ro1">
          <table:table-cell office:value-type="string">
            <text:p>0-22-159</text:p>
          </table:table-cell>
          <table:table-cell office:value-type="string">
            <text:p>STD of 18 Hz S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SBSW</text:p>
          </table:table-cell>
          <table:table-cell/>
        </table:table-row>
        <table:table-row table:style-name="ro1">
          <table:table-cell office:value-type="string">
            <text:p>0-22-160</text:p>
          </table:table-cell>
          <table:table-cell office:value-type="string">
            <text:p>Normalized inverse wave age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NIWA</text:p>
          </table:table-cell>
          <table:table-cell/>
        </table:table-row>
        <table:table-row table:style-name="ro1">
          <table:table-cell office:value-type="string">
            <text:p>0-22-161</text:p>
          </table:table-cell>
          <table:table-cell office:value-type="string">
            <text:p>Wave spectra</text:p>
          </table:table-cell>
          <table:table-cell office:value-type="string">
            <text:p>m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string">
            <text:p>WASP</text:p>
          </table:table-cell>
          <table:table-cell/>
        </table:table-row>
        <table:table-row table:style-name="ro1">
          <table:table-cell office:value-type="string">
            <text:p>0-22-162</text:p>
          </table:table-cell>
          <table:table-cell office:value-type="string">
            <text:p>RMS of 20 Hz Ku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KBOR</text:p>
          </table:table-cell>
          <table:table-cell/>
        </table:table-row>
        <table:table-row table:style-name="ro1">
          <table:table-cell office:value-type="string">
            <text:p>0-22-163</text:p>
          </table:table-cell>
          <table:table-cell office:value-type="string">
            <text:p>Number of 20 Hz valid points for Ku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K2</text:p>
          </table:table-cell>
          <table:table-cell/>
        </table:table-row>
        <table:table-row table:style-name="ro1">
          <table:table-cell office:value-type="string">
            <text:p>0-22-164</text:p>
          </table:table-cell>
          <table:table-cell office:value-type="string">
            <text:p>RMS 20 Hz Ku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KSW</text:p>
          </table:table-cell>
          <table:table-cell/>
        </table:table-row>
        <table:table-row table:style-name="ro1">
          <table:table-cell office:value-type="string">
            <text:p>0-22-165</text:p>
          </table:table-cell>
          <table:table-cell office:value-type="string">
            <text:p>Number of 20 Hz valid points for Ku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KSW</text:p>
          </table:table-cell>
          <table:table-cell/>
        </table:table-row>
        <table:table-row table:style-name="ro1">
          <table:table-cell office:value-type="string">
            <text:p>0-22-166</text:p>
          </table:table-cell>
          <table:table-cell office:value-type="string">
            <text:p>Ku band net instrumental correction fo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KNCS</text:p>
          </table:table-cell>
          <table:table-cell/>
        </table:table-row>
        <table:table-row table:style-name="ro1">
          <table:table-cell office:value-type="string">
            <text:p>0-22-167</text:p>
          </table:table-cell>
          <table:table-cell office:value-type="string">
            <text:p>Number of valid points for Ku band backscatt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KB</text:p>
          </table:table-cell>
          <table:table-cell/>
        </table:table-row>
        <table:table-row table:style-name="ro1">
          <table:table-cell office:value-type="string">
            <text:p>0-22-168</text:p>
          </table:table-cell>
          <table:table-cell office:value-type="string">
            <text:p>C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CBOR</text:p>
          </table:table-cell>
          <table:table-cell/>
        </table:table-row>
        <table:table-row table:style-name="ro1">
          <table:table-cell office:value-type="string">
            <text:p>0-22-169</text:p>
          </table:table-cell>
          <table:table-cell office:value-type="string">
            <text:p>RMS of C band ocean rang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CBOR</text:p>
          </table:table-cell>
          <table:table-cell/>
        </table:table-row>
        <table:table-row table:style-name="ro1">
          <table:table-cell office:value-type="string">
            <text:p>0-22-170</text:p>
          </table:table-cell>
          <table:table-cell office:value-type="string">
            <text:p>Number of 20 Hz valid points for C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C</text:p>
          </table:table-cell>
          <table:table-cell/>
        </table:table-row>
        <table:table-row table:style-name="ro1">
          <table:table-cell office:value-type="string">
            <text:p>0-22-171</text:p>
          </table:table-cell>
          <table:table-cell office:value-type="string">
            <text:p>C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BSW</text:p>
          </table:table-cell>
          <table:table-cell/>
        </table:table-row>
        <table:table-row table:style-name="ro1">
          <table:table-cell office:value-type="string">
            <text:p>0-22-172</text:p>
          </table:table-cell>
          <table:table-cell office:value-type="string">
            <text:p>RMS 20 Hz C band significant wave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RCSW</text:p>
          </table:table-cell>
          <table:table-cell/>
        </table:table-row>
        <table:table-row table:style-name="ro1">
          <table:table-cell office:value-type="string">
            <text:p>0-22-173</text:p>
          </table:table-cell>
          <table:table-cell office:value-type="string">
            <text:p>Number of 20 Hz valid points for C ban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CSW</text:p>
          </table:table-cell>
          <table:table-cell/>
        </table:table-row>
        <table:table-row table:style-name="ro1">
          <table:table-cell office:value-type="string">
            <text:p>0-22-174</text:p>
          </table:table-cell>
          <table:table-cell office:value-type="string">
            <text:p>C band net instrumental correction fo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CNCS</text:p>
          </table:table-cell>
          <table:table-cell/>
        </table:table-row>
        <table:table-row table:style-name="ro1">
          <table:table-cell office:value-type="string">
            <text:p>0-22-175</text:p>
          </table:table-cell>
          <table:table-cell office:value-type="string">
            <text:p>Number of valid points for C band backscatt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VPCB</text:p>
          </table:table-cell>
          <table:table-cell/>
        </table:table-row>
        <table:table-row table:style-name="ro1">
          <table:table-cell office:value-type="string">
            <text:p>0-22-176</text:p>
          </table:table-cell>
          <table:table-cell office:value-type="string">
            <text:p>Unique identifier for the profil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string">
            <text:p>UIFP</text:p>
          </table:table-cell>
          <table:table-cell/>
        </table:table-row>
        <table:table-row table:style-name="ro1">
          <table:table-cell office:value-type="string">
            <text:p>0-22-177</text:p>
          </table:table-cell>
          <table:table-cell office:value-type="string">
            <text:p>Height of XBT/XCTD launche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HXXL</text:p>
          </table:table-cell>
          <table:table-cell/>
        </table:table-row>
        <table:table-row table:style-name="ro1">
          <table:table-cell office:value-type="string">
            <text:p>0-22-178</text:p>
          </table:table-cell>
          <table:table-cell office:value-type="string">
            <text:p>XBT/XCTD launcher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XXLT</text:p>
          </table:table-cell>
          <table:table-cell/>
        </table:table-row>
        <table:table-row table:style-name="ro1">
          <table:table-cell office:value-type="string">
            <text:p>0-22-179</text:p>
          </table:table-cell>
          <table:table-cell office:value-type="string">
            <text:p>Software version of profile record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SVPR</text:p>
          </table:table-cell>
          <table:table-cell/>
        </table:table-row>
        <table:table-row table:style-name="ro1">
          <table:table-cell office:value-type="string">
            <text:p>0-22-180</text:p>
          </table:table-cell>
          <table:table-cell office:value-type="string">
            <text:p>Autolauncher software vers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string">
            <text:p>ASVN</text:p>
          </table:table-cell>
          <table:table-cell/>
        </table:table-row>
        <table:table-row table:style-name="ro1">
          <table:table-cell office:value-type="string">
            <text:p>0-22-181</text:p>
          </table:table-cell>
          <table:table-cell office:value-type="string">
            <text:p>Instrument manufacturer's serial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IMSN</text:p>
          </table:table-cell>
          <table:table-cell/>
        </table:table-row>
        <table:table-row table:style-name="ro1">
          <table:table-cell office:value-type="string">
            <text:p>0-22-182</text:p>
          </table:table-cell>
          <table:table-cell office:value-type="string">
            <text:p>Water column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string">
            <text:p>WCHT</text:p>
          </table:table-cell>
          <table:table-cell/>
        </table:table-row>
        <table:table-row table:style-name="ro1">
          <table:table-cell office:value-type="string">
            <text:p>0-22-184</text:p>
          </table:table-cell>
          <table:table-cell office:value-type="string">
            <text:p>Water column height deviation from the referenc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2000">
            <text:p>-2000</text:p>
          </table:table-cell>
          <table:table-cell office:value-type="float" office:value="12">
            <text:p>12</text:p>
          </table:table-cell>
          <table:table-cell office:value-type="string">
            <text:p>WCHD</text:p>
          </table:table-cell>
          <table:table-cell/>
        </table:table-row>
        <table:table-row table:style-name="ro1">
          <table:table-cell office:value-type="string">
            <text:p>0-22-185</text:p>
          </table:table-cell>
          <table:table-cell office:value-type="string">
            <text:p>BPR transmission cou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BPRTC</text:p>
          </table:table-cell>
          <table:table-cell/>
        </table:table-row>
        <table:table-row table:style-name="ro1">
          <table:table-cell office:value-type="string">
            <text:p>0-22-186</text:p>
          </table:table-cell>
          <table:table-cell office:value-type="string">
            <text:p>Direction from which waves are coming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FWC</text:p>
          </table:table-cell>
          <table:table-cell/>
        </table:table-row>
        <table:table-row table:style-name="ro1">
          <table:table-cell office:value-type="string">
            <text:p>0-22-187</text:p>
          </table:table-cell>
          <table:table-cell office:value-type="string">
            <text:p>Directional spread of wave</text:p>
          </table:table-cell>
          <table:table-cell office:value-type="string">
            <text:p>Degre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DSOW</text:p>
          </table:table-cell>
          <table:table-cell/>
        </table:table-row>
        <table:table-row table:style-name="ro1">
          <table:table-cell office:value-type="string">
            <text:p>0-22-193</text:p>
          </table:table-cell>
          <table:table-cell office:value-type="string">
            <text:p>Sea temperature at specified depth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TMP</text:p>
          </table:table-cell>
          <table:table-cell/>
        </table:table-row>
        <table:table-row table:style-name="ro1">
          <table:table-cell office:value-type="string">
            <text:p>0-22-194</text:p>
          </table:table-cell>
          <table:table-cell office:value-type="string">
            <text:p>Averaging period for TRACKOB parameter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VGPER</text:p>
          </table:table-cell>
          <table:table-cell/>
        </table:table-row>
        <table:table-row table:style-name="ro1">
          <table:table-cell office:value-type="string">
            <text:p>0-22-196</text:p>
          </table:table-cell>
          <table:table-cell office:value-type="string">
            <text:p>Indicator for units of sea-surface current spe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UCSPD</text:p>
          </table:table-cell>
          <table:table-cell/>
        </table:table-row>
        <table:table-row table:style-name="ro1">
          <table:table-cell office:value-type="string">
            <text:p>0-22-197</text:p>
          </table:table-cell>
          <table:table-cell office:value-type="string">
            <text:p>Sea-level height deviation from 3-year mean of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30000">
            <text:p>-30000</text:p>
          </table:table-cell>
          <table:table-cell office:value-type="float" office:value="16">
            <text:p>16</text:p>
          </table:table-cell>
          <table:table-cell office:value-type="string">
            <text:p>SLHD</text:p>
          </table:table-cell>
          <table:table-cell/>
        </table:table-row>
        <table:table-row table:style-name="ro1">
          <table:table-cell office:value-type="string">
            <text:p>0-22-198</text:p>
          </table:table-cell>
          <table:table-cell office:value-type="string">
            <text:p>Number of altimeter records averaged to obtai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NSLR</text:p>
          </table:table-cell>
          <table:table-cell/>
        </table:table-row>
        <table:table-row table:style-name="ro1">
          <table:table-cell office:value-type="string">
            <text:p>0-22-199</text:p>
          </table:table-cell>
          <table:table-cell office:value-type="string">
            <text:p>Sea-level height deviation from 8-year mean of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-4200000">
            <text:p>-4200000</text:p>
          </table:table-cell>
          <table:table-cell office:value-type="float" office:value="23">
            <text:p>23</text:p>
          </table:table-cell>
          <table:table-cell office:value-type="string">
            <text:p>SLHD1</text:p>
          </table:table-cell>
          <table:table-cell/>
        </table:table-row>
        <table:table-row table:style-name="ro1">
          <table:table-cell office:value-type="string">
            <text:p>0-22-211</text:p>
          </table:table-cell>
          <table:table-cell office:value-type="string">
            <text:p>NGDR satellite pass time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NPBT</text:p>
          </table:table-cell>
          <table:table-cell/>
        </table:table-row>
        <table:table-row table:style-name="ro1">
          <table:table-cell office:value-type="string">
            <text:p>0-22-212</text:p>
          </table:table-cell>
          <table:table-cell office:value-type="string">
            <text:p>NGDR satellite cycl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SACLYN</text:p>
          </table:table-cell>
          <table:table-cell/>
        </table:table-row>
        <table:table-row table:style-name="ro1">
          <table:table-cell office:value-type="string">
            <text:p>0-22-214</text:p>
          </table:table-cell>
          <table:table-cell office:value-type="string">
            <text:p>NGDR SSH correcte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000000">
            <text:p>-1000000</text:p>
          </table:table-cell>
          <table:table-cell office:value-type="float" office:value="24">
            <text:p>24</text:p>
          </table:table-cell>
          <table:table-cell office:value-type="string">
            <text:p>SSHC</text:p>
          </table:table-cell>
          <table:table-cell/>
        </table:table-row>
        <table:table-row table:style-name="ro1">
          <table:table-cell office:value-type="string">
            <text:p>0-22-216</text:p>
          </table:table-cell>
          <table:table-cell office:value-type="string">
            <text:p>NGDR sigma-0</text:p>
          </table:table-cell>
          <table:table-cell office:value-type="string">
            <text:p>d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SIG</text:p>
          </table:table-cell>
          <table:table-cell/>
        </table:table-row>
        <table:table-row table:style-name="ro1">
          <table:table-cell office:value-type="string">
            <text:p>0-22-217</text:p>
          </table:table-cell>
          <table:table-cell office:value-type="string">
            <text:p>NGDR inverse baromete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500">
            <text:p>-500</text:p>
          </table:table-cell>
          <table:table-cell office:value-type="float" office:value="12">
            <text:p>12</text:p>
          </table:table-cell>
          <table:table-cell office:value-type="string">
            <text:p>NINB</text:p>
          </table:table-cell>
          <table:table-cell/>
        </table:table-row>
        <table:table-row table:style-name="ro1">
          <table:table-cell office:value-type="string">
            <text:p>0-22-218</text:p>
          </table:table-cell>
          <table:table-cell office:value-type="string">
            <text:p>NGDR geiod heigh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500000">
            <text:p>-1500000</text:p>
          </table:table-cell>
          <table:table-cell office:value-type="float" office:value="22">
            <text:p>22</text:p>
          </table:table-cell>
          <table:table-cell office:value-type="string">
            <text:p>NGEO</text:p>
          </table:table-cell>
          <table:table-cell/>
        </table:table-row>
        <table:table-row table:style-name="ro1">
          <table:table-cell office:value-type="string">
            <text:p>0-22-219</text:p>
          </table:table-cell>
          <table:table-cell office:value-type="string">
            <text:p>NGDR mean sea surface 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500000">
            <text:p>-1500000</text:p>
          </table:table-cell>
          <table:table-cell office:value-type="float" office:value="22">
            <text:p>22</text:p>
          </table:table-cell>
          <table:table-cell office:value-type="string">
            <text:p>NMSI</text:p>
          </table:table-cell>
          <table:table-cell/>
        </table:table-row>
        <table:table-row table:style-name="ro1">
          <table:table-cell office:value-type="string">
            <text:p>0-22-220</text:p>
          </table:table-cell>
          <table:table-cell office:value-type="string">
            <text:p>NGDR mean sea surface I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1500000">
            <text:p>-1500000</text:p>
          </table:table-cell>
          <table:table-cell office:value-type="float" office:value="22">
            <text:p>22</text:p>
          </table:table-cell>
          <table:table-cell office:value-type="string">
            <text:p>NMS2</text:p>
          </table:table-cell>
          <table:table-cell/>
        </table:table-row>
        <table:table-row table:style-name="ro1">
          <table:table-cell office:value-type="string">
            <text:p>0-22-222</text:p>
          </table:table-cell>
          <table:table-cell office:value-type="string">
            <text:p>NGDR net SHW corrected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6767">
            <text:p>-16767</text:p>
          </table:table-cell>
          <table:table-cell office:value-type="float" office:value="17">
            <text:p>17</text:p>
          </table:table-cell>
          <table:table-cell office:value-type="string">
            <text:p>NSWHC</text:p>
          </table:table-cell>
          <table:table-cell/>
        </table:table-row>
        <table:table-row table:style-name="ro1">
          <table:table-cell office:value-type="string">
            <text:p>0-22-224</text:p>
          </table:table-cell>
          <table:table-cell office:value-type="string">
            <text:p>NGDR brightness temperature at 22GHz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MBR22</text:p>
          </table:table-cell>
          <table:table-cell/>
        </table:table-row>
        <table:table-row table:style-name="ro1">
          <table:table-cell office:value-type="string">
            <text:p>0-22-225</text:p>
          </table:table-cell>
          <table:table-cell office:value-type="string">
            <text:p>NGDR brightness temperature at 37GHz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MBR37</text:p>
          </table:table-cell>
          <table:table-cell/>
        </table:table-row>
        <table:table-row table:style-name="ro1">
          <table:table-cell office:value-type="string">
            <text:p>0-22-226</text:p>
          </table:table-cell>
          <table:table-cell office:value-type="string">
            <text:p>Tide elevation with respect to mean lowe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9999">
            <text:p>-9999</text:p>
          </table:table-cell>
          <table:table-cell office:value-type="float" office:value="15">
            <text:p>15</text:p>
          </table:table-cell>
          <table:table-cell office:value-type="string">
            <text:p>TLLW</text:p>
          </table:table-cell>
          <table:table-cell/>
        </table:table-row>
        <table:table-row table:style-name="ro1">
          <table:table-cell office:value-type="string">
            <text:p>0-22-227</text:p>
          </table:table-cell>
          <table:table-cell office:value-type="string">
            <text:p>Reliability of sea-surface temperature retrieval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REL</text:p>
          </table:table-cell>
          <table:table-cell/>
        </table:table-row>
        <table:table-row table:style-name="ro1">
          <table:table-cell office:value-type="string">
            <text:p>0-22-228</text:p>
          </table:table-cell>
          <table:table-cell office:value-type="string">
            <text:p>Internal RMS error of sea-surface temperature</text:p>
          </table:table-cell>
          <table:table-cell office:value-type="string">
            <text:p>K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IRMS</text:p>
          </table:table-cell>
          <table:table-cell/>
        </table:table-row>
        <table:table-row table:style-name="ro1">
          <table:table-cell office:value-type="string">
            <text:p>0-22-246</text:p>
          </table:table-cell>
          <table:table-cell office:value-type="string">
            <text:p>PREPBUFR: Sea temperature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STQM</text:p>
          </table:table-cell>
          <table:table-cell/>
        </table:table-row>
        <table:table-row table:style-name="ro1">
          <table:table-cell office:value-type="string">
            <text:p>0-22-247</text:p>
          </table:table-cell>
          <table:table-cell office:value-type="string">
            <text:p>PREPBUFR: Sea temperature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STPC</text:p>
          </table:table-cell>
          <table:table-cell/>
        </table:table-row>
        <table:table-row table:style-name="ro1">
          <table:table-cell office:value-type="string">
            <text:p>0-22-248</text:p>
          </table:table-cell>
          <table:table-cell office:value-type="string">
            <text:p>PREPBUFR: Sea temperature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STRC</text:p>
          </table:table-cell>
          <table:table-cell/>
        </table:table-row>
        <table:table-row table:style-name="ro1">
          <table:table-cell office:value-type="string">
            <text:p>0-22-249</text:p>
          </table:table-cell>
          <table:table-cell office:value-type="string">
            <text:p>PREPBUFR: Global forecast (background)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STFC</text:p>
          </table:table-cell>
          <table:table-cell/>
        </table:table-row>
        <table:table-row table:style-name="ro1">
          <table:table-cell office:value-type="string">
            <text:p>0-22-250</text:p>
          </table:table-cell>
          <table:table-cell office:value-type="string">
            <text:p>PREPBUFR: Sea temperature observation error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STOE</text:p>
          </table:table-cell>
          <table:table-cell/>
        </table:table-row>
        <table:table-row table:style-name="ro1">
          <table:table-cell office:value-type="string">
            <text:p>0-22-251</text:p>
          </table:table-cell>
          <table:table-cell office:value-type="string">
            <text:p>PREPBUFR: Analyzed sea temperature valu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STAN</text:p>
          </table:table-cell>
          <table:table-cell/>
        </table:table-row>
        <table:table-row table:style-name="ro1">
          <table:table-cell office:value-type="string">
            <text:p>0-23-001</text:p>
          </table:table-cell>
          <table:table-cell office:value-type="string">
            <text:p>Accident early notification - article applicabl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ENA</text:p>
          </table:table-cell>
          <table:table-cell/>
        </table:table-row>
        <table:table-row table:style-name="ro1">
          <table:table-cell office:value-type="string">
            <text:p>0-23-002</text:p>
          </table:table-cell>
          <table:table-cell office:value-type="string">
            <text:p>Activity or facility involved in incid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FII</text:p>
          </table:table-cell>
          <table:table-cell/>
        </table:table-row>
        <table:table-row table:style-name="ro1">
          <table:table-cell office:value-type="string">
            <text:p>0-23-003</text:p>
          </table:table-cell>
          <table:table-cell office:value-type="string">
            <text:p>Type of rele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PRE</text:p>
          </table:table-cell>
          <table:table-cell/>
        </table:table-row>
        <table:table-row table:style-name="ro1">
          <table:table-cell office:value-type="string">
            <text:p>0-23-004</text:p>
          </table:table-cell>
          <table:table-cell office:value-type="string">
            <text:p>Countermeasures taken near bord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TNB</text:p>
          </table:table-cell>
          <table:table-cell/>
        </table:table-row>
        <table:table-row table:style-name="ro1">
          <table:table-cell office:value-type="string">
            <text:p>0-23-005</text:p>
          </table:table-cell>
          <table:table-cell office:value-type="string">
            <text:p>Cause of incid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OIN</text:p>
          </table:table-cell>
          <table:table-cell/>
        </table:table-row>
        <table:table-row table:style-name="ro1">
          <table:table-cell office:value-type="string">
            <text:p>0-23-006</text:p>
          </table:table-cell>
          <table:table-cell office:value-type="string">
            <text:p>Incident situ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SI</text:p>
          </table:table-cell>
          <table:table-cell/>
        </table:table-row>
        <table:table-row table:style-name="ro1">
          <table:table-cell office:value-type="string">
            <text:p>0-23-007</text:p>
          </table:table-cell>
          <table:table-cell office:value-type="string">
            <text:p>Characteristic of rele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HOR</text:p>
          </table:table-cell>
          <table:table-cell/>
        </table:table-row>
        <table:table-row table:style-name="ro1">
          <table:table-cell office:value-type="string">
            <text:p>0-23-008</text:p>
          </table:table-cell>
          <table:table-cell office:value-type="string">
            <text:p>State of current rele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CR</text:p>
          </table:table-cell>
          <table:table-cell/>
        </table:table-row>
        <table:table-row table:style-name="ro1">
          <table:table-cell office:value-type="string">
            <text:p>0-23-009</text:p>
          </table:table-cell>
          <table:table-cell office:value-type="string">
            <text:p>State of expected rele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OER</text:p>
          </table:table-cell>
          <table:table-cell/>
        </table:table-row>
        <table:table-row table:style-name="ro1">
          <table:table-cell office:value-type="string">
            <text:p>0-23-016</text:p>
          </table:table-cell>
          <table:table-cell office:value-type="string">
            <text:p>Possibility of significant chemical toxic health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TE</text:p>
          </table:table-cell>
          <table:table-cell/>
        </table:table-row>
        <table:table-row table:style-name="ro1">
          <table:table-cell office:value-type="string">
            <text:p>0-23-017</text:p>
          </table:table-cell>
          <table:table-cell office:value-type="string">
            <text:p>Flow discharge of major recipient</text:p>
          </table:table-cell>
          <table:table-cell office:value-type="string">
            <text:p>m3 s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FDMR</text:p>
          </table:table-cell>
          <table:table-cell/>
        </table:table-row>
        <table:table-row table:style-name="ro1">
          <table:table-cell office:value-type="string">
            <text:p>0-23-018</text:p>
          </table:table-cell>
          <table:table-cell office:value-type="string">
            <text:p>Release behavior over tim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OT</text:p>
          </table:table-cell>
          <table:table-cell/>
        </table:table-row>
        <table:table-row table:style-name="ro1">
          <table:table-cell office:value-type="string">
            <text:p>0-23-019</text:p>
          </table:table-cell>
          <table:table-cell office:value-type="string">
            <text:p>Actual release heigh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5000">
            <text:p>-15000</text:p>
          </table:table-cell>
          <table:table-cell office:value-type="float" office:value="17">
            <text:p>17</text:p>
          </table:table-cell>
          <table:table-cell office:value-type="string">
            <text:p>ARHT</text:p>
          </table:table-cell>
          <table:table-cell/>
        </table:table-row>
        <table:table-row table:style-name="ro1">
          <table:table-cell office:value-type="string">
            <text:p>0-23-021</text:p>
          </table:table-cell>
          <table:table-cell office:value-type="string">
            <text:p>Effective release height</text:p>
          </table:table-cell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-15000">
            <text:p>-15000</text:p>
          </table:table-cell>
          <table:table-cell office:value-type="float" office:value="17">
            <text:p>17</text:p>
          </table:table-cell>
          <table:table-cell office:value-type="string">
            <text:p>ERHT</text:p>
          </table:table-cell>
          <table:table-cell/>
        </table:table-row>
        <table:table-row table:style-name="ro1">
          <table:table-cell office:value-type="string">
            <text:p>0-23-022</text:p>
          </table:table-cell>
          <table:table-cell office:value-type="string">
            <text:p>Distance of release point or site of incident</text:p>
          </table:table-cell>
          <table:table-cell office:value-type="string">
            <text:p>m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DRPS</text:p>
          </table:table-cell>
          <table:table-cell/>
        </table:table-row>
        <table:table-row table:style-name="ro1">
          <table:table-cell office:value-type="string">
            <text:p>0-23-023</text:p>
          </table:table-cell>
          <table:table-cell office:value-type="string">
            <text:p>Main transport speed in the atmosphere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MTSA</text:p>
          </table:table-cell>
          <table:table-cell/>
        </table:table-row>
        <table:table-row table:style-name="ro1">
          <table:table-cell office:value-type="string">
            <text:p>0-23-024</text:p>
          </table:table-cell>
          <table:table-cell office:value-type="string">
            <text:p>Main transport speed in water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MTSW</text:p>
          </table:table-cell>
          <table:table-cell/>
        </table:table-row>
        <table:table-row table:style-name="ro1">
          <table:table-cell office:value-type="string">
            <text:p>0-23-025</text:p>
          </table:table-cell>
          <table:table-cell office:value-type="string">
            <text:p>Main transport speed in ground water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MTSG</text:p>
          </table:table-cell>
          <table:table-cell/>
        </table:table-row>
        <table:table-row table:style-name="ro1">
          <table:table-cell office:value-type="string">
            <text:p>0-23-027</text:p>
          </table:table-cell>
          <table:table-cell office:value-type="string">
            <text:p>Main transport direction in the atmosphere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TDA</text:p>
          </table:table-cell>
          <table:table-cell/>
        </table:table-row>
        <table:table-row table:style-name="ro1">
          <table:table-cell office:value-type="string">
            <text:p>0-23-028</text:p>
          </table:table-cell>
          <table:table-cell office:value-type="string">
            <text:p>Main transport direction in water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TDW</text:p>
          </table:table-cell>
          <table:table-cell/>
        </table:table-row>
        <table:table-row table:style-name="ro1">
          <table:table-cell office:value-type="string">
            <text:p>0-23-029</text:p>
          </table:table-cell>
          <table:table-cell office:value-type="string">
            <text:p>Main transport direction in ground water</text:p>
          </table:table-cell>
          <table:table-cell office:value-type="string">
            <text:p>Degree tru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TDG</text:p>
          </table:table-cell>
          <table:table-cell/>
        </table:table-row>
        <table:table-row table:style-name="ro1">
          <table:table-cell office:value-type="string">
            <text:p>0-23-031</text:p>
          </table:table-cell>
          <table:table-cell office:value-type="string">
            <text:p>Possibility that plume will encount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PS</text:p>
          </table:table-cell>
          <table:table-cell/>
        </table:table-row>
        <table:table-row table:style-name="ro1">
          <table:table-cell office:value-type="string">
            <text:p>0-23-032</text:p>
          </table:table-cell>
          <table:table-cell office:value-type="string">
            <text:p>Plume will encounter change in wind dire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ECW</text:p>
          </table:table-cell>
          <table:table-cell/>
        </table:table-row>
        <table:table-row table:style-name="ro1">
          <table:table-cell office:value-type="string">
            <text:p>0-23-040</text:p>
          </table:table-cell>
          <table:table-cell office:value-type="string">
            <text:p>Flow discharge - river</text:p>
          </table:table-cell>
          <table:table-cell office:value-type="string">
            <text:p>m3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>
            <text:p>FLWR</text:p>
          </table:table-cell>
          <table:table-cell/>
        </table:table-row>
        <table:table-row table:style-name="ro1">
          <table:table-cell office:value-type="string">
            <text:p>0-23-041</text:p>
          </table:table-cell>
          <table:table-cell office:value-type="string">
            <text:p>Flow discharge - well</text:p>
          </table:table-cell>
          <table:table-cell office:value-type="string">
            <text:p>m3 s-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LWW</text:p>
          </table:table-cell>
          <table:table-cell/>
        </table:table-row>
        <table:table-row table:style-name="ro1">
          <table:table-cell office:value-type="string">
            <text:p>0-24-001</text:p>
          </table:table-cell>
          <table:table-cell office:value-type="string">
            <text:p>Estimate of amount of radioactivity released up</text:p>
          </table:table-cell>
          <table:table-cell office:value-type="string">
            <text:p>Bq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EARR</text:p>
          </table:table-cell>
          <table:table-cell/>
        </table:table-row>
        <table:table-row table:style-name="ro1">
          <table:table-cell office:value-type="string">
            <text:p>0-24-002</text:p>
          </table:table-cell>
          <table:table-cell office:value-type="string">
            <text:p>Estimated maximum potential release</text:p>
          </table:table-cell>
          <table:table-cell office:value-type="string">
            <text:p>Bq</text:p>
          </table:table-cell>
          <table:table-cell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EMXPR</text:p>
          </table:table-cell>
          <table:table-cell/>
        </table:table-row>
        <table:table-row table:style-name="ro1">
          <table:table-cell office:value-type="string">
            <text:p>0-24-003</text:p>
          </table:table-cell>
          <table:table-cell office:value-type="string">
            <text:p>Composition of releas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ORE</text:p>
          </table:table-cell>
          <table:table-cell/>
        </table:table-row>
        <table:table-row table:style-name="ro1">
          <table:table-cell office:value-type="string">
            <text:p>0-24-004</text:p>
          </table:table-cell>
          <table:table-cell office:value-type="string">
            <text:p>Element nam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ELEN</text:p>
          </table:table-cell>
          <table:table-cell/>
        </table:table-row>
        <table:table-row table:style-name="ro1">
          <table:table-cell office:value-type="string">
            <text:p>0-24-005</text:p>
          </table:table-cell>
          <table:table-cell office:value-type="string">
            <text:p>Isotope mas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SOM</text:p>
          </table:table-cell>
          <table:table-cell/>
        </table:table-row>
        <table:table-row table:style-name="ro1">
          <table:table-cell office:value-type="string">
            <text:p>0-24-011</text:p>
          </table:table-cell>
          <table:table-cell office:value-type="string">
            <text:p>Dose</text:p>
          </table:table-cell>
          <table:table-cell office:value-type="string">
            <text:p>mSv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DOSE</text:p>
          </table:table-cell>
          <table:table-cell/>
        </table:table-row>
        <table:table-row table:style-name="ro1">
          <table:table-cell office:value-type="string">
            <text:p>0-24-012</text:p>
          </table:table-cell>
          <table:table-cell office:value-type="string">
            <text:p>Trajectory dose (defined location and expected</text:p>
          </table:table-cell>
          <table:table-cell office:value-type="string">
            <text:p>mSv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TDOSE</text:p>
          </table:table-cell>
          <table:table-cell/>
        </table:table-row>
        <table:table-row table:style-name="ro1">
          <table:table-cell office:value-type="string">
            <text:p>0-24-013</text:p>
          </table:table-cell>
          <table:table-cell office:value-type="string">
            <text:p>Gamma dose in air along the main transport path</text:p>
          </table:table-cell>
          <table:table-cell office:value-type="string">
            <text:p>mSv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GDOSE</text:p>
          </table:table-cell>
          <table:table-cell/>
        </table:table-row>
        <table:table-row table:style-name="ro1">
          <table:table-cell office:value-type="string">
            <text:p>0-24-014</text:p>
          </table:table-cell>
          <table:table-cell office:value-type="string">
            <text:p>Gamma radiation dose rate</text:p>
          </table:table-cell>
          <table:table-cell office:value-type="string">
            <text:p>nSv h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GRDR</text:p>
          </table:table-cell>
          <table:table-cell/>
        </table:table-row>
        <table:table-row table:style-name="ro1">
          <table:table-cell office:value-type="string">
            <text:p>0-24-021</text:p>
          </table:table-cell>
          <table:table-cell office:value-type="string">
            <text:p>Air concentration (of named isotope type including</text:p>
          </table:table-cell>
          <table:table-cell office:value-type="string">
            <text:p>Bq m-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AIRC</text:p>
          </table:table-cell>
          <table:table-cell/>
        </table:table-row>
        <table:table-row table:style-name="ro1">
          <table:table-cell office:value-type="string">
            <text:p>0-24-022</text:p>
          </table:table-cell>
          <table:table-cell office:value-type="string">
            <text:p>Concentration in precipitation (of named isotope</text:p>
          </table:table-cell>
          <table:table-cell office:value-type="string">
            <text:p>Bq l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COIP</text:p>
          </table:table-cell>
          <table:table-cell/>
        </table:table-row>
        <table:table-row table:style-name="ro1">
          <table:table-cell office:value-type="string">
            <text:p>0-24-023</text:p>
          </table:table-cell>
          <table:table-cell office:value-type="string">
            <text:p>Pulse rate of beta radiation</text:p>
          </table:table-cell>
          <table:table-cell office:value-type="string">
            <text:p>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BR</text:p>
          </table:table-cell>
          <table:table-cell/>
        </table:table-row>
        <table:table-row table:style-name="ro1">
          <table:table-cell office:value-type="string">
            <text:p>0-24-024</text:p>
          </table:table-cell>
          <table:table-cell office:value-type="string">
            <text:p>Pulse rate of gamma radiation</text:p>
          </table:table-cell>
          <table:table-cell office:value-type="string">
            <text:p>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PRGR</text:p>
          </table:table-cell>
          <table:table-cell/>
        </table:table-row>
        <table:table-row table:style-name="ro1">
          <table:table-cell office:value-type="string">
            <text:p>0-25-001</text:p>
          </table:table-cell>
          <table:table-cell office:value-type="string">
            <text:p>Range gate length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RAGL</text:p>
          </table:table-cell>
          <table:table-cell/>
        </table:table-row>
        <table:table-row table:style-name="ro1">
          <table:table-cell office:value-type="string">
            <text:p>0-25-002</text:p>
          </table:table-cell>
          <table:table-cell office:value-type="string">
            <text:p>Number of gates average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ROGA</text:p>
          </table:table-cell>
          <table:table-cell/>
        </table:table-row>
        <table:table-row table:style-name="ro1">
          <table:table-cell office:value-type="string">
            <text:p>0-25-003</text:p>
          </table:table-cell>
          <table:table-cell office:value-type="string">
            <text:p>Number of integrated pulse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IP</text:p>
          </table:table-cell>
          <table:table-cell/>
        </table:table-row>
        <table:table-row table:style-name="ro1">
          <table:table-cell office:value-type="string">
            <text:p>0-25-004</text:p>
          </table:table-cell>
          <table:table-cell office:value-type="string">
            <text:p>Echo processin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CHP</text:p>
          </table:table-cell>
          <table:table-cell/>
        </table:table-row>
        <table:table-row table:style-name="ro1">
          <table:table-cell office:value-type="string">
            <text:p>0-25-005</text:p>
          </table:table-cell>
          <table:table-cell office:value-type="string">
            <text:p>Echo integr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ECHI</text:p>
          </table:table-cell>
          <table:table-cell/>
        </table:table-row>
        <table:table-row table:style-name="ro1">
          <table:table-cell office:value-type="string">
            <text:p>0-25-006</text:p>
          </table:table-cell>
          <table:table-cell office:value-type="string">
            <text:p>Z to R convers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Z2RC</text:p>
          </table:table-cell>
          <table:table-cell/>
        </table:table-row>
        <table:table-row table:style-name="ro1">
          <table:table-cell office:value-type="string">
            <text:p>0-25-007</text:p>
          </table:table-cell>
          <table:table-cell office:value-type="string">
            <text:p>Z to R conversion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Z2RCF</text:p>
          </table:table-cell>
          <table:table-cell/>
        </table:table-row>
        <table:table-row table:style-name="ro1">
          <table:table-cell office:value-type="string">
            <text:p>0-25-008</text:p>
          </table:table-cell>
          <table:table-cell office:value-type="string">
            <text:p>Z to R conversion exponent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Z2RCE</text:p>
          </table:table-cell>
          <table:table-cell/>
        </table:table-row>
        <table:table-row table:style-name="ro1">
          <table:table-cell office:value-type="string">
            <text:p>0-25-009</text:p>
          </table:table-cell>
          <table:table-cell office:value-type="string">
            <text:p>Calibration metho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ALM</text:p>
          </table:table-cell>
          <table:table-cell/>
        </table:table-row>
        <table:table-row table:style-name="ro1">
          <table:table-cell office:value-type="string">
            <text:p>0-25-010</text:p>
          </table:table-cell>
          <table:table-cell office:value-type="string">
            <text:p>Clutter treatmen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LTR</text:p>
          </table:table-cell>
          <table:table-cell/>
        </table:table-row>
        <table:table-row table:style-name="ro1">
          <table:table-cell office:value-type="string">
            <text:p>0-25-011</text:p>
          </table:table-cell>
          <table:table-cell office:value-type="string">
            <text:p>Ground occultation correction (screening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OCO</text:p>
          </table:table-cell>
          <table:table-cell/>
        </table:table-row>
        <table:table-row table:style-name="ro1">
          <table:table-cell office:value-type="string">
            <text:p>0-25-012</text:p>
          </table:table-cell>
          <table:table-cell office:value-type="string">
            <text:p>Range attenuation correc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ACO</text:p>
          </table:table-cell>
          <table:table-cell/>
        </table:table-row>
        <table:table-row table:style-name="ro1">
          <table:table-cell office:value-type="string">
            <text:p>0-25-013</text:p>
          </table:table-cell>
          <table:table-cell office:value-type="string">
            <text:p>Bright-band correc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BCO</text:p>
          </table:table-cell>
          <table:table-cell/>
        </table:table-row>
        <table:table-row table:style-name="ro1">
          <table:table-cell office:value-type="string">
            <text:p>0-25-014</text:p>
          </table:table-cell>
          <table:table-cell office:value-type="string">
            <text:p>Azimuth clutter cut-off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CCO</text:p>
          </table:table-cell>
          <table:table-cell/>
        </table:table-row>
        <table:table-row table:style-name="ro1">
          <table:table-cell office:value-type="string">
            <text:p>0-25-015</text:p>
          </table:table-cell>
          <table:table-cell office:value-type="string">
            <text:p>Radome attenuation correc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DCO</text:p>
          </table:table-cell>
          <table:table-cell/>
        </table:table-row>
        <table:table-row table:style-name="ro1">
          <table:table-cell office:value-type="string">
            <text:p>0-25-016</text:p>
          </table:table-cell>
          <table:table-cell office:value-type="string">
            <text:p>Clear-air attenuation correction</text:p>
          </table:table-cell>
          <table:table-cell office:value-type="string">
            <text:p>dB m-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CO</text:p>
          </table:table-cell>
          <table:table-cell/>
        </table:table-row>
        <table:table-row table:style-name="ro1">
          <table:table-cell office:value-type="string">
            <text:p>0-25-017</text:p>
          </table:table-cell>
          <table:table-cell office:value-type="string">
            <text:p>Precipitation attenuation correc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ACO</text:p>
          </table:table-cell>
          <table:table-cell/>
        </table:table-row>
        <table:table-row table:style-name="ro1">
          <table:table-cell office:value-type="string">
            <text:p>0-25-018</text:p>
          </table:table-cell>
          <table:table-cell office:value-type="string">
            <text:p>A to Z law for attenuation factor</text:p>
          </table:table-cell>
          <table:table-cell office:value-type="string">
            <text:p>Numeric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2ZF</text:p>
          </table:table-cell>
          <table:table-cell/>
        </table:table-row>
        <table:table-row table:style-name="ro1">
          <table:table-cell office:value-type="string">
            <text:p>0-25-019</text:p>
          </table:table-cell>
          <table:table-cell office:value-type="string">
            <text:p>A to Z law for attenuation exponent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2ZE</text:p>
          </table:table-cell>
          <table:table-cell/>
        </table:table-row>
        <table:table-row table:style-name="ro1">
          <table:table-cell office:value-type="string">
            <text:p>0-25-020</text:p>
          </table:table-cell>
          <table:table-cell office:value-type="string">
            <text:p>Mean speed estim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SPE</text:p>
          </table:table-cell>
          <table:table-cell/>
        </table:table-row>
        <table:table-row table:style-name="ro1">
          <table:table-cell office:value-type="string">
            <text:p>0-25-021</text:p>
          </table:table-cell>
          <table:table-cell office:value-type="string">
            <text:p>Wind computation enhancement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WICE</text:p>
          </table:table-cell>
          <table:table-cell/>
        </table:table-row>
        <table:table-row table:style-name="ro1">
          <table:table-cell office:value-type="string">
            <text:p>0-25-022</text:p>
          </table:table-cell>
          <table:table-cell office:value-type="string">
            <text:p>Global Ocean Data Assimilation Experiment (GODAE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GRFL</text:p>
          </table:table-cell>
          <table:table-cell/>
        </table:table-row>
        <table:table-row table:style-name="ro1">
          <table:table-cell office:value-type="string">
            <text:p>0-25-023</text:p>
          </table:table-cell>
          <table:table-cell office:value-type="string">
            <text:p>Global Ocean Data Assimilation Experiment (GODAE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GCFL</text:p>
          </table:table-cell>
          <table:table-cell/>
        </table:table-row>
        <table:table-row table:style-name="ro1">
          <table:table-cell office:value-type="string">
            <text:p>0-25-024</text:p>
          </table:table-cell>
          <table:table-cell office:value-type="string">
            <text:p>Global Ocean Data Assimilation Experiment (GODAE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DQL</text:p>
          </table:table-cell>
          <table:table-cell/>
        </table:table-row>
        <table:table-row table:style-name="ro1">
          <table:table-cell office:value-type="string">
            <text:p>0-25-025</text:p>
          </table:table-cell>
          <table:table-cell office:value-type="string">
            <text:p>Battery voltage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BVOL</text:p>
          </table:table-cell>
          <table:table-cell/>
        </table:table-row>
        <table:table-row table:style-name="ro1">
          <table:table-cell office:value-type="string">
            <text:p>0-25-026</text:p>
          </table:table-cell>
          <table:table-cell office:value-type="string">
            <text:p>Battery voltage (large range)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BVOLH</text:p>
          </table:table-cell>
          <table:table-cell/>
        </table:table-row>
        <table:table-row table:style-name="ro1">
          <table:table-cell office:value-type="string">
            <text:p>0-25-028</text:p>
          </table:table-cell>
          <table:table-cell office:value-type="string">
            <text:p>Operator or manufacturer defined parameter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-16384">
            <text:p>-16384</text:p>
          </table:table-cell>
          <table:table-cell office:value-type="float" office:value="15">
            <text:p>15</text:p>
          </table:table-cell>
          <table:table-cell office:value-type="string">
            <text:p>OMDP</text:p>
          </table:table-cell>
          <table:table-cell/>
        </table:table-row>
        <table:table-row table:style-name="ro1">
          <table:table-cell office:value-type="string">
            <text:p>0-25-029</text:p>
          </table:table-cell>
          <table:table-cell office:value-type="string">
            <text:p>Calibration metho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AMT</text:p>
          </table:table-cell>
          <table:table-cell/>
        </table:table-row>
        <table:table-row table:style-name="ro1">
          <table:table-cell office:value-type="string">
            <text:p>0-25-030</text:p>
          </table:table-cell>
          <table:table-cell office:value-type="string">
            <text:p>Running mean sea-surface temperature usag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STU</text:p>
          </table:table-cell>
          <table:table-cell/>
        </table:table-row>
        <table:table-row table:style-name="ro1">
          <table:table-cell office:value-type="string">
            <text:p>0-25-031</text:p>
          </table:table-cell>
          <table:table-cell office:value-type="string">
            <text:p>NWP-generated vertical profile thinning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WPT</text:p>
          </table:table-cell>
          <table:table-cell/>
        </table:table-row>
        <table:table-row table:style-name="ro1">
          <table:table-cell office:value-type="string">
            <text:p>0-25-032</text:p>
          </table:table-cell>
          <table:table-cell office:value-type="string">
            <text:p>Wind profiler mode inform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PHL</text:p>
          </table:table-cell>
          <table:table-cell/>
        </table:table-row>
        <table:table-row table:style-name="ro1">
          <table:table-cell office:value-type="string">
            <text:p>0-25-033</text:p>
          </table:table-cell>
          <table:table-cell office:value-type="string">
            <text:p>Wind profiler submode inform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NPSM</text:p>
          </table:table-cell>
          <table:table-cell/>
        </table:table-row>
        <table:table-row table:style-name="ro1">
          <table:table-cell office:value-type="string">
            <text:p>0-25-034</text:p>
          </table:table-cell>
          <table:table-cell office:value-type="string">
            <text:p>Wind profiler quality control test result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PQC</text:p>
          </table:table-cell>
          <table:table-cell/>
        </table:table-row>
        <table:table-row table:style-name="ro1">
          <table:table-cell office:value-type="string">
            <text:p>0-25-035</text:p>
          </table:table-cell>
          <table:table-cell office:value-type="string">
            <text:p>Decision method for polar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DMFP</text:p>
          </table:table-cell>
          <table:table-cell/>
        </table:table-row>
        <table:table-row table:style-name="ro1">
          <table:table-cell office:value-type="string">
            <text:p>0-25-036</text:p>
          </table:table-cell>
          <table:table-cell office:value-type="string">
            <text:p>Atmospherics location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ALME</text:p>
          </table:table-cell>
          <table:table-cell/>
        </table:table-row>
        <table:table-row table:style-name="ro1">
          <table:table-cell office:value-type="string">
            <text:p>0-25-037</text:p>
          </table:table-cell>
          <table:table-cell office:value-type="string">
            <text:p>SST bias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-127">
            <text:p>-127</text:p>
          </table:table-cell>
          <table:table-cell office:value-type="float" office:value="8">
            <text:p>8</text:p>
          </table:table-cell>
          <table:table-cell office:value-type="string">
            <text:p>SSTB</text:p>
          </table:table-cell>
          <table:table-cell/>
        </table:table-row>
        <table:table-row table:style-name="ro1">
          <table:table-cell office:value-type="string">
            <text:p>0-25-038</text:p>
          </table:table-cell>
          <table:table-cell office:value-type="string">
            <text:p>Difference between SST and analysis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-127">
            <text:p>-127</text:p>
          </table:table-cell>
          <table:table-cell office:value-type="float" office:value="8">
            <text:p>8</text:p>
          </table:table-cell>
          <table:table-cell office:value-type="string">
            <text:p>DIFSA</text:p>
          </table:table-cell>
          <table:table-cell/>
        </table:table-row>
        <table:table-row table:style-name="ro1">
          <table:table-cell office:value-type="string">
            <text:p>0-25-040</text:p>
          </table:table-cell>
          <table:table-cell office:value-type="string">
            <text:p>CO2 wind product deriv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O2W</text:p>
          </table:table-cell>
          <table:table-cell/>
        </table:table-row>
        <table:table-row table:style-name="ro1">
          <table:table-cell office:value-type="string">
            <text:p>0-25-041</text:p>
          </table:table-cell>
          <table:table-cell office:value-type="string">
            <text:p>Moving platform direction reporting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PDR</text:p>
          </table:table-cell>
          <table:table-cell/>
        </table:table-row>
        <table:table-row table:style-name="ro1">
          <table:table-cell office:value-type="string">
            <text:p>0-25-042</text:p>
          </table:table-cell>
          <table:table-cell office:value-type="string">
            <text:p>Moving platform speed reporting metho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PSR</text:p>
          </table:table-cell>
          <table:table-cell/>
        </table:table-row>
        <table:table-row table:style-name="ro1">
          <table:table-cell office:value-type="string">
            <text:p>0-25-043</text:p>
          </table:table-cell>
          <table:table-cell office:value-type="string">
            <text:p>Wave sampling interval (time)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WSIT</text:p>
          </table:table-cell>
          <table:table-cell/>
        </table:table-row>
        <table:table-row table:style-name="ro1">
          <table:table-cell office:value-type="string">
            <text:p>0-25-044</text:p>
          </table:table-cell>
          <table:table-cell office:value-type="string">
            <text:p>Wave sampling interval (space)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WSIS</text:p>
          </table:table-cell>
          <table:table-cell/>
        </table:table-row>
        <table:table-row table:style-name="ro1">
          <table:table-cell office:value-type="string">
            <text:p>0-25-045</text:p>
          </table:table-cell>
          <table:table-cell office:value-type="string">
            <text:p>HIRS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HIRC</text:p>
          </table:table-cell>
          <table:table-cell/>
        </table:table-row>
        <table:table-row table:style-name="ro1">
          <table:table-cell office:value-type="string">
            <text:p>0-25-046</text:p>
          </table:table-cell>
          <table:table-cell office:value-type="string">
            <text:p>MSU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SUC</text:p>
          </table:table-cell>
          <table:table-cell/>
        </table:table-row>
        <table:table-row table:style-name="ro1">
          <table:table-cell office:value-type="string">
            <text:p>0-25-047</text:p>
          </table:table-cell>
          <table:table-cell office:value-type="string">
            <text:p>SSU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SUC</text:p>
          </table:table-cell>
          <table:table-cell/>
        </table:table-row>
        <table:table-row table:style-name="ro1">
          <table:table-cell office:value-type="string">
            <text:p>0-25-048</text:p>
          </table:table-cell>
          <table:table-cell office:value-type="string">
            <text:p>AMSU-A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MAC</text:p>
          </table:table-cell>
          <table:table-cell/>
        </table:table-row>
        <table:table-row table:style-name="ro1">
          <table:table-cell office:value-type="string">
            <text:p>0-25-049</text:p>
          </table:table-cell>
          <table:table-cell office:value-type="string">
            <text:p>AMSU-B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MBC</text:p>
          </table:table-cell>
          <table:table-cell/>
        </table:table-row>
        <table:table-row table:style-name="ro1">
          <table:table-cell office:value-type="string">
            <text:p>0-25-050</text:p>
          </table:table-cell>
          <table:table-cell office:value-type="string">
            <text:p>Principal component score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-131072">
            <text:p>-131072</text:p>
          </table:table-cell>
          <table:table-cell office:value-type="float" office:value="18">
            <text:p>18</text:p>
          </table:table-cell>
          <table:table-cell office:value-type="string">
            <text:p>APCOMP</text:p>
          </table:table-cell>
          <table:table-cell/>
        </table:table-row>
        <table:table-row table:style-name="ro1">
          <table:table-cell office:value-type="string">
            <text:p>0-25-051</text:p>
          </table:table-cell>
          <table:table-cell office:value-type="string">
            <text:p>AVHRR channel combin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VHCST</text:p>
          </table:table-cell>
          <table:table-cell/>
        </table:table-row>
        <table:table-row table:style-name="ro1">
          <table:table-cell office:value-type="string">
            <text:p>0-25-052</text:p>
          </table:table-cell>
          <table:table-cell office:value-type="string">
            <text:p>Log-10 of principal components normalized fit to</text:p>
          </table:table-cell>
          <table:table-cell office:value-type="string">
            <text:p>Numeric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PCFIT</text:p>
          </table:table-cell>
          <table:table-cell/>
        </table:table-row>
        <table:table-row table:style-name="ro1">
          <table:table-cell office:value-type="string">
            <text:p>0-25-053</text:p>
          </table:table-cell>
          <table:table-cell office:value-type="string">
            <text:p>Observation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OBQL</text:p>
          </table:table-cell>
          <table:table-cell/>
        </table:table-row>
        <table:table-row table:style-name="ro1">
          <table:table-cell office:value-type="string">
            <text:p>0-25-054</text:p>
          </table:table-cell>
          <table:table-cell office:value-type="string">
            <text:p>SSMIS subframe ID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SID</text:p>
          </table:table-cell>
          <table:table-cell/>
        </table:table-row>
        <table:table-row table:style-name="ro1">
          <table:table-cell office:value-type="string">
            <text:p>0-25-055</text:p>
          </table:table-cell>
          <table:table-cell office:value-type="string">
            <text:p>Multiplexer housekeeping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MUHO</text:p>
          </table:table-cell>
          <table:table-cell/>
        </table:table-row>
        <table:table-row table:style-name="ro1">
          <table:table-cell office:value-type="string">
            <text:p>0-25-060</text:p>
          </table:table-cell>
          <table:table-cell office:value-type="string">
            <text:p>Software identifica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WID</text:p>
          </table:table-cell>
          <table:table-cell/>
        </table:table-row>
        <table:table-row table:style-name="ro1">
          <table:table-cell office:value-type="string">
            <text:p>0-25-061</text:p>
          </table:table-cell>
          <table:table-cell office:value-type="string">
            <text:p>Software identification and version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string">
            <text:p>SOFTV</text:p>
          </table:table-cell>
          <table:table-cell/>
        </table:table-row>
        <table:table-row table:style-name="ro1">
          <table:table-cell office:value-type="string">
            <text:p>0-25-062</text:p>
          </table:table-cell>
          <table:table-cell office:value-type="string">
            <text:p>Database identifica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DBID</text:p>
          </table:table-cell>
          <table:table-cell/>
        </table:table-row>
        <table:table-row table:style-name="ro1">
          <table:table-cell office:value-type="string">
            <text:p>0-25-063</text:p>
          </table:table-cell>
          <table:table-cell office:value-type="string">
            <text:p>Central processor or system identifi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PSI</text:p>
          </table:table-cell>
          <table:table-cell/>
        </table:table-row>
        <table:table-row table:style-name="ro1">
          <table:table-cell office:value-type="string">
            <text:p>0-25-065</text:p>
          </table:table-cell>
          <table:table-cell office:value-type="string">
            <text:p>Orientation correction (azimuth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ORCRAZ</text:p>
          </table:table-cell>
          <table:table-cell/>
        </table:table-row>
        <table:table-row table:style-name="ro1">
          <table:table-cell office:value-type="string">
            <text:p>0-25-066</text:p>
          </table:table-cell>
          <table:table-cell office:value-type="string">
            <text:p>Orientation correction (elevation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office:value-type="float" office:value="11">
            <text:p>11</text:p>
          </table:table-cell>
          <table:table-cell office:value-type="string">
            <text:p>ORCREL</text:p>
          </table:table-cell>
          <table:table-cell/>
        </table:table-row>
        <table:table-row table:style-name="ro1">
          <table:table-cell office:value-type="string">
            <text:p>0-25-067</text:p>
          </table:table-cell>
          <table:table-cell office:value-type="string">
            <text:p>Radiosonde release point pressure correction</text:p>
          </table:table-cell>
          <table:table-cell office:value-type="string">
            <text:p>Pa</text:p>
          </table:table-cell>
          <table:table-cell office:value-type="float" office:value="0">
            <text:p>0</text:p>
          </table:table-cell>
          <table:table-cell office:value-type="float" office:value="-8000">
            <text:p>-8000</text:p>
          </table:table-cell>
          <table:table-cell office:value-type="float" office:value="14">
            <text:p>14</text:p>
          </table:table-cell>
          <table:table-cell office:value-type="string">
            <text:p>RRPPC</text:p>
          </table:table-cell>
          <table:table-cell/>
        </table:table-row>
        <table:table-row table:style-name="ro1">
          <table:table-cell office:value-type="string">
            <text:p>0-25-068</text:p>
          </table:table-cell>
          <table:table-cell office:value-type="string">
            <text:p>Number of archive recompute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ARRE</text:p>
          </table:table-cell>
          <table:table-cell/>
        </table:table-row>
        <table:table-row table:style-name="ro1">
          <table:table-cell office:value-type="string">
            <text:p>0-25-069</text:p>
          </table:table-cell>
          <table:table-cell office:value-type="string">
            <text:p>Flight level pressure correction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FLPC</text:p>
          </table:table-cell>
          <table:table-cell/>
        </table:table-row>
        <table:table-row table:style-name="ro1">
          <table:table-cell office:value-type="string">
            <text:p>0-25-070</text:p>
          </table:table-cell>
          <table:table-cell office:value-type="string">
            <text:p>Major frame cou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JFC</text:p>
          </table:table-cell>
          <table:table-cell/>
        </table:table-row>
        <table:table-row table:style-name="ro1">
          <table:table-cell office:value-type="string">
            <text:p>0-25-071</text:p>
          </table:table-cell>
          <table:table-cell office:value-type="string">
            <text:p>Frame cou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FRCT</text:p>
          </table:table-cell>
          <table:table-cell/>
        </table:table-row>
        <table:table-row table:style-name="ro1">
          <table:table-cell office:value-type="string">
            <text:p>0-25-075</text:p>
          </table:table-cell>
          <table:table-cell office:value-type="string">
            <text:p>Satellite antenna corrections version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ACV</text:p>
          </table:table-cell>
          <table:table-cell/>
        </table:table-row>
        <table:table-row table:style-name="ro1">
          <table:table-cell office:value-type="string">
            <text:p>0-25-076</text:p>
          </table:table-cell>
          <table:table-cell office:value-type="string">
            <text:p>Log-10 of (Temperature-radiance central wave</text:p>
          </table:table-cell>
          <table:table-cell office:value-type="string">
            <text:p>Log m-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LOGRCW</text:p>
          </table:table-cell>
          <table:table-cell/>
        </table:table-row>
        <table:table-row table:style-name="ro1">
          <table:table-cell office:value-type="string">
            <text:p>0-25-077</text:p>
          </table:table-cell>
          <table:table-cell office:value-type="string">
            <text:p>Bandwidth correction coefficient 1 for ATOVS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-100000">
            <text:p>-100000</text:p>
          </table:table-cell>
          <table:table-cell office:value-type="float" office:value="18">
            <text:p>18</text:p>
          </table:table-cell>
          <table:table-cell office:value-type="string">
            <text:p>BWCC1</text:p>
          </table:table-cell>
          <table:table-cell/>
        </table:table-row>
        <table:table-row table:style-name="ro1">
          <table:table-cell office:value-type="string">
            <text:p>0-25-078</text:p>
          </table:table-cell>
          <table:table-cell office:value-type="string">
            <text:p>Bandwidth correction coefficient 2 for ATOVS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BWCC2</text:p>
          </table:table-cell>
          <table:table-cell/>
        </table:table-row>
        <table:table-row table:style-name="ro1">
          <table:table-cell office:value-type="string">
            <text:p>0-25-079</text:p>
          </table:table-cell>
          <table:table-cell office:value-type="string">
            <text:p>Albedo-radiance solar filtered irradiance for</text:p>
          </table:table-cell>
          <table:table-cell office:value-type="string">
            <text:p>W m-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SFI</text:p>
          </table:table-cell>
          <table:table-cell/>
        </table:table-row>
        <table:table-row table:style-name="ro1">
          <table:table-cell office:value-type="string">
            <text:p>0-25-080</text:p>
          </table:table-cell>
          <table:table-cell office:value-type="string">
            <text:p>Albedo-radiance equivalent filter width for ATOV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AEFW</text:p>
          </table:table-cell>
          <table:table-cell/>
        </table:table-row>
        <table:table-row table:style-name="ro1">
          <table:table-cell office:value-type="string">
            <text:p>0-25-081</text:p>
          </table:table-cell>
          <table:table-cell office:value-type="string">
            <text:p>Incidence angle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ANG</text:p>
          </table:table-cell>
          <table:table-cell/>
        </table:table-row>
        <table:table-row table:style-name="ro1">
          <table:table-cell office:value-type="string">
            <text:p>0-25-082</text:p>
          </table:table-cell>
          <table:table-cell office:value-type="string">
            <text:p>Azimuth angle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ANG</text:p>
          </table:table-cell>
          <table:table-cell/>
        </table:table-row>
        <table:table-row table:style-name="ro1">
          <table:table-cell office:value-type="string">
            <text:p>0-25-083</text:p>
          </table:table-cell>
          <table:table-cell office:value-type="string">
            <text:p>Faraday rotational angle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RANG</text:p>
          </table:table-cell>
          <table:table-cell/>
        </table:table-row>
        <table:table-row table:style-name="ro1">
          <table:table-cell office:value-type="string">
            <text:p>0-25-084</text:p>
          </table:table-cell>
          <table:table-cell office:value-type="string">
            <text:p>Geometric rotational angle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GRANG</text:p>
          </table:table-cell>
          <table:table-cell/>
        </table:table-row>
        <table:table-row table:style-name="ro1">
          <table:table-cell office:value-type="string">
            <text:p>0-25-085</text:p>
          </table:table-cell>
          <table:table-cell office:value-type="string">
            <text:p>Fraction of clear pixels in HIRS FOV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CPH</text:p>
          </table:table-cell>
          <table:table-cell/>
        </table:table-row>
        <table:table-row table:style-name="ro1">
          <table:table-cell office:value-type="string">
            <text:p>0-25-086</text:p>
          </table:table-cell>
          <table:table-cell office:value-type="string">
            <text:p>Depth correction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DEP</text:p>
          </table:table-cell>
          <table:table-cell/>
        </table:table-row>
        <table:table-row table:style-name="ro1">
          <table:table-cell office:value-type="string">
            <text:p>0-25-090</text:p>
          </table:table-cell>
          <table:table-cell office:value-type="string">
            <text:p>Orbit state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ORSF</text:p>
          </table:table-cell>
          <table:table-cell/>
        </table:table-row>
        <table:table-row table:style-name="ro1">
          <table:table-cell office:value-type="string">
            <text:p>0-25-091</text:p>
          </table:table-cell>
          <table:table-cell office:value-type="string">
            <text:p>Structure constant of the refraction index (Cn2)</text:p>
          </table:table-cell>
          <table:table-cell office:value-type="string">
            <text:p>dB</text:p>
          </table:table-cell>
          <table:table-cell office:value-type="float" office:value="3">
            <text:p>3</text:p>
          </table:table-cell>
          <table:table-cell office:value-type="float" office:value="-18192">
            <text:p>-18192</text:p>
          </table:table-cell>
          <table:table-cell office:value-type="float" office:value="13">
            <text:p>13</text:p>
          </table:table-cell>
          <table:table-cell office:value-type="string">
            <text:p>SCRIN</text:p>
          </table:table-cell>
          <table:table-cell/>
        </table:table-row>
        <table:table-row table:style-name="ro1">
          <table:table-cell office:value-type="string">
            <text:p>0-25-092</text:p>
          </table:table-cell>
          <table:table-cell office:value-type="string">
            <text:p>Acoustic propagation velocity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28000">
            <text:p>28000</text:p>
          </table:table-cell>
          <table:table-cell office:value-type="float" office:value="14">
            <text:p>14</text:p>
          </table:table-cell>
          <table:table-cell office:value-type="string">
            <text:p>APVE</text:p>
          </table:table-cell>
          <table:table-cell/>
        </table:table-row>
        <table:table-row table:style-name="ro1">
          <table:table-cell office:value-type="string">
            <text:p>0-25-093</text:p>
          </table:table-cell>
          <table:table-cell office:value-type="string">
            <text:p>RASS computation correc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ACC</text:p>
          </table:table-cell>
          <table:table-cell/>
        </table:table-row>
        <table:table-row table:style-name="ro1">
          <table:table-cell office:value-type="string">
            <text:p>0-25-095</text:p>
          </table:table-cell>
          <table:table-cell office:value-type="string">
            <text:p>Altimeter state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SFL</text:p>
          </table:table-cell>
          <table:table-cell/>
        </table:table-row>
        <table:table-row table:style-name="ro1">
          <table:table-cell office:value-type="string">
            <text:p>0-25-096</text:p>
          </table:table-cell>
          <table:table-cell office:value-type="string">
            <text:p>Radiometer state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SFL</text:p>
          </table:table-cell>
          <table:table-cell/>
        </table:table-row>
        <table:table-row table:style-name="ro1">
          <table:table-cell office:value-type="string">
            <text:p>0-25-097</text:p>
          </table:table-cell>
          <table:table-cell office:value-type="string">
            <text:p>Three-dimensional error estimate of th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EENO</text:p>
          </table:table-cell>
          <table:table-cell/>
        </table:table-row>
        <table:table-row table:style-name="ro1">
          <table:table-cell office:value-type="string">
            <text:p>0-25-098</text:p>
          </table:table-cell>
          <table:table-cell office:value-type="string">
            <text:p>Altimeter data quality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DQF</text:p>
          </table:table-cell>
          <table:table-cell/>
        </table:table-row>
        <table:table-row table:style-name="ro1">
          <table:table-cell office:value-type="string">
            <text:p>0-25-099</text:p>
          </table:table-cell>
          <table:table-cell office:value-type="string">
            <text:p>Altimeter correction quality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ARQF</text:p>
          </table:table-cell>
          <table:table-cell/>
        </table:table-row>
        <table:table-row table:style-name="ro1">
          <table:table-cell office:value-type="string">
            <text:p>0-25-100</text:p>
          </table:table-cell>
          <table:table-cell office:value-type="string">
            <text:p>XBT/XCTD fall rate equation coefficient a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FRCA</text:p>
          </table:table-cell>
          <table:table-cell/>
        </table:table-row>
        <table:table-row table:style-name="ro1">
          <table:table-cell office:value-type="string">
            <text:p>0-25-101</text:p>
          </table:table-cell>
          <table:table-cell office:value-type="string">
            <text:p>XBT/XCTD fall rate equation coefficient b</text:p>
          </table:table-cell>
          <table:table-cell office:value-type="string">
            <text:p>Numeric</text:p>
          </table:table-cell>
          <table:table-cell office:value-type="float" office:value="5">
            <text:p>5</text:p>
          </table:table-cell>
          <table:table-cell office:value-type="float" office:value="-500000">
            <text:p>-500000</text:p>
          </table:table-cell>
          <table:table-cell office:value-type="float" office:value="21">
            <text:p>21</text:p>
          </table:table-cell>
          <table:table-cell office:value-type="string">
            <text:p>FRCB</text:p>
          </table:table-cell>
          <table:table-cell/>
        </table:table-row>
        <table:table-row table:style-name="ro1">
          <table:table-cell office:value-type="string">
            <text:p>0-25-102</text:p>
          </table:table-cell>
          <table:table-cell office:value-type="string">
            <text:p>Number of missing lines excluding data gap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ML</text:p>
          </table:table-cell>
          <table:table-cell/>
        </table:table-row>
        <table:table-row table:style-name="ro1">
          <table:table-cell office:value-type="string">
            <text:p>0-25-103</text:p>
          </table:table-cell>
          <table:table-cell office:value-type="string">
            <text:p>Number of directional bin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DB</text:p>
          </table:table-cell>
          <table:table-cell/>
        </table:table-row>
        <table:table-row table:style-name="ro1">
          <table:table-cell office:value-type="string">
            <text:p>0-25-104</text:p>
          </table:table-cell>
          <table:table-cell office:value-type="string">
            <text:p>Number of wavelength bin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WB</text:p>
          </table:table-cell>
          <table:table-cell/>
        </table:table-row>
        <table:table-row table:style-name="ro1">
          <table:table-cell office:value-type="string">
            <text:p>0-25-105</text:p>
          </table:table-cell>
          <table:table-cell office:value-type="string">
            <text:p>First directional bin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FDIB</text:p>
          </table:table-cell>
          <table:table-cell/>
        </table:table-row>
        <table:table-row table:style-name="ro1">
          <table:table-cell office:value-type="string">
            <text:p>0-25-106</text:p>
          </table:table-cell>
          <table:table-cell office:value-type="string">
            <text:p>Directional bin step</text:p>
          </table:table-cell>
          <table:table-cell office:value-type="string">
            <text:p>Degre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DIBS</text:p>
          </table:table-cell>
          <table:table-cell/>
        </table:table-row>
        <table:table-row table:style-name="ro1">
          <table:table-cell office:value-type="string">
            <text:p>0-25-107</text:p>
          </table:table-cell>
          <table:table-cell office:value-type="string">
            <text:p>First wavelength bi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FWLB</text:p>
          </table:table-cell>
          <table:table-cell/>
        </table:table-row>
        <table:table-row table:style-name="ro1">
          <table:table-cell office:value-type="string">
            <text:p>0-25-108</text:p>
          </table:table-cell>
          <table:table-cell office:value-type="string">
            <text:p>Last wavelength bi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LWLB</text:p>
          </table:table-cell>
          <table:table-cell/>
        </table:table-row>
        <table:table-row table:style-name="ro1">
          <table:table-cell office:value-type="string">
            <text:p>0-25-110</text:p>
          </table:table-cell>
          <table:table-cell office:value-type="string">
            <text:p>Image processing summar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MPS</text:p>
          </table:table-cell>
          <table:table-cell/>
        </table:table-row>
        <table:table-row table:style-name="ro1">
          <table:table-cell office:value-type="string">
            <text:p>0-25-111</text:p>
          </table:table-cell>
          <table:table-cell office:value-type="string">
            <text:p>Number of input data gap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OIDG</text:p>
          </table:table-cell>
          <table:table-cell/>
        </table:table-row>
        <table:table-row table:style-name="ro1">
          <table:table-cell office:value-type="string">
            <text:p>0-25-120</text:p>
          </table:table-cell>
          <table:table-cell office:value-type="string">
            <text:p>RA-L2 processing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RAPF</text:p>
          </table:table-cell>
          <table:table-cell/>
        </table:table-row>
        <table:table-row table:style-name="ro1">
          <table:table-cell office:value-type="string">
            <text:p>0-25-121</text:p>
          </table:table-cell>
          <table:table-cell office:value-type="string">
            <text:p>RA-L2 processing qual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RAPQ</text:p>
          </table:table-cell>
          <table:table-cell/>
        </table:table-row>
        <table:table-row table:style-name="ro1">
          <table:table-cell office:value-type="string">
            <text:p>0-25-122</text:p>
          </table:table-cell>
          <table:table-cell office:value-type="string">
            <text:p>Hardware configuration for RF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CRF</text:p>
          </table:table-cell>
          <table:table-cell/>
        </table:table-row>
        <table:table-row table:style-name="ro1">
          <table:table-cell office:value-type="string">
            <text:p>0-25-123</text:p>
          </table:table-cell>
          <table:table-cell office:value-type="string">
            <text:p>Hardware configuration for HP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CHA</text:p>
          </table:table-cell>
          <table:table-cell/>
        </table:table-row>
        <table:table-row table:style-name="ro1">
          <table:table-cell office:value-type="string">
            <text:p>0-25-124</text:p>
          </table:table-cell>
          <table:table-cell office:value-type="string">
            <text:p>MWR-L2 processing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MRPF</text:p>
          </table:table-cell>
          <table:table-cell/>
        </table:table-row>
        <table:table-row table:style-name="ro1">
          <table:table-cell office:value-type="string">
            <text:p>0-25-125</text:p>
          </table:table-cell>
          <table:table-cell office:value-type="string">
            <text:p>MWR-L2 processing qual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RPQ</text:p>
          </table:table-cell>
          <table:table-cell/>
        </table:table-row>
        <table:table-row table:style-name="ro1">
          <table:table-cell office:value-type="string">
            <text:p>0-25-126</text:p>
          </table:table-cell>
          <table:table-cell office:value-type="string">
            <text:p>Model dry tropospheric correc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MDTC</text:p>
          </table:table-cell>
          <table:table-cell/>
        </table:table-row>
        <table:table-row table:style-name="ro1">
          <table:table-cell office:value-type="string">
            <text:p>0-25-127</text:p>
          </table:table-cell>
          <table:table-cell office:value-type="string">
            <text:p>Inverted barometer correc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IBCO</text:p>
          </table:table-cell>
          <table:table-cell/>
        </table:table-row>
        <table:table-row table:style-name="ro1">
          <table:table-cell office:value-type="string">
            <text:p>0-25-128</text:p>
          </table:table-cell>
          <table:table-cell office:value-type="string">
            <text:p>Model wet tropospheric correc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MWTC</text:p>
          </table:table-cell>
          <table:table-cell/>
        </table:table-row>
        <table:table-row table:style-name="ro1">
          <table:table-cell office:value-type="string">
            <text:p>0-25-129</text:p>
          </table:table-cell>
          <table:table-cell office:value-type="string">
            <text:p>MWR derived wet tropospheric correctio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MRWTC</text:p>
          </table:table-cell>
          <table:table-cell/>
        </table:table-row>
        <table:table-row table:style-name="ro1">
          <table:table-cell office:value-type="string">
            <text:p>0-25-130</text:p>
          </table:table-cell>
          <table:table-cell office:value-type="string">
            <text:p>RA2 ionospheric correction on Ku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RAICK</text:p>
          </table:table-cell>
          <table:table-cell/>
        </table:table-row>
        <table:table-row table:style-name="ro1">
          <table:table-cell office:value-type="string">
            <text:p>0-25-131</text:p>
          </table:table-cell>
          <table:table-cell office:value-type="string">
            <text:p>Ionospheric correction from Doris on Ku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ICDK</text:p>
          </table:table-cell>
          <table:table-cell/>
        </table:table-row>
        <table:table-row table:style-name="ro1">
          <table:table-cell office:value-type="string">
            <text:p>0-25-132</text:p>
          </table:table-cell>
          <table:table-cell office:value-type="string">
            <text:p>Ionospheric correction from model on Ku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ICMK</text:p>
          </table:table-cell>
          <table:table-cell/>
        </table:table-row>
        <table:table-row table:style-name="ro1">
          <table:table-cell office:value-type="string">
            <text:p>0-25-133</text:p>
          </table:table-cell>
          <table:table-cell office:value-type="string">
            <text:p>Sea state bias correction on Ku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BCK</text:p>
          </table:table-cell>
          <table:table-cell/>
        </table:table-row>
        <table:table-row table:style-name="ro1">
          <table:table-cell office:value-type="string">
            <text:p>0-25-134</text:p>
          </table:table-cell>
          <table:table-cell office:value-type="string">
            <text:p>RA2 ionospheric correction on S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RAICS</text:p>
          </table:table-cell>
          <table:table-cell/>
        </table:table-row>
        <table:table-row table:style-name="ro1">
          <table:table-cell office:value-type="string">
            <text:p>0-25-135</text:p>
          </table:table-cell>
          <table:table-cell office:value-type="string">
            <text:p>Ionospheric correction from Doris on S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ICDS</text:p>
          </table:table-cell>
          <table:table-cell/>
        </table:table-row>
        <table:table-row table:style-name="ro1">
          <table:table-cell office:value-type="string">
            <text:p>0-25-136</text:p>
          </table:table-cell>
          <table:table-cell office:value-type="string">
            <text:p>Ionospheric correction from model on S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ICMS</text:p>
          </table:table-cell>
          <table:table-cell/>
        </table:table-row>
        <table:table-row table:style-name="ro1">
          <table:table-cell office:value-type="string">
            <text:p>0-25-137</text:p>
          </table:table-cell>
          <table:table-cell office:value-type="string">
            <text:p>Sea state bias correction on S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SBCS</text:p>
          </table:table-cell>
          <table:table-cell/>
        </table:table-row>
        <table:table-row table:style-name="ro1">
          <table:table-cell office:value-type="string">
            <text:p>0-25-138</text:p>
          </table:table-cell>
          <table:table-cell office:value-type="string">
            <text:p>Average signal-to-noise ratio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2048">
            <text:p>-2048</text:p>
          </table:table-cell>
          <table:table-cell office:value-type="float" office:value="12">
            <text:p>12</text:p>
          </table:table-cell>
          <table:table-cell office:value-type="string">
            <text:p>ASNR</text:p>
          </table:table-cell>
          <table:table-cell/>
        </table:table-row>
        <table:table-row table:style-name="ro1">
          <table:table-cell office:value-type="string">
            <text:p>0-25-140</text:p>
          </table:table-cell>
          <table:table-cell office:value-type="string">
            <text:p>Start channel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TCH</text:p>
          </table:table-cell>
          <table:table-cell/>
        </table:table-row>
        <table:table-row table:style-name="ro1">
          <table:table-cell office:value-type="string">
            <text:p>0-25-141</text:p>
          </table:table-cell>
          <table:table-cell office:value-type="string">
            <text:p>End channel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ENCH</text:p>
          </table:table-cell>
          <table:table-cell/>
        </table:table-row>
        <table:table-row table:style-name="ro1">
          <table:table-cell office:value-type="string">
            <text:p>0-25-142</text:p>
          </table:table-cell>
          <table:table-cell office:value-type="string">
            <text:p>Channel scale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HSF</text:p>
          </table:table-cell>
          <table:table-cell/>
        </table:table-row>
        <table:table-row table:style-name="ro1">
          <table:table-cell office:value-type="string">
            <text:p>0-25-143</text:p>
          </table:table-cell>
          <table:table-cell office:value-type="string">
            <text:p>Linear coefficient</text:p>
          </table:table-cell>
          <table:table-cell office:value-type="string">
            <text:p>Numeric</text:p>
          </table:table-cell>
          <table:table-cell office:value-type="float" office:value="6">
            <text:p>6</text:p>
          </table:table-cell>
          <table:table-cell office:value-type="float" office:value="-5000000">
            <text:p>-5000000</text:p>
          </table:table-cell>
          <table:table-cell office:value-type="float" office:value="24">
            <text:p>24</text:p>
          </table:table-cell>
          <table:table-cell office:value-type="string">
            <text:p>LINCOF</text:p>
          </table:table-cell>
          <table:table-cell/>
        </table:table-row>
        <table:table-row table:style-name="ro1">
          <table:table-cell office:value-type="string">
            <text:p>0-25-144</text:p>
          </table:table-cell>
          <table:table-cell office:value-type="string">
            <text:p>Matrix dimension (i axi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TXDMI</text:p>
          </table:table-cell>
          <table:table-cell/>
        </table:table-row>
        <table:table-row table:style-name="ro1">
          <table:table-cell office:value-type="string">
            <text:p>0-25-145</text:p>
          </table:table-cell>
          <table:table-cell office:value-type="string">
            <text:p>Matrix dimension (j axi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MTXDMJ</text:p>
          </table:table-cell>
          <table:table-cell/>
        </table:table-row>
        <table:table-row table:style-name="ro1">
          <table:table-cell office:value-type="string">
            <text:p>0-25-150</text:p>
          </table:table-cell>
          <table:table-cell office:value-type="string">
            <text:p>Method of tropical cyclone intensity analysi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TIS</text:p>
          </table:table-cell>
          <table:table-cell/>
        </table:table-row>
        <table:table-row table:style-name="ro1">
          <table:table-cell office:value-type="string">
            <text:p>0-25-151</text:p>
          </table:table-cell>
          <table:table-cell office:value-type="string">
            <text:p>Star relative magnitude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-20000">
            <text:p>-20000</text:p>
          </table:table-cell>
          <table:table-cell office:value-type="float" office:value="14">
            <text:p>14</text:p>
          </table:table-cell>
          <table:table-cell office:value-type="string">
            <text:p>STRL</text:p>
          </table:table-cell>
          <table:table-cell/>
        </table:table-row>
        <table:table-row table:style-name="ro1">
          <table:table-cell office:value-type="string">
            <text:p>0-25-152</text:p>
          </table:table-cell>
          <table:table-cell office:value-type="string">
            <text:p>Star brightness temperature</text:p>
          </table:table-cell>
          <table:table-cell office:value-type="string">
            <text:p>K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SBTM</text:p>
          </table:table-cell>
          <table:table-cell/>
        </table:table-row>
        <table:table-row table:style-name="ro1">
          <table:table-cell office:value-type="string">
            <text:p>0-25-153</text:p>
          </table:table-cell>
          <table:table-cell office:value-type="string">
            <text:p>Limb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MB</text:p>
          </table:table-cell>
          <table:table-cell/>
        </table:table-row>
        <table:table-row table:style-name="ro1">
          <table:table-cell office:value-type="string">
            <text:p>0-25-160</text:p>
          </table:table-cell>
          <table:table-cell office:value-type="string">
            <text:p>Ku band net instrumental correc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120000">
            <text:p>-120000</text:p>
          </table:table-cell>
          <table:table-cell office:value-type="float" office:value="18">
            <text:p>18</text:p>
          </table:table-cell>
          <table:table-cell office:value-type="string">
            <text:p>KBIC</text:p>
          </table:table-cell>
          <table:table-cell/>
        </table:table-row>
        <table:table-row table:style-name="ro1">
          <table:table-cell office:value-type="string">
            <text:p>0-25-161</text:p>
          </table:table-cell>
          <table:table-cell office:value-type="string">
            <text:p>C band net instrumental correc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120000">
            <text:p>-120000</text:p>
          </table:table-cell>
          <table:table-cell office:value-type="float" office:value="18">
            <text:p>18</text:p>
          </table:table-cell>
          <table:table-cell office:value-type="string">
            <text:p>CBIC</text:p>
          </table:table-cell>
          <table:table-cell/>
        </table:table-row>
        <table:table-row table:style-name="ro1">
          <table:table-cell office:value-type="string">
            <text:p>0-25-162</text:p>
          </table:table-cell>
          <table:table-cell office:value-type="string">
            <text:p>Sea state bias correction on C band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6000">
            <text:p>-6000</text:p>
          </table:table-cell>
          <table:table-cell office:value-type="float" office:value="13">
            <text:p>13</text:p>
          </table:table-cell>
          <table:table-cell office:value-type="string">
            <text:p>SBCC</text:p>
          </table:table-cell>
          <table:table-cell/>
        </table:table-row>
        <table:table-row table:style-name="ro1">
          <table:table-cell office:value-type="string">
            <text:p>0-25-163</text:p>
          </table:table-cell>
          <table:table-cell office:value-type="string">
            <text:p>Altimeter ionospheric correction on Ku band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-32768">
            <text:p>-32768</text:p>
          </table:table-cell>
          <table:table-cell office:value-type="float" office:value="16">
            <text:p>16</text:p>
          </table:table-cell>
          <table:table-cell office:value-type="string">
            <text:p>AICK</text:p>
          </table:table-cell>
          <table:table-cell/>
        </table:table-row>
        <table:table-row table:style-name="ro1">
          <table:table-cell office:value-type="string">
            <text:p>0-25-164</text:p>
          </table:table-cell>
          <table:table-cell office:value-type="string">
            <text:p>Radiometer wet tropospheric correctio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5000">
            <text:p>-5000</text:p>
          </table:table-cell>
          <table:table-cell office:value-type="float" office:value="13">
            <text:p>13</text:p>
          </table:table-cell>
          <table:table-cell office:value-type="string">
            <text:p>RWTC</text:p>
          </table:table-cell>
          <table:table-cell/>
        </table:table-row>
        <table:table-row table:style-name="ro1">
          <table:table-cell office:value-type="string">
            <text:p>0-25-170</text:p>
          </table:table-cell>
          <table:table-cell office:value-type="string">
            <text:p>Sampling interval (time)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INT</text:p>
          </table:table-cell>
          <table:table-cell/>
        </table:table-row>
        <table:table-row table:style-name="ro1">
          <table:table-cell office:value-type="string">
            <text:p>0-25-171</text:p>
          </table:table-cell>
          <table:table-cell office:value-type="string">
            <text:p>Sample averaging period</text:p>
          </table:table-cell>
          <table:table-cell office:value-type="string">
            <text:p>s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AVG</text:p>
          </table:table-cell>
          <table:table-cell/>
        </table:table-row>
        <table:table-row table:style-name="ro1">
          <table:table-cell office:value-type="string">
            <text:p>0-25-172</text:p>
          </table:table-cell>
          <table:table-cell office:value-type="string">
            <text:p>Number of sample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SMP</text:p>
          </table:table-cell>
          <table:table-cell/>
        </table:table-row>
        <table:table-row table:style-name="ro1">
          <table:table-cell office:value-type="string">
            <text:p>0-25-174</text:p>
          </table:table-cell>
          <table:table-cell office:value-type="string">
            <text:p>Soil Moisture and Ocean Salinity (SMOS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SMIF</text:p>
          </table:table-cell>
          <table:table-cell/>
        </table:table-row>
        <table:table-row table:style-name="ro1">
          <table:table-cell office:value-type="string">
            <text:p>0-25-175</text:p>
          </table:table-cell>
          <table:table-cell office:value-type="string">
            <text:p>Modified residual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MODR</text:p>
          </table:table-cell>
          <table:table-cell/>
        </table:table-row>
        <table:table-row table:style-name="ro1">
          <table:table-cell office:value-type="string">
            <text:p>0-25-193</text:p>
          </table:table-cell>
          <table:table-cell office:value-type="string">
            <text:p>NMC 15 day sea-surface temperature availabi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STA</text:p>
          </table:table-cell>
          <table:table-cell/>
        </table:table-row>
        <table:table-row table:style-name="ro1">
          <table:table-cell office:value-type="string">
            <text:p>0-25-194</text:p>
          </table:table-cell>
          <table:table-cell office:value-type="string">
            <text:p>HIRS channel 8/surface air temperature differe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H8ST</text:p>
          </table:table-cell>
          <table:table-cell/>
        </table:table-row>
        <table:table-row table:style-name="ro1">
          <table:table-cell office:value-type="string">
            <text:p>0-25-195</text:p>
          </table:table-cell>
          <table:table-cell office:value-type="string">
            <text:p>Geophysical Data Record (GDR) origin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GDRFLG</text:p>
          </table:table-cell>
          <table:table-cell/>
        </table:table-row>
        <table:table-row table:style-name="ro1">
          <table:table-cell office:value-type="string">
            <text:p>0-25-201</text:p>
          </table:table-cell>
          <table:table-cell office:value-type="string">
            <text:p>Satellite wind deep layer moisture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WDL</text:p>
          </table:table-cell>
          <table:table-cell/>
        </table:table-row>
        <table:table-row table:style-name="ro1">
          <table:table-cell office:value-type="string">
            <text:p>0-25-202</text:p>
          </table:table-cell>
          <table:table-cell office:value-type="string">
            <text:p>NESDIS recursive filter flag (range 0-100, the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FFL</text:p>
          </table:table-cell>
          <table:table-cell/>
        </table:table-row>
        <table:table-row table:style-name="ro1">
          <table:table-cell office:value-type="string">
            <text:p>0-25-203</text:p>
          </table:table-cell>
          <table:table-cell office:value-type="string">
            <text:p>GOES I/M temperature (skin) channel selection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TCSF</text:p>
          </table:table-cell>
          <table:table-cell/>
        </table:table-row>
        <table:table-row table:style-name="ro1">
          <table:table-cell office:value-type="string">
            <text:p>0-25-204</text:p>
          </table:table-cell>
          <table:table-cell office:value-type="string">
            <text:p>NSTAR average value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-5000">
            <text:p>-5000</text:p>
          </table:table-cell>
          <table:table-cell office:value-type="float" office:value="14">
            <text:p>14</text:p>
          </table:table-cell>
          <table:table-cell office:value-type="string">
            <text:p>NSAV</text:p>
          </table:table-cell>
          <table:table-cell/>
        </table:table-row>
        <table:table-row table:style-name="ro1">
          <table:table-cell office:value-type="string">
            <text:p>0-25-205</text:p>
          </table:table-cell>
          <table:table-cell office:value-type="string">
            <text:p>RTOVS filter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FF</text:p>
          </table:table-cell>
          <table:table-cell/>
        </table:table-row>
        <table:table-row table:style-name="ro1">
          <table:table-cell office:value-type="string">
            <text:p>0-25-220</text:p>
          </table:table-cell>
          <table:table-cell office:value-type="string">
            <text:p>Total dela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TDEL</text:p>
          </table:table-cell>
          <table:table-cell/>
        </table:table-row>
        <table:table-row table:style-name="ro1">
          <table:table-cell office:value-type="string">
            <text:p>0-25-221</text:p>
          </table:table-cell>
          <table:table-cell office:value-type="string">
            <text:p>Error in total dela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ETDL</text:p>
          </table:table-cell>
          <table:table-cell/>
        </table:table-row>
        <table:table-row table:style-name="ro1">
          <table:table-cell office:value-type="string">
            <text:p>0-25-222</text:p>
          </table:table-cell>
          <table:table-cell office:value-type="string">
            <text:p>Hydrostatic dela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HSDL</text:p>
          </table:table-cell>
          <table:table-cell/>
        </table:table-row>
        <table:table-row table:style-name="ro1">
          <table:table-cell office:value-type="string">
            <text:p>0-25-223</text:p>
          </table:table-cell>
          <table:table-cell office:value-type="string">
            <text:p>Error in hydrostatic dela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EHSD</text:p>
          </table:table-cell>
          <table:table-cell/>
        </table:table-row>
        <table:table-row table:style-name="ro1">
          <table:table-cell office:value-type="string">
            <text:p>0-25-224</text:p>
          </table:table-cell>
          <table:table-cell office:value-type="string">
            <text:p>Weighted mean temperatur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WMTM</text:p>
          </table:table-cell>
          <table:table-cell/>
        </table:table-row>
        <table:table-row table:style-name="ro1">
          <table:table-cell office:value-type="string">
            <text:p>0-25-225</text:p>
          </table:table-cell>
          <table:table-cell office:value-type="string">
            <text:p>Wet delay mapping functio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WDMF</text:p>
          </table:table-cell>
          <table:table-cell/>
        </table:table-row>
        <table:table-row table:style-name="ro1">
          <table:table-cell office:value-type="string">
            <text:p>0-26-001</text:p>
          </table:table-cell>
          <table:table-cell office:value-type="string">
            <text:p>Principal time of daily reading in UTC of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TMXT</text:p>
          </table:table-cell>
          <table:table-cell/>
        </table:table-row>
        <table:table-row table:style-name="ro1">
          <table:table-cell office:value-type="string">
            <text:p>0-26-002</text:p>
          </table:table-cell>
          <table:table-cell office:value-type="string">
            <text:p>Principal time of daily reading in UTC of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TMIT</text:p>
          </table:table-cell>
          <table:table-cell/>
        </table:table-row>
        <table:table-row table:style-name="ro1">
          <table:table-cell office:value-type="string">
            <text:p>0-26-003</text:p>
          </table:table-cell>
          <table:table-cell office:value-type="string">
            <text:p>Time difference</text:p>
          </table:table-cell>
          <table:table-cell office:value-type="string">
            <text:p>min</text:p>
          </table:table-cell>
          <table:table-cell office:value-type="float" office:value="0">
            <text:p>0</text:p>
          </table:table-cell>
          <table:table-cell office:value-type="float" office:value="-1440">
            <text:p>-1440</text:p>
          </table:table-cell>
          <table:table-cell office:value-type="float" office:value="12">
            <text:p>12</text:p>
          </table:table-cell>
          <table:table-cell office:value-type="string">
            <text:p>TDIF</text:p>
          </table:table-cell>
          <table:table-cell/>
        </table:table-row>
        <table:table-row table:style-name="ro1">
          <table:table-cell office:value-type="string">
            <text:p>0-26-010</text:p>
          </table:table-cell>
          <table:table-cell office:value-type="string">
            <text:p>Hours included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>
            <text:p>HRIN</text:p>
          </table:table-cell>
          <table:table-cell/>
        </table:table-row>
        <table:table-row table:style-name="ro1">
          <table:table-cell office:value-type="string">
            <text:p>0-26-020</text:p>
          </table:table-cell>
          <table:table-cell office:value-type="string">
            <text:p>Duration of precipitation</text:p>
          </table:table-cell>
          <table:table-cell office:value-type="string">
            <text:p>min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DURP</text:p>
          </table:table-cell>
          <table:table-cell/>
        </table:table-row>
        <table:table-row table:style-name="ro1">
          <table:table-cell office:value-type="string">
            <text:p>0-26-030</text:p>
          </table:table-cell>
          <table:table-cell office:value-type="string">
            <text:p>Measurement integration time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TIME</text:p>
          </table:table-cell>
          <table:table-cell/>
        </table:table-row>
        <table:table-row table:style-name="ro1">
          <table:table-cell office:value-type="string">
            <text:p>0-27-001</text:p>
          </table:table-cell>
          <table:table-cell office:value-type="string">
            <text:p>Latitude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9000000">
            <text:p>-9000000</text:p>
          </table:table-cell>
          <table:table-cell office:value-type="float" office:value="25">
            <text:p>25</text:p>
          </table:table-cell>
          <table:table-cell office:value-type="string">
            <text:p>DLATH</text:p>
          </table:table-cell>
          <table:table-cell/>
        </table:table-row>
        <table:table-row table:style-name="ro1">
          <table:table-cell office:value-type="string">
            <text:p>0-27-002</text:p>
          </table:table-cell>
          <table:table-cell office:value-type="string">
            <text:p>Latitude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DLAT</text:p>
          </table:table-cell>
          <table:table-cell/>
        </table:table-row>
        <table:table-row table:style-name="ro1">
          <table:table-cell office:value-type="string">
            <text:p>0-27-003</text:p>
          </table:table-cell>
          <table:table-cell office:value-type="string">
            <text:p>Alternate latitude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ALAT</text:p>
          </table:table-cell>
          <table:table-cell/>
        </table:table-row>
        <table:table-row table:style-name="ro1">
          <table:table-cell office:value-type="string">
            <text:p>0-27-004</text:p>
          </table:table-cell>
          <table:table-cell office:value-type="string">
            <text:p>Alternate latitude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9000000">
            <text:p>-9000000</text:p>
          </table:table-cell>
          <table:table-cell office:value-type="float" office:value="25">
            <text:p>25</text:p>
          </table:table-cell>
          <table:table-cell office:value-type="string">
            <text:p>ALATH</text:p>
          </table:table-cell>
          <table:table-cell/>
        </table:table-row>
        <table:table-row table:style-name="ro1">
          <table:table-cell office:value-type="string">
            <text:p>0-27-010</text:p>
          </table:table-cell>
          <table:table-cell office:value-type="string">
            <text:p>Footprint axis 1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FPA1</text:p>
          </table:table-cell>
          <table:table-cell/>
        </table:table-row>
        <table:table-row table:style-name="ro1">
          <table:table-cell office:value-type="string">
            <text:p>0-27-020</text:p>
          </table:table-cell>
          <table:table-cell office:value-type="string">
            <text:p>Satellite location count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ALC</text:p>
          </table:table-cell>
          <table:table-cell/>
        </table:table-row>
        <table:table-row table:style-name="ro1">
          <table:table-cell office:value-type="string">
            <text:p>0-27-021</text:p>
          </table:table-cell>
          <table:table-cell office:value-type="string">
            <text:p>Satellite sublocation dimens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ASL</text:p>
          </table:table-cell>
          <table:table-cell/>
        </table:table-row>
        <table:table-row table:style-name="ro1">
          <table:table-cell office:value-type="string">
            <text:p>0-27-031</text:p>
          </table:table-cell>
          <table:table-cell office:value-type="string">
            <text:p>In direction of 0 degrees longitude, distanc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D00</text:p>
          </table:table-cell>
          <table:table-cell/>
        </table:table-row>
        <table:table-row table:style-name="ro1">
          <table:table-cell office:value-type="string">
            <text:p>0-27-080</text:p>
          </table:table-cell>
          <table:table-cell office:value-type="string">
            <text:p>Viewing azimuth angle</text:p>
          </table:table-cell>
          <table:table-cell office:value-type="string">
            <text:p>Degree tr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VAZA</text:p>
          </table:table-cell>
          <table:table-cell/>
        </table:table-row>
        <table:table-row table:style-name="ro1">
          <table:table-cell office:value-type="string">
            <text:p>0-28-001</text:p>
          </table:table-cell>
          <table:table-cell office:value-type="string">
            <text:p>Longitude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18000000">
            <text:p>-18000000</text:p>
          </table:table-cell>
          <table:table-cell office:value-type="float" office:value="26">
            <text:p>26</text:p>
          </table:table-cell>
          <table:table-cell office:value-type="string">
            <text:p>DLONH</text:p>
          </table:table-cell>
          <table:table-cell/>
        </table:table-row>
        <table:table-row table:style-name="ro1">
          <table:table-cell office:value-type="string">
            <text:p>0-28-002</text:p>
          </table:table-cell>
          <table:table-cell office:value-type="string">
            <text:p>Longitude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DLON</text:p>
          </table:table-cell>
          <table:table-cell/>
        </table:table-row>
        <table:table-row table:style-name="ro1">
          <table:table-cell office:value-type="string">
            <text:p>0-28-003</text:p>
          </table:table-cell>
          <table:table-cell office:value-type="string">
            <text:p>Alternate longitude (coarse accuracy)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ALON</text:p>
          </table:table-cell>
          <table:table-cell/>
        </table:table-row>
        <table:table-row table:style-name="ro1">
          <table:table-cell office:value-type="string">
            <text:p>0-28-004</text:p>
          </table:table-cell>
          <table:table-cell office:value-type="string">
            <text:p>Alternate longitude (high accuracy)</text:p>
          </table:table-cell>
          <table:table-cell office:value-type="string">
            <text:p>Degree</text:p>
          </table:table-cell>
          <table:table-cell office:value-type="float" office:value="5">
            <text:p>5</text:p>
          </table:table-cell>
          <table:table-cell office:value-type="float" office:value="-18000000">
            <text:p>-18000000</text:p>
          </table:table-cell>
          <table:table-cell office:value-type="float" office:value="26">
            <text:p>26</text:p>
          </table:table-cell>
          <table:table-cell office:value-type="string">
            <text:p>ALONH</text:p>
          </table:table-cell>
          <table:table-cell/>
        </table:table-row>
        <table:table-row table:style-name="ro1">
          <table:table-cell office:value-type="string">
            <text:p>0-28-010</text:p>
          </table:table-cell>
          <table:table-cell office:value-type="string">
            <text:p>Footprint axis 2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FPA2</text:p>
          </table:table-cell>
          <table:table-cell/>
        </table:table-row>
        <table:table-row table:style-name="ro1">
          <table:table-cell office:value-type="string">
            <text:p>0-28-031</text:p>
          </table:table-cell>
          <table:table-cell office:value-type="string">
            <text:p>In direction of 90 degrees East, distanc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PD90</text:p>
          </table:table-cell>
          <table:table-cell/>
        </table:table-row>
        <table:table-row table:style-name="ro1">
          <table:table-cell office:value-type="string">
            <text:p>0-29-001</text:p>
          </table:table-cell>
          <table:table-cell office:value-type="string">
            <text:p>Projection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ROT</text:p>
          </table:table-cell>
          <table:table-cell/>
        </table:table-row>
        <table:table-row table:style-name="ro1">
          <table:table-cell office:value-type="string">
            <text:p>0-29-002</text:p>
          </table:table-cell>
          <table:table-cell office:value-type="string">
            <text:p>Coordinate grid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GT</text:p>
          </table:table-cell>
          <table:table-cell/>
        </table:table-row>
        <table:table-row table:style-name="ro1">
          <table:table-cell office:value-type="string">
            <text:p>0-30-001</text:p>
          </table:table-cell>
          <table:table-cell office:value-type="string">
            <text:p>Pixel value (4 b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IX4</text:p>
          </table:table-cell>
          <table:table-cell/>
        </table:table-row>
        <table:table-row table:style-name="ro1">
          <table:table-cell office:value-type="string">
            <text:p>0-30-002</text:p>
          </table:table-cell>
          <table:table-cell office:value-type="string">
            <text:p>Pixel value (8 b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IX8</text:p>
          </table:table-cell>
          <table:table-cell/>
        </table:table-row>
        <table:table-row table:style-name="ro1">
          <table:table-cell office:value-type="string">
            <text:p>0-30-004</text:p>
          </table:table-cell>
          <table:table-cell office:value-type="string">
            <text:p>Pixel value (16 bits)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PIX16</text:p>
          </table:table-cell>
          <table:table-cell/>
        </table:table-row>
        <table:table-row table:style-name="ro1">
          <table:table-cell office:value-type="string">
            <text:p>0-30-010</text:p>
          </table:table-cell>
          <table:table-cell office:value-type="string">
            <text:p>Number of grid point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NOGP</text:p>
          </table:table-cell>
          <table:table-cell/>
        </table:table-row>
        <table:table-row table:style-name="ro1">
          <table:table-cell office:value-type="string">
            <text:p>0-30-021</text:p>
          </table:table-cell>
          <table:table-cell office:value-type="string">
            <text:p>Number of pixels per row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PPR</text:p>
          </table:table-cell>
          <table:table-cell/>
        </table:table-row>
        <table:table-row table:style-name="ro1">
          <table:table-cell office:value-type="string">
            <text:p>0-30-022</text:p>
          </table:table-cell>
          <table:table-cell office:value-type="string">
            <text:p>Number of pixels per colum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PPC</text:p>
          </table:table-cell>
          <table:table-cell/>
        </table:table-row>
        <table:table-row table:style-name="ro1">
          <table:table-cell office:value-type="string">
            <text:p>0-30-031</text:p>
          </table:table-cell>
          <table:table-cell office:value-type="string">
            <text:p>Picture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ICT</text:p>
          </table:table-cell>
          <table:table-cell/>
        </table:table-row>
        <table:table-row table:style-name="ro1">
          <table:table-cell office:value-type="string">
            <text:p>0-30-032</text:p>
          </table:table-cell>
          <table:table-cell office:value-type="string">
            <text:p>Combination with other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CWOD</text:p>
          </table:table-cell>
          <table:table-cell/>
        </table:table-row>
        <table:table-row table:style-name="ro1">
          <table:table-cell office:value-type="string">
            <text:p>0-30-033</text:p>
          </table:table-cell>
          <table:table-cell office:value-type="string">
            <text:p>Number of bins along the radial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BAR</text:p>
          </table:table-cell>
          <table:table-cell/>
        </table:table-row>
        <table:table-row table:style-name="ro1">
          <table:table-cell office:value-type="string">
            <text:p>0-30-034</text:p>
          </table:table-cell>
          <table:table-cell office:value-type="string">
            <text:p>Number of azimuth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NAZM</text:p>
          </table:table-cell>
          <table:table-cell/>
        </table:table-row>
        <table:table-row table:style-name="ro1">
          <table:table-cell office:value-type="string">
            <text:p>0-31-000</text:p>
          </table:table-cell>
          <table:table-cell office:value-type="string">
            <text:p>Short delayed descriptor replication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RF1BIT</text:p>
          </table:table-cell>
          <table:table-cell/>
        </table:table-row>
        <table:table-row table:style-name="ro1">
          <table:table-cell office:value-type="string">
            <text:p>0-31-001</text:p>
          </table:table-cell>
          <table:table-cell office:value-type="string">
            <text:p>Delayed descriptor replication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RF8BIT</text:p>
          </table:table-cell>
          <table:table-cell/>
        </table:table-row>
        <table:table-row table:style-name="ro1">
          <table:table-cell office:value-type="string">
            <text:p>0-31-002</text:p>
          </table:table-cell>
          <table:table-cell office:value-type="string">
            <text:p>Extended delayed descriptor replication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DRF16BIT</text:p>
          </table:table-cell>
          <table:table-cell/>
        </table:table-row>
        <table:table-row table:style-name="ro1">
          <table:table-cell office:value-type="string">
            <text:p>0-31-011</text:p>
          </table:table-cell>
          <table:table-cell office:value-type="string">
            <text:p>Delayed descriptor and data repetition facto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DDDRF</text:p>
          </table:table-cell>
          <table:table-cell/>
        </table:table-row>
        <table:table-row table:style-name="ro1">
          <table:table-cell office:value-type="string">
            <text:p>0-31-012</text:p>
          </table:table-cell>
          <table:table-cell office:value-type="string">
            <text:p>Extended delayed descriptor and data repeti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DDDRF</text:p>
          </table:table-cell>
          <table:table-cell/>
        </table:table-row>
        <table:table-row table:style-name="ro1">
          <table:table-cell office:value-type="string">
            <text:p>0-31-021</text:p>
          </table:table-cell>
          <table:table-cell office:value-type="string">
            <text:p>Associated field significanc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AFSI</text:p>
          </table:table-cell>
          <table:table-cell/>
        </table:table-row>
        <table:table-row table:style-name="ro1">
          <table:table-cell office:value-type="string">
            <text:p>0-31-031</text:p>
          </table:table-cell>
          <table:table-cell office:value-type="string">
            <text:p>Data present indicator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DPRI</text:p>
          </table:table-cell>
          <table:table-cell/>
        </table:table-row>
        <table:table-row table:style-name="ro1">
          <table:table-cell office:value-type="string">
            <text:p>0-33-002</text:p>
          </table:table-cell>
          <table:table-cell office:value-type="string">
            <text:p>Quality inform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MRK</text:p>
          </table:table-cell>
          <table:table-cell/>
        </table:table-row>
        <table:table-row table:style-name="ro1">
          <table:table-cell office:value-type="string">
            <text:p>0-33-003</text:p>
          </table:table-cell>
          <table:table-cell office:value-type="string">
            <text:p>Quality inform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MRKH</text:p>
          </table:table-cell>
          <table:table-cell/>
        </table:table-row>
        <table:table-row table:style-name="ro1">
          <table:table-cell office:value-type="string">
            <text:p>0-33-005</text:p>
          </table:table-cell>
          <table:table-cell office:value-type="string">
            <text:p>Quality information (AWS data)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QUALI</text:p>
          </table:table-cell>
          <table:table-cell/>
        </table:table-row>
        <table:table-row table:style-name="ro1">
          <table:table-cell office:value-type="string">
            <text:p>0-33-006</text:p>
          </table:table-cell>
          <table:table-cell office:value-type="string">
            <text:p>Internal measurement status information (AW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MSI</text:p>
          </table:table-cell>
          <table:table-cell/>
        </table:table-row>
        <table:table-row table:style-name="ro1">
          <table:table-cell office:value-type="string">
            <text:p>0-33-007</text:p>
          </table:table-cell>
          <table:table-cell office:value-type="string">
            <text:p>Per cent confidenc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CCF</text:p>
          </table:table-cell>
          <table:table-cell/>
        </table:table-row>
        <table:table-row table:style-name="ro1">
          <table:table-cell office:value-type="string">
            <text:p>0-33-009</text:p>
          </table:table-cell>
          <table:table-cell office:value-type="string">
            <text:p>Relative error</text:p>
          </table:table-cell>
          <table:table-cell office:value-type="string">
            <text:p>%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LER</text:p>
          </table:table-cell>
          <table:table-cell/>
        </table:table-row>
        <table:table-row table:style-name="ro1">
          <table:table-cell office:value-type="string">
            <text:p>0-33-015</text:p>
          </table:table-cell>
          <table:table-cell office:value-type="string">
            <text:p>Data quality check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QCCHEK</text:p>
          </table:table-cell>
          <table:table-cell/>
        </table:table-row>
        <table:table-row table:style-name="ro1">
          <table:table-cell office:value-type="string">
            <text:p>0-33-020</text:p>
          </table:table-cell>
          <table:table-cell office:value-type="string">
            <text:p>Quality control indication of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IND</text:p>
          </table:table-cell>
          <table:table-cell/>
        </table:table-row>
        <table:table-row table:style-name="ro1">
          <table:table-cell office:value-type="string">
            <text:p>0-33-021</text:p>
          </table:table-cell>
          <table:table-cell office:value-type="string">
            <text:p>Quality of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OFV</text:p>
          </table:table-cell>
          <table:table-cell/>
        </table:table-row>
        <table:table-row table:style-name="ro1">
          <table:table-cell office:value-type="string">
            <text:p>0-33-022</text:p>
          </table:table-cell>
          <table:table-cell office:value-type="string">
            <text:p>Quality of buoy satellite transmiss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BST</text:p>
          </table:table-cell>
          <table:table-cell/>
        </table:table-row>
        <table:table-row table:style-name="ro1">
          <table:table-cell office:value-type="string">
            <text:p>0-33-023</text:p>
          </table:table-cell>
          <table:table-cell office:value-type="string">
            <text:p>Quality of buoy loc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CIL</text:p>
          </table:table-cell>
          <table:table-cell/>
        </table:table-row>
        <table:table-row table:style-name="ro1">
          <table:table-cell office:value-type="string">
            <text:p>0-33-024</text:p>
          </table:table-cell>
          <table:table-cell office:value-type="string">
            <text:p>Station elevation quality mark (for mobil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CEVR</text:p>
          </table:table-cell>
          <table:table-cell/>
        </table:table-row>
        <table:table-row table:style-name="ro1">
          <table:table-cell office:value-type="string">
            <text:p>0-33-025</text:p>
          </table:table-cell>
          <table:table-cell office:value-type="string">
            <text:p>ACARS interpolated valu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TV</text:p>
          </table:table-cell>
          <table:table-cell/>
        </table:table-row>
        <table:table-row table:style-name="ro1">
          <table:table-cell office:value-type="string">
            <text:p>0-33-026</text:p>
          </table:table-cell>
          <table:table-cell office:value-type="string">
            <text:p>Moisture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MSTQ</text:p>
          </table:table-cell>
          <table:table-cell/>
        </table:table-row>
        <table:table-row table:style-name="ro1">
          <table:table-cell office:value-type="string">
            <text:p>0-33-027</text:p>
          </table:table-cell>
          <table:table-cell office:value-type="string">
            <text:p>Location quality class (range of radius of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LS</text:p>
          </table:table-cell>
          <table:table-cell/>
        </table:table-row>
        <table:table-row table:style-name="ro1">
          <table:table-cell office:value-type="string">
            <text:p>0-33-028</text:p>
          </table:table-cell>
          <table:table-cell office:value-type="string">
            <text:p>Snapshot overall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SOQ</text:p>
          </table:table-cell>
          <table:table-cell/>
        </table:table-row>
        <table:table-row table:style-name="ro1">
          <table:table-cell office:value-type="string">
            <text:p>0-33-030</text:p>
          </table:table-cell>
          <table:table-cell office:value-type="string">
            <text:p>Scan line status flags for ATOV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LSF</text:p>
          </table:table-cell>
          <table:table-cell/>
        </table:table-row>
        <table:table-row table:style-name="ro1">
          <table:table-cell office:value-type="string">
            <text:p>0-33-031</text:p>
          </table:table-cell>
          <table:table-cell office:value-type="string">
            <text:p>Scan line quality flags for ATOV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LQF</text:p>
          </table:table-cell>
          <table:table-cell/>
        </table:table-row>
        <table:table-row table:style-name="ro1">
          <table:table-cell office:value-type="string">
            <text:p>0-33-032</text:p>
          </table:table-cell>
          <table:table-cell office:value-type="string">
            <text:p>Channel quality flags for ATOV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CQF</text:p>
          </table:table-cell>
          <table:table-cell/>
        </table:table-row>
        <table:table-row table:style-name="ro1">
          <table:table-cell office:value-type="string">
            <text:p>0-33-033</text:p>
          </table:table-cell>
          <table:table-cell office:value-type="string">
            <text:p>Field of view quality flags for ATOV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FOVQ</text:p>
          </table:table-cell>
          <table:table-cell/>
        </table:table-row>
        <table:table-row table:style-name="ro1">
          <table:table-cell office:value-type="string">
            <text:p>0-33-035</text:p>
          </table:table-cell>
          <table:table-cell office:value-type="string">
            <text:p>Manual/automatic quality contro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MAQC</text:p>
          </table:table-cell>
          <table:table-cell/>
        </table:table-row>
        <table:table-row table:style-name="ro1">
          <table:table-cell office:value-type="string">
            <text:p>0-33-036</text:p>
          </table:table-cell>
          <table:table-cell office:value-type="string">
            <text:p>Nominal confidence threshol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CTH</text:p>
          </table:table-cell>
          <table:table-cell/>
        </table:table-row>
        <table:table-row table:style-name="ro1">
          <table:table-cell office:value-type="string">
            <text:p>0-33-037</text:p>
          </table:table-cell>
          <table:table-cell office:value-type="string">
            <text:p>Wind correlation error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COE</text:p>
          </table:table-cell>
          <table:table-cell/>
        </table:table-row>
        <table:table-row table:style-name="ro1">
          <table:table-cell office:value-type="string">
            <text:p>0-33-038</text:p>
          </table:table-cell>
          <table:table-cell office:value-type="string">
            <text:p>Quality flags for ground-based GNSS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QFGN</text:p>
          </table:table-cell>
          <table:table-cell/>
        </table:table-row>
        <table:table-row table:style-name="ro1">
          <table:table-cell office:value-type="string">
            <text:p>0-33-039</text:p>
          </table:table-cell>
          <table:table-cell office:value-type="string">
            <text:p>Quality flags for radio occultation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QFRO</text:p>
          </table:table-cell>
          <table:table-cell/>
        </table:table-row>
        <table:table-row table:style-name="ro1">
          <table:table-cell office:value-type="string">
            <text:p>0-33-040</text:p>
          </table:table-cell>
          <table:table-cell office:value-type="string">
            <text:p>Confidence interva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ONFI</text:p>
          </table:table-cell>
          <table:table-cell/>
        </table:table-row>
        <table:table-row table:style-name="ro1">
          <table:table-cell office:value-type="string">
            <text:p>0-33-041</text:p>
          </table:table-cell>
          <table:table-cell office:value-type="string">
            <text:p>Attribute of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AOFV</text:p>
          </table:table-cell>
          <table:table-cell/>
        </table:table-row>
        <table:table-row table:style-name="ro1">
          <table:table-cell office:value-type="string">
            <text:p>0-33-042</text:p>
          </table:table-cell>
          <table:table-cell office:value-type="string">
            <text:p>Type of limit represented by following valu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LRFV</text:p>
          </table:table-cell>
          <table:table-cell/>
        </table:table-row>
        <table:table-row table:style-name="ro1">
          <table:table-cell office:value-type="string">
            <text:p>0-33-043</text:p>
          </table:table-cell>
          <table:table-cell office:value-type="string">
            <text:p>AST confidenc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ASTC</text:p>
          </table:table-cell>
          <table:table-cell/>
        </table:table-row>
        <table:table-row table:style-name="ro1">
          <table:table-cell office:value-type="string">
            <text:p>0-33-044</text:p>
          </table:table-cell>
          <table:table-cell office:value-type="string">
            <text:p>ASAR quality informa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ASARQI</text:p>
          </table:table-cell>
          <table:table-cell/>
        </table:table-row>
        <table:table-row table:style-name="ro1">
          <table:table-cell office:value-type="string">
            <text:p>0-33-045</text:p>
          </table:table-cell>
          <table:table-cell office:value-type="string">
            <text:p>Probability of following even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OFE</text:p>
          </table:table-cell>
          <table:table-cell/>
        </table:table-row>
        <table:table-row table:style-name="ro1">
          <table:table-cell office:value-type="string">
            <text:p>0-33-046</text:p>
          </table:table-cell>
          <table:table-cell office:value-type="string">
            <text:p>Conditional probability of following event with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CPOFE</text:p>
          </table:table-cell>
          <table:table-cell/>
        </table:table-row>
        <table:table-row table:style-name="ro1">
          <table:table-cell office:value-type="string">
            <text:p>0-33-047</text:p>
          </table:table-cell>
          <table:table-cell office:value-type="string">
            <text:p>Measurement confiden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MCOD</text:p>
          </table:table-cell>
          <table:table-cell/>
        </table:table-row>
        <table:table-row table:style-name="ro1">
          <table:table-cell office:value-type="string">
            <text:p>0-33-048</text:p>
          </table:table-cell>
          <table:table-cell office:value-type="string">
            <text:p>Confidence measure of SAR invers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MSI</text:p>
          </table:table-cell>
          <table:table-cell/>
        </table:table-row>
        <table:table-row table:style-name="ro1">
          <table:table-cell office:value-type="string">
            <text:p>0-33-049</text:p>
          </table:table-cell>
          <table:table-cell office:value-type="string">
            <text:p>Confidence measure of wind retriev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CMWR</text:p>
          </table:table-cell>
          <table:table-cell/>
        </table:table-row>
        <table:table-row table:style-name="ro1">
          <table:table-cell office:value-type="string">
            <text:p>0-33-050</text:p>
          </table:table-cell>
          <table:table-cell office:value-type="string">
            <text:p>Global GTSPP quality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GGQF</text:p>
          </table:table-cell>
          <table:table-cell/>
        </table:table-row>
        <table:table-row table:style-name="ro1">
          <table:table-cell office:value-type="string">
            <text:p>0-33-052</text:p>
          </table:table-cell>
          <table:table-cell office:value-type="string">
            <text:p>S band ocean retracking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SORQ</text:p>
          </table:table-cell>
          <table:table-cell/>
        </table:table-row>
        <table:table-row table:style-name="ro1">
          <table:table-cell office:value-type="string">
            <text:p>0-33-053</text:p>
          </table:table-cell>
          <table:table-cell office:value-type="string">
            <text:p>Ku band ocean retracking quality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KORQ</text:p>
          </table:table-cell>
          <table:table-cell/>
        </table:table-row>
        <table:table-row table:style-name="ro1">
          <table:table-cell office:value-type="string">
            <text:p>0-33-060</text:p>
          </table:table-cell>
          <table:table-cell office:value-type="string">
            <text:p>GqisFlagQual - individual IASI-system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GFQ</text:p>
          </table:table-cell>
          <table:table-cell/>
        </table:table-row>
        <table:table-row table:style-name="ro1">
          <table:table-cell office:value-type="string">
            <text:p>0-33-061</text:p>
          </table:table-cell>
          <table:table-cell office:value-type="string">
            <text:p>GqisQualIndex - indicator for instrument nois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GQI</text:p>
          </table:table-cell>
          <table:table-cell/>
        </table:table-row>
        <table:table-row table:style-name="ro1">
          <table:table-cell office:value-type="string">
            <text:p>0-33-062</text:p>
          </table:table-cell>
          <table:table-cell office:value-type="string">
            <text:p>GqisQualIndexLoc - indicator for geometric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GQIL</text:p>
          </table:table-cell>
          <table:table-cell/>
        </table:table-row>
        <table:table-row table:style-name="ro1">
          <table:table-cell office:value-type="string">
            <text:p>0-33-063</text:p>
          </table:table-cell>
          <table:table-cell office:value-type="string">
            <text:p>GqisQualIndexRad - indicator for instrumen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GQIR</text:p>
          </table:table-cell>
          <table:table-cell/>
        </table:table-row>
        <table:table-row table:style-name="ro1">
          <table:table-cell office:value-type="string">
            <text:p>0-33-064</text:p>
          </table:table-cell>
          <table:table-cell office:value-type="string">
            <text:p>GqisQualIndexSpect - indicator for instrumen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GQIS</text:p>
          </table:table-cell>
          <table:table-cell/>
        </table:table-row>
        <table:table-row table:style-name="ro1">
          <table:table-cell office:value-type="string">
            <text:p>0-33-065</text:p>
          </table:table-cell>
          <table:table-cell office:value-type="string">
            <text:p>GqisSysTecSondQual - output of system TEC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QGSSQ</text:p>
          </table:table-cell>
          <table:table-cell/>
        </table:table-row>
        <table:table-row table:style-name="ro1">
          <table:table-cell office:value-type="string">
            <text:p>0-33-070</text:p>
          </table:table-cell>
          <table:table-cell office:value-type="string">
            <text:p>Total ozone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BUVTOQ</text:p>
          </table:table-cell>
          <table:table-cell/>
        </table:table-row>
        <table:table-row table:style-name="ro1">
          <table:table-cell office:value-type="string">
            <text:p>0-33-071</text:p>
          </table:table-cell>
          <table:table-cell office:value-type="string">
            <text:p>Profile ozone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BUVPOQ</text:p>
          </table:table-cell>
          <table:table-cell/>
        </table:table-row>
        <table:table-row table:style-name="ro1">
          <table:table-cell office:value-type="string">
            <text:p>0-33-072</text:p>
          </table:table-cell>
          <table:table-cell office:value-type="string">
            <text:p>Ozone err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GOMEEF</text:p>
          </table:table-cell>
          <table:table-cell/>
        </table:table-row>
        <table:table-row table:style-name="ro1">
          <table:table-cell office:value-type="string">
            <text:p>0-33-075</text:p>
          </table:table-cell>
          <table:table-cell office:value-type="string">
            <text:p>Scan level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NSQF</text:p>
          </table:table-cell>
          <table:table-cell/>
        </table:table-row>
        <table:table-row table:style-name="ro1">
          <table:table-cell office:value-type="string">
            <text:p>0-33-076</text:p>
          </table:table-cell>
          <table:table-cell office:value-type="string">
            <text:p>Calibration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NCQF</text:p>
          </table:table-cell>
          <table:table-cell/>
        </table:table-row>
        <table:table-row table:style-name="ro1">
          <table:table-cell office:value-type="string">
            <text:p>0-33-077</text:p>
          </table:table-cell>
          <table:table-cell office:value-type="string">
            <text:p>Field-of-view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NFQF</text:p>
          </table:table-cell>
          <table:table-cell/>
        </table:table-row>
        <table:table-row table:style-name="ro1">
          <table:table-cell office:value-type="string">
            <text:p>0-33-078</text:p>
          </table:table-cell>
          <table:table-cell office:value-type="string">
            <text:p>Geolocation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NGQI</text:p>
          </table:table-cell>
          <table:table-cell/>
        </table:table-row>
        <table:table-row table:style-name="ro1">
          <table:table-cell office:value-type="string">
            <text:p>0-33-079</text:p>
          </table:table-cell>
          <table:table-cell office:value-type="string">
            <text:p>Granule level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ATMSGQ</text:p>
          </table:table-cell>
          <table:table-cell/>
        </table:table-row>
        <table:table-row table:style-name="ro1">
          <table:table-cell office:value-type="string">
            <text:p>0-33-080</text:p>
          </table:table-cell>
          <table:table-cell office:value-type="string">
            <text:p>Scan level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TMSSQ</text:p>
          </table:table-cell>
          <table:table-cell/>
        </table:table-row>
        <table:table-row table:style-name="ro1">
          <table:table-cell office:value-type="string">
            <text:p>0-33-081</text:p>
          </table:table-cell>
          <table:table-cell office:value-type="string">
            <text:p>Channel data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ATMSCHQ</text:p>
          </table:table-cell>
          <table:table-cell/>
        </table:table-row>
        <table:table-row table:style-name="ro1">
          <table:table-cell office:value-type="string">
            <text:p>0-33-082</text:p>
          </table:table-cell>
          <table:table-cell office:value-type="string">
            <text:p>Geolocation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VIIRGQ</text:p>
          </table:table-cell>
          <table:table-cell/>
        </table:table-row>
        <table:table-row table:style-name="ro1">
          <table:table-cell office:value-type="string">
            <text:p>0-33-083</text:p>
          </table:table-cell>
          <table:table-cell office:value-type="string">
            <text:p>Radiance data quality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VIIRSQ</text:p>
          </table:table-cell>
          <table:table-cell/>
        </table:table-row>
        <table:table-row table:style-name="ro1">
          <table:table-cell office:value-type="string">
            <text:p>0-33-192</text:p>
          </table:table-cell>
          <table:table-cell office:value-type="string">
            <text:p>SDMEDIT quality mark for geopotentia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GP</text:p>
          </table:table-cell>
          <table:table-cell/>
        </table:table-row>
        <table:table-row table:style-name="ro1">
          <table:table-cell office:value-type="string">
            <text:p>0-33-193</text:p>
          </table:table-cell>
          <table:table-cell office:value-type="string">
            <text:p>SDMEDIT/QUIPS quality mark for air temper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AT</text:p>
          </table:table-cell>
          <table:table-cell/>
        </table:table-row>
        <table:table-row table:style-name="ro1">
          <table:table-cell office:value-type="string">
            <text:p>0-33-194</text:p>
          </table:table-cell>
          <table:table-cell office:value-type="string">
            <text:p>SDMEDIT/QUIPS quality mark for mois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DD</text:p>
          </table:table-cell>
          <table:table-cell/>
        </table:table-row>
        <table:table-row table:style-name="ro1">
          <table:table-cell office:value-type="string">
            <text:p>0-33-195</text:p>
          </table:table-cell>
          <table:table-cell office:value-type="string">
            <text:p>SDMEDIT/QUIPS quality mark for win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WN</text:p>
          </table:table-cell>
          <table:table-cell/>
        </table:table-row>
        <table:table-row table:style-name="ro1">
          <table:table-cell office:value-type="string">
            <text:p>0-33-196</text:p>
          </table:table-cell>
          <table:table-cell office:value-type="string">
            <text:p>Per cent confidence based on NESDIS recursiv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FFL</text:p>
          </table:table-cell>
          <table:table-cell/>
        </table:table-row>
        <table:table-row table:style-name="ro1">
          <table:table-cell office:value-type="string">
            <text:p>0-33-197</text:p>
          </table:table-cell>
          <table:table-cell office:value-type="string">
            <text:p>Per cent confidence based on EUMETSAT qual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QIFY</text:p>
          </table:table-cell>
          <table:table-cell/>
        </table:table-row>
        <table:table-row table:style-name="ro1">
          <table:table-cell office:value-type="string">
            <text:p>0-33-198</text:p>
          </table:table-cell>
          <table:table-cell office:value-type="string">
            <text:p>Per cent confidence based on EUMETSAT qualit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QIFN</text:p>
          </table:table-cell>
          <table:table-cell/>
        </table:table-row>
        <table:table-row table:style-name="ro1">
          <table:table-cell office:value-type="string">
            <text:p>0-33-199</text:p>
          </table:table-cell>
          <table:table-cell office:value-type="string">
            <text:p>Chi-squared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CHSQ</text:p>
          </table:table-cell>
          <table:table-cell/>
        </table:table-row>
        <table:table-row table:style-name="ro1">
          <table:table-cell office:value-type="string">
            <text:p>0-33-200</text:p>
          </table:table-cell>
          <table:table-cell office:value-type="string">
            <text:p>WindSat EDR quality flag-1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string">
            <text:p>WSEQC1</text:p>
          </table:table-cell>
          <table:table-cell/>
        </table:table-row>
        <table:table-row table:style-name="ro1">
          <table:table-cell office:value-type="string">
            <text:p>0-33-201</text:p>
          </table:table-cell>
          <table:table-cell office:value-type="string">
            <text:p>Estimated error covariance for wind direction</text:p>
          </table:table-cell>
          <table:table-cell office:value-type="string">
            <text:p>Degree tr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PHER</text:p>
          </table:table-cell>
          <table:table-cell/>
        </table:table-row>
        <table:table-row table:style-name="ro1">
          <table:table-cell office:value-type="string">
            <text:p>0-33-202</text:p>
          </table:table-cell>
          <table:table-cell office:value-type="string">
            <text:p>Radiosonde report diagnostic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UARDC</text:p>
          </table:table-cell>
          <table:table-cell/>
        </table:table-row>
        <table:table-row table:style-name="ro1">
          <table:table-cell office:value-type="string">
            <text:p>0-33-203</text:p>
          </table:table-cell>
          <table:table-cell office:value-type="string">
            <text:p>Per cent confidence based on NESDIS expected erro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EQF</text:p>
          </table:table-cell>
          <table:table-cell/>
        </table:table-row>
        <table:table-row table:style-name="ro1">
          <table:table-cell office:value-type="string">
            <text:p>0-33-204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VWTG</text:p>
          </table:table-cell>
          <table:table-cell/>
        </table:table-row>
        <table:table-row table:style-name="ro1">
          <table:table-cell office:value-type="string">
            <text:p>0-33-205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VWTA</text:p>
          </table:table-cell>
          <table:table-cell/>
        </table:table-row>
        <table:table-row table:style-name="ro1">
          <table:table-cell office:value-type="string">
            <text:p>0-33-206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VWTG</text:p>
          </table:table-cell>
          <table:table-cell/>
        </table:table-row>
        <table:table-row table:style-name="ro1">
          <table:table-cell office:value-type="string">
            <text:p>0-33-207</text:p>
          </table:table-cell>
          <table:table-cell office:value-type="string">
            <text:p>SDMEDIT/QUIPS quality mark for press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PR</text:p>
          </table:table-cell>
          <table:table-cell/>
        </table:table-row>
        <table:table-row table:style-name="ro1">
          <table:table-cell office:value-type="string">
            <text:p>0-33-208</text:p>
          </table:table-cell>
          <table:table-cell office:value-type="string">
            <text:p>SDMEDIT/QUIPS quality mark for wave height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WH</text:p>
          </table:table-cell>
          <table:table-cell/>
        </table:table-row>
        <table:table-row table:style-name="ro1">
          <table:table-cell office:value-type="string">
            <text:p>0-33-209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TVWTA</text:p>
          </table:table-cell>
          <table:table-cell/>
        </table:table-row>
        <table:table-row table:style-name="ro1">
          <table:table-cell office:value-type="string">
            <text:p>0-33-210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VWTG</text:p>
          </table:table-cell>
          <table:table-cell/>
        </table:table-row>
        <table:table-row table:style-name="ro1">
          <table:table-cell office:value-type="string">
            <text:p>0-33-211</text:p>
          </table:table-cell>
          <table:table-cell office:value-type="string">
            <text:p>PREPBUFR: Analysis variational qc weight o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VWTA</text:p>
          </table:table-cell>
          <table:table-cell/>
        </table:table-row>
        <table:table-row table:style-name="ro1">
          <table:table-cell office:value-type="string">
            <text:p>0-33-212</text:p>
          </table:table-cell>
          <table:table-cell office:value-type="string">
            <text:p>PREPBUFR: Analysis variational qc weight on win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WVWTG</text:p>
          </table:table-cell>
          <table:table-cell/>
        </table:table-row>
        <table:table-row table:style-name="ro1">
          <table:table-cell office:value-type="string">
            <text:p>0-33-213</text:p>
          </table:table-cell>
          <table:table-cell office:value-type="string">
            <text:p>PREPBUFR: Analysis variational qc weight on win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WVWTA</text:p>
          </table:table-cell>
          <table:table-cell/>
        </table:table-row>
        <table:table-row table:style-name="ro1">
          <table:table-cell office:value-type="string">
            <text:p>0-33-214</text:p>
          </table:table-cell>
          <table:table-cell office:value-type="string">
            <text:p>PREPBUFR: Analysis variational qc weight on tota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WTVWTG</text:p>
          </table:table-cell>
          <table:table-cell/>
        </table:table-row>
        <table:table-row table:style-name="ro1">
          <table:table-cell office:value-type="string">
            <text:p>0-33-215</text:p>
          </table:table-cell>
          <table:table-cell office:value-type="string">
            <text:p>Corrected report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CORN</text:p>
          </table:table-cell>
          <table:table-cell/>
        </table:table-row>
        <table:table-row table:style-name="ro1">
          <table:table-cell office:value-type="string">
            <text:p>0-33-216</text:p>
          </table:table-cell>
          <table:table-cell office:value-type="string">
            <text:p>SDMEDIT quality mark for NESDIS produced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WQM</text:p>
          </table:table-cell>
          <table:table-cell/>
        </table:table-row>
        <table:table-row table:style-name="ro1">
          <table:table-cell office:value-type="string">
            <text:p>0-33-217</text:p>
          </table:table-cell>
          <table:table-cell office:value-type="string">
            <text:p>SSM/I rain flag (derived wind product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FLG</text:p>
          </table:table-cell>
          <table:table-cell/>
        </table:table-row>
        <table:table-row table:style-name="ro1">
          <table:table-cell office:value-type="string">
            <text:p>0-33-218</text:p>
          </table:table-cell>
          <table:table-cell office:value-type="string">
            <text:p>SDMEDIT quality mark for sea-surface temperatur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QMST</text:p>
          </table:table-cell>
          <table:table-cell/>
        </table:table-row>
        <table:table-row table:style-name="ro1">
          <table:table-cell office:value-type="string">
            <text:p>0-33-219</text:p>
          </table:table-cell>
          <table:table-cell office:value-type="string">
            <text:p>MODS "QC results"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MQCF</text:p>
          </table:table-cell>
          <table:table-cell/>
        </table:table-row>
        <table:table-row table:style-name="ro1">
          <table:table-cell office:value-type="string">
            <text:p>0-33-220</text:p>
          </table:table-cell>
          <table:table-cell office:value-type="string">
            <text:p>FSL "QC data" fla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QCD</text:p>
          </table:table-cell>
          <table:table-cell/>
        </table:table-row>
        <table:table-row table:style-name="ro1">
          <table:table-cell office:value-type="string">
            <text:p>0-33-221</text:p>
          </table:table-cell>
          <table:table-cell office:value-type="string">
            <text:p>FSL "QC applied" flag for surfa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QCA</text:p>
          </table:table-cell>
          <table:table-cell/>
        </table:table-row>
        <table:table-row table:style-name="ro1">
          <table:table-cell office:value-type="string">
            <text:p>0-33-222</text:p>
          </table:table-cell>
          <table:table-cell office:value-type="string">
            <text:p>FSL "QC results" flag for surface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QCR</text:p>
          </table:table-cell>
          <table:table-cell/>
        </table:table-row>
        <table:table-row table:style-name="ro1">
          <table:table-cell office:value-type="string">
            <text:p>0-33-223</text:p>
          </table:table-cell>
          <table:table-cell office:value-type="string">
            <text:p>FSL "QC applied" flag for upper air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QCAU</text:p>
          </table:table-cell>
          <table:table-cell/>
        </table:table-row>
        <table:table-row table:style-name="ro1">
          <table:table-cell office:value-type="string">
            <text:p>0-33-224</text:p>
          </table:table-cell>
          <table:table-cell office:value-type="string">
            <text:p>FSL "QC results" flag for upper air data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QCRU</text:p>
          </table:table-cell>
          <table:table-cell/>
        </table:table-row>
        <table:table-row table:style-name="ro1">
          <table:table-cell office:value-type="string">
            <text:p>0-33-225</text:p>
          </table:table-cell>
          <table:table-cell office:value-type="string">
            <text:p>FSL decoding correction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INT</text:p>
          </table:table-cell>
          <table:table-cell/>
        </table:table-row>
        <table:table-row table:style-name="ro1">
          <table:table-cell office:value-type="string">
            <text:p>0-33-226</text:p>
          </table:table-cell>
          <table:table-cell office:value-type="string">
            <text:p>FSL location interpolation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LINT</text:p>
          </table:table-cell>
          <table:table-cell/>
        </table:table-row>
        <table:table-row table:style-name="ro1">
          <table:table-cell office:value-type="string">
            <text:p>0-33-227</text:p>
          </table:table-cell>
          <table:table-cell office:value-type="string">
            <text:p>FSL time interpolation indicato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INT</text:p>
          </table:table-cell>
          <table:table-cell/>
        </table:table-row>
        <table:table-row table:style-name="ro1">
          <table:table-cell office:value-type="string">
            <text:p>0-33-228</text:p>
          </table:table-cell>
          <table:table-cell office:value-type="string">
            <text:p>PREPBUFR: Analysis variational qc weight on tota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WTVWTA</text:p>
          </table:table-cell>
          <table:table-cell/>
        </table:table-row>
        <table:table-row table:style-name="ro1">
          <table:table-cell office:value-type="string">
            <text:p>0-33-229</text:p>
          </table:table-cell>
          <table:table-cell office:value-type="string">
            <text:p>Quality flag for VAD winds generated from Level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QFV2</text:p>
          </table:table-cell>
          <table:table-cell/>
        </table:table-row>
        <table:table-row table:style-name="ro1">
          <table:table-cell office:value-type="string">
            <text:p>0-33-230</text:p>
          </table:table-cell>
          <table:table-cell office:value-type="string">
            <text:p>SHEF data revision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HRV</text:p>
          </table:table-cell>
          <table:table-cell/>
        </table:table-row>
        <table:table-row table:style-name="ro1">
          <table:table-cell office:value-type="string">
            <text:p>0-33-231</text:p>
          </table:table-cell>
          <table:table-cell office:value-type="string">
            <text:p>SHEF data qualifier fla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QL</text:p>
          </table:table-cell>
          <table:table-cell/>
        </table:table-row>
        <table:table-row table:style-name="ro1">
          <table:table-cell office:value-type="string">
            <text:p>0-33-232</text:p>
          </table:table-cell>
          <table:table-cell office:value-type="string">
            <text:p>Advanced Microwave Scanning Radiometer (AMSR)-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PRXF</text:p>
          </table:table-cell>
          <table:table-cell/>
        </table:table-row>
        <table:table-row table:style-name="ro1">
          <table:table-cell office:value-type="string">
            <text:p>0-33-233</text:p>
          </table:table-cell>
          <table:table-cell office:value-type="string">
            <text:p>Advanced Microwave Scanning Radiometer (AMSR)-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OSQC</text:p>
          </table:table-cell>
          <table:table-cell/>
        </table:table-row>
        <table:table-row table:style-name="ro1">
          <table:table-cell office:value-type="string">
            <text:p>0-33-234</text:p>
          </table:table-cell>
          <table:table-cell office:value-type="string">
            <text:p>Advanced Microwave Scanning Radiometer (AMSR)-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PQF</text:p>
          </table:table-cell>
          <table:table-cell/>
        </table:table-row>
        <table:table-row table:style-name="ro1">
          <table:table-cell office:value-type="string">
            <text:p>0-33-235</text:p>
          </table:table-cell>
          <table:table-cell office:value-type="string">
            <text:p>Ozone Monitoring Instrument (OMI) total ozo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OQC</text:p>
          </table:table-cell>
          <table:table-cell/>
        </table:table-row>
        <table:table-row table:style-name="ro1">
          <table:table-cell office:value-type="string">
            <text:p>0-33-236</text:p>
          </table:table-cell>
          <table:table-cell office:value-type="string">
            <text:p>Ozone Monitoring Instrument (OMI) total ozon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TOQF</text:p>
          </table:table-cell>
          <table:table-cell/>
        </table:table-row>
        <table:table-row table:style-name="ro1">
          <table:table-cell office:value-type="string">
            <text:p>0-33-238</text:p>
          </table:table-cell>
          <table:table-cell office:value-type="string">
            <text:p>Data quality check indicator</text:p>
          </table:table-cell>
          <table:table-cell office:value-type="string">
            <text:p>Same as code table for 0-33-0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QCCHEK</text:p>
          </table:table-cell>
          <table:table-cell/>
        </table:table-row>
        <table:table-row table:style-name="ro1">
          <table:table-cell office:value-type="string">
            <text:p>0-33-239</text:p>
          </table:table-cell>
          <table:table-cell office:value-type="string">
            <text:p>Quality control indicator for temperature/salinity profile</text:p>
          </table:table-cell>
          <table:table-cell office:value-type="string">
            <text:p>Same as code table for 0-33-0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TSP</text:p>
          </table:table-cell>
          <table:table-cell/>
        </table:table-row>
        <table:table-row table:style-name="ro1">
          <table:table-cell office:value-type="string">
            <text:p>0-33-240</text:p>
          </table:table-cell>
          <table:table-cell office:value-type="string">
            <text:p>Quality control indicator for current profile</text:p>
          </table:table-cell>
          <table:table-cell office:value-type="string">
            <text:p>Same as code table for 0-33-0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CUR</text:p>
          </table:table-cell>
          <table:table-cell/>
        </table:table-row>
        <table:table-row table:style-name="ro1">
          <table:table-cell office:value-type="string">
            <text:p>0-33-245</text:p>
          </table:table-cell>
          <table:table-cell office:value-type="string">
            <text:p>Estimated error covariance for sea surface</text:p>
          </table:table-cell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STE</text:p>
          </table:table-cell>
          <table:table-cell/>
        </table:table-row>
        <table:table-row table:style-name="ro1">
          <table:table-cell office:value-type="string">
            <text:p>0-33-246</text:p>
          </table:table-cell>
          <table:table-cell office:value-type="string">
            <text:p>Estimated error covariance for wind speed</text:p>
          </table:table-cell>
          <table:table-cell office:value-type="string">
            <text:p>m s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SPDE</text:p>
          </table:table-cell>
          <table:table-cell/>
        </table:table-row>
        <table:table-row table:style-name="ro1">
          <table:table-cell office:value-type="string">
            <text:p>0-33-247</text:p>
          </table:table-cell>
          <table:table-cell office:value-type="string">
            <text:p>Estimated error covariance for total water vapor</text:p>
          </table:table-cell>
          <table:table-cell office:value-type="string">
            <text:p>kg m-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VPRE</text:p>
          </table:table-cell>
          <table:table-cell/>
        </table:table-row>
        <table:table-row table:style-name="ro1">
          <table:table-cell office:value-type="string">
            <text:p>0-33-248</text:p>
          </table:table-cell>
          <table:table-cell office:value-type="string">
            <text:p>Estimated error covariance for total cloud liquid</text:p>
          </table:table-cell>
          <table:table-cell office:value-type="string">
            <text:p>kg m-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LDE</text:p>
          </table:table-cell>
          <table:table-cell/>
        </table:table-row>
        <table:table-row table:style-name="ro1">
          <table:table-cell office:value-type="string">
            <text:p>0-33-249</text:p>
          </table:table-cell>
          <table:table-cell office:value-type="string">
            <text:p>NRL aircraft quality mark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string">
            <text:p>NRLQMS</text:p>
          </table:table-cell>
          <table:table-cell/>
        </table:table-row>
        <table:table-row table:style-name="ro1">
          <table:table-cell office:value-type="string">
            <text:p>0-33-249</text:p>
          </table:table-cell>
          <table:table-cell office:value-type="string">
            <text:p>NRL aircraft quality mark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NRLQM</text:p>
          </table:table-cell>
          <table:table-cell/>
        </table:table-row>
        <table:table-row table:style-name="ro1">
          <table:table-cell office:value-type="string">
            <text:p>0-33-250</text:p>
          </table:table-cell>
          <table:table-cell office:value-type="string">
            <text:p>Quality mark for reflectivities along radial li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RF</text:p>
          </table:table-cell>
          <table:table-cell/>
        </table:table-row>
        <table:table-row table:style-name="ro1">
          <table:table-cell office:value-type="string">
            <text:p>0-33-251</text:p>
          </table:table-cell>
          <table:table-cell office:value-type="string">
            <text:p>Quality mark for winds along radial li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QCRW</text:p>
          </table:table-cell>
          <table:table-cell/>
        </table:table-row>
        <table:table-row table:style-name="ro1">
          <table:table-cell office:value-type="string">
            <text:p>0-33-253</text:p>
          </table:table-cell>
          <table:table-cell office:value-type="string">
            <text:p>Convergence</text:p>
          </table:table-cell>
          <table:table-cell office:value-type="string">
            <text:p>Numer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CONV</text:p>
          </table:table-cell>
          <table:table-cell/>
        </table:table-row>
        <table:table-row table:style-name="ro1">
          <table:table-cell office:value-type="string">
            <text:p>0-33-254</text:p>
          </table:table-cell>
          <table:table-cell office:value-type="string">
            <text:p>2-bit indicator of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PQC2</text:p>
          </table:table-cell>
          <table:table-cell/>
        </table:table-row>
        <table:table-row table:style-name="ro1">
          <table:table-cell office:value-type="string">
            <text:p>0-33-255</text:p>
          </table:table-cell>
          <table:table-cell office:value-type="string">
            <text:p>1-bit indicator of qua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PQC</text:p>
          </table:table-cell>
          <table:table-cell/>
        </table:table-row>
        <table:table-row table:style-name="ro1">
          <table:table-cell office:value-type="string">
            <text:p>0-35-000</text:p>
          </table:table-cell>
          <table:table-cell office:value-type="string">
            <text:p>FM and regional code numb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MRCN</text:p>
          </table:table-cell>
          <table:table-cell/>
        </table:table-row>
        <table:table-row table:style-name="ro1">
          <table:table-cell office:value-type="string">
            <text:p>0-35-001</text:p>
          </table:table-cell>
          <table:table-cell office:value-type="string">
            <text:p>Time-frame for monitoring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FFM</text:p>
          </table:table-cell>
          <table:table-cell/>
        </table:table-row>
        <table:table-row table:style-name="ro1">
          <table:table-cell office:value-type="string">
            <text:p>0-35-011</text:p>
          </table:table-cell>
          <table:table-cell office:value-type="string">
            <text:p>Number of reports actually receive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NRAR</text:p>
          </table:table-cell>
          <table:table-cell/>
        </table:table-row>
        <table:table-row table:style-name="ro1">
          <table:table-cell office:value-type="string">
            <text:p>0-35-021</text:p>
          </table:table-cell>
          <table:table-cell office:value-type="string">
            <text:p>Bulletin being monitored (TTAAii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BUHD</text:p>
          </table:table-cell>
          <table:table-cell/>
        </table:table-row>
        <table:table-row table:style-name="ro1">
          <table:table-cell office:value-type="string">
            <text:p>0-35-022</text:p>
          </table:table-cell>
          <table:table-cell office:value-type="string">
            <text:p>Bulletin being monitored (YYGGgg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BULTIM</text:p>
          </table:table-cell>
          <table:table-cell/>
        </table:table-row>
        <table:table-row table:style-name="ro1">
          <table:table-cell office:value-type="string">
            <text:p>0-35-023</text:p>
          </table:table-cell>
          <table:table-cell office:value-type="string">
            <text:p>Bulletin being monitored (CCCC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BORG</text:p>
          </table:table-cell>
          <table:table-cell/>
        </table:table-row>
        <table:table-row table:style-name="ro1">
          <table:table-cell office:value-type="string">
            <text:p>0-35-024</text:p>
          </table:table-cell>
          <table:table-cell office:value-type="string">
            <text:p>Bulletin being monitored (BBB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BBBX</text:p>
          </table:table-cell>
          <table:table-cell/>
        </table:table-row>
        <table:table-row table:style-name="ro1">
          <table:table-cell office:value-type="string">
            <text:p>0-35-030</text:p>
          </table:table-cell>
          <table:table-cell office:value-type="string">
            <text:p>Discrepancies in the availability of expected dat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DAED</text:p>
          </table:table-cell>
          <table:table-cell/>
        </table:table-row>
        <table:table-row table:style-name="ro1">
          <table:table-cell office:value-type="string">
            <text:p>0-35-031</text:p>
          </table:table-cell>
          <table:table-cell office:value-type="string">
            <text:p>Qualifier on monitoring result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QOMR</text:p>
          </table:table-cell>
          <table:table-cell/>
        </table:table-row>
        <table:table-row table:style-name="ro1">
          <table:table-cell office:value-type="string">
            <text:p>0-35-032</text:p>
          </table:table-cell>
          <table:table-cell office:value-type="string">
            <text:p>Cause of missing dat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COMD</text:p>
          </table:table-cell>
          <table:table-cell/>
        </table:table-row>
        <table:table-row table:style-name="ro1">
          <table:table-cell office:value-type="string">
            <text:p>0-35-033</text:p>
          </table:table-cell>
          <table:table-cell office:value-type="string">
            <text:p>Observation and collection deficiencies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ACD</text:p>
          </table:table-cell>
          <table:table-cell/>
        </table:table-row>
        <table:table-row table:style-name="ro1">
          <table:table-cell office:value-type="string">
            <text:p>0-35-034</text:p>
          </table:table-cell>
          <table:table-cell office:value-type="string">
            <text:p>Statistical trends for availability of data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AD</text:p>
          </table:table-cell>
          <table:table-cell/>
        </table:table-row>
        <table:table-row table:style-name="ro1">
          <table:table-cell office:value-type="string">
            <text:p>0-35-035</text:p>
          </table:table-cell>
          <table:table-cell office:value-type="string">
            <text:p>Reason for termin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TERM</text:p>
          </table:table-cell>
          <table:table-cell/>
        </table:table-row>
        <table:table-row table:style-name="ro1">
          <table:table-cell office:value-type="string">
            <text:p>0-35-194</text:p>
          </table:table-cell>
          <table:table-cell office:value-type="string">
            <text:p>Bulletin being monitored (BBB)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string">
            <text:p>BBB</text:p>
          </table:table-cell>
          <table:table-cell/>
        </table:table-row>
        <table:table-row table:style-name="ro1">
          <table:table-cell office:value-type="string">
            <text:p>0-35-195</text:p>
          </table:table-cell>
          <table:table-cell office:value-type="string">
            <text:p>Channel sequence number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SEQNUM</text:p>
          </table:table-cell>
          <table:table-cell/>
        </table:table-row>
        <table:table-row table:style-name="ro1">
          <table:table-cell office:value-type="string">
            <text:p>0-35-200</text:p>
          </table:table-cell>
          <table:table-cell office:value-type="string">
            <text:p>Restrictions on redistribution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RSRD</text:p>
          </table:table-cell>
          <table:table-cell/>
        </table:table-row>
        <table:table-row table:style-name="ro1">
          <table:table-cell office:value-type="string">
            <text:p>0-35-201</text:p>
          </table:table-cell>
          <table:table-cell office:value-type="string">
            <text:p>Expiration of restrictions on redistribution</text:p>
          </table:table-cell>
          <table:table-cell office:value-type="string">
            <text:p>h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EXPRSRD</text:p>
          </table:table-cell>
          <table:table-cell/>
        </table:table-row>
        <table:table-row table:style-name="ro1">
          <table:table-cell office:value-type="string">
            <text:p>0-40-001</text:p>
          </table:table-cell>
          <table:table-cell office:value-type="string">
            <text:p>Surface soil moisture (ms)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SOM</text:p>
          </table:table-cell>
          <table:table-cell/>
        </table:table-row>
        <table:table-row table:style-name="ro1">
          <table:table-cell office:value-type="string">
            <text:p>0-40-002</text:p>
          </table:table-cell>
          <table:table-cell office:value-type="string">
            <text:p>Estimated error in surface soil moisture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ESSM</text:p>
          </table:table-cell>
          <table:table-cell/>
        </table:table-row>
        <table:table-row table:style-name="ro1">
          <table:table-cell office:value-type="string">
            <text:p>0-40-003</text:p>
          </table:table-cell>
          <table:table-cell office:value-type="string">
            <text:p>Mean surface soil moisture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SSM</text:p>
          </table:table-cell>
          <table:table-cell/>
        </table:table-row>
        <table:table-row table:style-name="ro1">
          <table:table-cell office:value-type="string">
            <text:p>0-40-004</text:p>
          </table:table-cell>
          <table:table-cell office:value-type="string">
            <text:p>Rainfall detection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FDT</text:p>
          </table:table-cell>
          <table:table-cell/>
        </table:table-row>
        <table:table-row table:style-name="ro1">
          <table:table-cell office:value-type="string">
            <text:p>0-40-005</text:p>
          </table:table-cell>
          <table:table-cell office:value-type="string">
            <text:p>Soil moisture correction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SMCF</text:p>
          </table:table-cell>
          <table:table-cell/>
        </table:table-row>
        <table:table-row table:style-name="ro1">
          <table:table-cell office:value-type="string">
            <text:p>0-40-006</text:p>
          </table:table-cell>
          <table:table-cell office:value-type="string">
            <text:p>Soil moisture processing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MPF</text:p>
          </table:table-cell>
          <table:table-cell/>
        </table:table-row>
        <table:table-row table:style-name="ro1">
          <table:table-cell office:value-type="string">
            <text:p>0-40-007</text:p>
          </table:table-cell>
          <table:table-cell office:value-type="string">
            <text:p>Soil moisture quality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QL</text:p>
          </table:table-cell>
          <table:table-cell/>
        </table:table-row>
        <table:table-row table:style-name="ro1">
          <table:table-cell office:value-type="string">
            <text:p>0-40-008</text:p>
          </table:table-cell>
          <table:table-cell office:value-type="string">
            <text:p>Frozen land surface fraction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LSF</text:p>
          </table:table-cell>
          <table:table-cell/>
        </table:table-row>
        <table:table-row table:style-name="ro1">
          <table:table-cell office:value-type="string">
            <text:p>0-40-009</text:p>
          </table:table-cell>
          <table:table-cell office:value-type="string">
            <text:p>Inundation and wetland fraction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WFR</text:p>
          </table:table-cell>
          <table:table-cell/>
        </table:table-row>
        <table:table-row table:style-name="ro1">
          <table:table-cell office:value-type="string">
            <text:p>0-40-010</text:p>
          </table:table-cell>
          <table:table-cell office:value-type="string">
            <text:p>Topographic complexity</text:p>
          </table:table-cell>
          <table:table-cell office:value-type="string">
            <text:p>%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PCX</text:p>
          </table:table-cell>
          <table:table-cell/>
        </table:table-row>
        <table:table-row table:style-name="ro1">
          <table:table-cell office:value-type="string">
            <text:p>0-40-011</text:p>
          </table:table-cell>
          <table:table-cell office:value-type="string">
            <text:p>Interpolation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TF</text:p>
          </table:table-cell>
          <table:table-cell/>
        </table:table-row>
        <table:table-row table:style-name="ro1">
          <table:table-cell office:value-type="string">
            <text:p>0-40-012</text:p>
          </table:table-cell>
          <table:table-cell office:value-type="string">
            <text:p>Radiometer data quality flag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RDQF</text:p>
          </table:table-cell>
          <table:table-cell/>
        </table:table-row>
        <table:table-row table:style-name="ro1">
          <table:table-cell office:value-type="string">
            <text:p>0-40-013</text:p>
          </table:table-cell>
          <table:table-cell office:value-type="string">
            <text:p>Radiometer brightness temperature interpretati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RBIF</text:p>
          </table:table-cell>
          <table:table-cell/>
        </table:table-row>
        <table:table-row table:style-name="ro1">
          <table:table-cell office:value-type="string">
            <text:p>0-40-014</text:p>
          </table:table-cell>
          <table:table-cell office:value-type="string">
            <text:p>High frequency fluctuations of the sea surfac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-3000">
            <text:p>-3000</text:p>
          </table:table-cell>
          <table:table-cell office:value-type="float" office:value="13">
            <text:p>13</text:p>
          </table:table-cell>
          <table:table-cell office:value-type="string">
            <text:p>HFSTC</text:p>
          </table:table-cell>
          <table:table-cell/>
        </table:table-row>
        <table:table-row table:style-name="ro1">
          <table:table-cell office:value-type="string">
            <text:p>0-40-015</text:p>
          </table:table-cell>
          <table:table-cell office:value-type="string">
            <text:p>Normalised differential vegetation index (NDVI)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100">
            <text:p>-100</text:p>
          </table:table-cell>
          <table:table-cell office:value-type="float" office:value="8">
            <text:p>8</text:p>
          </table:table-cell>
          <table:table-cell office:value-type="string">
            <text:p>NDVI</text:p>
          </table:table-cell>
          <table:table-cell/>
        </table:table-row>
        <table:table-row table:style-name="ro1">
          <table:table-cell office:value-type="string">
            <text:p>0-40-016</text:p>
          </table:table-cell>
          <table:table-cell office:value-type="string">
            <text:p>Residual RMS in band</text:p>
          </table:table-cell>
          <table:table-cell office:value-type="string">
            <text:p>Numeric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RRIB</text:p>
          </table:table-cell>
          <table:table-cell/>
        </table:table-row>
        <table:table-row table:style-name="ro1">
          <table:table-cell office:value-type="string">
            <text:p>0-40-017</text:p>
          </table:table-cell>
          <table:table-cell office:value-type="string">
            <text:p>Non-normalized principal component score</text:p>
          </table:table-cell>
          <table:table-cell office:value-type="string">
            <text:p>Numeric</text:p>
          </table:table-cell>
          <table:table-cell office:value-type="float" office:value="0">
            <text:p>0</text:p>
          </table:table-cell>
          <table:table-cell office:value-type="float" office:value="-1073741824">
            <text:p>-1073741824</text:p>
          </table:table-cell>
          <table:table-cell office:value-type="float" office:value="31">
            <text:p>31</text:p>
          </table:table-cell>
          <table:table-cell office:value-type="string">
            <text:p>NNPCS</text:p>
          </table:table-cell>
          <table:table-cell/>
        </table:table-row>
        <table:table-row table:style-name="ro1">
          <table:table-cell office:value-type="string">
            <text:p>0-40-018</text:p>
          </table:table-cell>
          <table:table-cell office:value-type="string">
            <text:p>GIacAvgImagIIS - average of imager measurements</text:p>
          </table:table-cell>
          <table:table-cell office:value-type="string">
            <text:p>W m-2 sr-1 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AOIM</text:p>
          </table:table-cell>
          <table:table-cell/>
        </table:table-row>
        <table:table-row table:style-name="ro1">
          <table:table-cell office:value-type="string">
            <text:p>0-40-019</text:p>
          </table:table-cell>
          <table:table-cell office:value-type="string">
            <text:p>GIacVarImagIIS - variance of imager measurements</text:p>
          </table:table-cell>
          <table:table-cell office:value-type="string">
            <text:p>W m-2 sr-1 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VOIM</text:p>
          </table:table-cell>
          <table:table-cell/>
        </table:table-row>
        <table:table-row table:style-name="ro1">
          <table:table-cell office:value-type="string">
            <text:p>0-40-020</text:p>
          </table:table-cell>
          <table:table-cell office:value-type="string">
            <text:p>GqisFlagQualDetailed - quality flag for the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QFFS</text:p>
          </table:table-cell>
          <table:table-cell/>
        </table:table-row>
        <table:table-row table:style-name="ro1">
          <table:table-cell office:value-type="string">
            <text:p>0-40-021</text:p>
          </table:table-cell>
          <table:table-cell office:value-type="string">
            <text:p>Fraction of weighted AVHRR pixel in IASI FOV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FICSI</text:p>
          </table:table-cell>
          <table:table-cell/>
        </table:table-row>
        <table:table-row table:style-name="ro1">
          <table:table-cell office:value-type="string">
            <text:p>0-40-022</text:p>
          </table:table-cell>
          <table:table-cell office:value-type="string">
            <text:p>Number of missing, bad or failed AVHRR pixel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NMBFA</text:p>
          </table:table-cell>
          <table:table-cell/>
        </table:table-row>
        <table:table-row table:style-name="ro1">
          <table:table-cell office:value-type="string">
            <text:p>0-40-023</text:p>
          </table:table-cell>
          <table:table-cell office:value-type="string">
            <text:p>Auxilliary altimeter state flags</text:p>
          </table:table-cell>
          <table:table-cell office:value-type="string">
            <text:p>Flag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ASF</text:p>
          </table:table-cell>
          <table:table-cell/>
        </table:table-row>
        <table:table-row table:style-name="ro1">
          <table:table-cell office:value-type="string">
            <text:p>0-40-024</text:p>
          </table:table-cell>
          <table:table-cell office:value-type="string">
            <text:p>Meteorological map availabilit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MAC</text:p>
          </table:table-cell>
          <table:table-cell/>
        </table:table-row>
        <table:table-row table:style-name="ro1">
          <table:table-cell office:value-type="string">
            <text:p>0-40-025</text:p>
          </table:table-cell>
          <table:table-cell office:value-type="string">
            <text:p>Interpolation flag for mean diurnal ti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FDT</text:p>
          </table:table-cell>
          <table:table-cell/>
        </table:table-row>
        <table:table-row table:style-name="ro1">
          <table:table-cell office:value-type="string">
            <text:p>0-40-026</text:p>
          </table:table-cell>
          <table:table-cell office:value-type="string">
            <text:p>Score quantization facto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SQFA</text:p>
          </table:table-cell>
          <table:table-cell/>
        </table:table-row>
        <table:table-row table:style-name="ro1">
          <table:table-cell office:value-type="string">
            <text:p>0-49-001</text:p>
          </table:table-cell>
          <table:table-cell office:value-type="string">
            <text:p>Record id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REC </text:p>
          </table:table-cell>
          <table:table-cell/>
        </table:table-row>
        <table:table-row table:style-name="ro1">
          <table:table-cell office:value-type="string">
            <text:p>0-49-002</text:p>
          </table:table-cell>
          <table:table-cell office:value-type="string">
            <text:p>Sequenc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OSEQ </text:p>
          </table:table-cell>
          <table:table-cell/>
        </table:table-row>
        <table:table-row table:style-name="ro1">
          <table:table-cell office:value-type="string">
            <text:p>0-49-003</text:p>
          </table:table-cell>
          <table:table-cell office:value-type="string">
            <text:p>Subsatellite latitud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OLAT</text:p>
          </table:table-cell>
          <table:table-cell/>
        </table:table-row>
        <table:table-row table:style-name="ro1">
          <table:table-cell office:value-type="string">
            <text:p>0-49-004</text:p>
          </table:table-cell>
          <table:table-cell office:value-type="string">
            <text:p>Subsatellite longitud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LON</text:p>
          </table:table-cell>
          <table:table-cell/>
        </table:table-row>
        <table:table-row table:style-name="ro1">
          <table:table-cell office:value-type="string">
            <text:p>0-49-005</text:p>
          </table:table-cell>
          <table:table-cell office:value-type="string">
            <text:p>View latitude total ozon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OVLT</text:p>
          </table:table-cell>
          <table:table-cell/>
        </table:table-row>
        <table:table-row table:style-name="ro1">
          <table:table-cell office:value-type="string">
            <text:p>0-49-006</text:p>
          </table:table-cell>
          <table:table-cell office:value-type="string">
            <text:p>View longitude total ozon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VLN</text:p>
          </table:table-cell>
          <table:table-cell/>
        </table:table-row>
        <table:table-row table:style-name="ro1">
          <table:table-cell office:value-type="string">
            <text:p>0-49-007</text:p>
          </table:table-cell>
          <table:table-cell office:value-type="string">
            <text:p>Solar zenith angl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SZA</text:p>
          </table:table-cell>
          <table:table-cell/>
        </table:table-row>
        <table:table-row table:style-name="ro1">
          <table:table-cell office:value-type="string">
            <text:p>0-49-008</text:p>
          </table:table-cell>
          <table:table-cell office:value-type="string">
            <text:p>N-value CCR 339.8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1</text:p>
          </table:table-cell>
          <table:table-cell/>
        </table:table-row>
        <table:table-row table:style-name="ro1">
          <table:table-cell office:value-type="string">
            <text:p>0-49-009</text:p>
          </table:table-cell>
          <table:table-cell office:value-type="string">
            <text:p>N-value CCR 331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2</text:p>
          </table:table-cell>
          <table:table-cell/>
        </table:table-row>
        <table:table-row table:style-name="ro1">
          <table:table-cell office:value-type="string">
            <text:p>0-49-010</text:p>
          </table:table-cell>
          <table:table-cell office:value-type="string">
            <text:p>N-value CCR 317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3</text:p>
          </table:table-cell>
          <table:table-cell/>
        </table:table-row>
        <table:table-row table:style-name="ro1">
          <table:table-cell office:value-type="string">
            <text:p>0-49-011</text:p>
          </table:table-cell>
          <table:table-cell office:value-type="string">
            <text:p>N-value CCR 312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4</text:p>
          </table:table-cell>
          <table:table-cell/>
        </table:table-row>
        <table:table-row table:style-name="ro1">
          <table:table-cell office:value-type="string">
            <text:p>0-49-012</text:p>
          </table:table-cell>
          <table:table-cell office:value-type="string">
            <text:p>N-value MONO 339.8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5</text:p>
          </table:table-cell>
          <table:table-cell/>
        </table:table-row>
        <table:table-row table:style-name="ro1">
          <table:table-cell office:value-type="string">
            <text:p>0-49-013</text:p>
          </table:table-cell>
          <table:table-cell office:value-type="string">
            <text:p>N-value MONO 331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6</text:p>
          </table:table-cell>
          <table:table-cell/>
        </table:table-row>
        <table:table-row table:style-name="ro1">
          <table:table-cell office:value-type="string">
            <text:p>0-49-014</text:p>
          </table:table-cell>
          <table:table-cell office:value-type="string">
            <text:p>N-value MONO 317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7</text:p>
          </table:table-cell>
          <table:table-cell/>
        </table:table-row>
        <table:table-row table:style-name="ro1">
          <table:table-cell office:value-type="string">
            <text:p>0-49-015</text:p>
          </table:table-cell>
          <table:table-cell office:value-type="string">
            <text:p>N-value MONO 312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V8</text:p>
          </table:table-cell>
          <table:table-cell/>
        </table:table-row>
        <table:table-row table:style-name="ro1">
          <table:table-cell office:value-type="string">
            <text:p>0-49-016</text:p>
          </table:table-cell>
          <table:table-cell office:value-type="string">
            <text:p>Gain sel code 4 wavelengths + 30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SC</text:p>
          </table:table-cell>
          <table:table-cell/>
        </table:table-row>
        <table:table-row table:style-name="ro1">
          <table:table-cell office:value-type="string">
            <text:p>0-49-017</text:p>
          </table:table-cell>
          <table:table-cell office:value-type="string">
            <text:p>Grating differences channels 1-6</text:p>
          </table:table-cell>
          <table:table-cell office:value-type="string">
            <text:p>Code tab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GRA </text:p>
          </table:table-cell>
          <table:table-cell/>
        </table:table-row>
        <table:table-row table:style-name="ro1">
          <table:table-cell office:value-type="string">
            <text:p>0-49-018</text:p>
          </table:table-cell>
          <table:table-cell office:value-type="string">
            <text:p>Total ozone best estimated TOVS cloud height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BE</text:p>
          </table:table-cell>
          <table:table-cell/>
        </table:table-row>
        <table:table-row table:style-name="ro1">
          <table:table-cell office:value-type="string">
            <text:p>0-49-019</text:p>
          </table:table-cell>
          <table:table-cell office:value-type="string">
            <text:p>Field-of-view averaged cloud top pressure</text:p>
          </table:table-cell>
          <table:table-cell office:value-type="string">
            <text:p>AT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CTP</text:p>
          </table:table-cell>
          <table:table-cell/>
        </table:table-row>
        <table:table-row table:style-name="ro1">
          <table:table-cell office:value-type="string">
            <text:p>0-49-020</text:p>
          </table:table-cell>
          <table:table-cell office:value-type="string">
            <text:p>Pressure of reflected surface estimated using TOVS</text:p>
          </table:table-cell>
          <table:table-cell office:value-type="string">
            <text:p>AT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PRS</text:p>
          </table:table-cell>
          <table:table-cell/>
        </table:table-row>
        <table:table-row table:style-name="ro1">
          <table:table-cell office:value-type="string">
            <text:p>0-49-021</text:p>
          </table:table-cell>
          <table:table-cell office:value-type="string">
            <text:p>Reflectivity average for TOVS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A </text:p>
          </table:table-cell>
          <table:table-cell/>
        </table:table-row>
        <table:table-row table:style-name="ro1">
          <table:table-cell office:value-type="string">
            <text:p>0-49-022</text:p>
          </table:table-cell>
          <table:table-cell office:value-type="string">
            <text:p>Per cent cloud from CC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CLD</text:p>
          </table:table-cell>
          <table:table-cell/>
        </table:table-row>
        <table:table-row table:style-name="ro1">
          <table:table-cell office:value-type="string">
            <text:p>0-49-023</text:p>
          </table:table-cell>
          <table:table-cell office:value-type="string">
            <text:p>Ozone error flag for TOVS total ozo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OERR</text:p>
          </table:table-cell>
          <table:table-cell/>
        </table:table-row>
        <table:table-row table:style-name="ro1">
          <table:table-cell office:value-type="string">
            <text:p>0-49-024</text:p>
          </table:table-cell>
          <table:table-cell office:value-type="string">
            <text:p>Total ozone A-pair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AP</text:p>
          </table:table-cell>
          <table:table-cell/>
        </table:table-row>
        <table:table-row table:style-name="ro1">
          <table:table-cell office:value-type="string">
            <text:p>0-49-025</text:p>
          </table:table-cell>
          <table:table-cell office:value-type="string">
            <text:p>Ozone A-pair sensitivity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AP</text:p>
          </table:table-cell>
          <table:table-cell/>
        </table:table-row>
        <table:table-row table:style-name="ro1">
          <table:table-cell office:value-type="string">
            <text:p>0-49-026</text:p>
          </table:table-cell>
          <table:table-cell office:value-type="string">
            <text:p>Reflectivity average for A-pai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AP </text:p>
          </table:table-cell>
          <table:table-cell/>
        </table:table-row>
        <table:table-row table:style-name="ro1">
          <table:table-cell office:value-type="string">
            <text:p>0-49-027</text:p>
          </table:table-cell>
          <table:table-cell office:value-type="string">
            <text:p>Ozone weight A-pai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WAP</text:p>
          </table:table-cell>
          <table:table-cell/>
        </table:table-row>
        <table:table-row table:style-name="ro1">
          <table:table-cell office:value-type="string">
            <text:p>0-49-028</text:p>
          </table:table-cell>
          <table:table-cell office:value-type="string">
            <text:p>Total B-pair ozon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BP</text:p>
          </table:table-cell>
          <table:table-cell/>
        </table:table-row>
        <table:table-row table:style-name="ro1">
          <table:table-cell office:value-type="string">
            <text:p>0-49-029</text:p>
          </table:table-cell>
          <table:table-cell office:value-type="string">
            <text:p>Ozone B-pair sensitivity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BP</text:p>
          </table:table-cell>
          <table:table-cell/>
        </table:table-row>
        <table:table-row table:style-name="ro1">
          <table:table-cell office:value-type="string">
            <text:p>0-49-030</text:p>
          </table:table-cell>
          <table:table-cell office:value-type="string">
            <text:p>Reflectivity average for B-pai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BP</text:p>
          </table:table-cell>
          <table:table-cell/>
        </table:table-row>
        <table:table-row table:style-name="ro1">
          <table:table-cell office:value-type="string">
            <text:p>0-49-031</text:p>
          </table:table-cell>
          <table:table-cell office:value-type="string">
            <text:p>Ozone weight B-pair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WBP</text:p>
          </table:table-cell>
          <table:table-cell/>
        </table:table-row>
        <table:table-row table:style-name="ro1">
          <table:table-cell office:value-type="string">
            <text:p>0-49-032</text:p>
          </table:table-cell>
          <table:table-cell office:value-type="string">
            <text:p>Total ozone best estimate based on climatological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CC</text:p>
          </table:table-cell>
          <table:table-cell/>
        </table:table-row>
        <table:table-row table:style-name="ro1">
          <table:table-cell office:value-type="string">
            <text:p>0-49-033</text:p>
          </table:table-cell>
          <table:table-cell office:value-type="string">
            <text:p>Total C-pair ozon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CP</text:p>
          </table:table-cell>
          <table:table-cell/>
        </table:table-row>
        <table:table-row table:style-name="ro1">
          <table:table-cell office:value-type="string">
            <text:p>0-49-034</text:p>
          </table:table-cell>
          <table:table-cell office:value-type="string">
            <text:p>Pressure of reflected surface estimated without</text:p>
          </table:table-cell>
          <table:table-cell office:value-type="string">
            <text:p>AT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PRR</text:p>
          </table:table-cell>
          <table:table-cell/>
        </table:table-row>
        <table:table-row table:style-name="ro1">
          <table:table-cell office:value-type="string">
            <text:p>0-49-035</text:p>
          </table:table-cell>
          <table:table-cell office:value-type="string">
            <text:p>Reflectivity average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AV</text:p>
          </table:table-cell>
          <table:table-cell/>
        </table:table-row>
        <table:table-row table:style-name="ro1">
          <table:table-cell office:value-type="string">
            <text:p>0-49-036</text:p>
          </table:table-cell>
          <table:table-cell office:value-type="string">
            <text:p>Ozone C-pair sensitivity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CP</text:p>
          </table:table-cell>
          <table:table-cell/>
        </table:table-row>
        <table:table-row table:style-name="ro1">
          <table:table-cell office:value-type="string">
            <text:p>0-49-037</text:p>
          </table:table-cell>
          <table:table-cell office:value-type="string">
            <text:p>Ozone error flag for best ozon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OEBO</text:p>
          </table:table-cell>
          <table:table-cell/>
        </table:table-row>
        <table:table-row table:style-name="ro1">
          <table:table-cell office:value-type="string">
            <text:p>0-49-038</text:p>
          </table:table-cell>
          <table:table-cell office:value-type="string">
            <text:p>Table selection index</text:p>
          </table:table-cell>
          <table:table-cell office:value-type="string">
            <text:p>Code table</text:p>
          </table:table-cell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office:value-type="float" office:value="12">
            <text:p>12</text:p>
          </table:table-cell>
          <table:table-cell office:value-type="string">
            <text:p>OTAB</text:p>
          </table:table-cell>
          <table:table-cell/>
        </table:table-row>
        <table:table-row table:style-name="ro1">
          <table:table-cell office:value-type="string">
            <text:p>0-49-039</text:p>
          </table:table-cell>
          <table:table-cell office:value-type="string">
            <text:p>Grating differences channels 7-12</text:p>
          </table:table-cell>
          <table:table-cell office:value-type="string">
            <text:p>Code tab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G712</text:p>
          </table:table-cell>
          <table:table-cell/>
        </table:table-row>
        <table:table-row table:style-name="ro1">
          <table:table-cell office:value-type="string">
            <text:p>0-49-040</text:p>
          </table:table-cell>
          <table:table-cell office:value-type="string">
            <text:p>Reflectivity differences (photo/mono)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string">
            <text:p>ORDF</text:p>
          </table:table-cell>
          <table:table-cell/>
        </table:table-row>
        <table:table-row table:style-name="ro1">
          <table:table-cell office:value-type="string">
            <text:p>0-49-041</text:p>
          </table:table-cell>
          <table:table-cell office:value-type="string">
            <text:p>Terrain/surface pressure</text:p>
          </table:table-cell>
          <table:table-cell office:value-type="string">
            <text:p>AT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PR</text:p>
          </table:table-cell>
          <table:table-cell/>
        </table:table-row>
        <table:table-row table:style-name="ro1">
          <table:table-cell office:value-type="string">
            <text:p>0-49-042</text:p>
          </table:table-cell>
          <table:table-cell office:value-type="string">
            <text:p>Total D-pair ozon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DP</text:p>
          </table:table-cell>
          <table:table-cell/>
        </table:table-row>
        <table:table-row table:style-name="ro1">
          <table:table-cell office:value-type="string">
            <text:p>0-49-043</text:p>
          </table:table-cell>
          <table:table-cell office:value-type="string">
            <text:p>Sulfur dioxide index (provides a measure of SO2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100000">
            <text:p>-100000</text:p>
          </table:table-cell>
          <table:table-cell office:value-type="float" office:value="18">
            <text:p>18</text:p>
          </table:table-cell>
          <table:table-cell office:value-type="string">
            <text:p>OSIN</text:p>
          </table:table-cell>
          <table:table-cell/>
        </table:table-row>
        <table:table-row table:style-name="ro1">
          <table:table-cell office:value-type="string">
            <text:p>0-49-044</text:p>
          </table:table-cell>
          <table:table-cell office:value-type="string">
            <text:p>0 total B ozon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BO</text:p>
          </table:table-cell>
          <table:table-cell/>
        </table:table-row>
        <table:table-row table:style-name="ro1">
          <table:table-cell office:value-type="string">
            <text:p>0-49-045</text:p>
          </table:table-cell>
          <table:table-cell office:value-type="string">
            <text:p>View latitude profile ozon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9000">
            <text:p>-9000</text:p>
          </table:table-cell>
          <table:table-cell office:value-type="float" office:value="15">
            <text:p>15</text:p>
          </table:table-cell>
          <table:table-cell office:value-type="string">
            <text:p>OPLA</text:p>
          </table:table-cell>
          <table:table-cell/>
        </table:table-row>
        <table:table-row table:style-name="ro1">
          <table:table-cell office:value-type="string">
            <text:p>0-49-046</text:p>
          </table:table-cell>
          <table:table-cell office:value-type="string">
            <text:p>View longitude profile ozon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PLO</text:p>
          </table:table-cell>
          <table:table-cell/>
        </table:table-row>
        <table:table-row table:style-name="ro1">
          <table:table-cell office:value-type="string">
            <text:p>0-49-047</text:p>
          </table:table-cell>
          <table:table-cell office:value-type="string">
            <text:p>Solar zenith angle for profile ozone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PSZ </text:p>
          </table:table-cell>
          <table:table-cell/>
        </table:table-row>
        <table:table-row table:style-name="ro1">
          <table:table-cell office:value-type="string">
            <text:p>0-49-048</text:p>
          </table:table-cell>
          <table:table-cell office:value-type="string">
            <text:p>N-value CCR 252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1</text:p>
          </table:table-cell>
          <table:table-cell/>
        </table:table-row>
        <table:table-row table:style-name="ro1">
          <table:table-cell office:value-type="string">
            <text:p>0-49-049</text:p>
          </table:table-cell>
          <table:table-cell office:value-type="string">
            <text:p>N-value CCR 275.3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2</text:p>
          </table:table-cell>
          <table:table-cell/>
        </table:table-row>
        <table:table-row table:style-name="ro1">
          <table:table-cell office:value-type="string">
            <text:p>0-49-050</text:p>
          </table:table-cell>
          <table:table-cell office:value-type="string">
            <text:p>N-value CCR 283.0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3</text:p>
          </table:table-cell>
          <table:table-cell/>
        </table:table-row>
        <table:table-row table:style-name="ro1">
          <table:table-cell office:value-type="string">
            <text:p>0-49-051</text:p>
          </table:table-cell>
          <table:table-cell office:value-type="string">
            <text:p>N-value CCR 287.6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4</text:p>
          </table:table-cell>
          <table:table-cell/>
        </table:table-row>
        <table:table-row table:style-name="ro1">
          <table:table-cell office:value-type="string">
            <text:p>0-49-052</text:p>
          </table:table-cell>
          <table:table-cell office:value-type="string">
            <text:p>N-value CCR 292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5</text:p>
          </table:table-cell>
          <table:table-cell/>
        </table:table-row>
        <table:table-row table:style-name="ro1">
          <table:table-cell office:value-type="string">
            <text:p>0-49-053</text:p>
          </table:table-cell>
          <table:table-cell office:value-type="string">
            <text:p>N-value CCR 297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6</text:p>
          </table:table-cell>
          <table:table-cell/>
        </table:table-row>
        <table:table-row table:style-name="ro1">
          <table:table-cell office:value-type="string">
            <text:p>0-49-054</text:p>
          </table:table-cell>
          <table:table-cell office:value-type="string">
            <text:p>N-value CCR 301.9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7</text:p>
          </table:table-cell>
          <table:table-cell/>
        </table:table-row>
        <table:table-row table:style-name="ro1">
          <table:table-cell office:value-type="string">
            <text:p>0-49-055</text:p>
          </table:table-cell>
          <table:table-cell office:value-type="string">
            <text:p>N-value CCR 305.8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C8</text:p>
          </table:table-cell>
          <table:table-cell/>
        </table:table-row>
        <table:table-row table:style-name="ro1">
          <table:table-cell office:value-type="string">
            <text:p>0-49-056</text:p>
          </table:table-cell>
          <table:table-cell office:value-type="string">
            <text:p>N-value MONO 252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1</text:p>
          </table:table-cell>
          <table:table-cell/>
        </table:table-row>
        <table:table-row table:style-name="ro1">
          <table:table-cell office:value-type="string">
            <text:p>0-49-057</text:p>
          </table:table-cell>
          <table:table-cell office:value-type="string">
            <text:p>N-value MONO 275.3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2</text:p>
          </table:table-cell>
          <table:table-cell/>
        </table:table-row>
        <table:table-row table:style-name="ro1">
          <table:table-cell office:value-type="string">
            <text:p>0-49-058</text:p>
          </table:table-cell>
          <table:table-cell office:value-type="string">
            <text:p>N-value MONO 283.0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3</text:p>
          </table:table-cell>
          <table:table-cell/>
        </table:table-row>
        <table:table-row table:style-name="ro1">
          <table:table-cell office:value-type="string">
            <text:p>0-49-059</text:p>
          </table:table-cell>
          <table:table-cell office:value-type="string">
            <text:p>N-value MONO 287.6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4</text:p>
          </table:table-cell>
          <table:table-cell/>
        </table:table-row>
        <table:table-row table:style-name="ro1">
          <table:table-cell office:value-type="string">
            <text:p>0-49-060</text:p>
          </table:table-cell>
          <table:table-cell office:value-type="string">
            <text:p>N-value MONO 292.2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5</text:p>
          </table:table-cell>
          <table:table-cell/>
        </table:table-row>
        <table:table-row table:style-name="ro1">
          <table:table-cell office:value-type="string">
            <text:p>0-49-061</text:p>
          </table:table-cell>
          <table:table-cell office:value-type="string">
            <text:p>N-value MONO 297.5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6</text:p>
          </table:table-cell>
          <table:table-cell/>
        </table:table-row>
        <table:table-row table:style-name="ro1">
          <table:table-cell office:value-type="string">
            <text:p>0-49-062</text:p>
          </table:table-cell>
          <table:table-cell office:value-type="string">
            <text:p>N-value MONO 301.9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7</text:p>
          </table:table-cell>
          <table:table-cell/>
        </table:table-row>
        <table:table-row table:style-name="ro1">
          <table:table-cell office:value-type="string">
            <text:p>0-49-063</text:p>
          </table:table-cell>
          <table:table-cell office:value-type="string">
            <text:p>N-value MONO 305.8 nm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ONM8</text:p>
          </table:table-cell>
          <table:table-cell/>
        </table:table-row>
        <table:table-row table:style-name="ro1">
          <table:table-cell office:value-type="string">
            <text:p>0-49-064</text:p>
          </table:table-cell>
          <table:table-cell office:value-type="string">
            <text:p>Gain sel code first 4 wavelength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OGWF</text:p>
          </table:table-cell>
          <table:table-cell/>
        </table:table-row>
        <table:table-row table:style-name="ro1">
          <table:table-cell office:value-type="string">
            <text:p>0-49-064</text:p>
          </table:table-cell>
          <table:table-cell office:value-type="string">
            <text:p>Gain sel code first 4 wavelength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WF ]</text:p>
          </table:table-cell>
          <table:table-cell/>
        </table:table-row>
        <table:table-row table:style-name="ro1">
          <table:table-cell office:value-type="string">
            <text:p>0-49-065</text:p>
          </table:table-cell>
          <table:table-cell office:value-type="string">
            <text:p>Gain sel code last 4 wavelength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OGWL</text:p>
          </table:table-cell>
          <table:table-cell/>
        </table:table-row>
        <table:table-row table:style-name="ro1">
          <table:table-cell office:value-type="string">
            <text:p>0-49-065</text:p>
          </table:table-cell>
          <table:table-cell office:value-type="string">
            <text:p>Gain sel code last 4 wavelengths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WL ]</text:p>
          </table:table-cell>
          <table:table-cell/>
        </table:table-row>
        <table:table-row table:style-name="ro1">
          <table:table-cell office:value-type="string">
            <text:p>0-49-066</text:p>
          </table:table-cell>
          <table:table-cell office:value-type="string">
            <text:p>First guess layer ozone 12 .25-.1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12</text:p>
          </table:table-cell>
          <table:table-cell/>
        </table:table-row>
        <table:table-row table:style-name="ro1">
          <table:table-cell office:value-type="string">
            <text:p>0-49-067</text:p>
          </table:table-cell>
          <table:table-cell office:value-type="string">
            <text:p>First guess layer ozone 11 .5-.25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11 </text:p>
          </table:table-cell>
          <table:table-cell/>
        </table:table-row>
        <table:table-row table:style-name="ro1">
          <table:table-cell office:value-type="string">
            <text:p>0-49-068</text:p>
          </table:table-cell>
          <table:table-cell office:value-type="string">
            <text:p>First guess layer ozone 10 1-.5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10</text:p>
          </table:table-cell>
          <table:table-cell/>
        </table:table-row>
        <table:table-row table:style-name="ro1">
          <table:table-cell office:value-type="string">
            <text:p>0-49-069</text:p>
          </table:table-cell>
          <table:table-cell office:value-type="string">
            <text:p>First guess layer ozone 9 2-1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9</text:p>
          </table:table-cell>
          <table:table-cell/>
        </table:table-row>
        <table:table-row table:style-name="ro1">
          <table:table-cell office:value-type="string">
            <text:p>0-49-070</text:p>
          </table:table-cell>
          <table:table-cell office:value-type="string">
            <text:p>First guess layer ozone 8 4-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8</text:p>
          </table:table-cell>
          <table:table-cell/>
        </table:table-row>
        <table:table-row table:style-name="ro1">
          <table:table-cell office:value-type="string">
            <text:p>0-49-071</text:p>
          </table:table-cell>
          <table:table-cell office:value-type="string">
            <text:p>First guess layer ozone 7 8-4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7</text:p>
          </table:table-cell>
          <table:table-cell/>
        </table:table-row>
        <table:table-row table:style-name="ro1">
          <table:table-cell office:value-type="string">
            <text:p>0-49-072</text:p>
          </table:table-cell>
          <table:table-cell office:value-type="string">
            <text:p>First guess layer ozone 6 16-8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6</text:p>
          </table:table-cell>
          <table:table-cell/>
        </table:table-row>
        <table:table-row table:style-name="ro1">
          <table:table-cell office:value-type="string">
            <text:p>0-49-073</text:p>
          </table:table-cell>
          <table:table-cell office:value-type="string">
            <text:p>First guess layer ozone 5 32-16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5</text:p>
          </table:table-cell>
          <table:table-cell/>
        </table:table-row>
        <table:table-row table:style-name="ro1">
          <table:table-cell office:value-type="string">
            <text:p>0-49-074</text:p>
          </table:table-cell>
          <table:table-cell office:value-type="string">
            <text:p>First guess layer ozone 4 64-3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4</text:p>
          </table:table-cell>
          <table:table-cell/>
        </table:table-row>
        <table:table-row table:style-name="ro1">
          <table:table-cell office:value-type="string">
            <text:p>0-49-075</text:p>
          </table:table-cell>
          <table:table-cell office:value-type="string">
            <text:p>First guess layer ozone 3 127-64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3</text:p>
          </table:table-cell>
          <table:table-cell/>
        </table:table-row>
        <table:table-row table:style-name="ro1">
          <table:table-cell office:value-type="string">
            <text:p>0-49-076</text:p>
          </table:table-cell>
          <table:table-cell office:value-type="string">
            <text:p>First guess layer ozone 2 250-127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2</text:p>
          </table:table-cell>
          <table:table-cell/>
        </table:table-row>
        <table:table-row table:style-name="ro1">
          <table:table-cell office:value-type="string">
            <text:p>0-49-077</text:p>
          </table:table-cell>
          <table:table-cell office:value-type="string">
            <text:p>First guess layer ozone 1 1013-250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OGL1</text:p>
          </table:table-cell>
          <table:table-cell/>
        </table:table-row>
        <table:table-row table:style-name="ro1">
          <table:table-cell office:value-type="string">
            <text:p>0-49-078</text:p>
          </table:table-cell>
          <table:table-cell office:value-type="string">
            <text:p>Total ozone a-priori profil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OP</text:p>
          </table:table-cell>
          <table:table-cell/>
        </table:table-row>
        <table:table-row table:style-name="ro1">
          <table:table-cell office:value-type="string">
            <text:p>0-49-079</text:p>
          </table:table-cell>
          <table:table-cell office:value-type="string">
            <text:p>Q-vals corrected for multi-scat/refl 252.2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1</text:p>
          </table:table-cell>
          <table:table-cell/>
        </table:table-row>
        <table:table-row table:style-name="ro1">
          <table:table-cell office:value-type="string">
            <text:p>0-49-080</text:p>
          </table:table-cell>
          <table:table-cell office:value-type="string">
            <text:p>Q-vals corrected for multi-scat/refl 275.3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2</text:p>
          </table:table-cell>
          <table:table-cell/>
        </table:table-row>
        <table:table-row table:style-name="ro1">
          <table:table-cell office:value-type="string">
            <text:p>0-49-081</text:p>
          </table:table-cell>
          <table:table-cell office:value-type="string">
            <text:p>Q-vals corrected for multi-scat/refl 283.0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3</text:p>
          </table:table-cell>
          <table:table-cell/>
        </table:table-row>
        <table:table-row table:style-name="ro1">
          <table:table-cell office:value-type="string">
            <text:p>0-49-082</text:p>
          </table:table-cell>
          <table:table-cell office:value-type="string">
            <text:p>Q-vals corrected for multi-scat/refl 287.6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4</text:p>
          </table:table-cell>
          <table:table-cell/>
        </table:table-row>
        <table:table-row table:style-name="ro1">
          <table:table-cell office:value-type="string">
            <text:p>0-49-083</text:p>
          </table:table-cell>
          <table:table-cell office:value-type="string">
            <text:p>Q-vals corrected for multi-scat/refl 292.2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5</text:p>
          </table:table-cell>
          <table:table-cell/>
        </table:table-row>
        <table:table-row table:style-name="ro1">
          <table:table-cell office:value-type="string">
            <text:p>0-49-084</text:p>
          </table:table-cell>
          <table:table-cell office:value-type="string">
            <text:p>Q-vals corrected for multi-scat/refl 29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6</text:p>
          </table:table-cell>
          <table:table-cell/>
        </table:table-row>
        <table:table-row table:style-name="ro1">
          <table:table-cell office:value-type="string">
            <text:p>0-49-085</text:p>
          </table:table-cell>
          <table:table-cell office:value-type="string">
            <text:p>Q-vals corrected for multi-scat/refl 301.9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7</text:p>
          </table:table-cell>
          <table:table-cell/>
        </table:table-row>
        <table:table-row table:style-name="ro1">
          <table:table-cell office:value-type="string">
            <text:p>0-49-086</text:p>
          </table:table-cell>
          <table:table-cell office:value-type="string">
            <text:p>Q-vals corrected for multi-scat/refl 305.8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8</text:p>
          </table:table-cell>
          <table:table-cell/>
        </table:table-row>
        <table:table-row table:style-name="ro1">
          <table:table-cell office:value-type="string">
            <text:p>0-49-087</text:p>
          </table:table-cell>
          <table:table-cell office:value-type="string">
            <text:p>Q-vals corrected for multi-scat/refl 312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09</text:p>
          </table:table-cell>
          <table:table-cell/>
        </table:table-row>
        <table:table-row table:style-name="ro1">
          <table:table-cell office:value-type="string">
            <text:p>0-49-088</text:p>
          </table:table-cell>
          <table:table-cell office:value-type="string">
            <text:p>Q-vals corrected for multi-scat/refl 31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OC10</text:p>
          </table:table-cell>
          <table:table-cell/>
        </table:table-row>
        <table:table-row table:style-name="ro1">
          <table:table-cell office:value-type="string">
            <text:p>0-49-089</text:p>
          </table:table-cell>
          <table:table-cell office:value-type="string">
            <text:p>Initial residue 252.2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1</text:p>
          </table:table-cell>
          <table:table-cell/>
        </table:table-row>
        <table:table-row table:style-name="ro1">
          <table:table-cell office:value-type="string">
            <text:p>0-49-090</text:p>
          </table:table-cell>
          <table:table-cell office:value-type="string">
            <text:p>Initial residue 275.3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2</text:p>
          </table:table-cell>
          <table:table-cell/>
        </table:table-row>
        <table:table-row table:style-name="ro1">
          <table:table-cell office:value-type="string">
            <text:p>0-49-091</text:p>
          </table:table-cell>
          <table:table-cell office:value-type="string">
            <text:p>Initial residue 283.0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3</text:p>
          </table:table-cell>
          <table:table-cell/>
        </table:table-row>
        <table:table-row table:style-name="ro1">
          <table:table-cell office:value-type="string">
            <text:p>0-49-092</text:p>
          </table:table-cell>
          <table:table-cell office:value-type="string">
            <text:p>Initial residue 287.6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4</text:p>
          </table:table-cell>
          <table:table-cell/>
        </table:table-row>
        <table:table-row table:style-name="ro1">
          <table:table-cell office:value-type="string">
            <text:p>0-49-093</text:p>
          </table:table-cell>
          <table:table-cell office:value-type="string">
            <text:p>Initial residue 292.2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5</text:p>
          </table:table-cell>
          <table:table-cell/>
        </table:table-row>
        <table:table-row table:style-name="ro1">
          <table:table-cell office:value-type="string">
            <text:p>0-49-094</text:p>
          </table:table-cell>
          <table:table-cell office:value-type="string">
            <text:p>Initial residue 297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6</text:p>
          </table:table-cell>
          <table:table-cell/>
        </table:table-row>
        <table:table-row table:style-name="ro1">
          <table:table-cell office:value-type="string">
            <text:p>0-49-095</text:p>
          </table:table-cell>
          <table:table-cell office:value-type="string">
            <text:p>Initial residue 301.9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7</text:p>
          </table:table-cell>
          <table:table-cell/>
        </table:table-row>
        <table:table-row table:style-name="ro1">
          <table:table-cell office:value-type="string">
            <text:p>0-49-096</text:p>
          </table:table-cell>
          <table:table-cell office:value-type="string">
            <text:p>Initial residue 308.8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8</text:p>
          </table:table-cell>
          <table:table-cell/>
        </table:table-row>
        <table:table-row table:style-name="ro1">
          <table:table-cell office:value-type="string">
            <text:p>0-49-097</text:p>
          </table:table-cell>
          <table:table-cell office:value-type="string">
            <text:p>Initial residue 312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09</text:p>
          </table:table-cell>
          <table:table-cell/>
        </table:table-row>
        <table:table-row table:style-name="ro1">
          <table:table-cell office:value-type="string">
            <text:p>0-49-098</text:p>
          </table:table-cell>
          <table:table-cell office:value-type="string">
            <text:p>Initial residue 317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IR10</text:p>
          </table:table-cell>
          <table:table-cell/>
        </table:table-row>
        <table:table-row table:style-name="ro1">
          <table:table-cell office:value-type="string">
            <text:p>0-49-099</text:p>
          </table:table-cell>
          <table:table-cell office:value-type="string">
            <text:p>Multi scat corrected to Q 29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C1</text:p>
          </table:table-cell>
          <table:table-cell/>
        </table:table-row>
        <table:table-row table:style-name="ro1">
          <table:table-cell office:value-type="string">
            <text:p>0-49-100</text:p>
          </table:table-cell>
          <table:table-cell office:value-type="string">
            <text:p>Multi scat corrected to Q 301.9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C2</text:p>
          </table:table-cell>
          <table:table-cell/>
        </table:table-row>
        <table:table-row table:style-name="ro1">
          <table:table-cell office:value-type="string">
            <text:p>0-49-101</text:p>
          </table:table-cell>
          <table:table-cell office:value-type="string">
            <text:p>Multi scat corrected to Q 305.8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C3</text:p>
          </table:table-cell>
          <table:table-cell/>
        </table:table-row>
        <table:table-row table:style-name="ro1">
          <table:table-cell office:value-type="string">
            <text:p>0-49-102</text:p>
          </table:table-cell>
          <table:table-cell office:value-type="string">
            <text:p>Multi scat corrected to Q 312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C4</text:p>
          </table:table-cell>
          <table:table-cell/>
        </table:table-row>
        <table:table-row table:style-name="ro1">
          <table:table-cell office:value-type="string">
            <text:p>0-49-103</text:p>
          </table:table-cell>
          <table:table-cell office:value-type="string">
            <text:p>Multi scat corrected to Q 31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C5</text:p>
          </table:table-cell>
          <table:table-cell/>
        </table:table-row>
        <table:table-row table:style-name="ro1">
          <table:table-cell office:value-type="string">
            <text:p>0-49-104</text:p>
          </table:table-cell>
          <table:table-cell office:value-type="string">
            <text:p>Reflectivities 29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1 </text:p>
          </table:table-cell>
          <table:table-cell/>
        </table:table-row>
        <table:table-row table:style-name="ro1">
          <table:table-cell office:value-type="string">
            <text:p>0-49-105</text:p>
          </table:table-cell>
          <table:table-cell office:value-type="string">
            <text:p>Reflectivities 301.9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2</text:p>
          </table:table-cell>
          <table:table-cell/>
        </table:table-row>
        <table:table-row table:style-name="ro1">
          <table:table-cell office:value-type="string">
            <text:p>0-49-106</text:p>
          </table:table-cell>
          <table:table-cell office:value-type="string">
            <text:p>Reflectivities 305.8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3</text:p>
          </table:table-cell>
          <table:table-cell/>
        </table:table-row>
        <table:table-row table:style-name="ro1">
          <table:table-cell office:value-type="string">
            <text:p>0-49-107</text:p>
          </table:table-cell>
          <table:table-cell office:value-type="string">
            <text:p>Reflectivities 312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4</text:p>
          </table:table-cell>
          <table:table-cell/>
        </table:table-row>
        <table:table-row table:style-name="ro1">
          <table:table-cell office:value-type="string">
            <text:p>0-49-108</text:p>
          </table:table-cell>
          <table:table-cell office:value-type="string">
            <text:p>Reflectivities 31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RF5</text:p>
          </table:table-cell>
          <table:table-cell/>
        </table:table-row>
        <table:table-row table:style-name="ro1">
          <table:table-cell office:value-type="string">
            <text:p>0-49-109</text:p>
          </table:table-cell>
          <table:table-cell office:value-type="string">
            <text:p>Multi scat sensitivity 297.5 nm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S1</text:p>
          </table:table-cell>
          <table:table-cell/>
        </table:table-row>
        <table:table-row table:style-name="ro1">
          <table:table-cell office:value-type="string">
            <text:p>0-49-110</text:p>
          </table:table-cell>
          <table:table-cell office:value-type="string">
            <text:p>Multi scat sensitivity 301.9 nm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S2</text:p>
          </table:table-cell>
          <table:table-cell/>
        </table:table-row>
        <table:table-row table:style-name="ro1">
          <table:table-cell office:value-type="string">
            <text:p>0-49-111</text:p>
          </table:table-cell>
          <table:table-cell office:value-type="string">
            <text:p>Multi scat sensitivity 305.8 nm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S3</text:p>
          </table:table-cell>
          <table:table-cell/>
        </table:table-row>
        <table:table-row table:style-name="ro1">
          <table:table-cell office:value-type="string">
            <text:p>0-49-112</text:p>
          </table:table-cell>
          <table:table-cell office:value-type="string">
            <text:p>Multi scat sensitivity 312.5 nm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S4</text:p>
          </table:table-cell>
          <table:table-cell/>
        </table:table-row>
        <table:table-row table:style-name="ro1">
          <table:table-cell office:value-type="string">
            <text:p>0-49-113</text:p>
          </table:table-cell>
          <table:table-cell office:value-type="string">
            <text:p>Multi scat sensitivity 317.5 nm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MSS5</text:p>
          </table:table-cell>
          <table:table-cell/>
        </table:table-row>
        <table:table-row table:style-name="ro1">
          <table:table-cell office:value-type="string">
            <text:p>0-49-114</text:p>
          </table:table-cell>
          <table:table-cell office:value-type="string">
            <text:p>Multi scat mix. fract. 29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MSM1</text:p>
          </table:table-cell>
          <table:table-cell/>
        </table:table-row>
        <table:table-row table:style-name="ro1">
          <table:table-cell office:value-type="string">
            <text:p>0-49-115</text:p>
          </table:table-cell>
          <table:table-cell office:value-type="string">
            <text:p>Multi scat mix. fract. 301.9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MSM2</text:p>
          </table:table-cell>
          <table:table-cell/>
        </table:table-row>
        <table:table-row table:style-name="ro1">
          <table:table-cell office:value-type="string">
            <text:p>0-49-116</text:p>
          </table:table-cell>
          <table:table-cell office:value-type="string">
            <text:p>Multi scat mix. fract. 305.8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MSM3</text:p>
          </table:table-cell>
          <table:table-cell/>
        </table:table-row>
        <table:table-row table:style-name="ro1">
          <table:table-cell office:value-type="string">
            <text:p>0-49-117</text:p>
          </table:table-cell>
          <table:table-cell office:value-type="string">
            <text:p>Multi scat mix. fract. 312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MSM4</text:p>
          </table:table-cell>
          <table:table-cell/>
        </table:table-row>
        <table:table-row table:style-name="ro1">
          <table:table-cell office:value-type="string">
            <text:p>0-49-118</text:p>
          </table:table-cell>
          <table:table-cell office:value-type="string">
            <text:p>Multi scat mix. fract. 317.5 nm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OMSM5</text:p>
          </table:table-cell>
          <table:table-cell/>
        </table:table-row>
        <table:table-row table:style-name="ro1">
          <table:table-cell office:value-type="string">
            <text:p>0-49-119</text:p>
          </table:table-cell>
          <table:table-cell office:value-type="string">
            <text:p>Final residues 252.2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1</text:p>
          </table:table-cell>
          <table:table-cell/>
        </table:table-row>
        <table:table-row table:style-name="ro1">
          <table:table-cell office:value-type="string">
            <text:p>0-49-120</text:p>
          </table:table-cell>
          <table:table-cell office:value-type="string">
            <text:p>Final residues 275.3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2</text:p>
          </table:table-cell>
          <table:table-cell/>
        </table:table-row>
        <table:table-row table:style-name="ro1">
          <table:table-cell office:value-type="string">
            <text:p>0-49-121</text:p>
          </table:table-cell>
          <table:table-cell office:value-type="string">
            <text:p>Final residues 283.0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3</text:p>
          </table:table-cell>
          <table:table-cell/>
        </table:table-row>
        <table:table-row table:style-name="ro1">
          <table:table-cell office:value-type="string">
            <text:p>0-49-122</text:p>
          </table:table-cell>
          <table:table-cell office:value-type="string">
            <text:p>Final residues 287.6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4</text:p>
          </table:table-cell>
          <table:table-cell/>
        </table:table-row>
        <table:table-row table:style-name="ro1">
          <table:table-cell office:value-type="string">
            <text:p>0-49-123</text:p>
          </table:table-cell>
          <table:table-cell office:value-type="string">
            <text:p>Final residues 292.2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5</text:p>
          </table:table-cell>
          <table:table-cell/>
        </table:table-row>
        <table:table-row table:style-name="ro1">
          <table:table-cell office:value-type="string">
            <text:p>0-49-124</text:p>
          </table:table-cell>
          <table:table-cell office:value-type="string">
            <text:p>Final residues 297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6</text:p>
          </table:table-cell>
          <table:table-cell/>
        </table:table-row>
        <table:table-row table:style-name="ro1">
          <table:table-cell office:value-type="string">
            <text:p>0-49-125</text:p>
          </table:table-cell>
          <table:table-cell office:value-type="string">
            <text:p>Final residues 301.9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7</text:p>
          </table:table-cell>
          <table:table-cell/>
        </table:table-row>
        <table:table-row table:style-name="ro1">
          <table:table-cell office:value-type="string">
            <text:p>0-49-126</text:p>
          </table:table-cell>
          <table:table-cell office:value-type="string">
            <text:p>Final residues 305.8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8</text:p>
          </table:table-cell>
          <table:table-cell/>
        </table:table-row>
        <table:table-row table:style-name="ro1">
          <table:table-cell office:value-type="string">
            <text:p>0-49-127</text:p>
          </table:table-cell>
          <table:table-cell office:value-type="string">
            <text:p>Final residues 312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9</text:p>
          </table:table-cell>
          <table:table-cell/>
        </table:table-row>
        <table:table-row table:style-name="ro1">
          <table:table-cell office:value-type="string">
            <text:p>0-49-128</text:p>
          </table:table-cell>
          <table:table-cell office:value-type="string">
            <text:p>Final residues 317.5 nm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FR10</text:p>
          </table:table-cell>
          <table:table-cell/>
        </table:table-row>
        <table:table-row table:style-name="ro1">
          <table:table-cell office:value-type="string">
            <text:p>0-49-129</text:p>
          </table:table-cell>
          <table:table-cell office:value-type="string">
            <text:p>Solution profile layer ozone 12</text:p>
          </table:table-cell>
          <table:table-cell office:value-type="string">
            <text:p>.25-.1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0</text:p>
          </table:table-cell>
          <table:table-cell office:value-type="string">
            <text:p>Solution profile layer ozone 11</text:p>
          </table:table-cell>
          <table:table-cell office:value-type="string">
            <text:p>.5-.25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1</text:p>
          </table:table-cell>
          <table:table-cell office:value-type="string">
            <text:p>Solution profile layer ozone 10</text:p>
          </table:table-cell>
          <table:table-cell office:value-type="string">
            <text:p>1-.5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2</text:p>
          </table:table-cell>
          <table:table-cell office:value-type="string">
            <text:p>Solution profile layer ozone 9</text:p>
          </table:table-cell>
          <table:table-cell office:value-type="string">
            <text:p>2-1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3</text:p>
          </table:table-cell>
          <table:table-cell office:value-type="string">
            <text:p>Solution profile layer ozone 8</text:p>
          </table:table-cell>
          <table:table-cell office:value-type="string">
            <text:p>4-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4</text:p>
          </table:table-cell>
          <table:table-cell office:value-type="string">
            <text:p>Solution profile layer ozone 7</text:p>
          </table:table-cell>
          <table:table-cell office:value-type="string">
            <text:p>8-4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5</text:p>
          </table:table-cell>
          <table:table-cell office:value-type="string">
            <text:p>Solution profile layer ozone 6</text:p>
          </table:table-cell>
          <table:table-cell office:value-type="string">
            <text:p>16-8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6</text:p>
          </table:table-cell>
          <table:table-cell office:value-type="string">
            <text:p>Solution profile layer ozone 5</text:p>
          </table:table-cell>
          <table:table-cell office:value-type="string">
            <text:p>32-16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7</text:p>
          </table:table-cell>
          <table:table-cell office:value-type="string">
            <text:p>Solution profile layer ozone 4</text:p>
          </table:table-cell>
          <table:table-cell office:value-type="string">
            <text:p>64-32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8</text:p>
          </table:table-cell>
          <table:table-cell office:value-type="string">
            <text:p>Solution profile layer ozone 3</text:p>
          </table:table-cell>
          <table:table-cell office:value-type="string">
            <text:p>127-64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39</text:p>
          </table:table-cell>
          <table:table-cell office:value-type="string">
            <text:p>Solution profile layer ozone 2</text:p>
          </table:table-cell>
          <table:table-cell office:value-type="string">
            <text:p>250-127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40</text:p>
          </table:table-cell>
          <table:table-cell office:value-type="string">
            <text:p>Solution profile layer ozone 1</text:p>
          </table:table-cell>
          <table:table-cell office:value-type="string">
            <text:p>1013-250 mb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0-49-141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1</text:p>
          </table:table-cell>
          <table:table-cell/>
        </table:table-row>
        <table:table-row table:style-name="ro1">
          <table:table-cell office:value-type="string">
            <text:p>0-49-142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2</text:p>
          </table:table-cell>
          <table:table-cell/>
        </table:table-row>
        <table:table-row table:style-name="ro1">
          <table:table-cell office:value-type="string">
            <text:p>0-49-143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3</text:p>
          </table:table-cell>
          <table:table-cell/>
        </table:table-row>
        <table:table-row table:style-name="ro1">
          <table:table-cell office:value-type="string">
            <text:p>0-49-144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4</text:p>
          </table:table-cell>
          <table:table-cell/>
        </table:table-row>
        <table:table-row table:style-name="ro1">
          <table:table-cell office:value-type="string">
            <text:p>0-49-145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5</text:p>
          </table:table-cell>
          <table:table-cell/>
        </table:table-row>
        <table:table-row table:style-name="ro1">
          <table:table-cell office:value-type="string">
            <text:p>0-49-146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6</text:p>
          </table:table-cell>
          <table:table-cell/>
        </table:table-row>
        <table:table-row table:style-name="ro1">
          <table:table-cell office:value-type="string">
            <text:p>0-49-147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7</text:p>
          </table:table-cell>
          <table:table-cell/>
        </table:table-row>
        <table:table-row table:style-name="ro1">
          <table:table-cell office:value-type="string">
            <text:p>0-49-148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8</text:p>
          </table:table-cell>
          <table:table-cell/>
        </table:table-row>
        <table:table-row table:style-name="ro1">
          <table:table-cell office:value-type="string">
            <text:p>0-49-149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9</text:p>
          </table:table-cell>
          <table:table-cell/>
        </table:table-row>
        <table:table-row table:style-name="ro1">
          <table:table-cell office:value-type="string">
            <text:p>0-49-150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10</text:p>
          </table:table-cell>
          <table:table-cell/>
        </table:table-row>
        <table:table-row table:style-name="ro1">
          <table:table-cell office:value-type="string">
            <text:p>0-49-151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11</text:p>
          </table:table-cell>
          <table:table-cell/>
        </table:table-row>
        <table:table-row table:style-name="ro1">
          <table:table-cell office:value-type="string">
            <text:p>0-49-152</text:p>
          </table:table-cell>
          <table:table-cell office:value-type="string">
            <text:p>Solution profile standard deviation layer oz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S12</text:p>
          </table:table-cell>
          <table:table-cell/>
        </table:table-row>
        <table:table-row table:style-name="ro1">
          <table:table-cell office:value-type="string">
            <text:p>0-49-153</text:p>
          </table:table-cell>
          <table:table-cell office:value-type="string">
            <text:p>Total ozone for solution profile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TSP</text:p>
          </table:table-cell>
          <table:table-cell/>
        </table:table-row>
        <table:table-row table:style-name="ro1">
          <table:table-cell office:value-type="string">
            <text:p>0-49-154</text:p>
          </table:table-cell>
          <table:table-cell office:value-type="string">
            <text:p>Ozone error flag for profil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OPEF</text:p>
          </table:table-cell>
          <table:table-cell/>
        </table:table-row>
        <table:table-row table:style-name="ro1">
          <table:table-cell office:value-type="string">
            <text:p>0-49-155</text:p>
          </table:table-cell>
          <table:table-cell office:value-type="string">
            <text:p>Upper-level profile parameter c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UPP</text:p>
          </table:table-cell>
          <table:table-cell/>
        </table:table-row>
        <table:table-row table:style-name="ro1">
          <table:table-cell office:value-type="string">
            <text:p>0-49-156</text:p>
          </table:table-cell>
          <table:table-cell office:value-type="string">
            <text:p>Upper-level profile parameter sigma</text:p>
          </table:table-cell>
          <table:table-cell office:value-type="string">
            <text:p>m ATM cm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OUPS</text:p>
          </table:table-cell>
          <table:table-cell/>
        </table:table-row>
        <table:table-row table:style-name="ro1">
          <table:table-cell office:value-type="string">
            <text:p>0-49-157</text:p>
          </table:table-cell>
          <table:table-cell office:value-type="string">
            <text:p>Ozone mixing ratio level 1 .3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</text:p>
          </table:table-cell>
          <table:table-cell/>
        </table:table-row>
        <table:table-row table:style-name="ro1">
          <table:table-cell office:value-type="string">
            <text:p>0-49-158</text:p>
          </table:table-cell>
          <table:table-cell office:value-type="string">
            <text:p>Ozone mixing ratio level 2 .4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2</text:p>
          </table:table-cell>
          <table:table-cell/>
        </table:table-row>
        <table:table-row table:style-name="ro1">
          <table:table-cell office:value-type="string">
            <text:p>0-49-159</text:p>
          </table:table-cell>
          <table:table-cell office:value-type="string">
            <text:p>Ozone mixing ratio level 3 .5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3</text:p>
          </table:table-cell>
          <table:table-cell/>
        </table:table-row>
        <table:table-row table:style-name="ro1">
          <table:table-cell office:value-type="string">
            <text:p>0-49-160</text:p>
          </table:table-cell>
          <table:table-cell office:value-type="string">
            <text:p>Ozone mixing ratio level 4 .7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4</text:p>
          </table:table-cell>
          <table:table-cell/>
        </table:table-row>
        <table:table-row table:style-name="ro1">
          <table:table-cell office:value-type="string">
            <text:p>0-49-161</text:p>
          </table:table-cell>
          <table:table-cell office:value-type="string">
            <text:p>Ozone mixing ratio level 5 1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5</text:p>
          </table:table-cell>
          <table:table-cell/>
        </table:table-row>
        <table:table-row table:style-name="ro1">
          <table:table-cell office:value-type="string">
            <text:p>0-49-162</text:p>
          </table:table-cell>
          <table:table-cell office:value-type="string">
            <text:p>Ozone mixing ratio level 6 1.5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6</text:p>
          </table:table-cell>
          <table:table-cell/>
        </table:table-row>
        <table:table-row table:style-name="ro1">
          <table:table-cell office:value-type="string">
            <text:p>0-49-163</text:p>
          </table:table-cell>
          <table:table-cell office:value-type="string">
            <text:p>Ozone mixing ratio level 7 2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7</text:p>
          </table:table-cell>
          <table:table-cell/>
        </table:table-row>
        <table:table-row table:style-name="ro1">
          <table:table-cell office:value-type="string">
            <text:p>0-49-164</text:p>
          </table:table-cell>
          <table:table-cell office:value-type="string">
            <text:p>Ozone mixing ratio level 8 3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8</text:p>
          </table:table-cell>
          <table:table-cell/>
        </table:table-row>
        <table:table-row table:style-name="ro1">
          <table:table-cell office:value-type="string">
            <text:p>0-49-165</text:p>
          </table:table-cell>
          <table:table-cell office:value-type="string">
            <text:p>Ozone mixing ratio level 9 4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9</text:p>
          </table:table-cell>
          <table:table-cell/>
        </table:table-row>
        <table:table-row table:style-name="ro1">
          <table:table-cell office:value-type="string">
            <text:p>0-49-166</text:p>
          </table:table-cell>
          <table:table-cell office:value-type="string">
            <text:p>Ozone mixing ratio level 10 5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0</text:p>
          </table:table-cell>
          <table:table-cell/>
        </table:table-row>
        <table:table-row table:style-name="ro1">
          <table:table-cell office:value-type="string">
            <text:p>0-49-167</text:p>
          </table:table-cell>
          <table:table-cell office:value-type="string">
            <text:p>Ozone mixing ratio level 11 7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1</text:p>
          </table:table-cell>
          <table:table-cell/>
        </table:table-row>
        <table:table-row table:style-name="ro1">
          <table:table-cell office:value-type="string">
            <text:p>0-49-168</text:p>
          </table:table-cell>
          <table:table-cell office:value-type="string">
            <text:p>Ozone mixing ratio level 12 1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2</text:p>
          </table:table-cell>
          <table:table-cell/>
        </table:table-row>
        <table:table-row table:style-name="ro1">
          <table:table-cell office:value-type="string">
            <text:p>0-49-169</text:p>
          </table:table-cell>
          <table:table-cell office:value-type="string">
            <text:p>Ozone mixing ratio level 13 15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3</text:p>
          </table:table-cell>
          <table:table-cell/>
        </table:table-row>
        <table:table-row table:style-name="ro1">
          <table:table-cell office:value-type="string">
            <text:p>0-49-170</text:p>
          </table:table-cell>
          <table:table-cell office:value-type="string">
            <text:p>Ozone mixing ratio level 14 2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4</text:p>
          </table:table-cell>
          <table:table-cell/>
        </table:table-row>
        <table:table-row table:style-name="ro1">
          <table:table-cell office:value-type="string">
            <text:p>0-49-171</text:p>
          </table:table-cell>
          <table:table-cell office:value-type="string">
            <text:p>Ozone mixing ratio level 15 3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5</text:p>
          </table:table-cell>
          <table:table-cell/>
        </table:table-row>
        <table:table-row table:style-name="ro1">
          <table:table-cell office:value-type="string">
            <text:p>0-49-172</text:p>
          </table:table-cell>
          <table:table-cell office:value-type="string">
            <text:p>Ozone mixing ratio level 16 4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6</text:p>
          </table:table-cell>
          <table:table-cell/>
        </table:table-row>
        <table:table-row table:style-name="ro1">
          <table:table-cell office:value-type="string">
            <text:p>0-49-173</text:p>
          </table:table-cell>
          <table:table-cell office:value-type="string">
            <text:p>Ozone mixing ratio level 17 5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7</text:p>
          </table:table-cell>
          <table:table-cell/>
        </table:table-row>
        <table:table-row table:style-name="ro1">
          <table:table-cell office:value-type="string">
            <text:p>0-49-174</text:p>
          </table:table-cell>
          <table:table-cell office:value-type="string">
            <text:p>Ozone mixing ratio level 18 7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8</text:p>
          </table:table-cell>
          <table:table-cell/>
        </table:table-row>
        <table:table-row table:style-name="ro1">
          <table:table-cell office:value-type="string">
            <text:p>0-49-175</text:p>
          </table:table-cell>
          <table:table-cell office:value-type="string">
            <text:p>Ozone mixing ratio level 19 100.0 mb</text:p>
          </table:table-cell>
          <table:table-cell office:value-type="string">
            <text:p>mg g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OMR19</text:p>
          </table:table-cell>
          <table:table-cell/>
        </table:table-row>
        <table:table-row table:style-name="ro1">
          <table:table-cell office:value-type="string">
            <text:p>0-49-176</text:p>
          </table:table-cell>
          <table:table-cell office:value-type="string">
            <text:p>Layer ozone standard deviation 1st guess layer 12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12</text:p>
          </table:table-cell>
          <table:table-cell/>
        </table:table-row>
        <table:table-row table:style-name="ro1">
          <table:table-cell office:value-type="string">
            <text:p>0-49-177</text:p>
          </table:table-cell>
          <table:table-cell office:value-type="string">
            <text:p>Layer ozone standard deviation 1st guess layer 11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11</text:p>
          </table:table-cell>
          <table:table-cell/>
        </table:table-row>
        <table:table-row table:style-name="ro1">
          <table:table-cell office:value-type="string">
            <text:p>0-49-178</text:p>
          </table:table-cell>
          <table:table-cell office:value-type="string">
            <text:p>Layer ozone standard deviation 1st guess layer 10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10</text:p>
          </table:table-cell>
          <table:table-cell/>
        </table:table-row>
        <table:table-row table:style-name="ro1">
          <table:table-cell office:value-type="string">
            <text:p>0-49-179</text:p>
          </table:table-cell>
          <table:table-cell office:value-type="string">
            <text:p>Layer ozone standard deviation 1st guess layer 9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9</text:p>
          </table:table-cell>
          <table:table-cell/>
        </table:table-row>
        <table:table-row table:style-name="ro1">
          <table:table-cell office:value-type="string">
            <text:p>0-49-180</text:p>
          </table:table-cell>
          <table:table-cell office:value-type="string">
            <text:p>Layer ozone standard deviation 1st guess layer 8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8</text:p>
          </table:table-cell>
          <table:table-cell/>
        </table:table-row>
        <table:table-row table:style-name="ro1">
          <table:table-cell office:value-type="string">
            <text:p>0-49-181</text:p>
          </table:table-cell>
          <table:table-cell office:value-type="string">
            <text:p>Layer ozone standard deviation 1st guess layer 7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7</text:p>
          </table:table-cell>
          <table:table-cell/>
        </table:table-row>
        <table:table-row table:style-name="ro1">
          <table:table-cell office:value-type="string">
            <text:p>0-49-182</text:p>
          </table:table-cell>
          <table:table-cell office:value-type="string">
            <text:p>Layer ozone standard deviation 1st guess layer 6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6</text:p>
          </table:table-cell>
          <table:table-cell/>
        </table:table-row>
        <table:table-row table:style-name="ro1">
          <table:table-cell office:value-type="string">
            <text:p>0-49-183</text:p>
          </table:table-cell>
          <table:table-cell office:value-type="string">
            <text:p>Layer ozone standard deviation 1st guess layer 5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5</text:p>
          </table:table-cell>
          <table:table-cell/>
        </table:table-row>
        <table:table-row table:style-name="ro1">
          <table:table-cell office:value-type="string">
            <text:p>0-49-184</text:p>
          </table:table-cell>
          <table:table-cell office:value-type="string">
            <text:p>Layer ozone standard deviation 1st guess layer 4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4</text:p>
          </table:table-cell>
          <table:table-cell/>
        </table:table-row>
        <table:table-row table:style-name="ro1">
          <table:table-cell office:value-type="string">
            <text:p>0-49-185</text:p>
          </table:table-cell>
          <table:table-cell office:value-type="string">
            <text:p>Layer ozone standard deviation 1st guess layer 3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3</text:p>
          </table:table-cell>
          <table:table-cell/>
        </table:table-row>
        <table:table-row table:style-name="ro1">
          <table:table-cell office:value-type="string">
            <text:p>0-49-186</text:p>
          </table:table-cell>
          <table:table-cell office:value-type="string">
            <text:p>Layer ozone standard deviation 1st guess layer 2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2</text:p>
          </table:table-cell>
          <table:table-cell/>
        </table:table-row>
        <table:table-row table:style-name="ro1">
          <table:table-cell office:value-type="string">
            <text:p>0-49-187</text:p>
          </table:table-cell>
          <table:table-cell office:value-type="string">
            <text:p>Layer ozone standard deviation 1st guess layer 1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1</text:p>
          </table:table-cell>
          <table:table-cell/>
        </table:table-row>
        <table:table-row table:style-name="ro1">
          <table:table-cell office:value-type="string">
            <text:p>0-49-188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1</text:p>
          </table:table-cell>
          <table:table-cell/>
        </table:table-row>
        <table:table-row table:style-name="ro1">
          <table:table-cell office:value-type="string">
            <text:p>0-49-189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2</text:p>
          </table:table-cell>
          <table:table-cell/>
        </table:table-row>
        <table:table-row table:style-name="ro1">
          <table:table-cell office:value-type="string">
            <text:p>0-49-190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3</text:p>
          </table:table-cell>
          <table:table-cell/>
        </table:table-row>
        <table:table-row table:style-name="ro1">
          <table:table-cell office:value-type="string">
            <text:p>0-49-191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4</text:p>
          </table:table-cell>
          <table:table-cell/>
        </table:table-row>
        <table:table-row table:style-name="ro1">
          <table:table-cell office:value-type="string">
            <text:p>0-49-192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5</text:p>
          </table:table-cell>
          <table:table-cell/>
        </table:table-row>
        <table:table-row table:style-name="ro1">
          <table:table-cell office:value-type="string">
            <text:p>0-49-193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6</text:p>
          </table:table-cell>
          <table:table-cell/>
        </table:table-row>
        <table:table-row table:style-name="ro1">
          <table:table-cell office:value-type="string">
            <text:p>0-49-194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7</text:p>
          </table:table-cell>
          <table:table-cell/>
        </table:table-row>
        <table:table-row table:style-name="ro1">
          <table:table-cell office:value-type="string">
            <text:p>0-49-195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8</text:p>
          </table:table-cell>
          <table:table-cell/>
        </table:table-row>
        <table:table-row table:style-name="ro1">
          <table:table-cell office:value-type="string">
            <text:p>0-49-196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9</text:p>
          </table:table-cell>
          <table:table-cell/>
        </table:table-row>
        <table:table-row table:style-name="ro1">
          <table:table-cell office:value-type="string">
            <text:p>0-49-197</text:p>
          </table:table-cell>
          <table:table-cell office:value-type="string">
            <text:p>Standard deviation q-vals mult scat and refl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QV10</text:p>
          </table:table-cell>
          <table:table-cell/>
        </table:table-row>
        <table:table-row table:style-name="ro1">
          <table:table-cell office:value-type="string">
            <text:p>0-49-198</text:p>
          </table:table-cell>
          <table:table-cell office:value-type="string">
            <text:p>Number of iterations for profile solutio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NRI</text:p>
          </table:table-cell>
          <table:table-cell/>
        </table:table-row>
        <table:table-row table:style-name="ro1">
          <table:table-cell office:value-type="string">
            <text:p>0-49-199</text:p>
          </table:table-cell>
          <table:table-cell office:value-type="string">
            <text:p>Volcano contamination index</text:p>
          </table:table-cell>
          <table:table-cell office:value-type="string">
            <text:p>Numeric</text:p>
          </table:table-cell>
          <table:table-cell office:value-type="float" office:value="2">
            <text:p>2</text:p>
          </table:table-cell>
          <table:table-cell office:value-type="float" office:value="-1000">
            <text:p>-1000</text:p>
          </table:table-cell>
          <table:table-cell office:value-type="float" office:value="12">
            <text:p>12</text:p>
          </table:table-cell>
          <table:table-cell office:value-type="string">
            <text:p>OVOL</text:p>
          </table:table-cell>
          <table:table-cell/>
        </table:table-row>
        <table:table-row table:style-name="ro1">
          <table:table-cell office:value-type="string">
            <text:p>0-49-200</text:p>
          </table:table-cell>
          <table:table-cell office:value-type="string">
            <text:p>Solar azimuth angle at field-of-view start of scan</text:p>
          </table:table-cell>
          <table:table-cell office:value-type="string">
            <text:p>rad</text:p>
          </table:table-cell>
          <table:table-cell office:value-type="float" office:value="0">
            <text:p>0</text:p>
          </table:table-cell>
          <table:table-cell office:value-type="float" office:value="-32000">
            <text:p>-32000</text:p>
          </table:table-cell>
          <table:table-cell office:value-type="float" office:value="16">
            <text:p>16</text:p>
          </table:table-cell>
          <table:table-cell office:value-type="string">
            <text:p>OSAA</text:p>
          </table:table-cell>
          <table:table-cell/>
        </table:table-row>
        <table:table-row table:style-name="ro1">
          <table:table-cell office:value-type="string">
            <text:p>0-49-200</text:p>
          </table:table-cell>
          <table:table-cell office:value-type="string">
            <text:p>Solar azimuth angle at field-of-view start of scan</text:p>
          </table:table-cell>
          <table:table-cell office:value-type="string">
            <text:p>Degree</text:p>
          </table:table-cell>
          <table:table-cell office:value-type="float" office:value="2">
            <text:p>2</text:p>
          </table:table-cell>
          <table:table-cell office:value-type="float" office:value="-18000">
            <text:p>-18000</text:p>
          </table:table-cell>
          <table:table-cell office:value-type="float" office:value="16">
            <text:p>16</text:p>
          </table:table-cell>
          <table:table-cell office:value-type="string">
            <text:p>OSAA ]</text:p>
          </table:table-cell>
          <table:table-cell/>
        </table:table-row>
        <table:table-row table:style-name="ro1">
          <table:table-cell office:value-type="string">
            <text:p>0-49-201</text:p>
          </table:table-cell>
          <table:table-cell office:value-type="string">
            <text:p>Ozone sensitivity D-pair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DP</text:p>
          </table:table-cell>
          <table:table-cell/>
        </table:table-row>
        <table:table-row table:style-name="ro1">
          <table:table-cell office:value-type="string">
            <text:p>0-49-202</text:p>
          </table:table-cell>
          <table:table-cell office:value-type="string">
            <text:p>Ozone sensitivity B'</text:p>
          </table:table-cell>
          <table:table-cell office:value-type="string">
            <text:p>(m ATM cm)-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OSPB</text:p>
          </table:table-cell>
          <table:table-cell/>
        </table:table-row>
        <table:table-row table:style-name="ro1">
          <table:table-cell office:value-type="string">
            <text:p>0-49-203</text:p>
          </table:table-cell>
          <table:table-cell office:value-type="string">
            <text:p>Solar zenith angle at start of scan</text:p>
          </table:table-cell>
          <table:table-cell office:value-type="string">
            <text:p>ra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OSSS</text:p>
          </table:table-cell>
          <table:table-cell/>
        </table:table-row>
        <table:table-row table:style-name="ro1">
          <table:table-cell office:value-type="string">
            <text:p>0-49-204</text:p>
          </table:table-cell>
          <table:table-cell office:value-type="string">
            <text:p>Solar zenith angle at start of scan</text:p>
          </table:table-cell>
          <table:table-cell office:value-type="string">
            <text:p>ra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OSES</text:p>
          </table:table-cell>
          <table:table-cell/>
        </table:table-row>
        <table:table-row table:style-name="ro1">
          <table:table-cell office:value-type="string">
            <text:p>0-50-001</text:p>
          </table:table-cell>
          <table:table-cell office:value-type="string">
            <text:p>PREPBUFR: Report sequenc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SQN</text:p>
          </table:table-cell>
          <table:table-cell/>
        </table:table-row>
        <table:table-row table:style-name="ro1">
          <table:table-cell office:value-type="string">
            <text:p>0-50-002</text:p>
          </table:table-cell>
          <table:table-cell office:value-type="string">
            <text:p>File name str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FNSTG</text:p>
          </table:table-cell>
          <table:table-cell/>
        </table:table-row>
        <table:table-row table:style-name="ro1">
          <table:table-cell office:value-type="string">
            <text:p>0-50-003</text:p>
          </table:table-cell>
          <table:table-cell office:value-type="string">
            <text:p>PREPBUFR: Process number for this MPI run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PROCN</text:p>
          </table:table-cell>
          <table:table-cell/>
        </table:table-row>
        <table:table-row table:style-name="ro1">
          <table:table-cell office:value-type="string">
            <text:p>0-50-004</text:p>
          </table:table-cell>
          <table:table-cell office:value-type="string">
            <text:p>BUFR message number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MGPT</text:p>
          </table:table-cell>
          <table:table-cell/>
        </table:table-row>
        <table:table-row table:style-name="ro1">
          <table:table-cell office:value-type="string">
            <text:p>0-50-005</text:p>
          </table:table-cell>
          <table:table-cell office:value-type="string">
            <text:p>PREPBUFR: File name of data source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>
            <text:p>SRC</text:p>
          </table:table-cell>
          <table:table-cell/>
        </table:table-row>
        <table:table-row table:style-name="ro1">
          <table:table-cell office:value-type="string">
            <text:p>0-50-192</text:p>
          </table:table-cell>
          <table:table-cell office:value-type="string">
            <text:p>PREPBUFR/PREPFITS: Convective available potential</text:p>
          </table:table-cell>
          <table:table-cell office:value-type="string">
            <text:p>J kg-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APE</text:p>
          </table:table-cell>
          <table:table-cell/>
        </table:table-row>
        <table:table-row table:style-name="ro1">
          <table:table-cell office:value-type="string">
            <text:p>0-50-193</text:p>
          </table:table-cell>
          <table:table-cell office:value-type="string">
            <text:p>PREPBUFR/PREPFITS: Convective inhibition</text:p>
          </table:table-cell>
          <table:table-cell office:value-type="string">
            <text:p>J kg-1</text:p>
          </table:table-cell>
          <table:table-cell office:value-type="float" office:value="0">
            <text:p>0</text:p>
          </table:table-cell>
          <table:table-cell office:value-type="float" office:value="-3890">
            <text:p>-3890</text:p>
          </table:table-cell>
          <table:table-cell office:value-type="float" office:value="12">
            <text:p>12</text:p>
          </table:table-cell>
          <table:table-cell office:value-type="string">
            <text:p>CINH</text:p>
          </table:table-cell>
          <table:table-cell/>
        </table:table-row>
        <table:table-row table:style-name="ro1">
          <table:table-cell office:value-type="string">
            <text:p>0-50-194</text:p>
          </table:table-cell>
          <table:table-cell office:value-type="string">
            <text:p>PREPFITS: Lifted index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10">
            <text:p>10</text:p>
          </table:table-cell>
          <table:table-cell office:value-type="string">
            <text:p>LI</text:p>
          </table:table-cell>
          <table:table-cell/>
        </table:table-row>
        <table:table-row table:style-name="ro1">
          <table:table-cell office:value-type="string">
            <text:p>0-50-195</text:p>
          </table:table-cell>
          <table:table-cell office:value-type="string">
            <text:p>PREPFITS: Planetary boudary layer heigh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PBL</text:p>
          </table:table-cell>
          <table:table-cell/>
        </table:table-row>
        <table:table-row table:style-name="ro1">
          <table:table-cell office:value-type="string">
            <text:p>0-50-196</text:p>
          </table:table-cell>
          <table:table-cell office:value-type="string">
            <text:p>PREPFITS: Tropopause level</text:p>
          </table:table-cell>
          <table:table-cell office:value-type="string">
            <text:p>m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ROP</text:p>
          </table:table-cell>
          <table:table-cell/>
        </table:table-row>
        <table:table-row table:style-name="ro1">
          <table:table-cell office:value-type="string">
            <text:p>0-50-197</text:p>
          </table:table-cell>
          <table:table-cell office:value-type="string">
            <text:p>PREPFITS: Height of base of cloud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CDBZ</text:p>
          </table:table-cell>
          <table:table-cell/>
        </table:table-row>
        <table:table-row table:style-name="ro1">
          <table:table-cell office:value-type="string">
            <text:p>0-50-198</text:p>
          </table:table-cell>
          <table:table-cell office:value-type="string">
            <text:p>PREPFITS: Turbulence kinetic energy based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TKEPBL</text:p>
          </table:table-cell>
          <table:table-cell/>
        </table:table-row>
        <table:table-row table:style-name="ro1">
          <table:table-cell office:value-type="string">
            <text:p>0-50-199</text:p>
          </table:table-cell>
          <table:table-cell office:value-type="string">
            <text:p>PREPFITS: Richardson number planetary boudary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RIPBL</text:p>
          </table:table-cell>
          <table:table-cell/>
        </table:table-row>
        <table:table-row table:style-name="ro1">
          <table:table-cell office:value-type="string">
            <text:p>0-50-200</text:p>
          </table:table-cell>
          <table:table-cell office:value-type="string">
            <text:p>PREPFITS: Mixed layer height</text:p>
          </table:table-cell>
          <table:table-cell office:value-type="string">
            <text:p>m</text:p>
          </table:table-cell>
          <table:table-cell office:value-type="float" office:value="-1">
            <text:p>-1</text:p>
          </table:table-cell>
          <table:table-cell office:value-type="float" office:value="-40">
            <text:p>-40</text:p>
          </table:table-cell>
          <table:table-cell office:value-type="float" office:value="16">
            <text:p>16</text:p>
          </table:table-cell>
          <table:table-cell office:value-type="string">
            <text:p>MIXHT</text:p>
          </table:table-cell>
          <table:table-cell/>
        </table:table-row>
        <table:table-row table:style-name="ro1">
          <table:table-cell office:value-type="string">
            <text:p>0-51-001</text:p>
          </table:table-cell>
          <table:table-cell office:value-type="string">
            <text:p>PREPBUFR: Rainfall (average rate)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RTQM</text:p>
          </table:table-cell>
          <table:table-cell/>
        </table:table-row>
        <table:table-row table:style-name="ro1">
          <table:table-cell office:value-type="string">
            <text:p>0-51-002</text:p>
          </table:table-cell>
          <table:table-cell office:value-type="string">
            <text:p>PREPBUFR: Rainfall (average rate) event progra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RTPC</text:p>
          </table:table-cell>
          <table:table-cell/>
        </table:table-row>
        <table:table-row table:style-name="ro1">
          <table:table-cell office:value-type="string">
            <text:p>0-51-003</text:p>
          </table:table-cell>
          <table:table-cell office:value-type="string">
            <text:p>PREPBUFR: Rainfall (average rate) event reas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RTRC</text:p>
          </table:table-cell>
          <table:table-cell/>
        </table:table-row>
        <table:table-row table:style-name="ro1">
          <table:table-cell office:value-type="string">
            <text:p>0-51-004</text:p>
          </table:table-cell>
          <table:table-cell office:value-type="string">
            <text:p>PREPBUFR: Global forecast (background) rainfall</text:p>
          </table:table-cell>
          <table:table-cell office:value-type="string">
            <text:p>kg m-2 s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RRTFC</text:p>
          </table:table-cell>
          <table:table-cell/>
        </table:table-row>
        <table:table-row table:style-name="ro1">
          <table:table-cell office:value-type="string">
            <text:p>0-51-005</text:p>
          </table:table-cell>
          <table:table-cell office:value-type="string">
            <text:p>PREPBUFR: Rainfall (average rate) observation</text:p>
          </table:table-cell>
          <table:table-cell office:value-type="string">
            <text:p>kg m-2 s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RRTOE</text:p>
          </table:table-cell>
          <table:table-cell/>
        </table:table-row>
        <table:table-row table:style-name="ro1">
          <table:table-cell office:value-type="string">
            <text:p>0-51-006</text:p>
          </table:table-cell>
          <table:table-cell office:value-type="string">
            <text:p>PREPBUFR: Analyzed rainfall (average rate) value</text:p>
          </table:table-cell>
          <table:table-cell office:value-type="string">
            <text:p>kg m-2 s-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RRTAN</text:p>
          </table:table-cell>
          <table:table-cell/>
        </table:table-row>
        <table:table-row table:style-name="ro1">
          <table:table-cell office:value-type="string">
            <text:p>0-51-021</text:p>
          </table:table-cell>
          <table:table-cell office:value-type="string">
            <text:p>PREPBUFR: Total precipitable water (quality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Q</text:p>
          </table:table-cell>
          <table:table-cell/>
        </table:table-row>
        <table:table-row table:style-name="ro1">
          <table:table-cell office:value-type="string">
            <text:p>0-51-022</text:p>
          </table:table-cell>
          <table:table-cell office:value-type="string">
            <text:p>PREPBUFR: Total precipitable water event program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P</text:p>
          </table:table-cell>
          <table:table-cell/>
        </table:table-row>
        <table:table-row table:style-name="ro1">
          <table:table-cell office:value-type="string">
            <text:p>0-51-023</text:p>
          </table:table-cell>
          <table:table-cell office:value-type="string">
            <text:p>PREPBUFR: Total precipitable water event reason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R</text:p>
          </table:table-cell>
          <table:table-cell/>
        </table:table-row>
        <table:table-row table:style-name="ro1">
          <table:table-cell office:value-type="string">
            <text:p>0-51-024</text:p>
          </table:table-cell>
          <table:table-cell office:value-type="string">
            <text:p>PREPBUFR: Global forecast (background) total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F</text:p>
          </table:table-cell>
          <table:table-cell/>
        </table:table-row>
        <table:table-row table:style-name="ro1">
          <table:table-cell office:value-type="string">
            <text:p>0-51-025</text:p>
          </table:table-cell>
          <table:table-cell office:value-type="string">
            <text:p>PREPBUFR: Total precipitable water observatio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E</text:p>
          </table:table-cell>
          <table:table-cell/>
        </table:table-row>
        <table:table-row table:style-name="ro1">
          <table:table-cell office:value-type="string">
            <text:p>0-51-026</text:p>
          </table:table-cell>
          <table:table-cell office:value-type="string">
            <text:p>PREPBUFR: Analyzed total precipitable water value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A</text:p>
          </table:table-cell>
          <table:table-cell/>
        </table:table-row>
        <table:table-row table:style-name="ro1">
          <table:table-cell office:value-type="string">
            <text:p>0-51-027</text:p>
          </table:table-cell>
          <table:table-cell office:value-type="string">
            <text:p>PREPBUFR: Analysis-tuned total precipitable wate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ETU</text:p>
          </table:table-cell>
          <table:table-cell/>
        </table:table-row>
        <table:table-row table:style-name="ro1">
          <table:table-cell office:value-type="string">
            <text:p>0-51-030</text:p>
          </table:table-cell>
          <table:table-cell office:value-type="string">
            <text:p>PREPBUFR: Model forecast (background) total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FMOD</text:p>
          </table:table-cell>
          <table:table-cell/>
        </table:table-row>
        <table:table-row table:style-name="ro1">
          <table:table-cell office:value-type="string">
            <text:p>0-51-032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1Q</text:p>
          </table:table-cell>
          <table:table-cell/>
        </table:table-row>
        <table:table-row table:style-name="ro1">
          <table:table-cell office:value-type="string">
            <text:p>0-51-033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1P</text:p>
          </table:table-cell>
          <table:table-cell/>
        </table:table-row>
        <table:table-row table:style-name="ro1">
          <table:table-cell office:value-type="string">
            <text:p>0-51-034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1R</text:p>
          </table:table-cell>
          <table:table-cell/>
        </table:table-row>
        <table:table-row table:style-name="ro1">
          <table:table-cell office:value-type="string">
            <text:p>0-51-035</text:p>
          </table:table-cell>
          <table:table-cell office:value-type="string">
            <text:p>PREPBUFR: Global forecast (background)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1F</text:p>
          </table:table-cell>
          <table:table-cell/>
        </table:table-row>
        <table:table-row table:style-name="ro1">
          <table:table-cell office:value-type="string">
            <text:p>0-51-036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1E</text:p>
          </table:table-cell>
          <table:table-cell/>
        </table:table-row>
        <table:table-row table:style-name="ro1">
          <table:table-cell office:value-type="string">
            <text:p>0-51-037</text:p>
          </table:table-cell>
          <table:table-cell office:value-type="string">
            <text:p>PREPBUFR: Analyzed precipitable water value in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1A</text:p>
          </table:table-cell>
          <table:table-cell/>
        </table:table-row>
        <table:table-row table:style-name="ro1">
          <table:table-cell office:value-type="string">
            <text:p>0-51-040</text:p>
          </table:table-cell>
          <table:table-cell office:value-type="string">
            <text:p>PREPBUFR: Model forecast (background)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1FMOD</text:p>
          </table:table-cell>
          <table:table-cell/>
        </table:table-row>
        <table:table-row table:style-name="ro1">
          <table:table-cell office:value-type="string">
            <text:p>0-51-042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2Q</text:p>
          </table:table-cell>
          <table:table-cell/>
        </table:table-row>
        <table:table-row table:style-name="ro1">
          <table:table-cell office:value-type="string">
            <text:p>0-51-043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2P</text:p>
          </table:table-cell>
          <table:table-cell/>
        </table:table-row>
        <table:table-row table:style-name="ro1">
          <table:table-cell office:value-type="string">
            <text:p>0-51-044</text:p>
          </table:table-cell>
          <table:table-cell office:value-type="string">
            <text:p>PREPBUFR: Precipitable water in layer bounded by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2R</text:p>
          </table:table-cell>
          <table:table-cell/>
        </table:table-row>
        <table:table-row table:style-name="ro1">
          <table:table-cell office:value-type="string">
            <text:p>0-51-045</text:p>
          </table:table-cell>
          <table:table-cell office:value-type="string">
            <text:p>PREPBUFR: Global forecast (background) precipitable water value in layer bounded by 0.9 to 0.7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2F</text:p>
          </table:table-cell>
          <table:table-cell/>
        </table:table-row>
        <table:table-row table:style-name="ro1">
          <table:table-cell office:value-type="string">
            <text:p>0-51-046</text:p>
          </table:table-cell>
          <table:table-cell office:value-type="string">
            <text:p>PREPBUFR: Precipitable water in layer bounded by 0.9 to 0.7 sigma observation erro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2E</text:p>
          </table:table-cell>
          <table:table-cell/>
        </table:table-row>
        <table:table-row table:style-name="ro1">
          <table:table-cell office:value-type="string">
            <text:p>0-51-047</text:p>
          </table:table-cell>
          <table:table-cell office:value-type="string">
            <text:p>PREPBUFR: Analyzed precipitable water value in layer bounded by 0.9 to 0.7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2A</text:p>
          </table:table-cell>
          <table:table-cell/>
        </table:table-row>
        <table:table-row table:style-name="ro1">
          <table:table-cell office:value-type="string">
            <text:p>0-51-050</text:p>
          </table:table-cell>
          <table:table-cell office:value-type="string">
            <text:p>PREPBUFR: Model forecast (background) precipitable water value in layer bounded by 0.9 to 0.7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2FMOD</text:p>
          </table:table-cell>
          <table:table-cell/>
        </table:table-row>
        <table:table-row table:style-name="ro1">
          <table:table-cell office:value-type="string">
            <text:p>0-51-052</text:p>
          </table:table-cell>
          <table:table-cell office:value-type="string">
            <text:p>PREPBUFR: Precipitable water in layer bounded by 0.7 to 0.3 sigma (quality)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3Q</text:p>
          </table:table-cell>
          <table:table-cell/>
        </table:table-row>
        <table:table-row table:style-name="ro1">
          <table:table-cell office:value-type="string">
            <text:p>0-51-053</text:p>
          </table:table-cell>
          <table:table-cell office:value-type="string">
            <text:p>PREPBUFR: Precipitable water in layer bounded by 0.7 to 0.3 sigma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3P</text:p>
          </table:table-cell>
          <table:table-cell/>
        </table:table-row>
        <table:table-row table:style-name="ro1">
          <table:table-cell office:value-type="string">
            <text:p>0-51-054</text:p>
          </table:table-cell>
          <table:table-cell office:value-type="string">
            <text:p>PREPBUFR: Precipitable water in layer bounded by 0.7 to 0.3 sigma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3R</text:p>
          </table:table-cell>
          <table:table-cell/>
        </table:table-row>
        <table:table-row table:style-name="ro1">
          <table:table-cell office:value-type="string">
            <text:p>0-51-055</text:p>
          </table:table-cell>
          <table:table-cell office:value-type="string">
            <text:p>PREPBUFR: Global forecast (background) precipitable water value in layer bounded by 0.7 to 0.3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3F</text:p>
          </table:table-cell>
          <table:table-cell/>
        </table:table-row>
        <table:table-row table:style-name="ro1">
          <table:table-cell office:value-type="string">
            <text:p>0-51-056</text:p>
          </table:table-cell>
          <table:table-cell office:value-type="string">
            <text:p>PREPBUFR: Precipitable water in layer bounded by 0.7 to 0.3 sigma observation erro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3E</text:p>
          </table:table-cell>
          <table:table-cell/>
        </table:table-row>
        <table:table-row table:style-name="ro1">
          <table:table-cell office:value-type="string">
            <text:p>0-51-057</text:p>
          </table:table-cell>
          <table:table-cell office:value-type="string">
            <text:p>PREPBUFR: Analyzed precipitable water value in layer bounded by 0.7 to 0.3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3A</text:p>
          </table:table-cell>
          <table:table-cell/>
        </table:table-row>
        <table:table-row table:style-name="ro1">
          <table:table-cell office:value-type="string">
            <text:p>0-51-060</text:p>
          </table:table-cell>
          <table:table-cell office:value-type="string">
            <text:p>PREPBUFR: Model forecast (background) precipitable water value in layer bounded by 0.7 to 0.3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3FMOD</text:p>
          </table:table-cell>
          <table:table-cell/>
        </table:table-row>
        <table:table-row table:style-name="ro1">
          <table:table-cell office:value-type="string">
            <text:p>0-51-061</text:p>
          </table:table-cell>
          <table:table-cell office:value-type="string">
            <text:p>PREPBUFR: Precipitable water observation in layer bounded by 0.3 to 0.0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4O</text:p>
          </table:table-cell>
          <table:table-cell/>
        </table:table-row>
        <table:table-row table:style-name="ro1">
          <table:table-cell office:value-type="string">
            <text:p>0-51-062</text:p>
          </table:table-cell>
          <table:table-cell office:value-type="string">
            <text:p>PREPBUFR: Precipitable water in layer bounded by 0.3 to 0.0 sigma quality marker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4Q</text:p>
          </table:table-cell>
          <table:table-cell/>
        </table:table-row>
        <table:table-row table:style-name="ro1">
          <table:table-cell office:value-type="string">
            <text:p>0-51-063</text:p>
          </table:table-cell>
          <table:table-cell office:value-type="string">
            <text:p>PREPBUFR: Precipitable water in layer bounded by 0.3 to 0.0 sigma event program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W4P</text:p>
          </table:table-cell>
          <table:table-cell/>
        </table:table-row>
        <table:table-row table:style-name="ro1">
          <table:table-cell office:value-type="string">
            <text:p>0-51-064</text:p>
          </table:table-cell>
          <table:table-cell office:value-type="string">
            <text:p>PREPBUFR: Precipitable water in layer bounded by 0.3 to 0.0 sigma event reason cod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4R</text:p>
          </table:table-cell>
          <table:table-cell/>
        </table:table-row>
        <table:table-row table:style-name="ro1">
          <table:table-cell office:value-type="string">
            <text:p>0-51-065</text:p>
          </table:table-cell>
          <table:table-cell office:value-type="string">
            <text:p>PREPBUFR: Global forecast (background) precipitable water value in layer bounded by 0.3 to 0.0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4F</text:p>
          </table:table-cell>
          <table:table-cell/>
        </table:table-row>
        <table:table-row table:style-name="ro1">
          <table:table-cell office:value-type="string">
            <text:p>0-51-066</text:p>
          </table:table-cell>
          <table:table-cell office:value-type="string">
            <text:p>PREPBUFR: Precipitable water in layer bounded by 0.3 to 0.0 sigma observation error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W4E</text:p>
          </table:table-cell>
          <table:table-cell/>
        </table:table-row>
        <table:table-row table:style-name="ro1">
          <table:table-cell office:value-type="string">
            <text:p>0-51-067</text:p>
          </table:table-cell>
          <table:table-cell office:value-type="string">
            <text:p>PREPBUFR: Analyzed precipitable water value in layer bounded by 0.3 to 0.0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4A</text:p>
          </table:table-cell>
          <table:table-cell/>
        </table:table-row>
        <table:table-row table:style-name="ro1">
          <table:table-cell office:value-type="string">
            <text:p>0-51-070</text:p>
          </table:table-cell>
          <table:table-cell office:value-type="string">
            <text:p>PREPBUFR: Model forecast (background) precipitable water value in layer bounded by 0.3 to 0.0 sigma</text:p>
          </table:table-cell>
          <table:table-cell office:value-type="string">
            <text:p>kg m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PW4FMOD</text:p>
          </table:table-cell>
          <table:table-cell/>
        </table:table-row>
        <table:table-row table:style-name="ro1">
          <table:table-cell office:value-type="string">
            <text:p>0-55-006</text:p>
          </table:table-cell>
          <table:table-cell office:value-type="string">
            <text:p>NMC (now NCEP) repor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NMCT</text:p>
          </table:table-cell>
          <table:table-cell/>
        </table:table-row>
        <table:table-row table:style-name="ro1">
          <table:table-cell office:value-type="string">
            <text:p>0-55-006</text:p>
          </table:table-cell>
          <table:table-cell office:value-type="string">
            <text:p>PREPFITS: Data dump repor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29</text:p>
          </table:table-cell>
          <table:table-cell/>
        </table:table-row>
        <table:table-row table:style-name="ro1">
          <table:table-cell office:value-type="string">
            <text:p>0-55-007</text:p>
          </table:table-cell>
          <table:table-cell office:value-type="string">
            <text:p>PREPBUFR: PREPBUFR report type</text:p>
          </table:table-cell>
          <table:table-cell office:value-type="string">
            <text:p>Code table: GFS/GDAS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YP</text:p>
          </table:table-cell>
          <table:table-cell/>
        </table:table-row>
        <table:table-row table:style-name="ro1">
          <table:table-cell office:value-type="string">
            <text:p>0-55-008</text:p>
          </table:table-cell>
          <table:table-cell office:value-type="string">
            <text:p>PREPBUFR: Data dump report 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29</text:p>
          </table:table-cell>
          <table:table-cell/>
        </table:table-row>
        <table:table-row table:style-name="ro1">
          <table:table-cell office:value-type="string">
            <text:p>0-55-009</text:p>
          </table:table-cell>
          <table:table-cell office:value-type="string">
            <text:p>PREPBUFR: Report sub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SB</text:p>
          </table:table-cell>
          <table:table-cell/>
        </table:table-row>
        <table:table-row table:style-name="ro1">
          <table:table-cell office:value-type="string">
            <text:p>0-55-009</text:p>
          </table:table-cell>
          <table:table-cell office:value-type="string">
            <text:p>PREPBUFR: Report subtype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string">
            <text:p>TSB</text:p>
          </table:table-cell>
          <table:table-cell/>
        </table:table-row>
        <table:table-row table:style-name="ro1">
          <table:table-cell office:value-type="string">
            <text:p>0-58-008</text:p>
          </table:table-cell>
          <table:table-cell office:value-type="string">
            <text:p>Raw report str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RRSTG</text:p>
          </table:table-cell>
          <table:table-cell/>
        </table:table-row>
        <table:table-row table:style-name="ro1">
          <table:table-cell office:value-type="string">
            <text:p>0-58-009</text:p>
          </table:table-cell>
          <table:table-cell office:value-type="string">
            <text:p>MESONET provider id str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PRVSTG</text:p>
          </table:table-cell>
          <table:table-cell/>
        </table:table-row>
        <table:table-row table:style-name="ro1">
          <table:table-cell office:value-type="string">
            <text:p>0-58-010</text:p>
          </table:table-cell>
          <table:table-cell office:value-type="string">
            <text:p>MESONET subprovider id string</text:p>
          </table:table-cell>
          <table:table-cell office:value-type="string">
            <text:p>CCITT IA5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SPRVSTG</text:p>
          </table:table-cell>
          <table:table-cell/>
        </table:table-row>
        <table:table-row table:style-name="ro1">
          <table:table-cell office:value-type="string">
            <text:p>0-60-001</text:p>
          </table:table-cell>
          <table:table-cell office:value-type="string">
            <text:p>Probability of liquid equivalent precipitation &gt; 0.01 inch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2</text:p>
          </table:table-cell>
          <table:table-cell office:value-type="string">
            <text:p>Probability of liquid equivalent precipitation &gt; 0.01 inch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3</text:p>
          </table:table-cell>
          <table:table-cell office:value-type="string">
            <text:p>Probability of liquid equivalent precipitation &gt; 0.01 inch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4</text:p>
          </table:table-cell>
          <table:table-cell office:value-type="string">
            <text:p>Probability of liquid equivalent precipitation &gt; 0.10 inch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5</text:p>
          </table:table-cell>
          <table:table-cell office:value-type="string">
            <text:p>Probability of liquid equivalent precipitation &gt; 0.10 inch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6</text:p>
          </table:table-cell>
          <table:table-cell office:value-type="string">
            <text:p>Probability of liquid equivalent precipitation &gt; 0.10 inch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7</text:p>
          </table:table-cell>
          <table:table-cell office:value-type="string">
            <text:p>Probability of liquid equivalent precipitation &gt; 0.25 inch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8</text:p>
          </table:table-cell>
          <table:table-cell office:value-type="string">
            <text:p>Probability of liquid equivalent precipitation &gt; 0.25 inch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09</text:p>
          </table:table-cell>
          <table:table-cell office:value-type="string">
            <text:p>Probability of liquid equivalent precipitation &gt; 0.25 inch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0</text:p>
          </table:table-cell>
          <table:table-cell office:value-type="string">
            <text:p>Probability of liquid equivalent precipitation &gt; 0.50 inch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1</text:p>
          </table:table-cell>
          <table:table-cell office:value-type="string">
            <text:p>Probability of liquid equivalent precipitation &gt; 0.50 inch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2</text:p>
          </table:table-cell>
          <table:table-cell office:value-type="string">
            <text:p>Probability of liquid equivalent precipitation &gt; 0.50 inch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3</text:p>
          </table:table-cell>
          <table:table-cell office:value-type="string">
            <text:p>Probability of liquid equivalent precipitation &gt; 1.00 inch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4</text:p>
          </table:table-cell>
          <table:table-cell office:value-type="string">
            <text:p>Probability of liquid equivalent precipitation &gt; 1.00 inch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5</text:p>
          </table:table-cell>
          <table:table-cell office:value-type="string">
            <text:p>Probability of liquid equivalent precipitation &gt; 1.00 inch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6</text:p>
          </table:table-cell>
          <table:table-cell office:value-type="string">
            <text:p>Probability of liquid equivalent precipitation &gt; 2.00 inches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7</text:p>
          </table:table-cell>
          <table:table-cell office:value-type="string">
            <text:p>Probability of liquid equivalent precipitation &gt; 2.00 inches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8</text:p>
          </table:table-cell>
          <table:table-cell office:value-type="string">
            <text:p>Relative frequency of &gt; 0.01 inch liquid equivalent precipitation, past 12 hours (climatic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19</text:p>
          </table:table-cell>
          <table:table-cell office:value-type="string">
            <text:p>Relative frequency of &gt; 0.01 inch liquid equivalent precipitation, past 24 hours (climatic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0</text:p>
          </table:table-cell>
          <table:table-cell office:value-type="string">
            <text:p>Conditional probability of precipitation type - freezing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1</text:p>
          </table:table-cell>
          <table:table-cell office:value-type="string">
            <text:p>Conditional probability of precipitation type - snow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2</text:p>
          </table:table-cell>
          <table:table-cell office:value-type="string">
            <text:p>Conditional probability of precipitation type - liqui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3</text:p>
          </table:table-cell>
          <table:table-cell office:value-type="string">
            <text:p>Conditional probability of precipitation type - drizz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4</text:p>
          </table:table-cell>
          <table:table-cell office:value-type="string">
            <text:p>Conditional probability of precipitation type - continuou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5</text:p>
          </table:table-cell>
          <table:table-cell office:value-type="string">
            <text:p>Conditional probability of precipitation type - showe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6</text:p>
          </table:table-cell>
          <table:table-cell office:value-type="string">
            <text:p>Probability of snow amount &gt; trace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7</text:p>
          </table:table-cell>
          <table:table-cell office:value-type="string">
            <text:p>Probability of snow amount &gt; trace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8</text:p>
          </table:table-cell>
          <table:table-cell office:value-type="string">
            <text:p>Probability of snow amount &gt; trace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29</text:p>
          </table:table-cell>
          <table:table-cell office:value-type="string">
            <text:p>Probability of snow amount &gt; 2 inches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0</text:p>
          </table:table-cell>
          <table:table-cell office:value-type="string">
            <text:p>Probability of snow amount &gt; 2 inches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1</text:p>
          </table:table-cell>
          <table:table-cell office:value-type="string">
            <text:p>Probability of snow amount &gt; 2 inches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2</text:p>
          </table:table-cell>
          <table:table-cell office:value-type="string">
            <text:p>Probability of snow amount &gt; 4 inches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3</text:p>
          </table:table-cell>
          <table:table-cell office:value-type="string">
            <text:p>Probability of snow amount &gt; 4 inches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4</text:p>
          </table:table-cell>
          <table:table-cell office:value-type="string">
            <text:p>Probability of snow amount &gt; 6 inches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5</text:p>
          </table:table-cell>
          <table:table-cell office:value-type="string">
            <text:p>Probability of snow amount &gt; 6 inches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6</text:p>
          </table:table-cell>
          <table:table-cell office:value-type="string">
            <text:p>Conditional probability of snow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7</text:p>
          </table:table-cell>
          <table:table-cell office:value-type="string">
            <text:p>Conditional relative frequency of snow, past 12 hours (climatic)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8</text:p>
          </table:table-cell>
          <table:table-cell office:value-type="string">
            <text:p>Probability of opaque sky cover - clea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39</text:p>
          </table:table-cell>
          <table:table-cell office:value-type="string">
            <text:p>Probability of opaque sky cover - scattere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0</text:p>
          </table:table-cell>
          <table:table-cell office:value-type="string">
            <text:p>Probability of opaque sky cover - broken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1</text:p>
          </table:table-cell>
          <table:table-cell office:value-type="string">
            <text:p>Probability of opaque sky cover - overcas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2</text:p>
          </table:table-cell>
          <table:table-cell office:value-type="string">
            <text:p>Probability of ceiling height &lt; 2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3</text:p>
          </table:table-cell>
          <table:table-cell office:value-type="string">
            <text:p>Probability of ceiling height 200 to 4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4</text:p>
          </table:table-cell>
          <table:table-cell office:value-type="string">
            <text:p>Probability of ceiling height 500 to 9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5</text:p>
          </table:table-cell>
          <table:table-cell office:value-type="string">
            <text:p>Probability of ceiling height 1000 to 3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6</text:p>
          </table:table-cell>
          <table:table-cell office:value-type="string">
            <text:p>Probability of ceiling height 3100 to 65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7</text:p>
          </table:table-cell>
          <table:table-cell office:value-type="string">
            <text:p>Probability of ceiling height 6600 to 12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8</text:p>
          </table:table-cell>
          <table:table-cell office:value-type="string">
            <text:p>Probability of ceiling height &gt; 12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49</text:p>
          </table:table-cell>
          <table:table-cell office:value-type="string">
            <text:p>Probability of visibility &lt; 1/2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0</text:p>
          </table:table-cell>
          <table:table-cell office:value-type="string">
            <text:p>Probability of visibility 1/2 to 7/8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1</text:p>
          </table:table-cell>
          <table:table-cell office:value-type="string">
            <text:p>Probability of visibility 1 to 2+3/4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2</text:p>
          </table:table-cell>
          <table:table-cell office:value-type="string">
            <text:p>Probability of visibility 3 to 5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3</text:p>
          </table:table-cell>
          <table:table-cell office:value-type="string">
            <text:p>Probability of visibility &gt; 5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4</text:p>
          </table:table-cell>
          <table:table-cell office:value-type="string">
            <text:p>Probability of obstruction to vision - blowing phenomena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5</text:p>
          </table:table-cell>
          <table:table-cell office:value-type="string">
            <text:p>Probability of obstruction to vision - haz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6</text:p>
          </table:table-cell>
          <table:table-cell office:value-type="string">
            <text:p>Probability of obstruction to vision - fog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7</text:p>
          </table:table-cell>
          <table:table-cell office:value-type="string">
            <text:p>Probability of obstruction to vision - non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8</text:p>
          </table:table-cell>
          <table:table-cell office:value-type="string">
            <text:p>Probability of thunderstorm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59</text:p>
          </table:table-cell>
          <table:table-cell office:value-type="string">
            <text:p>Probability of thunderstorm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0</text:p>
          </table:table-cell>
          <table:table-cell office:value-type="string">
            <text:p>Probability of thunderstorm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1</text:p>
          </table:table-cell>
          <table:table-cell office:value-type="string">
            <text:p>Probability of severe weather,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2</text:p>
          </table:table-cell>
          <table:table-cell office:value-type="string">
            <text:p>Probability of severe weather,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3</text:p>
          </table:table-cell>
          <table:table-cell office:value-type="string">
            <text:p>Probability of severe weather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4</text:p>
          </table:table-cell>
          <table:table-cell office:value-type="string">
            <text:p>Climatic average cloud cover (opaque) during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65</text:p>
          </table:table-cell>
          <table:table-cell office:value-type="string">
            <text:p>Climatic wind speed during past 12 hours</text:p>
          </table:table-cell>
          <table:table-cell office:value-type="string">
            <text:p>m s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0-60-066</text:p>
          </table:table-cell>
          <table:table-cell office:value-type="string">
            <text:p>Climatic (normal) day maximum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0-60-067</text:p>
          </table:table-cell>
          <table:table-cell office:value-type="string">
            <text:p>Climatic (normal) night minimum temperature</text:p>
          </table:table-cell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0-60-071</text:p>
          </table:table-cell>
          <table:table-cell office:value-type="string">
            <text:p>Probability of precipitation amount &gt; 0.01 inch, during the past 6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72</text:p>
          </table:table-cell>
          <table:table-cell office:value-type="string">
            <text:p>Probability of precipitation amount &gt; 0.01 inch, during the past 1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79</text:p>
          </table:table-cell>
          <table:table-cell office:value-type="string">
            <text:p>Probability of thunderstorm, past 2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0</text:p>
          </table:table-cell>
          <table:table-cell office:value-type="string">
            <text:p>Probability of ceiling height 1000 to 19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1</text:p>
          </table:table-cell>
          <table:table-cell office:value-type="string">
            <text:p>Probability of ceiling height 2000 to 3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2</text:p>
          </table:table-cell>
          <table:table-cell office:value-type="string">
            <text:p>Conditional probability of ceiling height &lt; 2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3</text:p>
          </table:table-cell>
          <table:table-cell office:value-type="string">
            <text:p>Conditional probability of ceiling height 200 to 4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4</text:p>
          </table:table-cell>
          <table:table-cell office:value-type="string">
            <text:p>Conditional probability of ceiling height 500 to 9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5</text:p>
          </table:table-cell>
          <table:table-cell office:value-type="string">
            <text:p>Conditional probability of ceiling height 1000 to 19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6</text:p>
          </table:table-cell>
          <table:table-cell office:value-type="string">
            <text:p>Conditional probability of ceiling height 2000 to 3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7</text:p>
          </table:table-cell>
          <table:table-cell office:value-type="string">
            <text:p>Conditional probability of ceiling height 3100 to 65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8</text:p>
          </table:table-cell>
          <table:table-cell office:value-type="string">
            <text:p>Conditional probability of ceiling height 6600 to 12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89</text:p>
          </table:table-cell>
          <table:table-cell office:value-type="string">
            <text:p>Conditional probability of ceiling height &gt; 12000 fee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090</text:p>
          </table:table-cell>
          <table:table-cell office:value-type="string">
            <text:p>Quantitative precipitation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091</text:p>
          </table:table-cell>
          <table:table-cell office:value-type="string">
            <text:p>Conditional precipitation type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-60-092</text:p>
          </table:table-cell>
          <table:table-cell office:value-type="string">
            <text:p>Conditional precipitation character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-60-093</text:p>
          </table:table-cell>
          <table:table-cell office:value-type="string">
            <text:p>Quantitative snow amount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094</text:p>
          </table:table-cell>
          <table:table-cell office:value-type="string">
            <text:p>Ceiling height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095</text:p>
          </table:table-cell>
          <table:table-cell office:value-type="string">
            <text:p>Visibility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-60-096</text:p>
          </table:table-cell>
          <table:table-cell office:value-type="string">
            <text:p>Obstruction to vision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-60-097</text:p>
          </table:table-cell>
          <table:table-cell office:value-type="string">
            <text:p>Thunderstorm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-60-098</text:p>
          </table:table-cell>
          <table:table-cell office:value-type="string">
            <text:p>Severe weather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-60-099</text:p>
          </table:table-cell>
          <table:table-cell office:value-type="string">
            <text:p>Combined ceiling/visibility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0-60-100</text:p>
          </table:table-cell>
          <table:table-cell office:value-type="string">
            <text:p>Probability of 0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1</text:p>
          </table:table-cell>
          <table:table-cell office:value-type="string">
            <text:p>Probability of 1/8 to 4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3</text:p>
          </table:table-cell>
          <table:table-cell office:value-type="string">
            <text:p>Probability of 5/8 to 7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4</text:p>
          </table:table-cell>
          <table:table-cell office:value-type="string">
            <text:p>Probability of 8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5</text:p>
          </table:table-cell>
          <table:table-cell office:value-type="string">
            <text:p>Probability of sky cover mostly clear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6</text:p>
          </table:table-cell>
          <table:table-cell office:value-type="string">
            <text:p>Probability of sky cover partly cloud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7</text:p>
          </table:table-cell>
          <table:table-cell office:value-type="string">
            <text:p>Probability of sky cover mostly cloudy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8</text:p>
          </table:table-cell>
          <table:table-cell office:value-type="string">
            <text:p>Probability of 1/8 to 2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09</text:p>
          </table:table-cell>
          <table:table-cell office:value-type="string">
            <text:p>Probability of 3/8 to 4/8 of sky covered with cloud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0</text:p>
          </table:table-cell>
          <table:table-cell office:value-type="string">
            <text:p>Probability of visibility &lt; 1/4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1</text:p>
          </table:table-cell>
          <table:table-cell office:value-type="string">
            <text:p>Probability of visibility &lt; 1/2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2</text:p>
          </table:table-cell>
          <table:table-cell office:value-type="string">
            <text:p>Probability of visibility &lt; 1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3</text:p>
          </table:table-cell>
          <table:table-cell office:value-type="string">
            <text:p>Probability of visibility &lt; 3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4</text:p>
          </table:table-cell>
          <table:table-cell office:value-type="string">
            <text:p>Probability of visibility &lt; 5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5</text:p>
          </table:table-cell>
          <table:table-cell office:value-type="string">
            <text:p>Probability of visibility &lt; 6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6</text:p>
          </table:table-cell>
          <table:table-cell office:value-type="string">
            <text:p>Probability of obstruction to vision - mist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7</text:p>
          </table:table-cell>
          <table:table-cell office:value-type="string">
            <text:p>Probability of obstruction to vision - fog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18</text:p>
          </table:table-cell>
          <table:table-cell office:value-type="string">
            <text:p>Probability of visibility &lt; 2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7 </text:p>
          </table:table-cell>
          <table:table-cell table:number-columns-repeated="2"/>
        </table:table-row>
        <table:table-row table:style-name="ro1">
          <table:table-cell office:value-type="string">
            <text:p>0-60-140</text:p>
          </table:table-cell>
          <table:table-cell office:value-type="string">
            <text:p>Probability of precipitation type freezing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41</text:p>
          </table:table-cell>
          <table:table-cell office:value-type="string">
            <text:p>Probability of precipitation type snow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42</text:p>
          </table:table-cell>
          <table:table-cell office:value-type="string">
            <text:p>Probability of precipitation type mixe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43</text:p>
          </table:table-cell>
          <table:table-cell office:value-type="string">
            <text:p>Probability of precipitation type liquid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46</text:p>
          </table:table-cell>
          <table:table-cell office:value-type="string">
            <text:p>Probability of liquid equivalent precipitation &gt; 3.00 inches, past 24 hour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48</text:p>
          </table:table-cell>
          <table:table-cell office:value-type="string">
            <text:p>Probability of precipitation occurrenc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190</text:p>
          </table:table-cell>
          <table:table-cell office:value-type="string">
            <text:p>Visibility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192</text:p>
          </table:table-cell>
          <table:table-cell office:value-type="string">
            <text:p>Total sky cover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193</text:p>
          </table:table-cell>
          <table:table-cell office:value-type="string">
            <text:p>Conditional visibility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194</text:p>
          </table:table-cell>
          <table:table-cell office:value-type="string">
            <text:p>Conditional ceiling height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0-60-195</text:p>
          </table:table-cell>
          <table:table-cell office:value-type="string">
            <text:p>Probability of precipitation occurrence forecast (categories)</text:p>
          </table:table-cell>
          <table:table-cell office:value-type="string">
            <text:p>Code table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0-60-200</text:p>
          </table:table-cell>
          <table:table-cell office:value-type="string">
            <text:p>Conditional probability of visibility &lt; 1/2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201</text:p>
          </table:table-cell>
          <table:table-cell office:value-type="string">
            <text:p>Conditional probability of visibility &lt; 1 mile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202</text:p>
          </table:table-cell>
          <table:table-cell office:value-type="string">
            <text:p>Conditional probability of visibility &lt; 2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203</text:p>
          </table:table-cell>
          <table:table-cell office:value-type="string">
            <text:p>Conditional probability of visibility &lt; 3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0-60-204</text:p>
          </table:table-cell>
          <table:table-cell office:value-type="string">
            <text:p>Conditional probability of visibility &lt; 5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OSP1</text:p>
          </table:table-cell>
        </table:table-row>
        <table:table-row table:style-name="ro1">
          <table:table-cell office:value-type="string">
            <text:p>0-60-205</text:p>
          </table:table-cell>
          <table:table-cell office:value-type="string">
            <text:p>Conditional probability of visibility &lt; 6 miles</text:p>
          </table:table-cell>
          <table:table-cell office:value-type="string">
            <text:p>%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OSP2</text:p>
          </table:table-cell>
        </table:table-row>
        <table:table-row table:style-name="ro1">
          <table:table-cell office:value-type="string">
            <text:p>0-63-000</text:p>
          </table:table-cell>
          <table:table-cell office:value-type="string">
            <text:p>Byte coun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BYTCNT</text:p>
          </table:table-cell>
          <table:table-cell office:value-type="string">
            <text:p>OSP3</text:p>
          </table:table-cell>
        </table:table-row>
        <table:table-row table:style-name="ro1">
          <table:table-cell office:value-type="string">
            <text:p>0-63-255</text:p>
          </table:table-cell>
          <table:table-cell office:value-type="string">
            <text:p>Fill bit</text:p>
          </table:table-cell>
          <table:table-cell office:value-type="string">
            <text:p>Numeri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ITPAD</text:p>
          </table:table-cell>
          <table:table-cell office:value-type="string">
            <text:p>OSP4</text:p>
          </table:table-cell>
        </table:table-row>
      </table:table>
      <table:table table:name="Hoja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Hoja1.A1:Hoja1.G10482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28/09/2011</text:date>, <text:time>20:03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ego Fraga</meta:initial-creator>
    <meta:creation-date>2011-09-28T19:49:02</meta:creation-date>
    <dc:date>2011-09-28T20:03:48</dc:date>
    <dc:creator>Diego Fraga</dc:creator>
    <meta:editing-duration>PT00H14M48S</meta:editing-duration>
    <meta:editing-cycles>1</meta:editing-cycles>
    <meta:document-statistic meta:table-count="3" meta:cell-count="16335" meta:object-count="0"/>
    <meta:generator>OpenOffice.org/3.2$Linux OpenOffice.org_project/320m12$Build-9483</meta:generator>
  </office:meta>
</office:document-meta>
</file>